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Controllo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3">
  <office:scripts>
    <office:event-listeners>
      <script:event-listener script:language="ooo:script" script:event-name="office:start-app"/>
      <script:event-listener script:language="ooo:script" script:event-name="office:close-app"/>
      <script:event-listener script:language="ooo:script" script:event-name="office:create"/>
      <script:event-listener script:language="ooo:script" script:event-name="office:new" xlink:href="vnd.sun.star.script:Standard.Controllo.Controlla_Esistenza_LibUltimus?language=Basic&amp;location=document" xlink:type="simple"/>
      <script:event-listener script:language="ooo:script" script:event-name="office:load-finished"/>
      <script:event-listener script:language="ooo:script" script:event-name="dom:load" xlink:href="vnd.sun.star.script:Standard.Controllo.Controlla_Esistenza_LibUltimus?language=Basic&amp;location=document" xlink:type="simple"/>
      <script:event-listener script:language="ooo:script" script:event-name="office:prepare-unload"/>
      <script:event-listener script:language="ooo:script" script:event-name="dom:unload"/>
      <script:event-listener script:language="ooo:script" script:event-name="office:save"/>
      <script:event-listener script:language="ooo:script" script:event-name="office:save-done"/>
      <script:event-listener script:language="ooo:script" script:event-name="office:save-failed"/>
      <script:event-listener script:language="ooo:script" script:event-name="office:save-as"/>
      <script:event-listener script:language="ooo:script" script:event-name="office:save-as-done"/>
      <script:event-listener script:language="ooo:script" script:event-name="office:save-as-failed"/>
      <script:event-listener script:language="ooo:script" script:event-name="office:copy-to"/>
      <script:event-listener script:language="ooo:script" script:event-name="office:copy-to-done"/>
      <script:event-listener script:language="ooo:script" script:event-name="office:copy-to-failed"/>
      <script:event-listener script:language="ooo:script" script:event-name="dom:DOMFocusIn"/>
      <script:event-listener script:language="ooo:script" script:event-name="dom:DOMFocusOut"/>
      <script:event-listener script:language="ooo:script" script:event-name="office:print"/>
      <script:event-listener script:language="ooo:script" script:event-name="office:view-created"/>
      <script:event-listener script:language="ooo:script" script:event-name="office:prepare-view-closing"/>
      <script:event-listener script:language="ooo:script" script:event-name="office:view-close"/>
      <script:event-listener script:language="ooo:script" script:event-name="office:modify-changed"/>
      <script:event-listener script:language="ooo:script" script:event-name="office:title-changed"/>
      <script:event-listener script:language="ooo:script" script:event-name="office:visarea-changed"/>
      <script:event-listener script:language="ooo:script" script:event-name="office:mode-changed"/>
      <script:event-listener script:language="ooo:script" script:event-name="office:storage-changed"/>
    </office:event-listeners>
  </office:scripts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Arial4" svg:font-family="Arial" style:font-adornments="Grassetto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roman" style:font-pitch="variable"/>
    <style:font-face style:name="Liberation Sans Narrow3" svg:font-family="'Liberation Sans Narrow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iberation Serif4" svg:font-family="'Liberation Serif'" style:font-adornments="Grassetto Corsiv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adornments="Standard" style:font-family-generic="swiss" style:font-pitch="variable"/>
    <style:font-face style:name="Verdana1" svg:font-family="Verdana" style:font-family-generic="swiss" style:font-pitch="variable"/>
    <style:font-face style:name="Verdana2" svg:font-family="Verdana" style:font-family-generic="swiss"/>
  </office:font-face-decls>
  <office:automatic-styles>
    <style:style style:name="co1" style:family="table-column">
      <style:table-column-properties fo:break-before="auto" style:column-width="1.6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199cm"/>
    </style:style>
    <style:style style:name="co5" style:family="table-column">
      <style:table-column-properties fo:break-before="auto" style:column-width="0.101cm"/>
    </style:style>
    <style:style style:name="co6" style:family="table-column">
      <style:table-column-properties fo:break-before="auto" style:column-width="1.67cm"/>
    </style:style>
    <style:style style:name="co7" style:family="table-column">
      <style:table-column-properties fo:break-before="auto" style:column-width="1.716cm"/>
    </style:style>
    <style:style style:name="co8" style:family="table-column">
      <style:table-column-properties fo:break-before="auto" style:column-width="0.998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6.301cm"/>
    </style:style>
    <style:style style:name="co13" style:family="table-column">
      <style:table-column-properties fo:break-before="auto" style:column-width="1.101cm"/>
    </style:style>
    <style:style style:name="co14" style:family="table-column">
      <style:table-column-properties fo:break-before="auto" style:column-width="1.3cm"/>
    </style:style>
    <style:style style:name="co15" style:family="table-column">
      <style:table-column-properties fo:break-before="auto" style:column-width="1.7cm"/>
    </style:style>
    <style:style style:name="co16" style:family="table-column">
      <style:table-column-properties fo:break-before="auto" style:column-width="1.951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1.498cm"/>
    </style:style>
    <style:style style:name="co19" style:family="table-column">
      <style:table-column-properties fo:break-before="auto" style:column-width="1.663cm"/>
    </style:style>
    <style:style style:name="co20" style:family="table-column">
      <style:table-column-properties fo:break-before="auto" style:column-width="2.644cm"/>
    </style:style>
    <style:style style:name="co21" style:family="table-column">
      <style:table-column-properties fo:break-before="auto" style:column-width="2.635cm"/>
    </style:style>
    <style:style style:name="co22" style:family="table-column">
      <style:table-column-properties fo:break-before="auto" style:column-width="2.732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323cm"/>
    </style:style>
    <style:style style:name="co25" style:family="table-column">
      <style:table-column-properties fo:break-before="auto" style:column-width="2.572cm"/>
    </style:style>
    <style:style style:name="co26" style:family="table-column">
      <style:table-column-properties fo:break-before="auto" style:column-width="6.872cm"/>
    </style:style>
    <style:style style:name="co27" style:family="table-column">
      <style:table-column-properties fo:break-before="auto" style:column-width="2.556cm"/>
    </style:style>
    <style:style style:name="co28" style:family="table-column">
      <style:table-column-properties fo:break-before="auto" style:column-width="2.928cm"/>
    </style:style>
    <style:style style:name="co29" style:family="table-column">
      <style:table-column-properties fo:break-before="auto" style:column-width="0.499cm"/>
    </style:style>
    <style:style style:name="co30" style:family="table-column">
      <style:table-column-properties fo:break-before="auto" style:column-width="7.001cm"/>
    </style:style>
    <style:style style:name="co31" style:family="table-column">
      <style:table-column-properties fo:break-before="auto" style:column-width="20.001cm"/>
    </style:style>
    <style:style style:name="co32" style:family="table-column">
      <style:table-column-properties fo:break-before="auto" style:column-width="4.588cm"/>
    </style:style>
    <style:style style:name="co33" style:family="table-column">
      <style:table-column-properties fo:break-before="auto" style:column-width="2.533cm"/>
    </style:style>
    <style:style style:name="co34" style:family="table-column">
      <style:table-column-properties fo:break-before="auto" style:column-width="0.676cm"/>
    </style:style>
    <style:style style:name="co35" style:family="table-column">
      <style:table-column-properties fo:break-before="auto" style:column-width="1.007cm"/>
    </style:style>
    <style:style style:name="co36" style:family="table-column">
      <style:table-column-properties fo:break-before="auto" style:column-width="1.439cm"/>
    </style:style>
    <style:style style:name="co37" style:family="table-column">
      <style:table-column-properties fo:break-before="auto" style:column-width="1.411cm"/>
    </style:style>
    <style:style style:name="co38" style:family="table-column">
      <style:table-column-properties fo:break-before="auto" style:column-width="1.229cm"/>
    </style:style>
    <style:style style:name="co39" style:family="table-column">
      <style:table-column-properties fo:break-before="auto" style:column-width="1.644cm"/>
    </style:style>
    <style:style style:name="co40" style:family="table-column">
      <style:table-column-properties fo:break-before="auto" style:column-width="10.656cm"/>
    </style:style>
    <style:style style:name="co41" style:family="table-column">
      <style:table-column-properties fo:break-before="auto" style:column-width="1.984cm"/>
    </style:style>
    <style:style style:name="co42" style:family="table-column">
      <style:table-column-properties fo:break-before="auto" style:column-width="1.473cm"/>
    </style:style>
    <style:style style:name="co43" style:family="table-column">
      <style:table-column-properties fo:break-before="auto" style:column-width="1.505cm"/>
    </style:style>
    <style:style style:name="co44" style:family="table-column">
      <style:table-column-properties fo:break-before="auto" style:column-width="1.75cm"/>
    </style:style>
    <style:style style:name="co45" style:family="table-column">
      <style:table-column-properties fo:break-before="auto" style:column-width="1.829cm"/>
    </style:style>
    <style:style style:name="co46" style:family="table-column">
      <style:table-column-properties fo:break-before="auto" style:column-width="2.242cm"/>
    </style:style>
    <style:style style:name="co47" style:family="table-column">
      <style:table-column-properties fo:break-before="auto" style:column-width="1cm"/>
    </style:style>
    <style:style style:name="co48" style:family="table-column">
      <style:table-column-properties fo:break-before="auto" style:column-width="1.757cm"/>
    </style:style>
    <style:style style:name="co49" style:family="table-column">
      <style:table-column-properties fo:break-before="auto" style:column-width="1.048cm"/>
    </style:style>
    <style:style style:name="co50" style:family="table-column">
      <style:table-column-properties fo:break-before="auto" style:column-width="1.275cm"/>
    </style:style>
    <style:style style:name="co51" style:family="table-column">
      <style:table-column-properties fo:break-before="auto" style:column-width="1.184cm"/>
    </style:style>
    <style:style style:name="co52" style:family="table-column">
      <style:table-column-properties fo:break-before="auto" style:column-width="2.778cm"/>
    </style:style>
    <style:style style:name="co53" style:family="table-column">
      <style:table-column-properties fo:break-before="auto" style:column-width="2.482cm"/>
    </style:style>
    <style:style style:name="co54" style:family="table-column">
      <style:table-column-properties fo:break-before="auto" style:column-width="3.083cm"/>
    </style:style>
    <style:style style:name="co55" style:family="table-column">
      <style:table-column-properties fo:break-before="auto" style:column-width="1.552cm"/>
    </style:style>
    <style:style style:name="co56" style:family="table-column">
      <style:table-column-properties fo:break-before="auto" style:column-width="1.833cm"/>
    </style:style>
    <style:style style:name="co57" style:family="table-column">
      <style:table-column-properties fo:break-before="auto" style:column-width="1.956cm"/>
    </style:style>
    <style:style style:name="co58" style:family="table-column">
      <style:table-column-properties fo:break-before="auto" style:column-width="2.439cm"/>
    </style:style>
    <style:style style:name="co59" style:family="table-column">
      <style:table-column-properties fo:break-before="auto" style:column-width="2.113cm"/>
    </style:style>
    <style:style style:name="co60" style:family="table-column">
      <style:table-column-properties fo:break-before="auto" style:column-width="1.746cm"/>
    </style:style>
    <style:style style:name="co61" style:family="table-column">
      <style:table-column-properties fo:break-before="auto" style:column-width="2.2cm"/>
    </style:style>
    <style:style style:name="co62" style:family="table-column">
      <style:table-column-properties fo:break-before="auto" style:column-width="7.632cm"/>
    </style:style>
    <style:style style:name="co63" style:family="table-column">
      <style:table-column-properties fo:break-before="auto" style:column-width="2.394cm"/>
    </style:style>
    <style:style style:name="co64" style:family="table-column">
      <style:table-column-properties fo:break-before="auto" style:column-width="1.379cm"/>
    </style:style>
    <style:style style:name="co65" style:family="table-column">
      <style:table-column-properties fo:break-before="auto" style:column-width="2.09cm"/>
    </style:style>
    <style:style style:name="co66" style:family="table-column">
      <style:table-column-properties fo:break-before="auto" style:column-width="2.198cm"/>
    </style:style>
    <style:style style:name="co67" style:family="table-column">
      <style:table-column-properties fo:break-before="auto" style:column-width="3.108cm"/>
    </style:style>
    <style:style style:name="co68" style:family="table-column">
      <style:table-column-properties fo:break-before="auto" style:column-width="3.154cm"/>
    </style:style>
    <style:style style:name="co69" style:family="table-column">
      <style:table-column-properties fo:break-before="auto" style:column-width="9.853cm"/>
    </style:style>
    <style:style style:name="co70" style:family="table-column">
      <style:table-column-properties fo:break-before="auto" style:column-width="4.039cm"/>
    </style:style>
    <style:style style:name="co71" style:family="table-column">
      <style:table-column-properties fo:break-before="auto" style:column-width="0.658cm"/>
    </style:style>
    <style:style style:name="co72" style:family="table-column">
      <style:table-column-properties fo:break-before="auto" style:column-width="7.869cm"/>
    </style:style>
    <style:style style:name="co73" style:family="table-column">
      <style:table-column-properties fo:break-before="auto" style:column-width="10.075cm"/>
    </style:style>
    <style:style style:name="co74" style:family="table-column">
      <style:table-column-properties fo:break-before="auto" style:column-width="5.045cm"/>
    </style:style>
    <style:style style:name="co75" style:family="table-column">
      <style:table-column-properties fo:break-before="auto" style:column-width="1.891cm"/>
    </style:style>
    <style:style style:name="co76" style:family="table-column">
      <style:table-column-properties fo:break-before="auto" style:column-width="1.977cm"/>
    </style:style>
    <style:style style:name="co77" style:family="table-column">
      <style:table-column-properties fo:break-before="auto" style:column-width="2.632cm"/>
    </style:style>
    <style:style style:name="co78" style:family="table-column">
      <style:table-column-properties fo:break-before="auto" style:column-width="1.512cm"/>
    </style:style>
    <style:style style:name="co79" style:family="table-column">
      <style:table-column-properties fo:break-before="auto" style:column-width="5.8cm"/>
    </style:style>
    <style:style style:name="co80" style:family="table-column">
      <style:table-column-properties fo:break-before="auto" style:column-width="1.699cm"/>
    </style:style>
    <style:style style:name="co81" style:family="table-column">
      <style:table-column-properties fo:break-before="auto" style:column-width="2.739cm"/>
    </style:style>
    <style:style style:name="co82" style:family="table-column">
      <style:table-column-properties fo:break-before="auto" style:column-width="1.799cm"/>
    </style:style>
    <style:style style:name="co83" style:family="table-column">
      <style:table-column-properties fo:break-before="auto" style:column-width="4.509cm"/>
    </style:style>
    <style:style style:name="co84" style:family="table-column">
      <style:table-column-properties fo:break-before="auto" style:column-width="3.399cm"/>
    </style:style>
    <style:style style:name="co85" style:family="table-column">
      <style:table-column-properties fo:break-before="auto" style:column-width="4.334cm"/>
    </style:style>
    <style:style style:name="co86" style:family="table-column">
      <style:table-column-properties fo:break-before="auto" style:column-width="4.438cm"/>
    </style:style>
    <style:style style:name="co87" style:family="table-column">
      <style:table-column-properties fo:break-before="auto" style:column-width="2.431cm"/>
    </style:style>
    <style:style style:name="co88" style:family="table-column">
      <style:table-column-properties fo:break-before="auto" style:column-width="3.388cm"/>
    </style:style>
    <style:style style:name="co89" style:family="table-column">
      <style:table-column-properties fo:break-before="auto" style:column-width="4.198cm"/>
    </style:style>
    <style:style style:name="co90" style:family="table-column">
      <style:table-column-properties fo:break-before="auto" style:column-width="8.765cm"/>
    </style:style>
    <style:style style:name="co91" style:family="table-column">
      <style:table-column-properties fo:break-before="auto" style:column-width="3.103cm"/>
    </style:style>
    <style:style style:name="co92" style:family="table-column">
      <style:table-column-properties fo:break-before="auto" style:column-width="2.298cm"/>
    </style:style>
    <style:style style:name="co93" style:family="table-column">
      <style:table-column-properties fo:break-before="auto" style:column-width="1.826cm"/>
    </style:style>
    <style:style style:name="co94" style:family="table-column">
      <style:table-column-properties fo:break-before="auto" style:column-width="2.282cm"/>
    </style:style>
    <style:style style:name="co95" style:family="table-column">
      <style:table-column-properties fo:break-before="auto" style:column-width="0.688cm"/>
    </style:style>
    <style:style style:name="co96" style:family="table-column">
      <style:table-column-properties fo:break-before="auto" style:column-width="2.63cm"/>
    </style:style>
    <style:style style:name="co97" style:family="table-column">
      <style:table-column-properties fo:break-before="auto" style:column-width="8.015cm"/>
    </style:style>
    <style:style style:name="co98" style:family="table-column">
      <style:table-column-properties fo:break-before="auto" style:column-width="2.977cm"/>
    </style:style>
    <style:style style:name="co99" style:family="table-column">
      <style:table-column-properties fo:break-before="auto" style:column-width="2.26cm"/>
    </style:style>
    <style:style style:name="co100" style:family="table-column">
      <style:table-column-properties fo:break-before="auto" style:column-width="8.324cm"/>
    </style:style>
    <style:style style:name="co101" style:family="table-column">
      <style:table-column-properties fo:break-before="auto" style:column-width="1.903cm"/>
    </style:style>
    <style:style style:name="co102" style:family="table-column">
      <style:table-column-properties fo:break-before="auto" style:column-width="2.917cm"/>
    </style:style>
    <style:style style:name="co103" style:family="table-column">
      <style:table-column-properties fo:break-before="auto" style:column-width="3.443cm"/>
    </style:style>
    <style:style style:name="co104" style:family="table-column">
      <style:table-column-properties fo:break-before="auto" style:column-width="8.431cm"/>
    </style:style>
    <style:style style:name="co105" style:family="table-column">
      <style:table-column-properties fo:break-before="auto" style:column-width="2.902cm"/>
    </style:style>
    <style:style style:name="co106" style:family="table-column">
      <style:table-column-properties fo:break-before="auto" style:column-width="2.967cm"/>
    </style:style>
    <style:style style:name="co107" style:family="table-column">
      <style:table-column-properties fo:break-before="auto" style:column-width="2.459cm"/>
    </style:style>
    <style:style style:name="co108" style:family="table-column">
      <style:table-column-properties fo:break-before="auto" style:column-width="1.018cm"/>
    </style:style>
    <style:style style:name="co109" style:family="table-column">
      <style:table-column-properties fo:break-before="auto" style:column-width="2.524cm"/>
    </style:style>
    <style:style style:name="co110" style:family="table-column">
      <style:table-column-properties fo:break-before="auto" style:column-width="1.806cm"/>
    </style:style>
    <style:style style:name="co111" style:family="table-column">
      <style:table-column-properties fo:break-before="auto" style:column-width="0.344cm"/>
    </style:style>
    <style:style style:name="co112" style:family="table-column">
      <style:table-column-properties fo:break-before="auto" style:column-width="5.05cm"/>
    </style:style>
    <style:style style:name="co113" style:family="table-column">
      <style:table-column-properties fo:break-before="auto" style:column-width="22.564cm"/>
    </style:style>
    <style:style style:name="co114" style:family="table-column">
      <style:table-column-properties fo:break-before="auto" style:column-width="15.111cm"/>
    </style:style>
    <style:style style:name="co115" style:family="table-column">
      <style:table-column-properties fo:break-before="auto" style:column-width="2.02cm"/>
    </style:style>
    <style:style style:name="co116" style:family="table-column">
      <style:table-column-properties fo:break-before="auto" style:column-width="1.245cm"/>
    </style:style>
    <style:style style:name="co117" style:family="table-column">
      <style:table-column-properties fo:break-before="auto" style:column-width="3.794cm"/>
    </style:style>
    <style:style style:name="co118" style:family="table-column">
      <style:table-column-properties fo:break-before="auto" style:column-width="5.574cm"/>
    </style:style>
    <style:style style:name="co119" style:family="table-column">
      <style:table-column-properties fo:break-before="auto" style:column-width="0.875cm"/>
    </style:style>
    <style:style style:name="co120" style:family="table-column">
      <style:table-column-properties fo:break-before="auto" style:column-width="3.4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32cm" fo:break-before="auto" style:use-optimal-row-height="true"/>
    </style:style>
    <style:style style:name="ro3" style:family="table-row">
      <style:table-row-properties style:row-height="0.624cm" fo:break-before="auto" style:use-optimal-row-height="true"/>
    </style:style>
    <style:style style:name="ro4" style:family="table-row">
      <style:table-row-properties style:row-height="0.482cm" fo:break-before="auto" style:use-optimal-row-height="tru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68cm" fo:break-before="auto" style:use-optimal-row-height="true"/>
    </style:style>
    <style:style style:name="ro8" style:family="table-row">
      <style:table-row-properties style:row-height="0.542cm" fo:break-before="auto" style:use-optimal-row-height="true"/>
    </style:style>
    <style:style style:name="ro9" style:family="table-row">
      <style:table-row-properties style:row-height="0.681cm" fo:break-before="auto" style:use-optimal-row-height="true"/>
    </style:style>
    <style:style style:name="ro10" style:family="table-row">
      <style:table-row-properties style:row-height="0.669cm" fo:break-before="auto" style:use-optimal-row-height="true"/>
    </style:style>
    <style:style style:name="ro11" style:family="table-row">
      <style:table-row-properties style:row-height="0.787cm" fo:break-before="auto" style:use-optimal-row-height="true"/>
    </style:style>
    <style:style style:name="ro12" style:family="table-row">
      <style:table-row-properties style:row-height="1.097cm" fo:break-before="auto" style:use-optimal-row-height="true"/>
    </style:style>
    <style:style style:name="ro13" style:family="table-row">
      <style:table-row-properties style:row-height="0.469cm" fo:break-before="auto" style:use-optimal-row-height="true"/>
    </style:style>
    <style:style style:name="ro14" style:family="table-row">
      <style:table-row-properties style:row-height="0.459cm" fo:break-before="auto" style:use-optimal-row-height="true"/>
    </style:style>
    <style:style style:name="ro15" style:family="table-row">
      <style:table-row-properties style:row-height="0.529cm" fo:break-before="auto" style:use-optimal-row-height="true"/>
    </style:style>
    <style:style style:name="ro16" style:family="table-row">
      <style:table-row-properties style:row-height="1.014cm" fo:break-before="auto" style:use-optimal-row-height="true"/>
    </style:style>
    <style:style style:name="ro17" style:family="table-row">
      <style:table-row-properties style:row-height="0.642cm" fo:break-before="auto" style:use-optimal-row-height="true"/>
    </style:style>
    <style:style style:name="ro18" style:family="table-row">
      <style:table-row-properties style:row-height="0.497cm" fo:break-before="auto" style:use-optimal-row-height="true"/>
    </style:style>
    <style:style style:name="ro19" style:family="table-row">
      <style:table-row-properties style:row-height="0.487cm" fo:break-before="auto" style:use-optimal-row-height="true"/>
    </style:style>
    <style:style style:name="ro20" style:family="table-row">
      <style:table-row-properties style:row-height="0.778cm" fo:break-before="auto" style:use-optimal-row-height="true"/>
    </style:style>
    <style:style style:name="ro21" style:family="table-row">
      <style:table-row-properties style:row-height="0.57cm" fo:break-before="auto" style:use-optimal-row-height="true"/>
    </style:style>
    <style:style style:name="ro22" style:family="table-row">
      <style:table-row-properties style:row-height="0.972cm" fo:break-before="auto" style:use-optimal-row-height="true"/>
    </style:style>
    <style:style style:name="ro23" style:family="table-row">
      <style:table-row-properties style:row-height="0.466cm" fo:break-before="auto" style:use-optimal-row-height="true"/>
    </style:style>
    <style:style style:name="ro24" style:family="table-row">
      <style:table-row-properties style:row-height="0.845cm" fo:break-before="auto" style:use-optimal-row-height="true"/>
    </style:style>
    <style:style style:name="ro25" style:family="table-row">
      <style:table-row-properties style:row-height="0.515cm" fo:break-before="auto" style:use-optimal-row-height="true"/>
    </style:style>
    <style:style style:name="ro26" style:family="table-row">
      <style:table-row-properties style:row-height="1.235cm" fo:break-before="auto" style:use-optimal-row-height="true"/>
    </style:style>
    <style:style style:name="ro27" style:family="table-row">
      <style:table-row-properties style:row-height="0.563cm" fo:break-before="auto" style:use-optimal-row-height="true"/>
    </style:style>
    <style:style style:name="ro28" style:family="table-row">
      <style:table-row-properties style:row-height="7.701cm" fo:break-before="auto" style:use-optimal-row-height="true"/>
    </style:style>
    <style:style style:name="ro29" style:family="table-row">
      <style:table-row-properties style:row-height="0.46cm" fo:break-before="auto" style:use-optimal-row-height="true"/>
    </style:style>
    <style:style style:name="ro30" style:family="table-row">
      <style:table-row-properties style:row-height="0.718cm" fo:break-before="auto" style:use-optimal-row-height="true"/>
    </style:style>
    <style:style style:name="ro31" style:family="table-row">
      <style:table-row-properties style:row-height="0.54cm" fo:break-before="auto" style:use-optimal-row-height="true"/>
    </style:style>
    <style:style style:name="ro32" style:family="table-row">
      <style:table-row-properties style:row-height="0.557cm" fo:break-before="auto" style:use-optimal-row-height="true"/>
    </style:style>
    <style:style style:name="ro33" style:family="table-row">
      <style:table-row-properties style:row-height="0.494cm" fo:break-before="auto" style:use-optimal-row-height="true"/>
    </style:style>
    <style:style style:name="ro34" style:family="table-row">
      <style:table-row-properties style:row-height="0.464cm" fo:break-before="auto" style:use-optimal-row-height="true"/>
    </style:style>
    <style:style style:name="ro35" style:family="table-row">
      <style:table-row-properties style:row-height="0.69cm" fo:break-before="auto" style:use-optimal-row-height="true"/>
    </style:style>
    <style:style style:name="ro36" style:family="table-row">
      <style:table-row-properties style:row-height="1.658cm" fo:break-before="auto" style:use-optimal-row-height="true"/>
    </style:style>
    <style:style style:name="ro37" style:family="table-row">
      <style:table-row-properties style:row-height="0.707cm" fo:break-before="auto" style:use-optimal-row-height="true"/>
    </style:style>
    <style:style style:name="ro38" style:family="table-row">
      <style:table-row-properties style:row-height="0.586cm" fo:break-before="auto" style:use-optimal-row-height="true"/>
    </style:style>
    <style:style style:name="ro39" style:family="table-row">
      <style:table-row-properties style:row-height="0.584cm" fo:break-before="auto" style:use-optimal-row-height="true"/>
    </style:style>
    <style:style style:name="ro40" style:family="table-row">
      <style:table-row-properties style:row-height="1.293cm" fo:break-before="auto" style:use-optimal-row-height="true"/>
    </style:style>
    <style:style style:name="ro41" style:family="table-row">
      <style:table-row-properties style:row-height="0.863cm" fo:break-before="auto" style:use-optimal-row-height="true"/>
    </style:style>
    <style:style style:name="ro42" style:family="table-row">
      <style:table-row-properties style:row-height="2.588cm" fo:break-before="auto" style:use-optimal-row-height="true"/>
    </style:style>
    <style:style style:name="ro43" style:family="table-row">
      <style:table-row-properties style:row-height="1.725cm" fo:break-before="auto" style:use-optimal-row-height="true"/>
    </style:style>
    <style:style style:name="ro44" style:family="table-row">
      <style:table-row-properties style:row-height="0.529cm" fo:break-before="page" style:use-optimal-row-height="true"/>
    </style:style>
    <style:style style:name="ro45" style:family="table-row">
      <style:table-row-properties style:row-height="0.6cm" fo:break-before="auto" style:use-optimal-row-height="true"/>
    </style:style>
    <style:style style:name="ro46" style:family="table-row">
      <style:table-row-properties style:row-height="1.192cm" fo:break-before="auto" style:use-optimal-row-height="true"/>
    </style:style>
    <style:style style:name="ro47" style:family="table-row">
      <style:table-row-properties style:row-height="0.93cm" fo:break-before="auto" style:use-optimal-row-height="true"/>
    </style:style>
    <style:style style:name="ro48" style:family="table-row">
      <style:table-row-properties style:row-height="0.452cm" fo:break-before="page" style:use-optimal-row-height="true"/>
    </style:style>
    <style:style style:name="ro49" style:family="table-row">
      <style:table-row-properties style:row-height="0.582cm" fo:break-before="auto" style:use-optimal-row-height="true"/>
    </style:style>
    <style:style style:name="ro50" style:family="table-row">
      <style:table-row-properties style:row-height="1.099cm" fo:break-before="auto" style:use-optimal-row-height="true"/>
    </style:style>
    <style:style style:name="ro51" style:family="table-row">
      <style:table-row-properties style:row-height="0.647cm" fo:break-before="auto" style:use-optimal-row-height="true"/>
    </style:style>
    <style:style style:name="ro52" style:family="table-row">
      <style:table-row-properties style:row-height="0.633cm" fo:break-before="auto" style:use-optimal-row-height="true"/>
    </style:style>
    <style:style style:name="ro53" style:family="table-row">
      <style:table-row-properties style:row-height="0.794cm" fo:break-before="auto" style:use-optimal-row-height="true"/>
    </style:style>
    <style:style style:name="ro54" style:family="table-row">
      <style:table-row-properties style:row-height="1.108cm" fo:break-before="auto" style:use-optimal-row-height="true"/>
    </style:style>
    <style:style style:name="ta1" style:family="table" style:master-page-name="PageStyle_5f_Elenco_20_Prezzi">
      <style:table-properties table:display="true" style:writing-mode="lr-tb" table:tab-color="#fff0b2"/>
    </style:style>
    <style:style style:name="ta2" style:family="table" style:master-page-name="PageStyle_5f_COMPUTO_5f_A4">
      <style:table-properties table:display="true" style:writing-mode="lr-tb" table:tab-color="#ffc7e7"/>
    </style:style>
    <style:style style:name="ta3" style:family="table" style:master-page-name="Default">
      <style:table-properties table:display="false" style:writing-mode="lr-tb" table:tab-color="#ccffff"/>
    </style:style>
    <style:style style:name="ta4" style:family="table" style:master-page-name="Page_5f_Style_5f_COPERTINE">
      <style:table-properties table:display="false" style:writing-mode="lr-tb" table:tab-color="#ccffff"/>
    </style:style>
    <style:style style:name="ta5" style:family="table" style:master-page-name="Default">
      <style:table-properties table:display="false" style:writing-mode="lr-tb" table:tab-color="#c3c0c0"/>
    </style:style>
    <style:style style:name="ta6" style:family="table" style:master-page-name="Default">
      <style:table-properties table:display="false" style:writing-mode="lr-tb" table:tab-color="#4c4c4c"/>
    </style:style>
    <number:percentage-style style:name="N10010" number:language="it" number:country="IT">
      <number:number number:decimal-places="0" number:min-decimal-places="0" number:min-integer-digits="1"/>
      <number:text>%</number:text>
    </number:percentage-style>
    <number:date-style style:name="N10037" number:language="it" number:country="IT" number:automatic-order="true">
      <number:day number:style="long"/>
      <number:text>/</number:text>
      <number:month number:style="long"/>
      <number:text>/</number:text>
      <number:year/>
    </number:date-style>
    <style:style style:name="ce4" style:family="table-cell" style:parent-style-name="comp_20_In_20_testa">
      <style:table-cell-properties style:text-align-source="value-type" style:repeat-content="false"/>
    </style:style>
    <style:style style:name="ce2" style:family="table-cell" style:parent-style-name="EP-a_20_-Top">
      <style:table-cell-properties fo:background-color="#ffffff"/>
    </style:style>
    <style:style style:name="ce3" style:family="table-cell" style:parent-style-name="EP-aS">
      <style:table-cell-properties fo:background-color="#ffffff"/>
    </style:style>
    <style:style style:name="ce5" style:family="table-cell" style:parent-style-name="EP-a">
      <style:table-cell-properties fo:background-color="#ffffff"/>
    </style:style>
    <style:style style:name="ce6" style:family="table-cell" style:parent-style-name="EP-mezzo">
      <style:table-cell-properties fo:background-color="#ffffff"/>
    </style:style>
    <style:style style:name="ce7" style:family="table-cell" style:parent-style-name="EP-mezzo_20__25_">
      <style:table-cell-properties fo:background-color="#ffffff"/>
    </style:style>
    <style:style style:name="ce481" style:family="table-cell" style:parent-style-name="Default">
      <style:table-cell-properties style:text-align-source="value-type" style:repeat-content="false"/>
    </style:style>
    <style:style style:name="ce9" style:family="table-cell" style:parent-style-name="EP-a_20_-Top">
      <style:table-cell-properties fo:background-color="#ffc7e7"/>
    </style:style>
    <style:style style:name="ce10" style:family="table-cell" style:parent-style-name="EP-a_20_-Top">
      <style:table-cell-properties fo:background-color="#ffff66"/>
    </style:style>
    <style:style style:name="ce571" style:family="table-cell" style:parent-style-name="Default">
      <style:table-cell-properties fo:background-color="transparent"/>
    </style:style>
    <style:style style:name="ce11" style:family="table-cell" style:parent-style-name="EP-a_20_-Top">
      <style:table-cell-properties fo:background-color="#ffb4af"/>
    </style:style>
    <style:style style:name="ce21" style:family="table-cell" style:parent-style-name="comp_20_sotto_20_centro">
      <style:table-cell-properties style:text-align-source="fix" style:repeat-content="false" style:vertical-align="middle"/>
      <style:paragraph-properties fo:text-align="center"/>
    </style:style>
    <style:style style:name="ce51" style:family="table-cell" style:parent-style-name="comp_20_Int_5f_colonna">
      <style:text-properties style:font-name="Liberation Serif" style:font-name-asian="Andale Sans UI" style:font-name-complex="Arial"/>
    </style:style>
    <style:style style:name="ce24" style:family="table-cell" style:parent-style-name="Comp_20_TOTALI_20__25_">
      <style:table-cell-properties fo:border-bottom="0.51pt solid #000000" fo:background-color="#e6e6e6" fo:border-left="none" fo:border-right="none" fo:border-top="0.51pt solid #000000"/>
    </style:style>
    <style:style style:name="ce274" style:family="table-cell" style:parent-style-name="C_5f_BASE">
      <style:table-cell-properties style:text-align-source="fix" style:repeat-content="false"/>
      <style:paragraph-properties fo:text-align="end" fo:margin-left="0cm"/>
    </style:style>
    <style:style style:name="ce275" style:family="table-cell" style:parent-style-name="C_5f_BASE" style:data-style-name="N10001"/>
    <style:style style:name="ce276" style:family="table-cell" style:parent-style-name="C_5f_BASE" style:data-style-name="N10011"/>
    <style:style style:name="ce277" style:family="table-cell" style:parent-style-name="C_5f_BASE">
      <style:table-cell-properties fo:border="0.06pt solid #000000"/>
    </style:style>
    <style:style style:name="ce278" style:family="table-cell" style:parent-style-name="C_5f_scorre" style:data-style-name="N10011"/>
    <style:style style:name="ce2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1" style:family="table-cell" style:parent-style-name="nomi_20_sin_20_medio">
      <style:table-cell-properties style:text-align-source="fix" style:repeat-content="false" style:vertical-align="middle"/>
      <style:paragraph-properties fo:text-align="center"/>
    </style:style>
    <style:style style:name="ce332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size-asian="6.80000019073486pt" style:language-asian="zxx" style:country-asian="none" style:font-style-asian="normal" style:font-weight-asian="normal" style:font-name-complex="Arial2" style:font-size-complex="6.80000019073486pt" style:language-complex="en" style:country-complex="US" style:font-style-complex="normal" style:font-weight-complex="normal" style:text-emphasize="none" style:font-relief="none"/>
    </style:style>
    <style:style style:name="ce34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/>
    </style:style>
    <style:style style:name="ce35" style:family="table-cell" style:parent-style-name="ULTIMUS">
      <style:table-cell-properties style:text-align-source="fix" style:repeat-content="false" fo:border="0.06pt solid #000000"/>
      <style:paragraph-properties fo:text-align="start" fo:margin-left="0cm"/>
    </style:style>
    <style:style style:name="ce340" style:family="table-cell" style:parent-style-name="ULTIMUS">
      <style:paragraph-properties fo:margin-left="0cm"/>
    </style:style>
    <style:style style:name="ce37" style:family="table-cell" style:parent-style-name="Copertina_5f_nomi-2">
      <style:table-cell-properties style:text-align-source="fix" style:repeat-content="false"/>
      <style:paragraph-properties fo:text-align="center" fo:margin-left="0cm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zxx" style:country-asian="none" style:font-style-asian="normal" style:font-weight-asian="normal" style:font-name-complex="Arial1" style:font-size-complex="7.94999980926514pt" style:language-complex="en" style:country-complex="US" style:font-style-complex="normal" style:font-weight-complex="normal" style:text-emphasize="none" style:font-relief="none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DejaVu Sans1" style:font-size-complex="6.80000019073486pt" style:language-complex="en" style:country-complex="US" style:font-style-complex="normal" style:font-weight-complex="normal" style:text-emphasize="none" style:font-relief="none"/>
    </style:style>
    <style:style style:name="ce341" style:family="table-cell" style:parent-style-name="ULTIMUS">
      <style:table-cell-properties fo:border="0.06pt solid #000000"/>
      <style:paragraph-properties fo:margin-left="0cm"/>
      <style:text-properties style:font-weight-asian="bold" style:font-weight-complex="bold" style:text-overline-style="none" style:text-overline-color="font-color"/>
    </style:style>
    <style:style style:name="ce342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verline-style="none" style:text-overline-color="font-color"/>
    </style:style>
    <style:style style:name="ce343" style:family="table-cell" style:parent-style-name="ULTIMUS">
      <style:table-cell-properties fo:border="0.06pt solid #000000"/>
      <style:paragraph-properties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4" style:family="table-cell" style:parent-style-name="ULTIMUS">
      <style:table-cell-properties style:text-align-source="fix" style:repeat-content="false" fo:border="0.06pt solid #000000"/>
      <style:paragraph-properties fo:text-align="start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ULTIMUS">
      <style:paragraph-properties fo:margin-left="0cm"/>
      <style:text-properties style:font-weight-asian="bold" style:font-weight-complex="bold"/>
    </style:style>
    <style:style style:name="ce346" style:family="table-cell" style:parent-style-name="ULTIMUS">
      <style:table-cell-properties style:text-align-source="fix" style:repeat-content="false"/>
      <style:paragraph-properties fo:text-align="start" fo:margin-left="0cm"/>
    </style:style>
    <style:style style:name="ce347" style:family="table-cell" style:parent-style-name="ULTIMUS">
      <style:table-cell-properties fo:border="0.06pt solid #000000"/>
    </style:style>
    <style:style style:name="ce348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</style:style>
    <style:style style:name="ce349" style:family="table-cell" style:parent-style-name="ULTIMUS" style:data-style-name="N10011">
      <style:table-cell-properties style:text-align-source="fix" style:repeat-content="false" fo:border="0.06pt solid #000000"/>
      <style:paragraph-properties fo:text-align="end" fo:margin-left="0cm"/>
    </style:style>
    <style:style style:name="ce350" style:family="table-cell" style:parent-style-name="ULTIMUS" style:data-style-name="N10030">
      <style:table-cell-properties fo:border="0.06pt solid #000000"/>
    </style:style>
    <style:style style:name="ce351" style:family="table-cell" style:parent-style-name="ULTIMUS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2" style:family="table-cell" style:parent-style-name="ULTIMUS" style:data-style-name="N111">
      <style:table-cell-properties style:text-align-source="fix" style:repeat-content="false" fo:border="0.06pt solid #000000"/>
      <style:paragraph-properties fo:text-align="end" fo:margin-left="0cm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ULTIMUS" style:data-style-name="N10030">
      <style:table-cell-properties fo:border="0.06pt solid #000000"/>
      <style:text-properties style:text-outline="false" style:text-line-through-style="none" style:text-line-through-type="none" fo:language="it" fo:country="IT" fo:text-shadow="none" style:text-underline-style="none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9" style:family="table-cell" style:parent-style-name="C_5f_3">
      <style:paragraph-properties fo:margin-left="0cm"/>
    </style:style>
    <style:style style:name="ce320" style:family="table-cell" style:parent-style-name="Verb_5f_Grassetto_20__2b_">
      <style:text-properties fo:font-size="12pt" style:font-size-asian="12pt" style:font-size-complex="12pt"/>
    </style:style>
    <style:style style:name="ce32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326" style:family="table-cell" style:parent-style-name="Verb_5f_Normale_20_dx">
      <style:text-properties fo:language="it" fo:country="IT" fo:font-weight="normal" style:text-underline-mode="continuous" style:text-overline-mode="continuous" style:text-line-through-mode="continuous" style:font-name-asian="Arial2" style:font-size-asian="10pt" style:language-asian="it" style:country-asian="IT" style:font-weight-asian="normal" style:font-size-complex="10pt" style:language-complex="it" style:country-complex="IT" style:font-weight-complex="normal" style:text-emphasize="none" style:font-relief="none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60" style:family="table-cell" style:parent-style-name="Default"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5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8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3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5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74" style:family="table-cell" style:parent-style-name="Default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60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86" style:family="table-cell" style:parent-style-name="Default" style:data-style-name="N10001"/>
    <style:style style:name="ce361" style:family="table-cell" style:parent-style-name="Verb_5f_Normale_20_Sin">
      <style:table-cell-properties style:text-align-source="fix" style:repeat-content="false" style:vertical-align="top"/>
      <style:paragraph-properties fo:text-align="end" fo:margin-left="0cm"/>
    </style:style>
    <style:style style:name="ce383" style:family="table-cell" style:parent-style-name="Verb_5f_Normale_20_Sin">
      <style:text-properties fo:language="it" fo:country="IT" fo:font-style="normal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size-complex="10pt" style:language-complex="it" style:country-complex="IT" style:font-style-complex="normal" style:font-weight-complex="normal" style:text-emphasize="none" style:font-relief="none"/>
    </style:style>
    <style:style style:name="ce414" style:family="table-cell" style:parent-style-name="Verb_5f_a_20_capo">
      <style:text-properties style:font-name="Arial3" style:font-name-asian="Andale Sans UI" style:font-name-complex="Arial"/>
    </style:style>
    <style:style style:name="ce415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6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7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18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0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22" style:family="table-cell" style:parent-style-name="Default" style:data-style-name="N111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3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28" style:family="table-cell" style:parent-style-name="Menu_5f_sfondo_20_TITOLO">
      <style:table-cell-properties style:text-align-source="fix" style:repeat-content="false"/>
      <style:paragraph-properties fo:text-align="justify" fo:margin-left="0cm"/>
    </style:style>
    <style:style style:name="ce429" style:family="table-cell" style:parent-style-name="Menu_5f_sfondo_20_corsivo">
      <style:table-cell-properties fo:border-bottom="none" fo:border-left="0.06pt solid #000000" fo:border-right="none" fo:border-top="none"/>
    </style:style>
    <style:style style:name="ce430" style:family="table-cell" style:parent-style-name="Menu_5f_sfondo">
      <style:table-cell-properties fo:border-bottom="none" fo:border-left="0.06pt solid #000000" fo:border-right="none" fo:border-top="none"/>
    </style:style>
    <style:style style:name="ce431" style:family="table-cell" style:parent-style-name="Menu_5f_sfondo_5f_sc_5f_noToc">
      <style:table-cell-properties fo:border-bottom="none" fo:border-left="0.06pt solid #000000" fo:border-right="none" fo:border-top="none"/>
    </style:style>
    <style:style style:name="ce432" style:family="table-cell" style:parent-style-name="Menu_5f_sfondo_5f_sc_5f_noToc">
      <style:table-cell-properties fo:border-bottom="none" fo:wrap-option="wrap" fo:border-left="0.06pt solid #000000" fo:border-right="none" fo:border-top="none"/>
    </style:style>
    <style:style style:name="ce433" style:family="table-cell" style:parent-style-name="Menu_5f_sfondo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6" style:family="table-cell" style:parent-style-name="Menu_5f_sfondo_20_corsivo">
      <style:table-cell-properties fo:wrap-option="wrap" fo:border="2.49pt solid #000000"/>
    </style:style>
    <style:style style:name="ce435" style:family="table-cell" style:parent-style-name="Menu_5f_sfondo_20_corsivo">
      <style:table-cell-properties fo:border-bottom="0.06pt solid #000000" fo:border-left="0.06pt solid #000000" fo:border-right="none" fo:border-top="none"/>
    </style:style>
    <style:style style:name="ce436" style:family="table-cell" style:parent-style-name="Menu_5f_sfondo">
      <style:table-cell-properties style:text-align-source="fix" style:repeat-content="false" style:vertical-align="top"/>
      <style:paragraph-properties fo:text-align="center" fo:margin-left="0cm"/>
    </style:style>
    <style:style style:name="ce437" style:family="table-cell" style:parent-style-name="Default">
      <style:table-cell-properties style:cell-protect="none" style:print-content="true"/>
    </style:style>
    <style:style style:name="ce438" style:family="table-cell" style:parent-style-name="M1_20_scritte_20_noP_20_noteG">
      <style:table-cell-properties style:cell-protect="none" style:print-content="true"/>
    </style:style>
    <style:style style:name="ce439" style:family="table-cell" style:parent-style-name="M1_20_scritte_20_noP_20_note">
      <style:table-cell-properties style:cell-protect="none" style:print-content="true"/>
    </style:style>
    <style:style style:name="ce440" style:family="table-cell" style:parent-style-name="M1_20_scritte_20_noP_20_note">
      <style:paragraph-properties fo:margin-left="0cm"/>
    </style:style>
    <style:style style:name="ce441" style:family="table-cell" style:parent-style-name="Menu_5f_sfondo">
      <style:table-cell-properties style:text-align-source="fix" style:repeat-content="false"/>
      <style:paragraph-properties fo:text-align="start" fo:margin-left="0cm"/>
    </style:style>
    <style:style style:name="ce442" style:family="table-cell" style:parent-style-name="Menu_5f_sfondo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3" style:family="table-cell" style:parent-style-name="Menu_5f_sfondo_20__5f_gras_20_centro">
      <style:table-cell-properties fo:border="2.49pt solid #000000"/>
    </style:style>
    <style:style style:name="ce444" style:family="table-cell" style:parent-style-name="Menu_5f_sfondo_20_corsivo">
      <style:table-cell-properties fo:border-bottom="0.06pt solid #000000" fo:border-left="none" fo:border-right="none" fo:border-top="none"/>
    </style:style>
    <style:style style:name="ce445" style:family="table-cell" style:parent-style-name="M1_20_scritte_20_noP">
      <style:paragraph-properties fo:margin-left="0cm"/>
    </style:style>
    <style:style style:name="ce446" style:family="table-cell" style:parent-style-name="comp_20_In_20_testa">
      <style:table-cell-properties Tipo_sheet="TIPO_COMPUTO"/>
    </style:style>
    <style:style style:name="ce447" style:family="table-cell" style:parent-style-name="Menu_5f_sfondo_20_corsivo">
      <style:table-cell-properties fo:border-bottom="0.06pt solid #000000" fo:border-left="none" fo:border-right="0.06pt solid #000000" fo:border-top="none"/>
    </style:style>
    <style:style style:name="ce448" style:family="table-cell" style:parent-style-name="Menu_5f_sfondo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9" style:family="table-cell" style:parent-style-name="M1_20_scritte_20_noP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style:cell-protect="none" style:print-content="true" Tipo_sheet="TIPO_COMPUTO"/>
    </style:style>
    <style:style style:name="ce68" style:family="table-cell" style:parent-style-name="Menu_5f_sfondo_20_TITOLO">
      <style:table-cell-properties style:cell-protect="none" style:print-content="true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1" style:family="table-cell" style:parent-style-name="Menu_5f_sfondo">
      <style:table-cell-properties style:cell-protect="none" style:print-content="true"/>
    </style:style>
    <style:style style:name="ce72" style:family="table-cell" style:parent-style-name="Default">
      <style:table-cell-properties style:cell-protect="none" style:print-content="true" fo:background-color="transparent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/>
    </style:style>
    <style:style style:name="ce83" style:family="table-cell" style:parent-style-name="Default">
      <style:table-cell-properties style:cell-protect="none" style:print-content="true" style:vertical-align="middle"/>
    </style:style>
    <style:style style:name="ce85" style:family="table-cell" style:parent-style-name="Default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6" style:family="table-cell" style:parent-style-name="Menu_5f_sfondo_20_TITOL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style:cell-protect="none" style:print-content="true" style:text-align-source="fix" style:repeat-content="false" style:vertical-align="middle"/>
      <style:paragraph-properties fo:text-align="center" fo:margin-left="0cm"/>
    </style:style>
    <style:style style:name="ce478" style:family="table-cell" style:parent-style-name="Menu_5f_sfondo">
      <style:table-cell-properties style:cell-protect="none" style:print-content="true" style:text-align-source="fix" style:repeat-content="false"/>
      <style:paragraph-properties fo:text-align="center" fo:margin-left="0cm"/>
    </style:style>
    <style:style style:name="ce93" style:family="table-cell" style:parent-style-name="Menu_5f_sfondo">
      <style:table-cell-properties style:text-align-source="fix" style:repeat-content="false"/>
      <style:paragraph-properties fo:text-align="center" fo:margin-left="0cm"/>
    </style:style>
    <style:style style:name="ce94" style:family="table-cell" style:parent-style-name="Menu_5f_sfondo">
      <style:table-cell-properties style:cell-protect="protected" style:print-content="true" style:text-align-source="fix" style:repeat-content="false" fo:border="0.06pt solid #000000"/>
      <style:paragraph-properties fo:text-align="end" fo:margin-left="0cm"/>
    </style:style>
    <style:style style:name="ce95" style:family="table-cell" style:parent-style-name="Menu_5f_sfondo">
      <style:table-cell-properties style:glyph-orientation-vertical="0" style:cell-protect="none" style:print-content="true" style:text-align-source="fix" style:repeat-content="false" fo:wrap-option="no-wrap" style:direction="ltr" style:rotation-angle="0" style:shrink-to-fit="false"/>
      <style:paragraph-properties fo:text-align="end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end" fo:margin-left="0cm"/>
    </style:style>
    <style:style style:name="ce97" style:family="table-cell" style:parent-style-name="Menu_5f_sfondo">
      <style:table-cell-properties style:cell-protect="none" style:print-content="true" style:text-align-source="fix" style:repeat-content="false"/>
      <style:paragraph-properties fo:text-align="end" fo:margin-left="0cm"/>
    </style:style>
    <style:style style:name="ce100" style:family="table-cell" style:parent-style-name="Setvar_20_b">
      <style:text-properties style:text-line-through-style="solid" style:text-line-through-type="single"/>
    </style:style>
    <style:style style:name="ce104" style:family="table-cell" style:parent-style-name="Menu_5f_sfondo">
      <style:table-cell-properties style:cell-protect="protected" style:print-content="true" fo:border="0.06pt solid #000000"/>
    </style:style>
    <style:style style:name="ce105" style:family="table-cell" style:parent-style-name="Menu_5f_sfondo">
      <style:table-cell-properties style:glyph-orientation-vertical="0" style:cell-protect="none" style:print-content="true" style:text-align-source="value-type" style:repeat-content="false" fo:wrap-option="no-wrap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Menu_5f_sfondo">
      <style:table-cell-properties style:cell-protect="none" style:print-content="true" fo:wrap-option="no-wrap"/>
      <style:text-properties fo:font-weight="bold" style:font-weight-asian="bold" style:font-weight-complex="bold"/>
    </style:style>
    <style:style style:name="ce107" style:family="table-cell" style:parent-style-name="Menu_5f_sfondo">
      <style:table-cell-properties fo:wrap-option="no-wrap"/>
      <style:text-properties style:text-outline="false" style:text-line-through-style="none" style:text-line-through-type="none" fo:language="it" fo:country="IT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 style:text-overline-style="none" style:text-overline-color="font-color"/>
    </style:style>
    <style:style style:name="ce108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</style:style>
    <style:style style:name="ce109" style:family="table-cell" style:parent-style-name="Default" style:data-style-name="N10100">
      <style:table-cell-properties style:cell-protect="none" style:print-content="true"/>
    </style:style>
    <style:style style:name="ce110" style:family="table-cell" style:parent-style-name="Setvar_20_Cr" style:data-style-name="N10100">
      <style:table-cell-properties style:cell-protect="none" style:print-content="true"/>
    </style:style>
    <style:style style:name="ce188" style:family="table-cell" style:parent-style-name="Setvar_20_C">
      <style:table-cell-properties style:cell-protect="none" style:print-content="true"/>
    </style:style>
    <style:style style:name="ce112" style:family="table-cell" style:parent-style-name="Setvar_20_Cr" style:data-style-name="N10100"/>
    <style:style style:name="ce113" style:family="table-cell" style:parent-style-name="Setvar_20_Cr">
      <style:table-cell-properties style:cell-protect="none" style:print-content="true"/>
    </style:style>
    <style:style style:name="ce362" style:family="table-cell" style:parent-style-name="Setvar_20_C">
      <style:text-properties style:text-line-through-style="solid" style:text-line-through-type="single"/>
    </style:style>
    <style:style style:name="ce118" style:family="table-cell" style:parent-style-name="Default">
      <style:table-cell-properties fo:border-bottom="none" fo:border-left="2.49pt solid #000000" fo:padding="0.136cm" fo:border-right="2.49pt solid #000000" fo:border-top="2.49pt solid #000000"/>
    </style:style>
    <style:style style:name="ce119" style:family="table-cell" style:parent-style-name="Default">
      <style:table-cell-properties fo:border-bottom="none" fo:border-left="2.49pt solid #000000" fo:padding="0.136cm" fo:border-right="2.49pt solid #000000" fo:border-top="none"/>
    </style:style>
    <style:style style:name="ce120" style:family="table-cell" style:parent-style-name="Default">
      <style:table-cell-properties fo:border-bottom="none" style:cell-protect="none" style:print-content="true" fo:border-left="2.49pt solid #000000" fo:padding="0.136cm" fo:border-right="2.49pt solid #000000" fo:border-top="none"/>
    </style:style>
    <style:style style:name="ce121" style:family="table-cell" style:parent-style-name="Default">
      <style:table-cell-properties fo:border-bottom="2.49pt solid #000000" style:cell-protect="none" style:print-content="true" fo:border-left="2.49pt solid #000000" fo:padding="0.136cm" fo:border-right="2.49pt solid #000000" fo:border-top="none"/>
    </style:style>
    <style:style style:name="ce122" style:family="table-cell" style:parent-style-name="Menu_5f_sfondo">
      <style:table-cell-properties style:cell-protect="none" style:print-content="true" fo:wrap-option="no-wrap"/>
    </style:style>
    <style:style style:name="ce123" style:family="table-cell" style:parent-style-name="Menu_5f_sfondo">
      <style:table-cell-properties style:cell-protect="none" style:print-content="true" style:text-align-source="fix" style:repeat-content="false" fo:wrap-option="no-wrap"/>
      <style:paragraph-properties fo:text-align="start" fo:margin-left="0cm"/>
      <style:text-properties fo:font-weight="bold" style:font-weight-asian="bold" style:font-weight-complex="bold"/>
    </style:style>
    <style:style style:name="ce182" style:family="table-cell" style:parent-style-name="Setvar_20_D">
      <style:table-cell-properties style:cell-protect="none" style:print-content="true"/>
    </style:style>
    <style:style style:name="ce126" style:family="table-cell" style:parent-style-name="Setvar_20_D">
      <style:text-properties style:text-line-through-style="solid" style:text-line-through-type="single"/>
    </style:style>
    <style:style style:name="ce128" style:family="table-cell" style:parent-style-name="Default">
      <style:table-cell-properties style:text-align-source="fix" style:repeat-content="false" fo:wrap-option="wrap" style:rotation-angle="90"/>
      <style:paragraph-properties fo:text-align="center"/>
    </style:style>
    <style:style style:name="ce125" style:family="table-cell" style:parent-style-name="Setvar_20_D">
      <style:table-cell-properties fo:border-bottom="0.06pt solid #000000" fo:border-left="none" fo:border-right="none" fo:border-top="0.06pt solid #000000"/>
    </style:style>
    <style:style style:name="ce129" style:family="table-cell" style:parent-style-name="Menu_5f_sfondo" style:data-style-name="N10100">
      <style:table-cell-properties style:cell-protect="protected" style:print-content="true" fo:border="0.06pt solid #000000"/>
    </style:style>
    <style:style style:name="ce130" style:family="table-cell" style:parent-style-name="Menu_5f_sfondo">
      <style:table-cell-properties style:cell-protect="protected" style:print-content="true"/>
    </style:style>
    <style:style style:name="ce131" style:family="table-cell" style:parent-style-name="Setvar_20_Txt_20_red">
      <style:text-properties fo:font-weight="bold" style:font-weight-asian="bold" style:font-weight-complex="bold"/>
    </style:style>
    <style:style style:name="ce135" style:family="table-cell" style:parent-style-name="Setvar_20_D">
      <style:table-cell-properties fo:border-bottom="0.06pt solid #000000" fo:background-color="transparent" fo:border-left="none" fo:border-right="none" fo:border-top="0.06pt solid #000000"/>
    </style:style>
    <style:style style:name="ce136" style:family="table-cell" style:parent-style-name="Setvar_20_D" style:data-style-name="N10011"/>
    <style:style style:name="ce137" style:family="table-cell" style:parent-style-name="Default">
      <style:table-cell-properties style:cell-protect="none" style:print-content="true"/>
      <style:text-properties fo:color="#800000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40" style:family="table-cell" style:parent-style-name="Menu_5f_sfondo_20_TITOLO">
      <style:table-cell-properties style:text-align-source="fix" style:repeat-content="false"/>
      <style:paragraph-properties fo:text-align="start" fo:margin-left="0cm"/>
    </style:style>
    <style:style style:name="ce141" style:family="table-cell" style:parent-style-name="Menu_5f_sfondo_20_TITOLO">
      <style:text-properties style:text-outline="false" style:text-line-through-style="none" style:text-line-through-type="none" fo:font-style="normal" fo:text-shadow="none" style:text-underline-style="none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scriz">
      <style:table-cell-properties style:cell-protect="none" style:print-content="true"/>
    </style:style>
    <style:style style:name="ce143" style:family="table-cell" style:parent-style-name="Descriz">
      <style:text-properties fo:language="it" fo:country="IT" style:text-underline-mode="continuous" style:text-overline-mode="continuous" style:text-line-through-mode="continuous" style:font-name-asian="Segoe UI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4" style:family="table-cell" style:parent-style-name="Descriz">
      <style:text-properties fo:font-weight="bold" style:font-weight-asian="bold" style:font-weight-complex="bold"/>
    </style:style>
    <style:style style:name="ce145" style:family="table-cell" style:parent-style-name="Dati" style:data-style-name="N10037"/>
    <style:style style:name="ce146" style:family="table-cell" style:parent-style-name="Dati">
      <style:table-cell-properties style:cell-protect="none" style:print-content="true"/>
    </style:style>
    <style:style style:name="ce147" style:family="table-cell" style:parent-style-name="Dati" style:data-style-name="N10037">
      <style:table-cell-properties style:cell-protect="none" style:print-content="true"/>
      <style:text-properties fo:language="it" fo:country="IT" style:text-underline-mode="continuous" style:text-overline-mode="continuous" style:text-line-through-mode="continuous" style:font-name-asian="Liberation Serif6" style:language-asian="ar" style:country-asian="SA" style:language-complex="en" style:country-complex="US" style:text-emphasize="none" style:font-relief="none" style:text-overline-style="none" style:text-overline-color="font-color"/>
    </style:style>
    <style:style style:name="ce148" style:family="table-cell" style:parent-style-name="Dati-data">
      <style:table-cell-properties style:cell-protect="none" style:print-content="true"/>
    </style:style>
    <style:style style:name="ce149" style:family="table-cell" style:parent-style-name="Menu_5f_sfondo" style:data-style-name="N10011"/>
    <style:style style:name="ce150" style:family="table-cell" style:parent-style-name="Menu_5f_sfondo">
      <style:text-properties fo:font-size="11pt" fo:font-weight="bold"/>
    </style:style>
    <style:style style:name="ce151" style:family="table-cell" style:parent-style-name="Descriz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ati">
      <style:table-cell-properties fo:background-color="#eeeeee"/>
    </style:style>
    <style:style style:name="ce153" style:family="table-cell" style:parent-style-name="Dati-data">
      <style:table-cell-properties fo:background-color="#eeeeee"/>
    </style:style>
    <style:style style:name="ce154" style:family="table-cell" style:parent-style-name="Dati_5f_valuta">
      <style:table-cell-properties fo:background-color="#eeeeee"/>
    </style:style>
    <style:style style:name="ce155" style:family="table-cell" style:parent-style-name="Dati" style:data-style-name="N236">
      <style:table-cell-properties fo:background-color="#eeeeee"/>
    </style:style>
    <style:style style:name="ce218" style:family="table-cell" style:parent-style-name="Default">
      <style:table-cell-properties style:text-align-source="fix" style:repeat-content="false"/>
      <style:paragraph-properties fo:text-align="center"/>
    </style:style>
    <style:style style:name="ce211" style:family="table-cell" style:parent-style-name="An-lavoraz-dx">
      <style:table-cell-properties fo:border-bottom="0.06pt solid #000000" fo:border-left="none" fo:border-right="none" fo:border-top="0.06pt solid #000000"/>
    </style:style>
    <style:style style:name="ce33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6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6.80000019073486pt" style:language-asian="zxx" style:country-asian="none" style:font-style-asian="normal" style:font-weight-asian="normal" style:font-name-complex="Arial2" style:font-size-complex="8.5pt" style:language-complex="en" style:country-complex="US" style:font-style-complex="normal" style:font-weight-complex="bold" style:text-emphasize="none" style:font-relief="none"/>
    </style:style>
    <style:style style:name="ce337" style:family="table-cell" style:parent-style-name="Copertina_5f_nomi-2">
      <style:table-cell-properties style:text-align-source="fix" style:repeat-content="false" style:vertical-align="middle"/>
      <style:paragraph-properties fo:text-align="center"/>
    </style:style>
    <style:style style:name="ce518" style:family="table-cell" style:parent-style-name="Verbale">
      <style:text-properties fo:language="it" fo:country="IT" style:text-underline-mode="continuous" style:text-overline-mode="continuous" style:text-line-through-mode="continuous" style:font-name-asian="Andale Sans UI1" style:language-asian="zxx" style:country-asian="none" style:language-complex="en" style:country-complex="US" style:text-emphasize="none" style:font-relief="none"/>
    </style:style>
    <style:style style:name="ce519" style:family="table-cell" style:parent-style-name="Verbale">
      <style:table-cell-properties style:glyph-orientation-vertical="0" style:text-align-source="value-type" style:repeat-content="false" fo:wrap-option="no-wrap" style:direction="ltr" style:rotation-angle="0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0" style:family="table-cell" style:parent-style-name="Verbale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521" style:family="table-cell" style:parent-style-name="Verb_5f_Normale_20_Sin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text-line-through-type="none" style:font-name="Liberation Serif7" fo:font-size="12pt" fo:font-style="normal" fo:text-shadow="none" style:text-underline-style="none" fo:font-weight="normal" style:font-size-asian="12pt" style:font-style-asian="normal" style:font-weight-asian="normal" style:font-name-complex="Liberation Serif7" style:font-size-complex="12pt" style:font-style-complex="normal" style:font-weight-complex="normal"/>
    </style:style>
    <style:style style:name="ce523" style:family="table-cell" style:parent-style-name="Verb_5f_Grassetto_20__2b_">
      <style:table-cell-properties style:text-align-source="fix" style:repeat-content="false"/>
      <style:paragraph-properties fo:text-align="start" fo:margin-left="0cm"/>
    </style:style>
    <style:style style:name="ce524" style:family="table-cell" style:parent-style-name="Verb_5f_Grassetto_20__2b_">
      <style:text-properties fo:font-size="11pt" style:font-size-asian="11pt" style:font-size-complex="11pt"/>
    </style:style>
    <style:style style:name="ce525" style:family="table-cell" style:parent-style-name="Verb_5f_Grassetto_20__2b_">
      <style:table-cell-properties style:text-align-source="fix" style:repeat-content="false"/>
      <style:paragraph-properties fo:text-align="center" fo:margin-left="0cm"/>
    </style:style>
    <style:style style:name="ce526" style:family="table-cell" style:parent-style-name="Verb_5f_Normale_20_dx">
      <style:table-cell-properties style:text-align-source="fix" style:repeat-content="false"/>
      <style:paragraph-properties fo:text-align="justify" fo:margin-left="0cm"/>
    </style:style>
    <style:style style:name="ce527" style:family="table-cell" style:parent-style-name="Verb_5f_Normale_20_dx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528" style:family="table-cell" style:parent-style-name="Verb_5f_Normale_20_dx">
      <style:table-cell-properties style:text-align-source="fix" style:repeat-content="false"/>
      <style:paragraph-properties fo:text-align="start" fo:margin-left="0cm"/>
    </style:style>
    <style:style style:name="ce529" style:family="table-cell" style:parent-style-name="Verbale">
      <style:table-cell-properties fo:wrap-option="wrap"/>
      <style:text-properties style:use-window-font-color="true" style:text-outline="false" style:text-line-through-style="none" style:text-line-through-typ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xx" style:country-asian="none" style:font-style-asian="normal" style:font-weight-asian="normal" style:font-name-complex="Bitstream Vera Sans" style:font-size-complex="10pt" style:language-complex="zxx" style:country-complex="none" style:font-style-complex="normal" style:font-weight-complex="normal" style:text-emphasize="none" style:font-relief="none"/>
    </style:style>
    <style:style style:name="ce53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531" style:family="table-cell" style:parent-style-name="Normale_20_giust">
      <style:table-cell-properties style:text-align-source="fix" style:repeat-content="false"/>
      <style:paragraph-properties fo:text-align="center" fo:margin-left="0cm"/>
      <style:text-properties style:font-name="Arial3" fo:font-size="11pt" fo:font-weight="bold" style:font-name-asian="Bitstream Vera Sans" style:font-size-asian="11pt" style:language-asian="zxx" style:country-asian="none" style:font-name-complex="Bitstream Vera Sans" style:font-size-complex="11pt" style:language-complex="zxx" style:country-complex="none"/>
    </style:style>
    <style:style style:name="ce532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bold" style:font-name-complex="Liberation Serif6" style:font-size-complex="6.80000019073486pt" style:language-complex="en" style:country-complex="US" style:font-style-complex="normal" style:font-weight-complex="bold" style:text-emphasize="none" style:font-relief="none"/>
    </style:style>
    <style:style style:name="ce533" style:family="table-cell" style:parent-style-name="Normale_20_dx">
      <style:paragraph-properties fo:margin-left="0cm"/>
    </style:style>
    <style:style style:name="ce534" style:family="table-cell" style:parent-style-name="Normale_20_gius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535" style:family="table-cell" style:parent-style-name="Default">
      <style:table-cell-properties style:text-align-source="fix" style:repeat-content="false" fo:wrap-option="wrap"/>
      <style:paragraph-properties fo:text-align="justify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36" style:family="table-cell" style:parent-style-name="Normale_20_Sin">
      <style:table-cell-properties fo:wrap-option="no-wrap"/>
      <style:paragraph-properties fo:margin-left="0cm"/>
    </style:style>
    <style:style style:name="ce537" style:family="table-cell" style:parent-style-name="Normale_20_Sin">
      <style:table-cell-properties fo:wrap-option="no-wrap"/>
    </style:style>
    <style:style style:name="ce538" style:family="table-cell" style:parent-style-name="Normale_20_giust">
      <style:paragraph-properties fo:margin-left="0cm"/>
      <style:text-properties fo:hyphenate="true"/>
    </style:style>
    <style:style style:name="ce539" style:family="table-cell" style:parent-style-name="Normale_20_giust">
      <style:text-properties fo:font-weight="bold"/>
    </style:style>
    <style:style style:name="ce540" style:family="table-cell" style:parent-style-name="Default">
      <style:table-cell-properties style:text-align-source="value-type" style:repeat-content="false" fo:wrap-option="no-wrap"/>
      <style:text-properties style:use-window-font-color="true" style:text-outline="false" style:text-line-through-style="none" style:text-line-through-type="none" style:font-name="Liberation Serif6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size-asian="6.80000019073486pt" style:language-asian="en" style:country-asian="US" style:font-style-asian="normal" style:font-weight-asian="normal" style:font-name-complex="Liberation Serif6" style:font-size-complex="6.80000019073486pt" style:language-complex="en" style:country-complex="US" style:font-style-complex="normal" style:font-weight-complex="normal" style:text-emphasize="none" style:font-relief="none"/>
    </style:style>
    <style:style style:name="ce541" style:family="table-cell" style:parent-style-name="Normale_20_Sin">
      <style:table-cell-properties style:text-align-source="fix" style:repeat-content="false"/>
      <style:paragraph-properties fo:text-align="end" fo:margin-left="0cm"/>
      <style:text-properties fo:font-size="10.5pt" style:font-size-asian="10.5pt" style:font-size-complex="10.5pt"/>
    </style:style>
    <style:style style:name="ce542" style:family="table-cell" style:parent-style-name="Default">
      <style:table-cell-properties style:text-align-source="value-type" style:repeat-content="false" fo:wrap-option="no-wrap"/>
    </style:style>
    <style:style style:name="ce255" style:family="table-cell" style:parent-style-name="Normale_20_giust" style:data-style-name="N1000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Verb_5f_Grassetto_20__2b_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Verdana2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8" style:family="table-cell" style:parent-style-name="Verb_5f_Normale_20_Sin" style:data-style-name="N10000">
      <style:table-cell-properties style:cell-protect="protected" style:print-content="true"/>
    </style:style>
    <style:style style:name="ce546" style:family="table-cell" style:parent-style-name="Verb_5f_Normale_20_Sin" style:data-style-name="N10000">
      <style:table-cell-properties style:cell-protect="protected" style:print-content="true"/>
    </style:style>
    <style:style style:name="ce260" style:family="table-cell" style:parent-style-name="Normale_20_giust" style:data-style-name="N10000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text-line-through-type="none" style:font-name="Verdana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49" style:family="table-cell" style:parent-style-name="Verb_5f_Normale_20_Sin">
      <style:table-cell-properties style:text-align-source="fix" style:repeat-content="false"/>
      <style:paragraph-properties fo:text-align="justify" fo:margin-left="0cm"/>
    </style:style>
    <style:style style:name="ce550" style:family="table-cell" style:parent-style-name="Normale_20_Sin">
      <style:table-cell-properties fo:wrap-option="wrap"/>
    </style:style>
    <style:style style:name="ce551" style:family="table-cell" style:parent-style-name="Normale_20_Sin" style:data-style-name="N10037">
      <style:table-cell-properties fo:wrap-option="wrap"/>
    </style:style>
    <style:style style:name="ce552" style:family="table-cell" style:parent-style-name="Default">
      <style:table-cell-properties style:text-align-source="fix" style:repeat-content="false" fo:wrap-option="wrap"/>
      <style:paragraph-properties fo:text-align="justify" fo:margin-left="0cm"/>
      <style:text-properties fo:hyphenate="true"/>
    </style:style>
    <style:style style:name="ce553" style:family="table-cell" style:parent-style-name="Default">
      <style:table-cell-properties fo:wrap-option="wrap"/>
      <style:text-properties style:font-name="Verdana1" fo:font-size="10.5pt" style:font-size-asian="10.5pt" style:font-size-complex="10.5pt"/>
    </style:style>
    <style:style style:name="ce554" style:family="table-cell" style:parent-style-name="Normale_20_Sin">
      <style:table-cell-properties style:text-align-source="fix" style:repeat-content="false"/>
      <style:paragraph-properties fo:text-align="start" fo:margin-left="0cm"/>
      <style:text-properties fo:font-size="10.5pt" style:font-size-asian="10.5pt" style:font-size-complex="10.5pt"/>
    </style:style>
    <style:style style:name="ce555" style:family="table-cell" style:parent-style-name="Normale_20_Sin" style:data-style-name="N10000"/>
    <style:style style:name="ce556" style:family="table-cell" style:parent-style-name="Default">
      <style:text-properties fo:font-size="10.5pt" style:font-size-asian="10.5pt" style:font-size-complex="10.5pt"/>
    </style:style>
    <style:style style:name="ce557" style:family="table-cell" style:parent-style-name="Normale_20_Sin" style:data-style-name="N10037"/>
    <style:style style:name="ce558" style:family="table-cell" style:parent-style-name="Default">
      <style:table-cell-properties fo:padding="0.086cm"/>
    </style:style>
    <style:style style:name="ce272" style:family="table-cell" style:parent-style-name="Default">
      <style:table-cell-properties style:text-align-source="fix" style:repeat-content="false" fo:border="0.06pt solid #000000" fo:padding="0.086cm"/>
      <style:paragraph-properties fo:text-align="center" fo:margin-left="0cm"/>
    </style:style>
    <style:style style:name="ce560" style:family="table-cell" style:parent-style-name="Default">
      <style:table-cell-properties fo:border-bottom="none" fo:border-left="0.06pt solid #000000" fo:padding="0.086cm" fo:border-right="0.06pt solid #000000" fo:border-top="0.06pt solid #000000"/>
    </style:style>
    <style:style style:name="ce561" style:family="table-cell" style:parent-style-name="Default">
      <style:table-cell-properties fo:border-bottom="none" fo:border-left="0.06pt solid #000000" fo:padding="0.086cm" fo:border-right="0.06pt solid #000000" fo:border-top="none"/>
    </style:style>
    <style:style style:name="ce562" style:family="table-cell" style:parent-style-name="Default">
      <style:table-cell-properties fo:border-bottom="0.06pt solid #000000" fo:border-left="0.06pt solid #000000" fo:padding="0.086cm" fo:border-right="0.06pt solid #000000" fo:border-top="none"/>
    </style:style>
    <style:style style:name="ce563" style:family="table-cell" style:parent-style-name="Default">
      <style:table-cell-properties style:text-align-source="fix" style:repeat-content="false" fo:border="0.06pt solid #000000" fo:padding="0.086cm"/>
      <style:paragraph-properties fo:text-align="end" fo:margin-left="0cm"/>
    </style:style>
    <style:style style:name="ce564" style:family="table-cell" style:parent-style-name="Default">
      <style:table-cell-properties style:text-align-source="fix" style:repeat-content="false" fo:wrap-option="wrap" fo:border="0.06pt solid #000000" fo:padding="0.086cm" style:vertical-align="top"/>
      <style:paragraph-properties fo:text-align="justify"/>
    </style:style>
    <style:style style:name="ce565" style:family="table-cell" style:parent-style-name="Default">
      <style:table-cell-properties fo:border-bottom="none" fo:border-left="0.06pt solid #000000" fo:padding="0.086cm" fo:border-right="none" fo:border-top="none"/>
    </style:style>
    <style:style style:name="ce566" style:family="table-cell" style:parent-style-name="Default">
      <style:table-cell-properties fo:border-bottom="0.06pt solid #000000" fo:border-left="0.06pt solid #000000" fo:padding="0.086cm" fo:border-right="none" fo:border-top="none"/>
    </style:style>
    <style:style style:name="ce56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68" style:family="table-cell" style:parent-style-name="C_5f_3">
      <style:table-cell-properties fo:background-color="transparent"/>
      <style:paragraph-properties fo:margin-left="0cm"/>
    </style:style>
    <style:style style:name="ce501" style:family="table-cell" style:parent-style-name="Verb_5f_Grassetto_20__2b_">
      <style:table-cell-properties fo:background-color="transparent"/>
      <style:text-properties fo:font-size="12pt" style:font-size-asian="12pt" style:font-size-complex="12pt"/>
    </style:style>
    <style:style style:name="ce5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2" style:family="table-cell" style:parent-style-name="Default">
      <style:table-cell-properties style:text-align-source="fix" style:repeat-content="false" fo:background-color="transparent"/>
      <style:paragraph-properties fo:text-align="center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57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2pt" style:language-asian="it" style:country-asian="IT" style:font-style-asian="normal" style:font-weight-asian="normal" style:font-name-complex="Arial2" style:font-size-complex="12pt" style:language-complex="it" style:country-complex="IT" style:font-style-complex="normal" style:font-weight-complex="normal" style:text-emphasize="none" style:font-relief="none"/>
    </style:style>
    <style:style style:name="ce5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7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79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0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434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2" style:family="table-cell" style:parent-style-name="Default">
      <style:table-cell-properties fo:border="0.06pt solid #000000"/>
    </style:style>
    <style:style style:name="ce583" style:family="table-cell" style:parent-style-name="Default">
      <style:table-cell-properties fo:border-bottom="none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0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5" style:family="table-cell" style:parent-style-name="Default">
      <style:table-cell-properties fo:border-bottom="0.06pt solid #000000" fo:background-color="transparent" fo:border-left="none" fo:border-right="none" fo:border-top="none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05" style:family="table-cell" style:parent-style-name="Default">
      <style:table-cell-properties fo:background-color="transparent" fo:border="0.06pt solid #000000"/>
    </style:style>
    <style:style style:name="ce588" style:family="table-cell" style:parent-style-name="Default" style:data-style-name="N111">
      <style:table-cell-properties fo:border-bottom="none" style:text-align-source="fix" style:repeat-content="false" fo:background-color="transparent" fo:border-left="0.06pt solid #000000" fo:border-right="0.06pt solid #000000" fo:border-top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1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589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590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91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595" style:family="table-cell" style:parent-style-name="Verb_5f_Grassetto_20__2b_">
      <style:table-cell-properties fo:background-color="transparent"/>
    </style:style>
    <style:style style:name="ce59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6pt" style:language-asian="it" style:country-asian="IT" style:font-style-asian="normal" style:font-weight-asian="normal" style:font-name-complex="Arial2" style:font-size-complex="16pt" style:language-complex="it" style:country-complex="IT" style:font-style-complex="normal" style:font-weight-complex="normal" style:text-emphasize="none" style:font-relief="none"/>
    </style:style>
    <style:style style:name="ce59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0" style:family="table-cell" style:parent-style-name="Verb_5f_a_20_capo">
      <style:table-cell-properties fo:background-color="transparent"/>
    </style:style>
    <style:style style:name="ce601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60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05" style:family="table-cell" style:parent-style-name="Verb_5f_a_20_capo">
      <style:table-cell-properties style:text-align-source="fix" style:repeat-content="false" fo:background-color="transparent"/>
      <style:paragraph-properties fo:text-align="center" fo:margin-left="0cm"/>
    </style:style>
    <style:style style:name="ce6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12" style:family="table-cell" style:parent-style-name="Default">
      <style:table-cell-properties fo:background-color="transparent" fo:wrap-option="wrap"/>
    </style:style>
    <style:style style:name="ce613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2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</style:style>
    <style:style style:name="ce628" style:family="table-cell" style:parent-style-name="Default" style:data-style-name="N111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6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06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38" style:family="table-cell" style:parent-style-name="Default" style:data-style-name="N111">
      <style:table-cell-properties style:text-align-source="fix" style:repeat-content="false" fo:background-color="transparent" fo:padding="0.136cm"/>
      <style:paragraph-properties fo:text-align="center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639" style:family="table-cell" style:parent-style-name="Default" style:data-style-name="N1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1" style:family="table-cell" style:parent-style-name="Default" style:data-style-name="N111">
      <style:table-cell-properties fo:border-bottom="0.06pt solid #000000" style:text-align-source="fix" style:repeat-content="false" fo:background-color="transparent" fo:border-left="0.06pt solid #000000" fo:border-right="0.99pt solid #000000" fo:border-top="0.99pt solid #000000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bold" style:font-name-complex="Arial2" style:font-size-complex="10pt" style:language-complex="it" style:country-complex="IT" style:font-style-complex="normal" style:font-weight-complex="bold" style:text-emphasize="none" style:font-relief="none"/>
    </style:style>
    <style:style style:name="ce643" style:family="table-cell" style:parent-style-name="Default" style:data-style-name="N111">
      <style:table-cell-properties style:text-align-source="fix" style:repeat-content="false" fo:background-color="transparent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644" style:family="table-cell" style:parent-style-name="Default" style:data-style-name="N111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2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size-asian="10pt" style:language-asian="it" style:country-asian="IT" style:font-style-asian="normal" style:font-weight-asian="normal" style:font-name-complex="Arial2" style:font-size-complex="10pt" style:language-complex="it" style:country-complex="IT" style:font-style-complex="normal" style:font-weight-complex="normal" style:text-emphasize="none" style:font-relief="none"/>
    </style:style>
    <style:style style:name="ce354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57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458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Default">
      <style:table-cell-properties style:cell-protect="protected" style:print-content="false" style:text-align-source="fix" style:repeat-content="false"/>
      <style:paragraph-properties fo:text-align="center" fo:margin-left="0cm"/>
    </style:style>
    <style:style style:name="ce358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9" style:family="table-cell" style:parent-style-name="Default">
      <style:table-cell-properties style:text-align-source="value-type" style:repeat-content="false"/>
      <style:paragraph-properties fo:margin-left="0cm"/>
      <style:text-properties fo:font-size="9pt" style:font-size-asian="9pt" style:font-size-complex="9pt"/>
    </style:style>
    <style:style style:name="ce462" style:family="table-cell" style:parent-style-name="Default">
      <style:table-cell-properties style:text-align-source="value-type" style:repeat-content="false" fo:border="0.06pt solid #000000" fo:padding-bottom="0cm" fo:padding-left="1cm" fo:padding-right="0cm" fo:padding-top="0cm"/>
      <style:paragraph-properties fo:margin-left="0cm"/>
    </style:style>
    <style:style style:name="ce463" style:family="table-cell" style:parent-style-name="Default">
      <style:table-cell-properties style:text-align-source="value-type" style:repeat-content="false" fo:background-color="transparent" fo:border="0.06pt solid #000000" fo:padding-bottom="0cm" fo:padding-left="1cm" fo:padding-right="0cm" fo:padding-top="0cm"/>
      <style:paragraph-properties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4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padding-bottom="0cm" fo:padding-left="0cm" fo:padding-right="0.499cm" fo:padding-top="0cm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366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67" style:family="table-cell" style:parent-style-name="Default">
      <style:table-cell-properties fo:background-color="#666666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8" style:family="table-cell" style:parent-style-name="Default">
      <style:table-cell-properties fo:background-color="transparent" fo:border="0.06pt solid #000000" fo:padding-bottom="0cm" fo:padding-left="1cm" fo:padding-right="0cm" fo:padding-top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9" style:family="table-cell" style:parent-style-name="Default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7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1" style:family="table-cell" style:parent-style-name="Default">
      <style:table-cell-properties fo:border-bottom="0.06pt solid #000000" fo:background-color="#006b6b" style:text-align-source="fix" style:repeat-content="false" fo:border-left="0.06pt solid #000000" fo:border-right="none" fo:border-top="0.06pt solid #000000"/>
      <style:paragraph-properties fo:text-align="start" fo:margin-left="0cm"/>
      <style:text-properties fo:color="#ffffff" fo:font-weight="bold" style:font-weight-asian="bold" style:font-weight-complex="bold"/>
    </style:style>
    <style:style style:name="ce37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order-bottom="0.06pt solid #000000" fo:border-left="none" fo:border-right="none" fo:border-top="0.06pt solid #000000"/>
    </style:style>
    <style:style style:name="ce374" style:family="table-cell" style:parent-style-name="Default">
      <style:table-cell-properties fo:border-bottom="0.06pt solid #000000" fo:background-color="#0000ff" fo:border-left="none" fo:border-right="none" fo:border-top="0.06pt solid #000000"/>
      <style:text-properties fo:color="#ffffff"/>
    </style:style>
    <style:style style:name="ce375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 style:data-style-name="N10011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7" style:family="table-cell" style:parent-style-name="Default" style:data-style-name="N10011">
      <style:table-cell-properties style:cell-protect="none" style:print-content="false" fo:background-color="transparent" fo:border="0.06pt solid #000000"/>
      <style:text-properties fo:color="#cccccc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8" style:family="table-cell" style:parent-style-name="Default" style:data-style-name="N10011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9" style:family="table-cell" style:parent-style-name="Default">
      <style:table-cell-properties fo:background-color="#800000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0" style:family="table-cell" style:parent-style-name="Default">
      <style:table-cell-properties style:glyph-orientation-vertical="0" style:cell-protect="protected" style:print-content="fals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1" style:family="table-cell" style:parent-style-name="Default">
      <style:table-cell-properties fo:border-bottom="0.06pt solid #000000" fo:background-color="#006b6b" fo:border-left="none" fo:border-right="none" fo:border-top="0.06pt solid #000000"/>
      <style:text-properties fo:color="#ffffff"/>
    </style:style>
    <style:style style:name="ce382" style:family="table-cell" style:parent-style-name="Default" style:data-style-name="N111">
      <style:table-cell-properties style:glyph-orientation-vertical="0" style:cell-protect="protected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7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4" style:family="table-cell" style:parent-style-name="Default" style:data-style-name="N111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5" style:family="table-cell" style:parent-style-name="Default" style:data-style-name="N594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6" style:family="table-cell" style:parent-style-name="Default" style:data-style-name="N111">
      <style:table-cell-properties style:text-align-source="value-type" style:repeat-content="false" fo:border="0.06pt solid #000000"/>
      <style:paragraph-properties fo:margin-left="0cm"/>
    </style:style>
    <style:style style:name="ce387" style:family="table-cell" style:parent-style-name="Default" style:data-style-name="N111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cm"/>
      <style:text-properties fo:font-weight="bold" style:font-weight-asian="bold" style:font-weight-complex="bold"/>
    </style:style>
    <style:style style:name="ce388" style:family="table-cell" style:parent-style-name="Default" style:data-style-name="N111">
      <style:table-cell-properties fo:border-bottom="0.06pt solid #000000" fo:background-color="#0000ff" fo:border-left="none" fo:border-right="0.06pt solid #000000" fo:border-top="0.06pt solid #000000"/>
      <style:text-properties fo:color="#ffffff" fo:font-weight="bold" style:font-weight-asian="bold" style:font-weight-complex="bold"/>
    </style:style>
    <style:style style:name="ce389" style:family="table-cell" style:parent-style-name="Default" style:data-style-name="N111">
      <style:table-cell-properties style:glyph-orientation-vertical="0" style:cell-protect="none" style:print-content="true" style:text-align-source="value-type" style:repeat-content="false" fo:background-color="transparent" fo:wrap-option="no-wrap" fo:border="0.06pt solid #000000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0" style:family="table-cell" style:parent-style-name="Default" style:data-style-name="N594">
      <style:table-cell-properties style:glyph-orientation-vertical="0" fo:border-bottom="0.06pt solid #000000" style:cell-protect="protected" style:print-content="true" style:text-align-source="value-type" style:repeat-content="false" fo:background-color="transparent" fo:wrap-option="no-wrap" fo:border-left="none" style:direction="ltr" fo:border-right="0.06pt solid #000000" style:rotation-angle="0" style:shrink-to-fit="false" fo:border-top="0.06pt solid #000000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1" style:family="table-cell" style:parent-style-name="Default" style:data-style-name="N111">
      <style:table-cell-properties fo:background-color="#800000" style:text-align-source="value-type" style:repeat-content="false"/>
      <style:paragraph-properties fo:margin-left="0cm"/>
      <style:text-properties fo:color="#ffffff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92" style:family="table-cell" style:parent-style-name="Default">
      <style:table-cell-properties style:glyph-orientation-vertical="0" style:cell-protect="none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3" style:family="table-cell" style:parent-style-name="Default" style:data-style-name="N111">
      <style:table-cell-properties fo:border-bottom="0.06pt solid #000000" fo:background-color="#006b6b" style:text-align-source="value-type" style:repeat-content="false" fo:border-left="none" fo:border-right="0.06pt solid #000000" fo:border-top="0.06pt solid #000000"/>
      <style:paragraph-properties fo:margin-left="0cm"/>
      <style:text-properties fo:color="#ffffff" fo:font-weight="bold" style:font-weight-asian="bold" style:font-weight-complex="bold"/>
    </style:style>
    <style:style style:name="ce394" style:family="table-cell" style:parent-style-name="Default" style:data-style-name="N39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5" style:family="table-cell" style:parent-style-name="Default" style:data-style-name="N100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6" style:family="table-cell" style:parent-style-name="Default" style:data-style-name="N10005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style:cell-protect="protected" style:print-content="true" style:text-align-source="fix" style:repeat-content="false" fo:background-color="transparent" fo:wrap-option="no-wrap" style:direction="ltr" style:rotation-angle="0" style:shrink-to-fit="false" style:vertical-align="automatic"/>
      <style:paragraph-properties fo:text-align="center"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8" style:family="table-cell" style:parent-style-name="Default">
      <style:table-cell-properties style:cell-protect="protected" style:print-content="false" style:text-align-source="fix" style:repeat-content="false" fo:wrap-option="wrap"/>
      <style:paragraph-properties fo:text-align="center" fo:margin-left="0cm"/>
      <style:text-properties fo:color="#6666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99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0" style:family="table-cell" style:parent-style-name="Default">
      <style:table-cell-properties style:cell-protect="protected" style:print-content="false" style:text-align-source="value-type" style:repeat-content="false" fo:background-color="transparent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1" style:family="table-cell" style:parent-style-name="Default" style:data-style-name="N804">
      <style:table-cell-properties style:cell-protect="protected" style:print-content="false" style:text-align-source="fix" style:repeat-content="false" fo:background-color="transparent"/>
      <style:paragraph-properties fo:text-align="center"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2" style:family="table-cell" style:parent-style-name="Default">
      <style:table-cell-properties style:glyph-orientation-vertical="0" style:cell-protect="protected" style:print-content="fals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fo:color="#6666ff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3" style:family="table-cell" style:parent-style-name="Default" style:data-style-name="N804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4" style:family="table-cell" style:parent-style-name="Default" style:data-style-name="N111">
      <style:table-cell-properties style:cell-protect="protected" style:print-content="false" style:text-align-source="value-type" style:repeat-content="false"/>
      <style:paragraph-properties fo:margin-left="0cm"/>
      <style:text-properties fo:color="#6666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5" style:family="table-cell" style:parent-style-name="Default">
      <style:table-cell-properties style:cell-protect="protected" style:print-content="false" style:text-align-source="value-type" style:repeat-content="false"/>
      <style:paragraph-properties fo:margin-left="0cm"/>
      <style:text-properties fo:color="#6666ff"/>
    </style:style>
    <style:style style:name="ce406" style:family="table-cell" style:parent-style-name="Default">
      <style:table-cell-properties style:cell-protect="protected" style:print-content="fals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7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8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804"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0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1" style:family="table-cell" style:parent-style-name="Default" style:data-style-name="N804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2" style:family="table-cell" style:parent-style-name="Default" style:data-style-name="N10010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3" style:family="table-cell" style:parent-style-name="Default">
      <style:table-cell-properties style:cell-protect="protected" style:print-content="false"/>
    </style:style>
    <style:style style:name="ce632" style:family="table-cell" style:parent-style-name="Default">
      <style:text-properties fo:font-weight="bold" style:font-weight-asian="bold" style:font-weight-complex="bold"/>
    </style:style>
    <style:style style:name="ce633" style:family="table-cell" style:parent-style-name="comp_20_Int_5f_colonna">
      <style:text-properties fo:font-weight="bold" style:font-weight-asian="bold" style:font-weight-complex="bold"/>
    </style:style>
    <style:style style:name="ce7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38" style:family="table-cell" style:parent-style-name="ShortC_20_std_20_dx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font-name-asian="DejaVu Sans Condensed" style:font-size-asian="6.80000019073486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9" style:family="table-cell" style:parent-style-name="Default">
      <style:table-cell-properties fo:padding-bottom="0.035cm" fo:padding-left="0.136cm" fo:padding-right="0.035cm" fo:padding-top="0.035cm"/>
      <style:text-properties fo:font-size="11pt"/>
    </style:style>
    <style:style style:name="ce740" style:family="table-cell" style:parent-style-name="SPath">
      <style:table-cell-properties style:text-align-source="fix" style:repeat-content="false" style:vertical-align="middle"/>
      <style:paragraph-properties fo:text-align="start" fo:margin-left="0cm"/>
    </style:style>
    <style:style style:name="ce74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42" style:family="table-cell" style:parent-style-name="SPath">
      <style:table-cell-properties style:vertical-align="middle"/>
    </style:style>
    <style:style style:name="ce743" style:family="table-cell" style:parent-style-name="Default">
      <style:text-properties style:font-name="Liberation Sans2" fo:font-size="14pt" fo:font-weight="bold" style:font-size-asian="14pt" style:font-weight-asian="bold" style:font-size-complex="14pt" style:font-weight-complex="bold"/>
    </style:style>
    <style:style style:name="ce74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style:font-name="Liberation Sans2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Courier" style:font-size-asian="10pt" style:language-asian="it" style:country-asian="IT" style:font-style-asian="normal" style:font-weight-asian="bold" style:font-size-complex="10pt" style:language-complex="it" style:country-complex="IT" style:font-style-complex="normal" style:font-weight-complex="bold" style:text-emphasize="none" style:font-relief="none"/>
    </style:style>
    <style:style style:name="ce74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46" style:family="table-cell" style:parent-style-name="avvertenza">
      <style:paragraph-properties fo:margin-left="0cm"/>
    </style:style>
    <style:style style:name="ce74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it" style:country-asian="I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0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52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1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it" style:country-asian="IT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2pt" style:language-asian="it" style:country-asian="IT" style:font-style-asian="normal" style:font-weight-asian="normal" style:font-size-complex="12pt" style:language-complex="it" style:country-complex="IT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none" fo:background-color="transparent" fo:border-left="0.06pt solid #000000" fo:border-right="none" fo:border-top="0.06pt solid #000000"/>
    </style:style>
    <style:style style:name="ce77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777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7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5pt" style:font-size-asian="15pt" style:font-size-complex="15pt"/>
    </style:style>
    <style:style style:name="ce78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start" fo:margin-left="0cm"/>
    </style:style>
    <style:style style:name="ce78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language="it" fo:country="IT" style:language-asian="en" style:country-asian="US" style:language-complex="en" style:country-complex="US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start" fo:margin-left="0cm"/>
    </style:style>
    <style:style style:name="ce78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cm"/>
    </style:style>
    <style:style style:name="ce80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cm"/>
      <style:text-properties fo:font-weight="bold"/>
    </style:style>
    <style:style style:name="ce8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cm"/>
    </style:style>
    <style:style style:name="ce804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05" style:family="table-cell" style:parent-style-name="Default">
      <style:table-cell-properties fo:background-color="transparent"/>
      <style:text-properties fo:language="it" fo:country="IT" style:language-asian="en" style:country-asian="US" style:language-complex="en" style:country-complex="US"/>
    </style:style>
    <style:style style:name="ce806" style:family="table-cell" style:parent-style-name="Default">
      <style:table-cell-properties fo:background-color="transparent"/>
      <style:text-properties fo:language="en" fo:country="US" style:language-asian="en" style:country-asian="US" style:language-complex="en" style:country-complex="US"/>
    </style:style>
    <style:style style:name="ce80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8" style:family="table-cell" style:parent-style-name="Default">
      <style:table-cell-properties fo:background-color="transparent" style:vertical-align="middle"/>
      <style:text-properties fo:font-size="15pt" style:font-size-asian="15pt" style:font-size-complex="15pt"/>
    </style:style>
    <style:style style:name="T1" style:family="text">
      <style:text-properties fo:color="#ff0000"/>
    </style:style>
    <style:style style:name="T2" style:family="text">
      <style:text-properties style:language-asian="none" style:country-asian="none" style:language-complex="none" style:country-complex="none"/>
    </style:style>
  </office:automatic-styles>
  <office:body>
    <office:spreadsheet>
      <table:calculation-settings table:case-sensitive="false" table:precision-as-shown="true" table:use-regular-expressions="false"/>
      <table:content-validations>
        <table:content-validation table:name="val1" table:condition="of:cell-content-is-in-list(&quot;&lt;DIALOGO&gt;&quot;;&quot;COMPUTO&quot;;&quot;VARIANTE&quot;;&quot;CONTABILITA&quot;)" table:allow-empty-cell="true" table:display-list="unsorted" table:base-cell-address="'Elenco Prezzi'.A1">
          <table:help-message table:title="Scegli..." table:display="true">
            <text:p>Applica Filtra Codice a...</text:p>
          </table:help-message>
          <table:error-message table:message-type="stop" table:display="true">
            <text:p>ERRORE: Questo valore non è consentito.</text:p>
          </table:error-message>
        </table:content-validation>
        <table:content-validation table:name="val2" table:base-cell-address="copyright_LeenO.B14">
          <table:help-message table:title="Inserisci qui il titolo dell'elaborato" table:display="false"/>
        </table:content-validation>
        <table:content-validation table:name="val3" table:condition="of:cell-content-is-in-list(&quot;0&quot;;&quot;1&quot;;&quot;2&quot;;&quot;4&quot;;&quot;5&quot;)" table:allow-empty-cell="false" table:display-list="sort-ascending" table:base-cell-address="copyright_LeenO.G299">
          <table:error-message table:message-type="stop" table:display="true"/>
        </table:content-validation>
        <table:content-validation table:name="val4" table:condition="of:cell-content-is-in-list(&quot;0&quot;;&quot;1&quot;)" table:allow-empty-cell="false" table:display-list="sort-ascending" table:base-cell-address="copyright_LeenO.G304">
          <table:error-message table:message-type="stop" table:display="true"/>
        </table:content-validation>
        <table:content-validation table:name="val5" table:condition="of:cell-content-is-in-list(&quot;0&quot;;&quot;1&quot;;&quot;2&quot;;&quot;3&quot;)" table:allow-empty-cell="false" table:display-list="sort-ascending" table:base-cell-address="copyright_LeenO.G305">
          <table:error-message table:message-type="stop" table:display="true"/>
        </table:content-validation>
        <table:content-validation table:name="val6" table:condition="of:cell-content-is-in-list(&quot;0&quot;;&quot;1&quot;;&quot;&quot;)" table:allow-empty-cell="false" table:display-list="sort-ascending" table:base-cell-address="copyright_LeenO.G306">
          <table:error-message table:message-type="stop" table:display="true"/>
        </table:content-validation>
        <table:content-validation table:name="val7" table:condition="of:cell-content-is-in-list(&quot;2&quot;;&quot;5&quot;;&quot;9&quot;)" table:allow-empty-cell="false" table:display-list="sort-ascending" table:base-cell-address="copyright_LeenO.G307">
          <table:error-message table:message-type="stop" table:display="true"/>
        </table:content-validation>
        <table:content-validation table:name="val8" table:condition="of:cell-content-is-in-list(&quot;0&quot;;&quot;1&quot;;&quot;2&quot;;&quot;&quot;)" table:allow-empty-cell="false" table:display-list="sort-ascending" table:base-cell-address="copyright_LeenO.G313">
          <table:error-message table:message-type="stop" table:display="true"/>
        </table:content-validation>
        <table:content-validation table:name="val9" table:condition="of:cell-content-is-in-list(&quot;0&quot;;&quot;1&quot;;&quot;&quot;)" table:allow-empty-cell="false" table:display-list="sort-ascending" table:base-cell-address="copyright_LeenO.G340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sort-ascending" table:base-cell-address="copyright_LeenO.G339">
          <table:error-message table:message-type="stop" table:display="true"/>
        </table:content-validation>
        <table:content-validation table:name="val11" table:base-cell-address="S5.H335">
          <table:help-message table:title="ATTENZIONE!" table:display="true">
            <text:p>Nel caso in cui siano già stati</text:p>
            <text:p>registrati atti contabili,</text:p>
            <text:p>agendo manualmente su questo valore,</text:p>
            <text:p>si potrebbero avere problemi con la</text:p>
            <text:p>loro gestione e con le nuove emissioni.</text:p>
          </table:help-message>
          <table:error-message table:message-type="warning" table:display="true"/>
        </table:content-validation>
        <table:content-validation table:name="val12" table:condition="of:cell-content-is-in-list(&quot;misura&quot;;&quot;corpo&quot;;&quot;corpo e misura&quot;)" table:allow-empty-cell="true" table:display-list="unsorted" table:base-cell-address="cP_Cop.C1377">
          <table:error-message table:message-type="stop" table:display="true"/>
        </table:content-validation>
        <table:content-validation table:name="val13" table:condition="of:cell-content-is-in-list(&quot;unico ribasso&quot;;&quot;prezzi unitari&quot;)" table:allow-empty-cell="true" table:display-list="unsorted" table:base-cell-address="cP_Cop.C1378">
          <table:error-message table:message-type="stop" table:display="true"/>
        </table:content-validation>
        <table:content-validation table:name="val14" table:condition="of:cell-content-is-in-list(&quot;Spese Generali (calcolate su F)&quot;;&quot;Utili d'Impresa (calcolata su F+G)&quot;;&quot;Di cui sicurezza afferenti l'impresa&quot;)" table:allow-empty-cell="true" table:display-list="sort-ascending" table:base-cell-address="copyright_LeenO.E129">
          <table:help-message table:title="Scegli una percentuale % predefinita" table:display="false">
            <text:p>(o scrivi quel che ti pare, impostando poi il <text:s/>% a mano)</text:p>
          </table:help-message>
          <table:error-message table:message-type="information" table:title="Finestrella_Percentuali" table:display="false">
            <text:p>Finestrella_Percentuali</text:p>
          </table:error-message>
        </table:content-validation>
        <table:content-validation table:name="val15" table:condition="of:cell-content-is-in-list(&quot;ANALISI DI PREZZO&quot;;&quot;ELENCO PREZZI&quot;;&quot;ELENCO PREZZI E COSTI ELEMENTARI&quot;;                 &quot;COMPUTO METRICO&quot;;&quot;PERIZIA DI VARIANTE&quot;;&quot;LIBRETTO DELLE MISURE&quot;;&quot;REGISTRO DI CONTABILITÀ&quot;;                 &quot;S.A.L. A TUTTO IL&quot;)" table:allow-empty-cell="true" table:display-list="unsorted" table:base-cell-address="'Elenco Prezzi'.A1">
          <table:help-message table:title="Scegli..." table:display="true">
            <text:p>Titolo della copertina...</text:p>
          </table:help-message>
          <table:error-message table:message-type="stop" table:display="false">
            <text:p>ERRORE: Questo valore non è consentito.</text:p>
          </table:error-message>
        </table:content-validation>
        <table:content-validation table:name="val16" table:condition="of:cell-content-is-in-list(&quot;LIBRETTO DELLE MISURE&quot;;&quot;REGISTRO DI CONTABILITA'&quot;;&quot;SOMMARIO DEL REGISTRO&quot;;&quot;DISEGNI CONTABILI&quot;)" table:allow-empty-cell="true" table:display-list="sort-ascending" table:base-cell-address="cT_Doc_CP_01.N15">
          <table:help-message table:title="Inserisci qui il titolo dell'elaborato" table:display="false"/>
        </table:content-validation>
      </table:content-validations>
      <table:table table:name="Elenco Prezzi" table:style-name="ta1">
        <office:forms form:automatic-focus="false" form:apply-design-mode="false"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EP-aS"/>
        <table:table-column table:style-name="co3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number-columns-repeated="2" table:default-cell-style-name="EP_20_statistiche"/>
        <table:table-column table:style-name="co1" table:default-cell-style-name="EP-mezzo_20__25_"/>
        <table:table-column table:style-name="co8" table:default-cell-style-name="Default"/>
        <table:table-column table:style-name="co9" table:number-columns-repeated="36" table:default-cell-style-name="Default"/>
        <table:table-row table:style-name="ro1">
          <table:table-cell table:number-columns-repeated="2"/>
          <table:table-cell office:value-type="string" calcext:value-type="string">
            <text:p>Applica Filtro a:</text:p>
          </table:table-cell>
          <table:table-cell table:number-columns-repeated="8"/>
          <table:table-cell office:value-type="string" calcext:value-type="string">
            <text:p>COMPUTO</text:p>
          </table:table-cell>
          <table:table-cell table:number-columns-repeated="3"/>
          <table:table-cell office:value-type="string" calcext:value-type="string">
            <text:p>VARIANTE</text:p>
          </table:table-cell>
          <table:table-cell table:number-columns-repeated="3"/>
          <table:table-cell office:value-type="string" calcext:value-type="string">
            <text:p>CONTABILITA</text:p>
          </table:table-cell>
          <table:table-cell table:number-columns-repeated="4"/>
          <table:table-cell table:style-name="Default" table:number-columns-repeated="3"/>
          <table:table-cell table:number-columns-repeated="37"/>
        </table:table-row>
        <table:table-row table:style-name="ro1">
          <table:table-cell table:style-name="ce4"/>
          <table:table-cell table:style-name="comp_20_In_20_testa" office:value-type="string" calcext:value-type="string">
            <text:p>QUESTA RIGA NON VIENE STAMPATA</text:p>
          </table:table-cell>
          <table:table-cell table:content-validation-name="val1" office:value-type="string" calcext:value-type="string">
            <text:p>&lt;DIALOGO&gt;</text:p>
          </table:table-cell>
          <table:table-cell table:style-name="ce4"/>
          <table:table-cell table:style-name="comp_20_In_20_testa" table:formula="of:=COUNT([.E:.E]) &amp; &quot; prezzi&quot;" office:value-type="string" office:string-value="0 prezzi" calcext:value-type="string">
            <text:p>0 prezzi</text:p>
          </table:table-cell>
          <table:table-cell table:style-name="ce4" table:number-columns-repeated="5"/>
          <table:table-cell table:style-name="ce481"/>
          <table:table-cell table:style-name="ce4" table:number-columns-repeated="2"/>
          <table:table-cell table:style-name="comp_20_In_20_testa" table:formula="of:=SUBTOTAL(9;[.N:.N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R:.R])" office:value-type="currency" office:currency="EUR" office:value="0" calcext:value-type="currency">
            <text:p>€ 0,00</text:p>
          </table:table-cell>
          <table:table-cell table:style-name="ce481"/>
          <table:table-cell table:style-name="ce4" table:number-columns-repeated="2"/>
          <table:table-cell table:style-name="comp_20_In_20_testa" table:formula="of:=SUBTOTAL(9;[.V:.V])" office:value-type="currency" office:currency="EUR" office:value="0" calcext:value-type="currency">
            <text:p>€ 0,00</text:p>
          </table:table-cell>
          <table:table-cell table:style-name="ce481"/>
          <table:table-cell table:style-name="ce4"/>
          <table:table-cell table:style-name="comp_20_In_20_testa" table:formula="of:=SUBTOTAL(9;[.Y:.Y])" office:value-type="currency" office:currency="EUR" office:value="0" calcext:value-type="currency">
            <text:p>€ 0,00</text:p>
          </table:table-cell>
          <table:table-cell table:style-name="comp_20_In_20_testa" table:formula="of:=SUBTOTAL(9;[.Z:.Z])" office:value-type="currency" office:currency="EUR" office:value="0" calcext:value-type="currency">
            <text:p>€ 0,00</text:p>
          </table:table-cell>
          <table:table-cell table:number-columns-repeated="38"/>
        </table:table-row>
        <table:table-header-rows>
          <table:table-row table:style-name="ro2">
            <table:table-cell table:style-name="ce2" office:value-type="string" calcext:value-type="string">
              <text:p>Codice</text:p>
              <text:p>Articolo</text:p>
            </table:table-cell>
            <table:table-cell table:style-name="ce2" office:value-type="string" calcext:value-type="string">
              <text:p>DESCRIZIONE DEI LAVORI</text:p>
              <text:p>E DELLE SOMMINISTRAZIONI</text:p>
            </table:table-cell>
            <table:table-cell table:style-name="ce2" office:value-type="string" calcext:value-type="string">
              <text:p>Unità</text:p>
              <text:p>di misura</text:p>
            </table:table-cell>
            <table:table-cell table:style-name="ce2" office:value-type="string" calcext:value-type="string">
              <text:p>Sicurezza</text:p>
              <text:p>inclusa</text:p>
            </table:table-cell>
            <table:table-cell table:style-name="ce2" office:value-type="string" calcext:value-type="string">
              <text:p>Prezzo</text:p>
              <text:p>unitario</text:p>
            </table:table-cell>
            <table:table-cell table:style-name="ce2" office:value-type="string" calcext:value-type="string">
              <text:p>Incidenza</text:p>
              <text:p>MdO</text:p>
            </table:table-cell>
            <table:table-cell table:style-name="ce2" office:value-type="string" calcext:value-type="string">
              <text:p>Importo</text:p>
              <text:p>MdO</text:p>
            </table:table-cell>
            <table:table-cell table:style-name="EP-a_20_-Top" office:value-type="string" calcext:value-type="string">
              <text:p>Codice di origine</text:p>
            </table:table-cell>
            <table:table-cell table:style-name="EP-a_20_-Top" office:value-type="string" calcext:value-type="string">
              <text:p>Flag</text:p>
              <text:p>analisi</text:p>
            </table:table-cell>
            <table:table-cell table:style-name="EP-a_20_-Top" office:value-type="string" calcext:value-type="string">
              <text:p>Usata</text:p>
              <text:p>Non usata</text:p>
            </table:table-cell>
            <table:table-cell/>
            <table:table-cell table:style-name="ce9" office:value-type="string" calcext:value-type="string">
              <text:p>Inc. % </text:p>
              <text:p>Computo</text:p>
            </table:table-cell>
            <table:table-cell table:style-name="ce9" office:value-type="string" calcext:value-type="string">
              <text:p>Quantità</text:p>
              <text:p>Computo</text:p>
            </table:table-cell>
            <table:table-cell table:style-name="ce9" office:value-type="string" calcext:value-type="string">
              <text:p>Importi</text:p>
              <text:p>Computo</text:p>
            </table:table-cell>
            <table:table-cell/>
            <table:table-cell table:style-name="ce10" office:value-type="string" calcext:value-type="string">
              <text:p>Inc. % </text:p>
              <text:p>Variante</text:p>
            </table:table-cell>
            <table:table-cell table:style-name="ce10" office:value-type="string" calcext:value-type="string">
              <text:p>Quantità</text:p>
              <text:p>Variante</text:p>
            </table:table-cell>
            <table:table-cell table:style-name="ce10" office:value-type="string" calcext:value-type="string">
              <text:p>Importi</text:p>
              <text:p>Variante</text:p>
            </table:table-cell>
            <table:table-cell/>
            <table:table-cell table:style-name="ce11" office:value-type="string" calcext:value-type="string">
              <text:p>Inc. % </text:p>
              <text:p>Contabilità</text:p>
            </table:table-cell>
            <table:table-cell table:style-name="ce11" office:value-type="string" calcext:value-type="string">
              <text:p>Quantità</text:p>
              <text:p>Contabilità</text:p>
            </table:table-cell>
            <table:table-cell table:style-name="ce11" office:value-type="string" calcext:value-type="string">
              <text:p>Importi</text:p>
              <text:p>Contabilità</text:p>
            </table:table-cell>
            <table:table-cell/>
            <table:table-cell table:style-name="EP-a_20_-Top" office:value-type="string" calcext:value-type="string">
              <text:p>Quantità</text:p>
              <text:p>variaz.</text:p>
            </table:table-cell>
            <table:table-cell table:style-name="EP-a_20_-Top" office:value-type="string" calcext:value-type="string">
              <text:p>IMPORTI</text:p>
              <text:p>in più</text:p>
            </table:table-cell>
            <table:table-cell table:style-name="EP-a_20_-Top" office:value-type="string" calcext:value-type="string">
              <text:p>IMPORTI</text:p>
              <text:p>in meno</text:p>
            </table:table-cell>
            <table:table-cell table:style-name="EP-a_20_-Top" office:value-type="string" calcext:value-type="string">
              <text:p>VAR. %</text:p>
            </table:table-cell>
            <table:table-cell table:number-columns-repeated="37"/>
          </table:table-row>
        </table:table-header-rows>
        <table:table-row table:style-name="ro3">
          <table:table-cell table:style-name="ce3"/>
          <table:table-cell table:style-name="ce5"/>
          <table:table-cell table:style-name="ce6" table:number-columns-repeated="3"/>
          <table:table-cell table:style-name="ce7"/>
          <table:table-cell table:style-name="ce6"/>
          <table:table-cell table:style-name="EP-mezzo"/>
          <table:table-cell table:style-name="EP-sfondo" table:number-columns-repeated="2"/>
          <table:table-cell/>
          <table:table-cell table:style-name="EP-mezzo_20__25_" table:formula="of:=IF(ISERROR([.N4]/[.$N$2]);&quot;--&quot;;[.N4]/[.$N$2])" office:value-type="string" office:string-value="--" calcext:value-type="string">
            <text:p>--</text:p>
          </table:table-cell>
          <table:table-cell table:style-name="EP_20_statistiche_5f_q" table:formula="of:=SUMIF(AA;[.A4];BB)" office:value-type="float" office:value="0" calcext:value-type="float">
            <text:p>0,00</text:p>
          </table:table-cell>
          <table:table-cell table:style-name="EP_20_statistiche" table:formula="of:=SUMIF(AA;[.A4];cEuro)" office:value-type="float" office:value="0" calcext:value-type="float">
            <text:p>0,00</text:p>
          </table:table-cell>
          <table:table-cell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-mezzo_20__25_"/>
          <table:table-cell table:style-name="EP_20_statistiche_5f_q"/>
          <table:table-cell table:style-name="EP_20_statistiche"/>
          <table:table-cell table:style-name="ce571"/>
          <table:table-cell table:style-name="EP_20_statistiche_5f_q"/>
          <table:table-cell table:number-columns-repeated="40"/>
        </table:table-row>
        <table:table-row table:style-name="ro4">
          <table:table-cell table:style-name="Riga_5f_rossa_5f_Chiudi" office:value-type="string" calcext:value-type="string">
            <text:p>Fine elenco</text:p>
          </table:table-cell>
          <table:table-cell table:style-name="Riga_5f_rossa_5f_Chiudi" office:value-type="string" calcext:value-type="string">
            <text:p>Questa riga NON deve essere cancellata, MAI!!!(ma può rimanere tranquillamente NASCOSTA!)</text:p>
          </table:table-cell>
          <table:table-cell table:style-name="Riga_5f_rossa_5f_Chiudi" table:number-columns-repeated="8"/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N3:.N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R3:.R3])" office:value-type="float" office:value="0" calcext:value-type="float">
            <text:p>0,00</text:p>
          </table:table-cell>
          <table:table-cell/>
          <table:table-cell table:style-name="EP_20_statistiche_5f_Contab"/>
          <table:table-cell table:style-name="EP_20_statistiche_5f_Contab" office:value-type="string" calcext:value-type="string">
            <text:p>TOTALE</text:p>
          </table:table-cell>
          <table:table-cell table:style-name="EP_20_statistiche_5f_Contab" table:formula="of:=SUBTOTAL(9;[.V3:.V3])" office:value-type="float" office:value="0" calcext:value-type="float">
            <text:p>0,00</text:p>
          </table:table-cell>
          <table:table-cell/>
          <table:table-cell table:style-name="EP_20_statistiche" office:value-type="string" calcext:value-type="string">
            <text:p>TOTALE</text:p>
          </table:table-cell>
          <table:table-cell table:formula="of:=SUBTOTAL(9;[.Y3:.Y3])" office:value-type="float" office:value="0" calcext:value-type="float">
            <text:p>0,00</text:p>
          </table:table-cell>
          <table:table-cell table:formula="of:=SUBTOTAL(9;[.Z3:.Z3])" office:value-type="float" office:value="0" calcext:value-type="float">
            <text:p>0,00</text:p>
          </table:table-cell>
          <table:table-cell table:formula="of:=IFERROR(COM.MICROSOFT.IFS(AND([.N5]&gt;[.R5];[.R5]=0);-1;AND([.N5]&lt;[.R5];[.N5]=0);1;[.N5]=[.R5];&quot;--&quot;;[.N5]&gt;[.R5];-([.N5]-[.R5])/[.N5];[.N5]&lt;[.R5];-([.N5]-[.R5])/[.N5]);&quot;--&quot;)" office:value-type="string" office:string-value="--" calcext:value-type="string">
            <text:p>--</text:p>
          </table:table-cell>
          <table:table-cell table:number-columns-repeated="37"/>
        </table:table-row>
      </table:table>
      <table:table table:name="COMPUTO" table:style-name="ta2" table:print-ranges="COMPUTO.A3:COMPUTO.AP9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visibility="collapse" table:number-columns-repeated="2" table:default-cell-style-name="Default"/>
        <table:table-column table:style-name="co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3" table:visibility="collapse" table:default-cell-style-name="Default"/>
        <table:table-column table:style-name="co15" table:default-cell-style-name="Comp-Bianche_20_in_20_mezzo"/>
        <table:table-column table:style-name="co13" table:visibility="collapse" table:number-columns-repeated="6" table:default-cell-style-name="Comp-Bianche_20_in_20_mezzo"/>
        <table:table-column table:style-name="co16" table:default-cell-style-name="Comp-Bianche_20_in_20_mezzo"/>
        <table:table-column table:style-name="co13" table:visibility="collapse" table:number-columns-repeated="9" table:default-cell-style-name="Comp-Bianche_20_in_20_mezzo"/>
        <table:table-column table:style-name="co15" table:visibility="collapse" table:default-cell-style-name="Comp-Bianche_20_in_20_mezzo"/>
        <table:table-column-group>
          <table:table-column table:style-name="co15" table:number-columns-repeated="2" table:default-cell-style-name="Comp-Bianche_20_in_20_mezzo"/>
        </table:table-column-group>
        <table:table-column table:style-name="co13" table:visibility="collapse" table:number-columns-repeated="6" table:default-cell-style-name="Comp-Bianche_20_in_20_mezzo"/>
        <table:table-column table:style-name="co13" table:visibility="collapse" table:number-columns-repeated="6" table:default-cell-style-name="Default"/>
        <table:table-column table:style-name="co13" table:visibility="collapse" table:default-cell-style-name="COnt_5f_noP"/>
        <table:table-column table:style-name="co10" table:default-cell-style-name="Default"/>
        <table:table-column table:style-name="co17" table:default-cell-style-name="Default"/>
        <table:table-column-group>
          <table:table-column table:style-name="co17" table:number-columns-repeated="4" table:default-cell-style-name="Default"/>
          <table:table-column table:style-name="co18" table:default-cell-style-name="Default"/>
          <table:table-column table:style-name="co13" table:number-columns-repeated="16332" table:default-cell-style-name="Default"/>
        </table:table-column-group>
        <table:table-column table:style-name="co13" table:default-cell-style-name="Default"/>
        <table:table-row table:style-name="ro1">
          <table:table-cell table:number-columns-repeated="5"/>
          <table:table-cell office:value-type="string" calcext:value-type="string">
            <text:p>DP:</text:p>
          </table:table-cell>
          <table:table-cell table:number-columns-repeated="5"/>
          <table:table-cell table:style-name="Default" table:number-columns-repeated="26"/>
          <table:table-cell table:number-columns-repeated="6"/>
          <table:table-cell table:style-name="Default"/>
          <table:table-cell table:number-columns-repeated="2"/>
          <table:table-cell table:style-name="ce481" table:number-columns-repeated="53"/>
          <table:table-cell table:number-columns-repeated="16285"/>
        </table:table-row>
        <table:table-row table:style-name="ro1">
          <table:table-cell table:style-name="comp_20_In_20_testa" table:formula="of:=[.AK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omp_20_In_20_testa"/>
          <table:table-cell table:style-name="comp_20_In_20_testa" office:value-type="string" calcext:value-type="string">
            <text:p>QUESTA RIGA NON VIENE STAMPATA</text:p>
          </table:table-cell>
          <table:table-cell table:style-name="comp_20_In_20_testa" table:number-columns-repeated="14"/>
          <table:table-cell table:style-name="comp_20_In_20_testa" table:formula="of:=SUBTOTAL(9;[.R4:.R8])" office:value-type="string" office:string-value="" calcext:value-type="error">
            <text:p>#N/A</text:p>
          </table:table-cell>
          <table:table-cell table:style-name="comp_20_In_20_testa" table:formula="of:=SUBTOTAL(9;[.S4:.S8])" office:value-type="string" office:string-value="" calcext:value-type="error">
            <text:p>#N/A</text:p>
          </table:table-cell>
          <table:table-cell table:style-name="comp_20_In_20_testa" table:number-columns-repeated="9"/>
          <table:table-cell table:style-name="comp_20_In_20_testa" table:formula="of:=SUBTOTAL(9;[.AC4:.AC8])" office:value-type="string" office:string-value="" calcext:value-type="error">
            <text:p>#N/A</text:p>
          </table:table-cell>
          <table:table-cell table:style-name="ce24" table:formula="of:=[.AE2]/[.S2]" office:value-type="string" office:string-value="" calcext:value-type="error">
            <text:p>#N/A</text:p>
          </table:table-cell>
          <table:table-cell table:style-name="comp_20_In_20_testa" table:formula="of:=SUBTOTAL(9;[.AE4:.AE8])" office:value-type="string" office:string-value="" calcext:value-type="error">
            <text:p>#N/A</text:p>
          </table:table-cell>
          <table:table-cell table:style-name="comp_20_In_20_testa" table:number-columns-repeated="5"/>
          <table:table-cell table:style-name="comp_20_In_20_testa" table:formula="of:=SUBTOTAL(9;[.AK4:.AK8])" office:value-type="currency" office:currency="EUR" office:value="0" calcext:value-type="currency">
            <text:p>€ 0,00</text:p>
          </table:table-cell>
          <table:table-cell table:style-name="comp_20_In_20_testa" table:number-columns-repeated="7"/>
          <table:table-cell table:number-columns-repeated="16340"/>
        </table:table-row>
        <table:table-header-rows>
          <table:table-row table:style-name="ro5">
            <table:table-cell table:style-name="comp_20_Int_5f_colonna" office:value-type="string" calcext:value-type="string">
              <text:p>N.</text:p>
            </table:table-cell>
            <table:table-cell table:style-name="comp_20_Int_5f_colonna" office:value-type="string" calcext:value-type="string">
              <text:p>Articolo</text:p>
            </table:table-cell>
            <table:table-cell table:style-name="comp_20_Int_5f_colonna" office:value-type="string" calcext:value-type="string">
              <text:p>DESIGNAZIONE DEI LAVORI</text:p>
              <text:p>E DELLE SOMMINISTRAZIONI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P.U.</text:p>
              <text:p>Coeff.</text:p>
            </table:table-cell>
            <table:table-cell table:style-name="comp_20_Int_5f_colonna" office:value-type="string" calcext:value-type="string">
              <text:p>Lung.</text:p>
            </table:table-cell>
            <table:table-cell table:style-name="comp_20_Int_5f_colonna" office:value-type="string" calcext:value-type="string">
              <text:p>Larg.</text:p>
            </table:table-cell>
            <table:table-cell table:style-name="comp_20_Int_5f_colonna" office:value-type="string" calcext:value-type="string">
              <text:p>Alt.</text:p>
              <text:p>Peso</text:p>
            </table:table-cell>
            <table:table-cell table:style-name="comp_20_Int_5f_colonna" office:value-type="string" calcext:value-type="string">
              <text:p>Quantità</text:p>
            </table:table-cell>
            <table:table-cell table:style-name="comp_20_Int_5f_colonna"/>
            <table:table-cell table:style-name="comp_20_Int_5f_colonna" office:value-type="string" calcext:value-type="string">
              <text:p>Prezzo</text:p>
              <text:p>unitario</text:p>
            </table:table-cell>
            <table:table-cell table:style-name="comp_20_Int_5f_colonna"/>
            <table:table-cell table:style-name="COnt_5f_noP" office:value-type="string" calcext:value-type="string">
              <text:p>Serve per avere le quantità</text:p>
              <text:p>realizzate "pulite" e sommabili</text:p>
            </table:table-cell>
            <table:table-cell table:style-name="comp_20_Int_5f_colonna" table:number-columns-repeated="3"/>
            <table:table-cell table:style-name="comp_20_Int_5f_colonna" office:value-type="string" calcext:value-type="string">
              <text:p>di cui</text:p>
              <text:p>sicurezza</text:p>
            </table:table-cell>
            <table:table-cell table:style-name="comp_20_Int_5f_colonna" office:value-type="string" calcext:value-type="string">
              <text:p>Importo €</text:p>
            </table:table-cell>
            <table:table-cell table:style-name="COnt_5f_noP"/>
            <table:table-cell table:style-name="comp_20_Int_5f_colonna" table:number-columns-repeated="4"/>
            <table:table-cell table:style-name="comp_20_Int_5f_colonna" office:value-type="string" calcext:value-type="string">
              <text:p>Incidenza</text:p>
              <text:p>sul totale</text:p>
            </table:table-cell>
            <table:table-cell table:style-name="comp_20_Int_5f_colonna" table:number-columns-repeated="2"/>
            <table:table-cell table:style-name="comp_20_Int_5f_colonna" office:value-type="string" calcext:value-type="string">
              <text:p>Sicurezza</text:p>
              <text:p>unitaria</text:p>
            </table:table-cell>
            <table:table-cell table:style-name="ce51" office:value-type="string" calcext:value-type="string">
              <text:p>Materiali</text:p>
              <text:p>e Noli €</text:p>
            </table:table-cell>
            <table:table-cell table:style-name="comp_20_Int_5f_colonna" office:value-type="string" calcext:value-type="string">
              <text:p>Incidenza</text:p>
              <text:p>MdO %</text:p>
            </table:table-cell>
            <table:table-cell table:style-name="comp_20_Int_5f_colonna" office:value-type="string" calcext:value-type="string">
              <text:p>Importo</text:p>
              <text:p>MdO</text:p>
            </table:table-cell>
            <table:table-cell table:style-name="comp_20_Int_5f_colonna" office:value-type="string" calcext:value-type="string">
              <text:p>Super Cat</text:p>
            </table:table-cell>
            <table:table-cell table:style-name="comp_20_Int_5f_colonna" office:value-type="string" calcext:value-type="string">
              <text:p>Cat</text:p>
            </table:table-cell>
            <table:table-cell table:style-name="comp_20_Int_5f_colonna" office:value-type="string" calcext:value-type="string">
              <text:p>Sub Cat</text:p>
            </table:table-cell>
            <table:table-cell table:style-name="comp_20_Int_5f_colonna" office:value-type="string" calcext:value-type="string">
              <text:p>tag B</text:p>
            </table:table-cell>
            <table:table-cell table:style-name="comp_20_Int_5f_colonna" office:value-type="string" calcext:value-type="string">
              <text:p>tag C</text:p>
            </table:table-cell>
            <table:table-cell table:style-name="COnt_5f_noP" office:value-type="string" calcext:value-type="string">
              <text:p>importo totale computo</text:p>
              <text:p>sole voci senza errori</text:p>
            </table:table-cell>
            <table:table-cell table:style-name="comp_20_Int_5f_colonna"/>
            <table:table-cell table:style-name="comp_20_Int_5f_colonna" office:value-type="string" calcext:value-type="string">
              <text:p>Figure e</text:p>
              <text:p>annotazioni</text:p>
            </table:table-cell>
            <table:table-cell table:style-name="comp_20_Int_5f_colonna" table:number-columns-repeated="4"/>
            <table:table-cell office:value-type="string" calcext:value-type="string">
              <text:p>riservato per annotare</text:p>
              <text:p>il numero della voce</text:p>
            </table:table-cell>
            <table:table-cell table:number-columns-repeated="16340"/>
          </table:table-row>
        </table:table-header-rows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16345"/>
        </table:table-row>
        <table:table-row table:style-name="ro4">
          <table:table-cell table:style-name="comp_20_progress" office:value-type="float" office:value="1" calcext:value-type="float">
            <text:p>1</text:p>
          </table:table-cell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5];elenco_prezzi;2;FALSE()))&lt;([$S1.$H$337]+[$S1.$H$338]);            VLOOKUP([.B5];elenco_prezzi;2;FALSE());CONCATENATE(LEFT(VLOOKUP([.B5];            elenco_prezzi;2;FALSE());[$S1.$H$337]);&quot; [...] &quot;;RIGHT(VLOOKUP([.B5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/>
          <table:table-cell table:number-columns-repeated="26"/>
          <table:table-cell table:style-name="Comp-Bianche_20_in_20_mezzo"/>
          <table:table-cell table:style-name="Mis-Lib-Note"/>
          <table:table-cell table:number-columns-repeated="1634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6:.I6])=0;&quot;&quot;;PRODUCT([.E6:.I6]))">
              <text:p/>
            </table:table-cell>
            <table:table-cell table:style-name="centro_5f_corsivo"/>
            <table:table-cell table:number-columns-repeated="26"/>
            <table:table-cell table:style-name="Comp-Bianche_20_in_20_mezzo"/>
            <table:table-cell table:style-name="Mis-Lib-Note"/>
            <table:table-cell table:number-columns-repeated="1634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e21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5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5:.J7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5];elenco_prezzi;5;FALSE())" office:value-type="string" office:string-value="" calcext:value-type="error">
            <text:p>#N/A</text:p>
          </table:table-cell>
          <table:table-cell table:style-name="comp_20_sotto_20_Unitario"/>
          <table:table-cell table:style-name="comp_20_sotto_20_Unitario" table:formula="of:=[.J7]" office:value-type="float" office:value="0" calcext:value-type="float">
            <text:p>0,00</text:p>
          </table:table-cell>
          <table:table-cell table:style-name="comp_20_sotto_20_Unitario" table:number-columns-repeated="3"/>
          <table:table-cell table:style-name="Comp-sotto_20_euri" table:formula="of:=[.AB7]*[.J7]" office:value-type="string" office:string-value="" calcext:value-type="error">
            <text:p>#N/A</text:p>
          </table:table-cell>
          <table:table-cell table:style-name="comp_20_sotto_20_Euro_20_Originale" table:formula="of:=IF(VLOOKUP([.B5];elenco_prezzi;3;FALSE())=&quot;%&quot;;[.J7]*[.L7]/100;[.J7]*[.L7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5];elenco_prezzi;4;FALSE())" office:value-type="string" office:string-value="" calcext:value-type="error">
            <text:p>#N/A</text:p>
          </table:table-cell>
          <table:table-cell table:style-name="Comp-sotto_20_euri" table:formula="of:=[.S7]-[.AE7]" office:value-type="string" office:string-value="" calcext:value-type="error">
            <text:p>#N/A</text:p>
          </table:table-cell>
          <table:table-cell table:style-name="Comp-sotto_20__25_" table:formula="of:=VLOOKUP([.B5];elenco_prezzi;6;FALSE())" office:value-type="string" office:string-value="" calcext:value-type="error">
            <text:p>#N/A</text:p>
          </table:table-cell>
          <table:table-cell table:style-name="Comp-sotto_20_euri" table:formula="of:=IF([.AD7]&lt;&gt;&quot;&quot;; PRODUCT([.AD7]*[.S7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0" calcext:value-type="float">
            <text:p>0</text:p>
          </table:table-cell>
          <table:table-cell table:style-name="compTag" office:value-type="string" calcext:value-type="string">
            <text:p>Cx</text:p>
          </table:table-cell>
          <table:table-cell table:style-name="compTagRiservato" table:formula="of:=[.B5]" office:value-type="string" office:string-value="Cod. Art.?" calcext:value-type="string">
            <text:p>Cod. Art.?</text:p>
          </table:table-cell>
          <table:table-cell table:style-name="comp_20_-controolo" table:formula="of:=IF(ISERROR([.S7]);&quot;&quot;;IF([.S7]&lt;&gt;&quot;&quot;;[.S7];&quot;&quot;))">
            <text:p/>
          </table:table-cell>
          <table:table-cell table:style-name="comp_20_sotto_20_Residui"/>
          <table:table-cell table:style-name="Mis-Lib-Note-sotto"/>
          <table:table-cell table:number-columns-repeated="1634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4:.R8])" office:value-type="string" office:string-value="" calcext:value-type="error">
            <text:p>#N/A</text:p>
          </table:table-cell>
          <table:table-cell table:style-name="Comp_20_TOTALI" table:formula="of:=SUBTOTAL(9;[.S4:.S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4:.AC8])" office:value-type="string" office:string-value="" calcext:value-type="error">
            <text:p>#N/A</text:p>
          </table:table-cell>
          <table:table-cell table:style-name="Comp_20_TOTALI_20__25_" table:formula="of:=[.AE8]/[.S8]" office:value-type="string" office:string-value="" calcext:value-type="error">
            <text:p>#N/A</text:p>
          </table:table-cell>
          <table:table-cell table:style-name="Comp_20_TOTALI" table:formula="of:=SUBTOTAL(9;[.AE4:.AE8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4:.AK8])" office:value-type="float" office:value="0" calcext:value-type="float">
            <text:p>0,00</text:p>
          </table:table-cell>
          <table:table-cell table:number-columns-repeated="6"/>
          <table:table-cell table:style-name="Default"/>
          <table:table-cell table:number-columns-repeated="16340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/>
          <table:table-cell table:style-name="Default"/>
          <table:table-cell table:number-columns-repeated="16340"/>
        </table:table-row>
      </table:table>
      <table:table table:name="cT_Doc_Ult" table:style-name="ta3" table:print="false">
        <table:table-column table:style-name="co19" table:default-cell-style-name="C_5f_BASE"/>
        <table:table-column table:style-name="co20" table:default-cell-style-name="C_5f_BASE"/>
        <table:table-column table:style-name="co21" table:number-columns-repeated="3" table:default-cell-style-name="C_5f_BASE"/>
        <table:table-column table:style-name="co22" table:default-cell-style-name="C_5f_BASE"/>
        <table:table-column table:style-name="co21" table:default-cell-style-name="C_5f_BASE"/>
        <table:table-column table:style-name="co23" table:default-cell-style-name="Default"/>
        <table:table-row table:style-name="ro8">
          <table:table-cell table:style-name="Default"/>
          <table:table-cell table:style-name="C_5f_3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Default"/>
          <table:table-cell table:style-name="Default"/>
          <table:table-cell/>
        </table:table-row>
        <table:table-row table:style-name="ro9">
          <table:table-cell table:style-name="Default"/>
          <table:table-cell table:style-name="Verb_5f_Grassetto_20__2b_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 table:number-columns-repeated="2" table:style-name="Default"/>
          <table:table-cell table:style-name="Default"/>
          <table:table-cell/>
        </table:table-row>
        <table:table-row table:style-name="ro10">
          <table:table-cell table:style-name="Default"/>
          <table:table-cell table:style-name="Verb_5f_Grassetto_20__2b_"/>
          <table:table-cell table:style-name="Default"/>
          <table:table-cell table:style-name="Verb_5f_Grassetto_20__2b_"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Stazione Appaltante: </text:p>
          </table:table-cell>
          <table:table-cell table:style-name="Verb_5f_a_20_capo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resa esecu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esponsabile del procedimento: </text:p>
          </table:table-cell>
          <table:table-cell table:style-name="Verb_5f_a_20_capo" table:formula="of:=[S2.C12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contratto <text:s/>N° </text:p>
          </table:table-cell>
          <table:table-cell table:style-name="ce275" table:formula="of:=[S2.C22]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<text:s/>dei lavori:</text:p>
          </table:table-cell>
          <table:table-cell table:style-name="SIN" table:formula="of:=$'analisi di prezzo'.$c$#ref!" office:value-type="string" office:string-value="" calcext:value-type="error">
            <text:p>Err:520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ribasso d'asta:</text:p>
          </table:table-cell>
          <table:table-cell table:style-name="SIN"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Importo contrattuale:</text:p>
          </table:table-cell>
          <table:table-cell table:formula="of:=[.D9]-[.D9]*[.D10]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Accantonamento per saggi e indagini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x" office:value-type="string" calcext:value-type="string">
            <text:p>Oneri di sicurezza:</text:p>
          </table:table-cell>
          <table:table-cell table:formula="of:=#REF!" office:value-type="string" office:string-value="" calcext:value-type="error">
            <text:p>#RIF!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 table:style-name="Default"/>
          <table:table-cell table:style-name="Dx"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8">
          <table:table-cell table:style-name="Default"/>
          <table:table-cell table:style-name="C_5f_3" office:value-type="string" calcext:value-type="string" table:number-columns-spanned="5" table:number-rows-spanned="1">
            <text:p>Certificato di ultimazione dei lavori</text:p>
          </table:table-cell>
          <table:covered-table-cell table:style-name="C_5f_3"/>
          <table:covered-table-cell table:number-columns-repeated="3" table:style-name="Default"/>
          <table:table-cell table:style-name="Default"/>
          <table:table-cell/>
        </table:table-row>
        <table:table-row table:style-name="ro1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Il giorno 25 del mese di Luglio dell’anno duemilaOtto, il sottoscritto direttore dei lavori:</text:p>
          </table:table-cell>
          <table:table-cell table:style-name="Default" table:number-columns-repeated="5"/>
          <table:table-cell table:style-name="Default" table:formula="of:=#REF!" office:value-type="string" office:string-value="" calcext:value-type="error">
            <text:p>#RIF!</text:p>
          </table:table-cell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Visto che <text:s/>i lavori sono stati consegnati il giorno: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office:value-type="string" calcext:value-type="string">
            <text:p>come da verbale in pari data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 table:number-columns-spanned="3" table:number-rows-spanned="1">
            <text:p>che la durata prevista dal contratto era <text:s/>di giorni</text:p>
          </table:table-cell>
          <table:covered-table-cell table:number-columns-repeated="2"/>
          <table:table-cell table:formula="of:=#REF!" office:value-type="string" office:string-value="" calcext:value-type="error">
            <text:p>#RIF!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 table:number-columns-spanned="2" table:number-rows-spanned="1">
            <text:p>pertanto con scadenza <text:s/>in data: </text:p>
          </table:table-cell>
          <table:covered-table-cell/>
          <table:table-cell table:style-name="ce276" table:formula="of:=#REF!" office:value-type="string" office:string-value="" calcext:value-type="error">
            <text:p>#RIF!</text:p>
          </table:table-cell>
          <table:table-cell/>
          <table:table-cell table:style-name="Default"/>
          <table:table-cell table:number-columns-repeated="2"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che, a seguito di una specifica richiesta della ditta appaltante, il responsabile del procedimento ha prorogato tale termine di gg 30 </text:p>
          </table:table-cell>
          <table:covered-table-cell table:number-columns-repeated="5" table:style-name="Default"/>
          <table:table-cell/>
        </table:table-row>
        <table:table-row table:style-name="ro1">
          <table:table-cell/>
          <table:table-cell office:value-type="string" calcext:value-type="string">
            <text:p><text:s text:c="5"/>e pertanto la scadenza è stata prorogata al: </text:p>
          </table:table-cell>
          <table:table-cell table:style-name="C_5f_scorre" table:number-columns-repeated="2"/>
          <table:table-cell table:style-name="ce278" table:formula="of:=#REF!" office:value-type="string" office:string-value="" calcext:value-type="error">
            <text:p>#RIF!</text:p>
          </table:table-cell>
          <table:table-cell table:style-name="C_5f_scorre" table:number-columns-repeated="2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Vista la nota dell'appaltatore con la quale comunicava l'avvenuta ultimazione dei lavori</text:p>
          </table:table-cell>
          <table:covered-table-cell table:number-columns-repeated="5" table:style-name="Default"/>
          <table:table-cell/>
        </table:table-row>
        <table:table-row table:style-name="ro11">
          <table:table-cell office:value-type="string" calcext:value-type="string">
            <text:p>— <text:s/></text:p>
          </table:table-cell>
          <table:table-cell table:style-name="C_5f_scorre" office:value-type="string" calcext:value-type="string" table:number-columns-spanned="6" table:number-rows-spanned="1">
            <text:p>Il sottoscritto, alla presenza .- in contradditorio - del Rag. Revelchione rappresentante dell'impresa, ha effettuato il sopralluogo rilevando l'avvenuta esecuzione dei lavori in appalt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Pertanto in seguito ai riscontri eseguiti il sottoscritto CERTIFICA che i lavori in epigrafe sono stati ultimati il giorno 02/06/08 <text:s/>e, pertanto, in tempo utile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string" calcext:value-type="string" table:number-columns-spanned="6" table:number-rows-spanned="1">
            <text:p>Del che si è redatto il presente verbale che, previa lettura e conferma, viene sottoscritto come appresso.</text:p>
          </table:table-cell>
          <table:covered-table-cell table:number-columns-repeated="5" table:style-name="Default"/>
          <table:table-cell/>
        </table:table-row>
        <table:table-row table:style-name="ro1">
          <table:table-cell table:style-name="SIN"/>
          <table:table-cell/>
          <table:table-cell table:style-name="Dx"/>
          <table:table-cell table:style-name="Default"/>
          <table:table-cell table:style-name="Dx"/>
          <table:table-cell table:style-name="Default"/>
          <table:table-cell table:style-name="Dx"/>
          <table:table-cell/>
        </table:table-row>
        <table:table-row table:style-name="ro1">
          <table:table-cell table:style-name="C_5f_scorre" office:value-type="string" calcext:value-type="string" table:number-columns-spanned="3" table:number-rows-spanned="1">
            <text:p>Li, 10/06/2008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<text:s text:c="16"/>La direzione lavori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 table:number-columns-spanned="3" table:number-rows-spanned="1">
            <text:p>Letto, confermato e sottoscritto </text:p>
          </table:table-cell>
          <table:covered-table-cell table:number-columns-repeated="2" table:style-name="Default"/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 table:number-rows-repeated="3">
          <table:table-cell/>
          <table:table-cell table:style-name="Default" table:number-columns-repeated="6"/>
          <table:table-cell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Per l’impresa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/>
          <table:table-cell table:style-name="Default" table:number-columns-repeated="6"/>
          <table:table-cell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style-name="Default" table:number-columns-repeated="6"/>
          <table:table-cell/>
        </table:table-row>
        <table:table-row table:style-name="ro1" table:number-rows-repeated="5">
          <table:table-cell table:style-name="C_5f_scorre"/>
          <table:table-cell table:style-name="Default" table:number-columns-repeated="6"/>
          <table:table-cell/>
        </table:table-row>
        <table:table-row table:style-name="ro1">
          <table:table-cell table:style-name="C_5f_scorre" table:number-columns-repeated="7"/>
          <table:table-cell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l’impresa ha richiesto una proroga di ………… giorni, che l’amministrazione appaltante ha concesso nella misura di ………… giorni, come risulta da lettera prot. n° ………… del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risulta dalla documentazione in atto che si sono avute sospensioni climatiche nei seguenti giorni (o periodi): …… e per un totale di …… giorn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i sono inoltre avuti scioperi a carattere nazionale e/o regionale nei giorni ………… e cioè per ulteriori n° giorni …………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infine ordinate dalla direzione lavori, come risulta da appositi verbali, le seguenti sospensioni: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dal ……… al ……… per giorni 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sono avvenuti danni per forza maggiore, accertati con verbale del ………… n° …………per motivi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per effetto delle proroghe concesse e delle sospensioni per cause non dipendenti dall’impresa, il termine di ultimazione previsto dal contratto principale è spostato al 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ultimazione dei lavori è stata accertata il ……………… come da certificato redatto in contraddittorio fra l’impresa e il direttore dei lavori, e pertanto in tempo utile. (Oppure, se in ritardo: con n° …… giorni di ritardo, che hanno dato luogo all’applicazione di penale in sede di stato finale di euro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hanno avuto luogo subappalti (in caso contrario: L’appaltatore, come preannunciato in sede di offerta per la gara, ha subappaltato i seguenti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sono state ottemperate tutte le disposizioni vigenti in materia, di cui si allega agli atti la documentazione prescritta per legge (copia dei contratti di subappalto; copia delle ricevute dei pagamenti ai subappaltatori ecc.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ssicurato i suoi operai presso ……… della Provincia di ………</text:p>
          </table:table-cell>
          <table:table-cell office:value-type="string" calcext:value-type="string">
            <text:p>con polizza n° …… avente decorrenza dal ……… e scadenza il ………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deve essere ritenuta in regola con gli enti previdenziali e assistenziali, come da copia di lettera raccomandata ………… in data …………, inviata ai sensi della Circolare del Ministero dei Lavori pubblici, n° 1498 del 15-2-1952, a cui non è stato dato riscontro trascorsi nei tempi prescrit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durante l’esecuzione dei lavori non si sono verificati infortuni (in caso contrario fare una descrizione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risulta che l’impresa abbia ceduto l’importo dei suoi crediti né abbia rilasciato deleghe o procure a favore di terzi (in caso contrario fare una descrizione: risulta che l’impresa ha ceduto i suoi crediti a ……… con atto in data …………; il tutto è stato riconosciuto dall’amministrazione, come da comunicazione n° ……… del …………)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o stato finale è stato redatto dal direttore dei lavori in data e ammonta complessivamente a: (inserire lo stato finale) …………………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firmato il registro di contabilità senza riserv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è stata necessaria la pubblicazione degli avvisi ad opponendum oppure che gli avvisi ad opponendum sono stati regolarmente pubblicati sull’Albo pretorio dei comuni di ………… e che la Prefettura di ………… con nota n° ………… del ………… ha dichiarato che non sono stati presentati i reclam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risultano pienamente collaud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i lavori sono stati eseguiti a regola d’arte con buoni materiali, in conformità al progetto e alle varianti approvate, salvo lievi modifiche entro i limiti dei poteri discrezionali della direzione dei lavori e si trovano in buono stato di conservazione e di manutenzione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’impresa ha adempiuto in modo soddisfacente gli obblighi derivanti dal contratto e dagli ordini e disposizioni impartite dalla direzione lavori durante il loro corso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tutte le singole categorie di lavoro eseguite si confanno in tutto e per tutto alle registrazioni che sono state fatte sui documenti contabil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ella contabilità dei lavori sono stati applicati regolarmente e unicamente, i prezzi di contratto e quelli successivamente concordati e approva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la regolarità tecnico-contabile è stata accertata mediante revisione dei conti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<text:s/></text:p>
          </table:table-cell>
          <table:table-cell office:value-type="string" calcext:value-type="string">
            <text:p>che non sono risultati errori rilevanti. Le modeste rettifiche corrispondono a euro ………… che saranno detratti dallo stato finale. Pertanto il conto finale risulta come segue: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da direzione lavor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 diminuzione per modeste rettifiche di conteggi</text:p>
          </table:table-cell>
          <table:table-cell office:value-type="string" calcext:value-type="string">
            <text:p>euro …………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detrazione per piccoli difet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importo rettificato del conto finale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gli acconti corrispost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cautelativamente per richiesta di danni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—</text:p>
          </table:table-cell>
          <table:table-cell office:value-type="string" calcext:value-type="string">
            <text:p>a dedurre per penale dovuta a ritardo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esiduo credito dell’impresa</text:p>
          </table:table-cell>
          <table:table-cell office:value-type="string" calcext:value-type="string">
            <text:p>euro …………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style-name="ce274" office:value-type="string" calcext:value-type="string">
            <text:p>— <text:s/></text:p>
          </table:table-cell>
          <table:table-cell office:value-type="string" calcext:value-type="string">
            <text:p>che a conclusione di quanto precede, il prospetto delle spese autorizzate è il seguente:</text:p>
          </table:table-cell>
          <table:table-cell table:number-columns-repeated="6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per il contratto principale</text:p>
          </table:table-cell>
          <table:table-cell table:style-name="C_5f_euro" table:formula="of:=s2.$d$s2" office:value-type="string" office:string-value="" calcext:value-type="error">
            <text:p>#NAME?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lavori a corpo e misura, nette</text:p>
          </table:table-cell>
          <table:table-cell table:style-name="ce277" table:formula="of:=#REF!;[.DS2]+s2.$d$s2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table:style-name="Dx" office:value-type="string" calcext:value-type="string">
            <text:p>Sommano</text:p>
          </table:table-cell>
          <table:table-cell table:formula="of:=[.D98]-[.D99]" office:value-type="string" office:string-value="" calcext:value-type="error">
            <text:p>Err:509</text:p>
          </table:table-cell>
          <table:table-cell table:number-columns-repeated="4"/>
        </table:table-row>
        <table:table-row table:style-name="ro1">
          <table:table-cell table:style-name="ce274" office:value-type="string" calcext:value-type="string">
            <text:p>•</text:p>
          </table:table-cell>
          <table:table-cell/>
          <table:table-cell office:value-type="string" calcext:value-type="string">
            <text:p>Totale</text:p>
          </table:table-cell>
          <table:table-cell office:value-type="string" calcext:value-type="string">
            <text:p>euro …………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office:value-type="string" calcext:value-type="string">
            <text:p>Certific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e i lavori di cui sopra eseguiti dall’impresa ………… con contratto ………… sono stati regolarmente eseguiti e ne liquida l’importo netto di euro …………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 cui a detrarre l’ammontare delle rate d’acconto di euro …………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a il credito netto dell’impresa di euro …………, che fatta eccezione per la superiore approvazione del presente certificato, possono pagarsi all’impresa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etto, confermato e sottoscritto in ………… il …………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Per l’impres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r l’amministrazione appaltant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La direzione lavor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Visto: il responsabile del procedimento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T_SAL" table:style-name="ta4" table:print="false">
        <table:table-column table:style-name="co10" table:default-cell-style-name="Default"/>
        <table:table-column table:style-name="co10" table:default-cell-style-name="ce35"/>
        <table:table-column table:style-name="co10" table:default-cell-style-name="Default"/>
        <table:table-column table:style-name="co10" table:default-cell-style-name="ce342"/>
        <table:table-column table:style-name="co10" table:number-columns-repeated="6" table:default-cell-style-name="Default"/>
        <table:table-row table:style-name="ro6">
          <table:table-cell/>
          <table:table-cell table:style-name="Default"/>
          <table:table-cell/>
          <table:table-cell table:style-name="ce37"/>
          <table:table-cell table:number-columns-repeated="6"/>
        </table:table-row>
        <table:table-row table:style-name="ro1" table:number-rows-repeated="2">
          <table:table-cell table:style-name="ce279"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table:style-name="Default"/>
          <table:table-cell/>
          <table:table-cell table:style-name="ce37"/>
          <table:table-cell table:number-columns-repeated="6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37"/>
          <table:covered-table-cell table:number-columns-repeated="3"/>
          <table:table-cell table:number-columns-repeated="3"/>
        </table:table-row>
        <table:table-row table:style-name="ro6" table:number-rows-repeated="2">
          <table:table-cell table:style-name="ce279"/>
          <table:table-cell table:style-name="Default"/>
          <table:table-cell/>
          <table:table-cell table:style-name="ce37"/>
          <table:table-cell table:number-columns-repeated="6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6"/>
        </table:table-row>
        <table:table-row table:style-name="ro8">
          <table:table-cell/>
          <table:table-cell table:style-name="Default"/>
          <table:table-cell/>
          <table:table-cell table:style-name="ce334"/>
          <table:table-cell table:number-columns-repeated="6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2">
          <table:table-cell/>
          <table:table-cell table:style-name="Copertina_5f_Titolo_20_2" table:content-validation-name="val2" office:value-type="string" calcext:value-type="string" table:number-columns-spanned="6" table:number-rows-spanned="1">
            <text:p>STATO DI AVANZAMENTO DEI LAVORI N.1</text:p>
          </table:table-cell>
          <table:covered-table-cell/>
          <table:covered-table-cell table:style-name="ce39"/>
          <table:covered-table-cell table:number-columns-repeated="3"/>
          <table:table-cell table:number-columns-repeated="3"/>
        </table:table-row>
        <table:table-row table:style-name="ro14">
          <table:table-cell/>
          <table:table-cell table:style-name="Default"/>
          <table:table-cell/>
          <table:table-cell table:style-name="ce39"/>
          <table:table-cell table:number-columns-repeated="6"/>
        </table:table-row>
        <table:table-row table:style-name="ro15">
          <table:table-cell/>
          <table:table-cell table:style-name="ce331"/>
          <table:table-cell table:style-name="nomi_20_sin_20_medio" table:number-columns-repeated="5"/>
          <table:table-cell table:number-columns-repeated="3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6"/>
        </table:table-row>
        <table:table-row table:style-name="ro14" table:number-rows-repeated="4">
          <table:table-cell/>
          <table:table-cell table:style-name="Default"/>
          <table:table-cell/>
          <table:table-cell table:style-name="ce39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4">
          <table:table-cell/>
          <table:table-cell table:style-name="ce332"/>
          <table:table-cell table:style-name="Copertina_5f_nomi"/>
          <table:table-cell table:style-name="Default"/>
          <table:table-cell table:number-columns-repeated="6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$S2.$C$17]"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5" table:number-rows-repeated="2">
          <table:table-cell/>
          <table:table-cell table:style-name="Default"/>
          <table:table-cell/>
          <table:table-cell table:style-name="nomi_20_sin_20_medio"/>
          <table:table-cell table:number-columns-repeated="6"/>
        </table:table-row>
        <table:table-row table:style-name="ro1">
          <table:table-cell/>
          <table:table-cell table:style-name="ce34" office:value-type="string" calcext:value-type="string" table:number-columns-spanned="4" table:number-rows-spanned="1">
            <text:p>Descrizione</text:p>
          </table:table-cell>
          <table:covered-table-cell table:style-name="ce34"/>
          <table:covered-table-cell table:style-name="ce341"/>
          <table:covered-table-cell table:style-name="ce345"/>
          <table:table-cell table:style-name="ce347" office:value-type="string" calcext:value-type="string" table:number-columns-spanned="2" table:number-rows-spanned="1">
            <text:p>Importo E.</text:p>
          </table:table-cell>
          <table:covered-table-cell table:style-name="ce351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progetto</text:p>
          </table:table-cell>
          <table:covered-table-cell table:style-name="ce35"/>
          <table:covered-table-cell/>
          <table:covered-table-cell table:style-name="ce346"/>
          <table:table-cell table:style-name="ce348" table:formula="of:=[S2.C70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del contratto depurato del ribasso del …%</text:p>
          </table:table-cell>
          <table:covered-table-cell table:style-name="ce35"/>
          <table:covered-table-cell/>
          <table:covered-table-cell table:style-name="ce346"/>
          <table:table-cell table:style-name="ce349" table:formula="of:=[S2.C71]" office:value-type="percentage" office:value="0" calcext:value-type="percentage" table:number-columns-spanned="2" table:number-rows-spanned="1">
            <text:p>0,00%</text:p>
          </table:table-cell>
          <table:covered-table-cell table:style-name="ce352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Importo atto di sottomissione</text:p>
          </table:table-cell>
          <table:covered-table-cell table:style-name="ce35"/>
          <table:covered-table-cell/>
          <table:covered-table-cell table:style-name="ce346"/>
          <table:table-cell table:style-name="ce348" table:formula="of:=[S2.C72]" office:value-type="currency" office:currency="EUR" office:value="0" calcext:value-type="currency" table:number-columns-spanned="2" table:number-rows-spanned="1">
            <text:p>€ 0,00</text:p>
          </table:table-cell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5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Fondo a disposizione dell’amministrazione</text:p>
          </table:table-cell>
          <table:covered-table-cell table:style-name="ce35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Del quale impegnato:</text:p>
          </table:table-cell>
          <table:covered-table-cell table:style-name="ce35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espropriazioni</text:p>
          </table:table-cell>
          <table:covered-table-cell table:style-name="ce35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maggiori lavori imprevisti</text:p>
          </table:table-cell>
          <table:covered-table-cell table:style-name="ce35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lavori in economia</text:p>
          </table:table-cell>
          <table:covered-table-cell table:style-name="ce35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per IVA</text:p>
          </table:table-cell>
          <table:covered-table-cell table:style-name="ce35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— …………</text:p>
          </table:table-cell>
          <table:covered-table-cell table:style-name="ce35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Totale somma impegnata</text:p>
          </table:table-cell>
          <table:covered-table-cell table:style-name="ce35"/>
          <table:covered-table-cell/>
          <table:covered-table-cell table:style-name="ce346"/>
          <table:table-cell table:style-name="ce348" table:number-columns-spanned="2" table:number-rows-spanned="1"/>
          <table:covered-table-cell table:style-name="ce348"/>
          <table:table-cell table:number-columns-repeated="3"/>
        </table:table-row>
        <table:table-row table:style-name="ro1">
          <table:table-cell/>
          <table:table-cell table:style-name="ce340" table:number-columns-repeated="4"/>
          <table:table-cell table:style-name="ULTIMUS" table:number-columns-repeated="2"/>
          <table:table-cell table:number-columns-repeated="3"/>
        </table:table-row>
        <table:table-row table:style-name="ro1">
          <table:table-cell table:style-name="ce279"/>
          <table:table-cell table:style-name="ce34" office:value-type="string" calcext:value-type="string" table:number-columns-spanned="4" table:number-rows-spanned="1">
            <text:p>Descrizione</text:p>
          </table:table-cell>
          <table:covered-table-cell table:style-name="ce34"/>
          <table:covered-table-cell table:style-name="ce343"/>
          <table:covered-table-cell table:style-name="ce345"/>
          <table:table-cell table:style-name="ce347" office:value-type="string" calcext:value-type="string" table:number-columns-spanned="2" table:number-rows-spanned="1">
            <text:p>Date</text:p>
          </table:table-cell>
          <table:covered-table-cell table:style-name="ce351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Consegna dei lavori</text:p>
          </table:table-cell>
          <table:covered-table-cell table:style-name="ce35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Inizio lavori</text:p>
          </table:table-cell>
          <table:covered-table-cell table:style-name="ce35"/>
          <table:covered-table-cell table:style-name="ce344"/>
          <table:covered-table-cell table:style-name="ce346"/>
          <table:table-cell table:style-name="ce350" table:formula="of:=[S2.C24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5"/>
          <table:covered-table-cell table:style-name="ce344"/>
          <table:covered-table-cell table:style-name="ce346"/>
          <table:table-cell table:style-name="ce350" table:formula="of:=[S2.C29]" office:value-type="date" office:date-value="1899-12-30" calcext:value-type="date" table:number-columns-spanned="2" table:number-rows-spanned="1">
            <text:p>30/12/99</text:p>
          </table:table-cell>
          <table:covered-table-cell table:style-name="ce353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Lavori sospesi o prorogati</text:p>
          </table:table-cell>
          <table:covered-table-cell table:style-name="ce35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Nuova scadenza del tempo utile per l’ultimazione</text:p>
          </table:table-cell>
          <table:covered-table-cell table:style-name="ce35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 table:style-name="ce279"/>
          <table:table-cell office:value-type="string" calcext:value-type="string" table:number-columns-spanned="4" table:number-rows-spanned="1">
            <text:p>Scadenza tempo utile per l’ultimazione lavori</text:p>
          </table:table-cell>
          <table:covered-table-cell table:style-name="ce35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Giorni impiegati in meno</text:p>
          </table:table-cell>
          <table:covered-table-cell table:style-name="ce35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office:value-type="string" calcext:value-type="string" table:number-columns-spanned="4" table:number-rows-spanned="1">
            <text:p>Consegna finale dei lavori</text:p>
          </table:table-cell>
          <table:covered-table-cell table:style-name="ce35"/>
          <table:covered-table-cell table:style-name="ce344"/>
          <table:covered-table-cell table:style-name="ce346"/>
          <table:table-cell table:style-name="ce350" table:number-columns-spanned="2" table:number-rows-spanned="1"/>
          <table:covered-table-cell table:style-name="ce350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5"/>
          <table:table-cell office:value-type="float" office:value="0" calcext:value-type="float">
            <text:p>0</text:p>
          </table:table-cell>
        </table:table-row>
      </table:table>
      <table:table table:name="cT_CP_Bart" table:style-name="ta3" table:print="false">
        <table:table-column table:style-name="co24" table:default-cell-style-name="ce333"/>
        <table:table-column table:style-name="co25" table:default-cell-style-name="ce74"/>
        <table:table-column table:style-name="co26" table:default-cell-style-name="ce417"/>
        <table:table-column table:style-name="co27" table:default-cell-style-name="Default"/>
        <table:table-column table:style-name="co28" table:default-cell-style-name="ce60"/>
        <table:table-column table:style-name="co23" table:number-columns-repeated="2" table:default-cell-style-name="Default"/>
        <table:table-column table:style-name="co10" table:number-columns-repeated="2" table:default-cell-style-name="Default"/>
        <table:table-row table:style-name="ro8">
          <table:table-cell table:style-name="ce319" table:formula="of:=[$S2.$C$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17">
          <table:table-cell table:style-name="ce320" table:formula="of:=[S2.C3]" office:value-type="float" office:value="0" calcext:value-type="float" table:number-columns-spanned="5" table:number-rows-spanned="1">
            <text:p>0</text:p>
          </table:table-cell>
          <table:covered-table-cell table:style-name="Default"/>
          <table:covered-table-cell table:style-name="Verb_5f_Grassetto_20__2b_"/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24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8">
          <table:table-cell table:style-name="ce57" office:value-type="string" calcext:value-type="string" table:number-columns-spanned="5" table:number-rows-spanned="1">
            <text:p>CERTIFICATO DI PAGAMENTO N.1</text:p>
          </table:table-cell>
          <table:covered-table-cell table:number-columns-repeated="2" table:style-name="Default"/>
          <table:covered-table-cell/>
          <table:covered-table-cell table:style-name="Default"/>
          <table:table-cell table:number-columns-repeated="4"/>
        </table:table-row>
        <table:table-row table:style-name="ro8">
          <table:table-cell table:style-name="ce57"/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8">
          <table:table-cell table:style-name="ce326" office:value-type="string" calcext:value-type="string" table:number-columns-spanned="2" table:number-rows-spanned="1">
            <text:p><text:s/>Impresa appaltatrice:</text:p>
          </table:table-cell>
          <table:covered-table-cell table:style-name="Default"/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4">
          <table:table-cell table:style-name="ce327"/>
          <table:table-cell table:style-name="Default"/>
          <table:table-cell table:style-name="ce686" table:formula="of:=[S2.C18]" office:value-type="float" office:value="0" calcext:value-type="float">
            <text:p>0</text:p>
          </table:table-cell>
          <table:table-cell/>
          <table:table-cell table:style-name="Default"/>
          <table:table-cell table:style-name="ce279" table:number-columns-repeated="4"/>
        </table:table-row>
        <table:table-row table:style-name="ro1">
          <table:table-cell table:style-name="ce60"/>
          <table:table-cell table:style-name="Default"/>
          <table:table-cell table:style-name="ce60" table:number-columns-repeated="2"/>
          <table:table-cell/>
          <table:table-cell table:style-name="ce279"/>
          <table:table-cell table:style-name="ce279" office:value-type="string" calcext:value-type="string">
            <text:p>Ritengo non sia il caso di duplicare questo foglio</text:p>
          </table:table-cell>
          <table:table-cell table:style-name="ce279" table:number-columns-repeated="2"/>
        </table:table-row>
        <table:table-row table:style-name="ro19">
          <table:table-cell table:style-name="ce61" office:value-type="string" calcext:value-type="string" table:number-columns-spanned="2" table:number-rows-spanned="1">
            <text:p><text:s/>Certificati Precedenti </text:p>
          </table:table-cell>
          <table:covered-table-cell/>
          <table:table-cell table:style-name="Verb_5f_Normale_20_dx" office:value-type="string" calcext:value-type="string">
            <text:p>il sottoscritto direttore dei lavori :</text:p>
          </table:table-cell>
          <table:table-cell table:style-name="ce279" table:formula="of:=[S2.C13]" office:value-type="float" office:value="0" calcext:value-type="float">
            <text:p>0</text:p>
          </table:table-cell>
          <table:table-cell table:style-name="Default"/>
          <table:table-cell table:style-name="ce279"/>
          <table:table-cell table:style-name="ce279" office:value-type="string" calcext:value-type="string">
            <text:p>ad ogni cert. Di pagamento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361" office:value-type="string" calcext:value-type="string">
            <text:p>visto il contratto:</text:p>
          </table:table-cell>
          <table:table-cell table:style-name="ce421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279" table:number-columns-repeated="4"/>
        </table:table-row>
        <table:table-row table:style-name="ro1">
          <table:table-cell table:style-name="ce330"/>
          <table:table-cell/>
          <table:table-cell table:style-name="ce383" table:formula="of:= $#RIF!.$C$20" office:value-type="string" office:string-value="" calcext:value-type="error" table:number-columns-spanned="3" table:number-rows-spanned="1">
            <text:p>#NAME?</text:p>
          </table:table-cell>
          <table:covered-table-cell/>
          <table:covered-table-cell table:style-name="Default"/>
          <table:table-cell table:style-name="ce279"/>
          <table:table-cell table:style-name="ce279" office:value-type="string" calcext:value-type="string">
            <text:p>Conviene usare sempre il medesimo e contando sul pdf 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con il quale fu affidata all'impresa: </text:p>
          </table:table-cell>
          <table:table-cell/>
          <table:table-cell table:style-name="Default"/>
          <table:table-cell table:style-name="ce279"/>
          <table:table-cell table:style-name="ce279" office:value-type="string" calcext:value-type="string">
            <text:p>per l'archiviazione...</text:p>
          </table:table-cell>
          <table:table-cell table:style-name="ce279" table:number-columns-repeated="2"/>
        </table:table-row>
        <table:table-row table:style-name="ro1">
          <table:table-cell table:style-name="ce330"/>
          <table:table-cell/>
          <table:table-cell table:style-name="ce414" table:formula="of:=[S2.C17]" office:value-type="float" office:value="0" calcext:value-type="float" table:number-columns-spanned="3" table:number-rows-spanned="1">
            <text:p>0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Verb_5f_Normale_20_Sin" office:value-type="string" calcext:value-type="string">
            <text:p>l'esecuzione dei lavori suindicati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per l'importo di netti euro </text:p>
          </table:table-cell>
          <table:table-cell table:style-name="ce422" table:formula="of:=[S2.C70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415" office:value-type="string" calcext:value-type="string">
            <text:p>oltre a oneri per sicurezza pari a euro </text:p>
          </table:table-cell>
          <table:table-cell table:style-name="ce422" table:formula="of:=[S2.C75]" office:value-type="currency" office:currency="EUR" office:value="0" calcext:value-type="currency">
            <text:p>€ 0,00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60"/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60" office:value-type="string" calcext:value-type="string">
            <text:p>Risultando dalla contabilità sino ad oggi l'ammontare dei lavori 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330"/>
          <table:table-cell/>
          <table:table-cell table:style-name="ce60" table:number-columns-spanned="3" table:number-rows-spanned="1"/>
          <table:covered-table-cell/>
          <table:covered-table-cell table:style-name="Default"/>
          <table:table-cell table:number-columns-repeated="4"/>
        </table:table-row>
        <table:table-row table:style-name="ro11">
          <table:table-cell table:number-columns-repeated="2" office:value-type="string" calcext:value-type="string">
            <text:p> </text:p>
          </table:table-cell>
          <table:table-cell table:style-name="ce416" office:value-type="string" calcext:value-type="string">
            <text:p>Per Lavori e somministrazioni al netto degli oneri della sicurezza </text:p>
          </table:table-cell>
          <table:table-cell table:style-name="ce422" table:formula="of:=[.D15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 </text:p>
          </table:table-cell>
          <table:table-cell/>
          <table:table-cell table:style-name="ce416" office:value-type="string" calcext:value-type="string">
            <text:p>A dedurre ribasso d'asta del 8,254% sui lavori</text:p>
          </table:table-cell>
          <table:table-cell table:style-name="ce417" table:formula="of:=[.D20]*0.0825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otale </text:p>
          </table:table-cell>
          <table:table-cell table:style-name="ce423" table:formula="of:=-[.D21]+[.D20]" office:value-type="currency" office:currency="EUR" office:value="0" calcext:value-type="currency">
            <text:p>€ 0,0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sicurezza da computo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/>
          <table:table-cell table:style-name="ce418" office:value-type="string" calcext:value-type="string">
            <text:p>Per oneri aggiuntivi della sicurezza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er oneri della sicurezza</text:p>
          </table:table-cell>
          <table:table-cell table:style-name="ce423" table:formula="of:='analisi di prezzo'.c#ref!" office:value-type="string" office:string-value="" calcext:value-type="error">
            <text:p>Err:52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aggi ed indagini </text:p>
          </table:table-cell>
          <table:table-cell table:style-name="ce423"/>
          <table:table-cell table:number-columns-repeated="5"/>
        </table:table-row>
        <table:table-row table:style-name="ro1">
          <table:table-cell table:number-columns-repeated="2"/>
          <table:table-cell table:style-name="ce420"/>
          <table:table-cell table:style-name="ce424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no complessivi</text:p>
          </table:table-cell>
          <table:table-cell table:style-name="ce423" table:formula="of:=[.D22]+[.D25]+[.D26]" office:value-type="string" office:string-value="" calcext:value-type="error">
            <text:p>Err:520</text:p>
          </table:table-cell>
          <table:table-cell/>
          <table:table-cell table:style-name="ce422"/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da cui detraendo</text:p>
          </table:table-cell>
          <table:table-cell table:style-name="ce418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00% per garanzia</text:p>
          </table:table-cell>
          <table:table-cell table:style-name="ce61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Ritenuta del 0,50% per infortuni</text:p>
          </table:table-cell>
          <table:table-cell table:style-name="ce422"/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office:value-type="string" calcext:value-type="string">
            <text:p>Certificati precedenti:</text:p>
          </table:table-cell>
          <table:table-cell table:style-name="ce417" office:value-type="string" calcext:value-type="string">
            <text:p>- 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18" table:number-columns-repeated="3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 deduzioni</text:p>
          </table:table-cell>
          <table:table-cell table:style-name="ce422" table:formula="of:=[.D31]" office:value-type="currency" office:currency="EUR" office:value="0" calcext:value-type="currency">
            <text:p>€ 0,00</text:p>
          </table:table-cell>
          <table:table-cell table:style-name="ce418"/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Totale</text:p>
          </table:table-cell>
          <table:table-cell table:style-name="ce423"/>
          <table:table-cell table:style-name="ce425" table:formula="of:=[.D28]-[.D34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IVA 10%</text:p>
          </table:table-cell>
          <table:table-cell table:style-name="ce418"/>
          <table:table-cell table:style-name="ce422" table:formula="of:=[.E35]*0.1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SOMMA DA PAGARE</text:p>
          </table:table-cell>
          <table:table-cell table:style-name="ce418"/>
          <table:table-cell table:style-name="ce425" table:formula="of:=[.E35]+[.E36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 </text:p>
          </table:table-cell>
          <table:table-cell table:style-name="ce420"/>
          <table:table-cell table:style-name="ce60"/>
          <table:table-cell table:number-columns-repeated="5"/>
        </table:table-row>
        <table:table-row table:style-name="ro1">
          <table:table-cell table:style-name="ce335" office:value-type="string" calcext:value-type="string">
            <text:p>TOTALE</text:p>
          </table:table-cell>
          <table:table-cell table:style-name="ce360" table:formula="of:=SUM([.B11:.B38])" office:value-type="float" office:value="0" calcext:value-type="float">
            <text:p>0</text:p>
          </table:table-cell>
          <table:table-cell table:style-name="ce60" office:value-type="string" calcext:value-type="string" table:number-columns-spanned="3" table:number-rows-spanned="1">
            <text:p>CERTIFICA, che a termini dell'articolo 28 Cap.II del capitolato speciale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8" office:value-type="string" calcext:value-type="string" table:number-columns-spanned="2" table:number-rows-spanned="1">
            <text:p><text:s/>Gli operai dell'impresa sono </text:p>
          </table:table-cell>
          <table:covered-table-cell table:style-name="Default"/>
          <table:table-cell table:style-name="ce60" office:value-type="string" calcext:value-type="string">
            <text:p>d'appalto si può pagare all'impresa la rata di :</text:p>
          </table:table-cell>
          <table:table-cell table:style-name="ce60"/>
          <table:table-cell table:number-columns-repeated="5"/>
        </table:table-row>
        <table:table-row table:style-name="ro1">
          <table:table-cell table:style-name="ce339" office:value-type="string" calcext:value-type="string" table:number-columns-spanned="2" table:number-rows-spanned="1">
            <text:p><text:s/>assicurati con: </text:p>
          </table:table-cell>
          <table:covered-table-cell table:style-name="Default"/>
          <table:table-cell table:style-name="ce60" office:value-type="string" calcext:value-type="string" table:number-columns-spanned="3" table:number-rows-spanned="1">
            <text:p><text:s/></text:p>
          </table:table-cell>
          <table:covered-table-cell/>
          <table:covered-table-cell table:style-name="Default"/>
          <table:table-cell table:number-columns-repeated="4"/>
        </table:table-row>
        <table:table-row table:style-name="ro1">
          <table:table-cell table:style-name="ce339" table:number-columns-spanned="2" table:number-rows-spanned="1"/>
          <table:covered-table-cell table:style-name="Default"/>
          <table:table-cell table:style-name="ce415" office:value-type="string" calcext:value-type="string">
            <text:p>IVA compresa</text:p>
          </table:table-cell>
          <table:table-cell table:style-name="ce335"/>
          <table:table-cell table:style-name="ce426" table:formula="of:=[.E37]" office:value-type="string" office:string-value="" calcext:value-type="error">
            <text:p>Err:520</text:p>
          </table:table-cell>
          <table:table-cell table:number-columns-repeated="4"/>
        </table:table-row>
        <table:table-row table:style-name="ro1">
          <table:table-cell table:style-name="ce355" table:number-columns-spanned="2" table:number-rows-spanned="1"/>
          <table:covered-table-cell table:style-name="Default"/>
          <table:table-cell table:style-name="ce60" table:number-columns-repeated="2"/>
          <table:table-cell table:number-columns-repeated="5"/>
        </table:table-row>
        <table:table-row table:style-name="ro1">
          <table:table-cell table:style-name="ce60" table:number-columns-repeated="4"/>
          <table:table-cell table:number-columns-repeated="5"/>
        </table:table-row>
        <table:table-row table:style-name="ro1">
          <table:table-cell table:style-name="ce60" office:value-type="string" calcext:value-type="string" table:number-columns-spanned="3" table:number-rows-spanned="1">
            <text:p>V.to L'AMMINISTRAZIONE COMUNALE</text:p>
          </table:table-cell>
          <table:covered-table-cell table:number-columns-repeated="2" table:style-name="Default"/>
          <table:table-cell table:style-name="ce60" office:value-type="string" calcext:value-type="string" table:number-columns-spanned="2" table:number-rows-spanned="1">
            <text:p>IL DIRETTORE DEI LAVORI</text:p>
          </table:table-cell>
          <table:covered-table-cell table:style-name="Default"/>
          <table:table-cell table:number-columns-repeated="4"/>
        </table:table-row>
        <table:table-row table:style-name="ro1">
          <table:table-cell table:style-name="ce60" table:number-columns-repeated="4"/>
          <table:table-cell table:number-columns-repeated="5"/>
        </table:table-row>
      </table:table>
      <table:table table:name="M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9" table:default-cell-style-name="Default"/>
        <table:table-column table:style-name="co30" table:default-cell-style-name="ce437"/>
        <table:table-column table:style-name="co31" table:default-cell-style-name="ce437"/>
        <table:table-column table:style-name="co32" table:default-cell-style-name="ce437"/>
        <table:table-column table:style-name="co33" table:default-cell-style-name="ce437"/>
        <table:table-column table:style-name="co23" table:default-cell-style-name="Default"/>
        <table:table-column table:style-name="co23" table:number-columns-repeated="8" table:default-cell-style-name="ce437"/>
        <table:table-row table:style-name="ro20">
          <table:table-cell table:style-name="Menu_5f_sfondo_20_TITOLO"/>
          <table:table-cell table:style-name="ce428"/>
          <table:table-cell table:style-name="ce428" office:value-type="string" calcext:value-type="string">
            <text:p>Dati di questo documento</text:p>
          </table:table-cell>
          <table:table-cell table:style-name="ce446" table:formula="of:=[$COMPUTO.$S$2]" office:value-type="string" office:string-value="" calcext:value-type="error">
            <text:p>#N/A</text:p>
          </table:table-cell>
          <table:table-cell table:style-name="ce428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29" office:value-type="string" calcext:value-type="string">
            <text:p>Intestazione: sinistra</text:p>
          </table:table-cell>
          <table:table-cell table:style-name="Menu_5f_sfondo_20_corsivo" office:value-type="string" calcext:value-type="string">
            <text:p><text:s text:c="14"/>Intestazione: centro</text:p>
          </table:table-cell>
          <table:table-cell table:style-name="Menu_5f_sfondo_20_corsivo" office:value-type="string" calcext:value-type="string">
            <text:p><text:s/>Intestazione: destra</text:p>
          </table:table-cell>
          <table:table-cell table:style-name="ce448"/>
          <table:table-cell/>
          <table:table-cell table:style-name="Default" table:number-columns-repeated="7"/>
          <table:table-cell/>
        </table:table-row>
        <table:table-row table:style-name="ro22">
          <table:table-cell table:style-name="M1_20_scritte_20_noP"/>
          <table:table-cell table:style-name="M1_20_scritte_20_noP_20_centro" table:formula="of:=CONCATENATE(&quot;Committente: &quot;;[.C12])" office:value-type="string" office:string-value="Committente: " calcext:value-type="string">
            <text:p>Committente: </text:p>
          </table:table-cell>
          <table:table-cell table:style-name="Menu_5f_sfondo_20__5f_gras_20_centro_20_big" office:value-type="string" calcext:value-type="string">
            <text:p>Comune di</text:p>
          </table:table-cell>
          <table:table-cell table:style-name="M1_20_scritte_20_noP_20_centro"/>
          <table:table-cell table:style-name="M1_20_scritte_20_noP_20_centro" table:formula="of:=TODAY()" office:value-type="date" office:date-value="2024-12-28" calcext:value-type="date">
            <text:p>28/12/24</text:p>
          </table:table-cell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0"/>
          <table:table-cell table:style-name="Menu_5f_sfondo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redatto da: </text:p>
          </table:table-cell>
          <table:table-cell table:style-name="ce438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verific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pprovato da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nnotazioni: </text:p>
          </table:table-cell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39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0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Stazione Appaltante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2" office:value-type="string" calcext:value-type="string">
            <text:p>Responsabile del procediment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/>
          <table:table-cell table:style-name="ce441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Progettista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1" office:value-type="string" calcext:value-type="string">
            <text:p>Altro: </text:p>
          </table:table-cell>
          <table:table-cell table:style-name="Menu_5f_sfondo_20__5f_gras"/>
          <table:table-cell table:style-name="Menu_5f_sfondo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3"/>
          <table:table-cell table:style-name="ce442" table:number-columns-repeated="2"/>
          <table:table-cell table:style-name="ce449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116" office:value-type="string" calcext:value-type="string">
            <text:p>riservato per il tipo di documento</text:p>
          </table:table-cell>
          <table:table-cell table:style-name="ce443"/>
          <table:table-cell table:style-name="ce116" office:value-type="string" calcext:value-type="string" table:number-columns-spanned="2" table:number-rows-spanned="1">
            <text:p>riservato pe\r num. pagina</text:p>
          </table:table-cell>
          <table:covered-table-cell table:style-name="ce116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5" office:value-type="string" calcext:value-type="string">
            <text:p>piè di pagina: sinistro</text:p>
          </table:table-cell>
          <table:table-cell table:style-name="ce444" office:value-type="string" calcext:value-type="string">
            <text:p>piè di pagina: centro</text:p>
          </table:table-cell>
          <table:table-cell table:style-name="ce447" office:value-type="string" calcext:value-type="string" table:number-columns-spanned="2" table:number-rows-spanned="1">
            <text:p>piè di pagina: destro</text:p>
          </table:table-cell>
          <table:covered-table-cell table:style-name="M1_20_scritte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/>
          <table:table-cell table:style-name="ce436" table:number-columns-repeated="2"/>
          <table:table-cell table:style-name="ce445"/>
          <table:table-cell table:style-name="M1_20_scritte_20_noP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>
          <table:table-cell table:style-name="M1_20_scritte_20_noP" table:number-columns-repeated="2"/>
          <table:table-cell table:style-name="ce445"/>
          <table:table-cell table:style-name="M1_20_scritte_20_noP" table:number-columns-repeated="2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21" table:number-rows-repeated="3">
          <table:table-cell table:style-name="M1_20_scritte_20_noP" table:number-columns-repeated="5"/>
          <table:table-cell/>
          <table:table-cell table:style-name="Default" table:number-columns-repeated="8"/>
        </table:table-row>
        <table:table-row table:style-name="ro21" table:number-rows-repeated="20">
          <table:table-cell table:style-name="M1_20_scritte_20_noP" table:number-columns-repeated="5"/>
          <table:table-cell/>
          <table:table-cell table:style-name="Default" table:number-columns-repeated="7"/>
          <table:table-cell/>
        </table:table-row>
        <table:table-row table:style-name="ro1" table:number-rows-repeated="65486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1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ce69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6" table:number-columns-repeated="5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46" table:number-columns-repeated="5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column table:style-name="co46" table:number-columns-repeated="4" table:default-cell-style-name="Default"/>
        <table:table-column table:style-name="co48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58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0" table:default-cell-style-name="Default"/>
        <table:table-column table:style-name="co46" table:number-columns-repeated="6" table:default-cell-style-name="Default"/>
        <table:table-column table:style-name="co69" table:default-cell-style-name="Default"/>
        <table:table-column table:style-name="co46" table:number-columns-repeated="46" table:default-cell-style-name="Default"/>
        <table:table-column table:style-name="co70" table:default-cell-style-name="Default"/>
        <table:table-column table:style-name="co46" table:number-columns-repeated="128" table:default-cell-style-name="Default"/>
        <table:table-column table:style-name="co10" table:number-columns-repeated="787" table:default-cell-style-name="Default"/>
        <table:table-row table:style-name="ro1">
          <table:table-cell table:style-name="ce67" table:number-columns-repeated="2"/>
          <table:table-cell table:style-name="ce437" table:number-columns-repeated="3"/>
          <table:table-cell table:style-name="ce85"/>
          <table:table-cell table:style-name="ce437"/>
          <table:table-cell table:number-columns-repeated="4"/>
          <table:table-cell table:style-name="ce437" table:number-columns-repeated="6"/>
          <table:table-cell table:number-columns-repeated="6"/>
          <table:table-cell table:style-name="ce437" table:number-columns-repeated="11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7" table:number-columns-repeated="2"/>
          <table:table-cell table:style-name="ce437" table:number-columns-repeated="2"/>
          <table:table-cell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5"/>
          <table:table-cell table:style-name="ce437"/>
          <table:table-cell table:number-columns-repeated="4"/>
          <table:table-cell table:style-name="ce437" table:number-columns-repeated="226"/>
          <table:table-cell table:number-columns-repeated="787"/>
        </table:table-row>
        <table:table-row table:style-name="ro1" table:number-rows-repeated="7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1">
          <table:table-cell table:style-name="ce437" table:number-columns-repeated="237"/>
          <table:table-cell table:number-columns-repeated="787"/>
        </table:table-row>
        <table:table-row table:style-name="ro1" table:number-rows-repeated="16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4">
          <table:table-cell table:style-name="ce437" table:number-columns-repeated="237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231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5"/>
          <table:table-cell table:style-name="ce437" table:number-columns-repeated="11"/>
          <table:table-cell table:number-columns-repeated="6"/>
          <table:table-cell table:style-name="ce437" table:number-columns-repeated="214"/>
          <table:table-cell table:number-columns-repeated="787"/>
        </table:table-row>
        <table:table-row table:style-name="ro1" table:number-rows-repeated="58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218"/>
          <table:table-cell table:number-columns-repeated="787"/>
        </table:table-row>
        <table:table-row table:style-name="ro1" table:number-rows-repeated="32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15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3">
          <table:table-cell table:style-name="ce437" table:number-columns-repeated="5"/>
          <table:table-cell table:style-name="ce85"/>
          <table:table-cell table:style-name="ce437" table:number-columns-repeated="12"/>
          <table:table-cell table:style-name="ce83"/>
          <table:table-cell table:style-name="ce437" table:number-columns-repeated="7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0">
          <table:table-cell table:style-name="ce68" table:number-columns-repeated="5"/>
          <table:table-cell table:style-name="ce86"/>
          <table:table-cell table:style-name="ce68" table:number-columns-repeated="2"/>
          <table:table-cell table:style-name="Menu_5f_sfondo_20_TITOLO"/>
          <table:table-cell table:style-name="ce446" table:formula="of:=[$COMPUTO.$S$2]" office:value-type="string" office:string-value="" calcext:value-type="error" table:number-columns-spanned="2" table:number-rows-spanned="1">
            <text:p>#N/A</text:p>
          </table:table-cell>
          <table:covered-table-cell/>
          <table:table-cell table:style-name="ce68" table:formula="of:=IF(PRODUCT([.F191:.I191])&gt;=0;&quot;&quot;;PRODUCT([.F191:.I191])*-1)">
            <text:p/>
          </table:table-cell>
          <table:table-cell table:style-name="ce68" table:number-columns-repeated="1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Versione di LeenO installata</text:p>
          </table:table-cell>
          <table:table-cell table:style-name="ce104" office:value-type="string" calcext:value-type="string">
            <text:p>LeenO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24" calcext:value-type="float">
            <text:p>24</text:p>
          </table:table-cell>
          <table:table-cell table:style-name="ce129" office:value-type="string" calcext:value-type="string">
            <text:p>2.dev</text:p>
          </table:table-cell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4" office:value-type="string" calcext:value-type="string">
            <text:p>Numero seriale Template</text:p>
          </table:table-cell>
          <table:table-cell table:style-name="ce104" table:formula="of:=[.H291]" office:value-type="float" office:value="217" calcext:value-type="float">
            <text:p>217</text:p>
          </table:table-cell>
          <table:table-cell table:style-name="ce104" table:formula="of:=[.I291]" office:value-type="string" office:string-value="3" calcext:value-type="string">
            <text:p>3</text:p>
          </table:table-cell>
          <table:table-cell table:style-name="ce104" table:formula="of:=[.J291]" office:value-type="string" office:string-value="24" calcext:value-type="string">
            <text:p>24</text:p>
          </table:table-cell>
          <table:table-cell table:style-name="ce130"/>
          <table:table-cell table:style-name="Menu_5f_sfondo" table:number-columns-repeated="9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6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Info:</text:p>
          </table:table-cell>
          <table:table-cell table:style-name="ce105" office:value-type="string" calcext:value-type="string">
            <text:p><text:a xlink:href="http://www.leeno.org/" xlink:type="simple">leeno.org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5" office:value-type="string" calcext:value-type="string">
            <text:p>Contattaci</text:p>
          </table:table-cell>
          <table:table-cell table:style-name="ce106" office:value-type="string" calcext:value-type="string">
            <text:p><text:a xlink:href="mailto:supporto@leeno.org" xlink:type="simple">supporto@leeno.org</text:a> 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dice sorgente</text:p>
          </table:table-cell>
          <table:table-cell table:style-name="ce107" office:value-type="string" calcext:value-type="string">
            <text:p><text:a xlink:href="https://github.com/giuserpe/leeno" xlink:type="simple">GitHub</text:a></text:p>
          </table:table-cell>
          <table:table-cell table:style-name="ce122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7" office:value-type="string" calcext:value-type="string">
            <text:p>Social</text:p>
          </table:table-cell>
          <table:table-cell table:style-name="ce106" office:value-type="string" calcext:value-type="string">
            <text:p><text:a xlink:href="https://t.me/joinchat/AAAAAEFGWSw-p_N6tUt0FA" xlink:type="simple">Telegram</text:a></text:p>
          </table:table-cell>
          <table:table-cell table:style-name="ce123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forums/" xlink:type="simple">Accedi al FORUM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/>
          <table:table-cell table:style-name="ce107" office:value-type="string" calcext:value-type="string">
            <text:p><text:a xlink:href="http://leeno.org/bugs/" xlink:type="simple">Segnala un bug</text:a>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Licenza LGPL</text:p>
          </table:table-cell>
          <table:table-cell table:style-name="ce106" office:value-type="string" calcext:value-type="string">
            <text:p><text:a xlink:href="http://www.gnu.org/licenses/lgpl.txt" xlink:type="simple">http://www.gnu.org/licenses/lgpl.txt</text:a> 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14-2024</text:p>
          </table:table-cell>
          <table:table-cell table:style-name="ce108" office:value-type="string" calcext:value-type="string">
            <text:p>Giuseppe Vizziello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Menu_5f_sfondo" table:number-columns-repeated="6"/>
          <table:table-cell table:style-name="ce96" office:value-type="string" calcext:value-type="string">
            <text:p>Copyright 2001-2013</text:p>
          </table:table-cell>
          <table:table-cell table:style-name="ce108" office:value-type="string" calcext:value-type="string">
            <text:p>Bartolomeo Aimar</text:p>
          </table:table-cell>
          <table:table-cell table:style-name="ce71"/>
          <table:table-cell table:style-name="Menu_5f_sfondo" table:number-columns-repeated="11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52">
          <table:table-cell table:style-name="Menu_5f_sfondo" table:number-columns-repeated="20"/>
          <table:table-cell table:number-columns-repeated="6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/>
          <table:table-cell table:style-name="ce72" table:number-columns-repeated="2"/>
          <table:table-cell table:style-name="ce437" table:number-columns-repeated="2"/>
          <table:table-cell table:style-name="ce87"/>
          <table:table-cell table:style-name="ce437" table:number-columns-repeated="3"/>
          <table:table-cell table:style-name="ce72" table:number-columns-repeated="2"/>
          <table:table-cell table:style-name="ce437" table:number-columns-repeated="15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3">
          <table:table-cell table:style-name="ce437" table:number-columns-repeated="5"/>
          <table:table-cell table:style-name="ce87"/>
          <table:table-cell table:style-name="ce437" table:number-columns-repeated="12"/>
          <table:table-cell table:style-name="ce137" table:number-columns-repeated="4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2">
          <table:table-cell table:style-name="ce437" table:number-columns-repeated="5"/>
          <table:table-cell table:style-name="ce87"/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8">
          <table:table-cell table:style-name="ce437" table:number-columns-repeated="5"/>
          <table:table-cell table:style-name="ce87" office:value-type="float" office:value="280" calcext:value-type="float">
            <text:p>280</text:p>
          </table:table-cell>
          <table:table-cell table:style-name="ce437"/>
          <table:table-cell table:style-name="ce109"/>
          <table:table-cell table:style-name="ce437" table:number-columns-repeated="10"/>
          <table:table-cell table:style-name="ce72" table:number-columns-repeated="5"/>
          <table:table-cell table:style-name="ce437" table:number-columns-repeated="3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1" calcext:value-type="float">
            <text:p>281</text:p>
          </table:table-cell>
          <table:table-cell table:style-name="ce437"/>
          <table:table-cell table:style-name="ce109"/>
          <table:table-cell table:style-name="ce437" table:number-columns-repeated="18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2" calcext:value-type="float">
            <text:p>282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3" calcext:value-type="float">
            <text:p>283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4" calcext:value-type="float">
            <text:p>284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5" calcext:value-type="float">
            <text:p>285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6" calcext:value-type="float">
            <text:p>286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table:style-name="ce87" office:value-type="float" office:value="287" calcext:value-type="float">
            <text:p>287</text:p>
          </table:table-cell>
          <table:table-cell table:style-name="ce437" table:number-columns-repeated="20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69" table:number-columns-repeated="5"/>
          <table:table-cell office:value-type="float" office:value="288" calcext:value-type="float">
            <text:p>288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table:number-columns-repeated="1004"/>
        </table:table-row>
        <table:table-row table:style-name="ro20">
          <table:table-cell table:style-name="ce437" table:number-columns-repeated="5"/>
          <table:table-cell table:style-name="ce87" office:value-type="float" office:value="289" calcext:value-type="float">
            <text:p>289</text:p>
          </table:table-cell>
          <table:table-cell table:style-name="Menu_5f_sfondo_20_TITOLO" table:number-columns-repeated="14"/>
          <table:table-cell table:number-columns-repeated="2"/>
          <table:table-cell table:style-name="ce437" table:number-columns-repeated="4"/>
          <table:table-cell table:style-name="ce83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0" calcext:value-type="float">
            <text:p>290</text:p>
          </table:table-cell>
          <table:table-cell table:style-name="Setvar_20_b" office:value-type="string" calcext:value-type="string">
            <text:p>Numero seriale del template (<text:span text:style-name="T1">sola lettura</text:span>)</text:p>
          </table:table-cell>
          <table:table-cell table:style-name="ce110" office:value-type="float" office:value="217" calcext:value-type="float">
            <text:p>217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4"/>
          <table:table-cell table:number-columns-repeated="3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1" calcext:value-type="float">
            <text:p>291</text:p>
          </table:table-cell>
          <table:table-cell table:style-name="Setvar_20_b" office:value-type="string" calcext:value-type="string">
            <text:p>Aggiustamento automatico dello Zoom</text:p>
          </table:table-cell>
          <table:table-cell table:style-name="ce188" table:content-validation-name="val3" office:value-type="float" office:value="1" calcext:value-type="float">
            <text:p>1</text:p>
          </table:table-cell>
          <table:table-cell table:style-name="ce182" office:value-type="string" calcext:value-type="string">
            <text:p>1 =  Automatico/schermo piccolo/scarsa definiz.         2 =  Impostazione User (personalizzata)       3 = Disattivato</text:p>
            <text:p>4 = Schermo grande/alta definiz.    5 = Schermo Wide/Alta definiz.</text:p>
          </table:table-cell>
          <table:table-cell table:style-name="ce437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2" calcext:value-type="float">
            <text:p>292</text:p>
          </table:table-cell>
          <table:table-cell table:style-name="Setvar_20_b" office:value-type="string" calcext:value-type="string">
            <text:p>Fattore di Zoom ottimale definito dall'Utente</text:p>
          </table:table-cell>
          <table:table-cell table:style-name="ce188" office:value-type="float" office:value="81" calcext:value-type="float">
            <text:p>81</text:p>
          </table:table-cell>
          <table:table-cell table:style-name="ce182" office:value-type="string" calcext:value-type="string">
            <text:p>IMPOSTATO DALL'UTENTE (attivo solo con la var sopra impostata a 2)</text:p>
          </table:table-cell>
          <table:table-cell table:style-name="Setvar_20_Txt_20_red"/>
          <table:table-cell table:style-name="Setvar_20_D" table:number-columns-repeated="10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3" calcext:value-type="float">
            <text:p>293</text:p>
          </table:table-cell>
          <table:table-cell table:style-name="Setvar_20_b" office:value-type="string" calcext:value-type="string">
            <text:p>Fattore di Zoom ottimale AUTOMATICO (<text:span text:style-name="T1">sola lettura</text:span>)</text:p>
          </table:table-cell>
          <table:table-cell table:style-name="Setvar_20_Cr" office:value-type="float" office:value="81" calcext:value-type="float">
            <text:p>81</text:p>
          </table:table-cell>
          <table:table-cell table:style-name="Setvar_20_Txt_20_red" table:number-columns-repeated="6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4" calcext:value-type="float">
            <text:p>294</text:p>
          </table:table-cell>
          <table:table-cell table:style-name="Setvar_20_b" office:value-type="string" calcext:value-type="string">
            <text:p>Ver. di LeenO prevista per questo doc(<text:span text:style-name="T1">sola lettura</text:span>)</text:p>
          </table:table-cell>
          <table:table-cell table:style-name="ce112" office:value-type="string" calcext:value-type="string">
            <text:p>3</text:p>
          </table:table-cell>
          <table:table-cell table:style-name="ce112" office:value-type="string" calcext:value-type="string">
            <text:p>24</text:p>
          </table:table-cell>
          <table:table-cell table:style-name="Setvar_20_Cr" office:value-type="string" calcext:value-type="string">
            <text:p>x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3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5" calcext:value-type="float">
            <text:p>295</text:p>
          </table:table-cell>
          <table:table-cell table:style-name="Setvar_20_b" office:value-type="string" calcext:value-type="string">
            <text:p>VERSIONE LeenO Installata (<text:span text:style-name="T1">sola lettura</text:span>)</text:p>
          </table:table-cell>
          <table:table-cell table:style-name="ce113" office:value-type="float" office:value="3" calcext:value-type="float">
            <text:p>3</text:p>
          </table:table-cell>
          <table:table-cell table:style-name="Setvar_20_Cr" office:value-type="float" office:value="24" calcext:value-type="float">
            <text:p>24</text:p>
          </table:table-cell>
          <table:table-cell table:style-name="ce112" office:value-type="string" calcext:value-type="string">
            <text:p>2.dev</text:p>
          </table:table-cell>
          <table:table-cell table:style-name="ce131" office:value-type="string" calcext:value-type="string">
            <text:p>NON MODIFICATE MAI queste Variabili a “Sola Lettura”</text:p>
          </table:table-cell>
          <table:table-cell table:style-name="Setvar_20_Txt_20_red" table:number-columns-repeated="3"/>
          <table:table-cell table:style-name="Setvar_20_D" table:number-columns-repeated="6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6" calcext:value-type="float">
            <text:p>296</text:p>
          </table:table-cell>
          <table:table-cell table:style-name="Setvar_20_b" office:value-type="string" calcext:value-type="string">
            <text:p>(Attenzione.. è ancora sperimentale) Schermo intero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 : normale <text:s text:c="2"/>1: schermo intero spalancato in apertura del doc</text:p>
          </table:table-cell>
          <table:table-cell table:style-name="ce125" table:number-columns-repeated="6"/>
          <table:table-cell table:style-name="ce135"/>
          <table:table-cell table:style-name="ce125" table:number-columns-repeated="2"/>
          <table:table-cell table:style-name="Setvar_20_D" table:number-columns-repeated="2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7" calcext:value-type="float">
            <text:p>297</text:p>
          </table:table-cell>
          <table:table-cell table:style-name="Setvar_20_b" office:value-type="string" calcext:value-type="string">
            <text:p>Visibilità Gruppi all'attivazione della “struttura”</text:p>
          </table:table-cell>
          <table:table-cell table:style-name="Setvar_20_C" table:content-validation-name="val5" office:value-type="float" office:value="2" calcext:value-type="float">
            <text:p>2</text:p>
          </table:table-cell>
          <table:table-cell table:style-name="Setvar_20_D" office:value-type="string" calcext:value-type="string">
            <text:p>1: solo Capitoli e sottocapitoli <text:s text:c="2"/>2: dettagli quantità chiusi <text:s text:c="3"/>3: vede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4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8" calcext:value-type="float">
            <text:p>298</text:p>
          </table:table-cell>
          <table:table-cell table:style-name="Setvar_20_b"/>
          <table:table-cell table:style-name="Setvar_20_C" table:content-validation-name="val6" office:value-type="float" office:value="1" calcext:value-type="float">
            <text:p>1</text:p>
          </table:table-cell>
          <table:table-cell table:style-name="Setvar_20_D" office:value-type="string" calcext:value-type="string">
            <text:p>1: cerca la posizione migliore Inserimento Voce Computo e analisi </text:p>
            <text:p>0: inserisce alla riga corrente (per computi vecchi o altre situazioni strane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206"/>
          <table:table-cell table:number-columns-repeated="787"/>
        </table:table-row>
        <table:table-row table:style-name="ro25">
          <table:table-cell table:style-name="ce437"/>
          <table:table-cell table:style-name="ce73" table:number-columns-repeated="3"/>
          <table:table-cell table:style-name="ce83"/>
          <table:table-cell table:style-name="ce87" office:value-type="float" office:value="299" calcext:value-type="float">
            <text:p>299</text:p>
          </table:table-cell>
          <table:table-cell table:style-name="Setvar_20_b" office:value-type="string" calcext:value-type="string">
            <text:p>Attiva/Disattiva lock dei comandi</text:p>
          </table:table-cell>
          <table:table-cell table:style-name="Setvar_20_C" table:content-validation-name="val7" office:value-type="float" office:value="2" calcext:value-type="float">
            <text:p>2</text:p>
          </table:table-cell>
          <table:table-cell table:style-name="Setvar_20_D" office:value-type="string" calcext:value-type="string">
            <text:p>Valori &lt; 2 sempre attiva ; Valore &gt;= 5 disattiva due livelli <text:s/>; valore &gt;= 9 disattiva tutto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0" calcext:value-type="float">
            <text:p>300</text:p>
          </table:table-cell>
          <table:table-cell table:style-name="Setvar_20_b" office:value-type="string" calcext:value-type="string">
            <text:p>Detentore Errori 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1: Attivo <text:s text:c="7"/>0: <text:s text:c="2"/>disattivato (Consiglio: lasciatelo a 0 ... è in test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1" calcext:value-type="float">
            <text:p>301</text:p>
          </table:table-cell>
          <table:table-cell table:style-name="Setvar_20_b" office:value-type="string" calcext:value-type="string">
            <text:p>Scrivi_testo_componente_COMPUTO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Copia il testo sovrastante nell'aggiungere righe di componenti a voce di Computo ( 0 non aggiunge, / 1 aggiunge 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2" calcext:value-type="float">
            <text:p>302</text:p>
          </table:table-cell>
          <table:table-cell table:style-name="Setvar_20_b" office:value-type="string" calcext:value-type="string">
            <text:p>Scrivi_testo_componente_ANALISI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inserisce riga vuota <text:s text:c="12"/>1: ricopia riga precedent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3" calcext:value-type="float">
            <text:p>303</text:p>
          </table:table-cell>
          <table:table-cell table:style-name="Setvar_20_b" office:value-type="string" calcext:value-type="string">
            <text:p>Rende visibile le col AF ed AG del Computo all'inserimento di una Categoria (e sottoCategoria)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rende visibile la colonna <text:s text:c="3"/>0: non <text:s/>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04" calcext:value-type="float">
            <text:p>304</text:p>
          </table:table-cell>
          <table:table-cell table:style-name="Setvar_20_b" office:value-type="string" calcext:value-type="string">
            <text:p>Sincronizza_Capitoli_Sottocapitoli con Voci</text:p>
          </table:table-cell>
          <table:table-cell table:style-name="Setvar_20_C" table:content-validation-name="val4" office:value-type="float" office:value="1" calcext:value-type="float">
            <text:p>1</text:p>
          </table:table-cell>
          <table:table-cell table:style-name="Setvar_20_D" office:value-type="string" calcext:value-type="string">
            <text:p>1: Aggiorna numeri dei Cat e sotto Cat. all'inserimento (o all'eliminazione) di nuove voci </text:p>
            <text:p>0: non  prende iniziative (consiglio: lasciatelo a 1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/>
          <table:table-cell table:style-name="ce72" table:number-columns-repeated="2"/>
          <table:table-cell table:style-name="ce437"/>
          <table:table-cell table:style-name="ce83"/>
          <table:table-cell table:style-name="ce87" office:value-type="float" office:value="305" calcext:value-type="float">
            <text:p>305</text:p>
          </table:table-cell>
          <table:table-cell table:style-name="Setvar_20_b" office:value-type="string" calcext:value-type="string">
            <text:p>Assegna Numeri a_Capitoli_Sottocapitoli (li Rinumera) </text:p>
          </table:table-cell>
          <table:table-cell table:style-name="Setvar_20_C" table:content-validation-name="val8" office:value-type="float" office:value="1" calcext:value-type="float">
            <text:p>1</text:p>
          </table:table-cell>
          <table:table-cell table:style-name="Setvar_20_D" office:value-type="string" calcext:value-type="string">
            <text:p>1: Ri-Numera solo SottoCat.    2 : Ri-Numera numero Cat e sottoCat. (tutto Automatico)  </text:p>
            <text:p>0: Tutto manuale ( L'UTENTE deve scrivere i numeri,,,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6" calcext:value-type="float">
            <text:p>306</text:p>
          </table:table-cell>
          <table:table-cell table:style-name="Setvar_20_b" office:value-type="string" calcext:value-type="string">
            <text:p>Inserisce Sottocapitolo insieme ad un capitol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Inserendo un capitolo aggiunge subito il sottocat <text:s/>/ <text:s/>0: inserisce la sola intestazione della categoria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7" calcext:value-type="float">
            <text:p>307</text:p>
          </table:table-cell>
          <table:table-cell table:style-name="Setvar_20_b" office:value-type="string" calcext:value-type="string">
            <text:p>Controlla la visualizzazione di alcuni messaggi e avvisi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<text:s text:c="3"/>1: visualizza alcuni messaggi <text:s text:c="2"/>0 : NON li visualizz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8" calcext:value-type="float">
            <text:p>308</text:p>
          </table:table-cell>
          <table:table-cell table:style-name="Setvar_20_b" office:value-type="string" calcext:value-type="string">
            <text:p>Help Scorciatoie di tastie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: Usa un dialogo <text:s text:c="11"/>1: Usa la sheet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09" calcext:value-type="float">
            <text:p>309</text:p>
          </table:table-cell>
          <table:table-cell table:style-name="ce100" office:value-type="string" calcext:value-type="string">
            <text:p>Schermata visibile all'apertura</text:p>
          </table:table-cell>
          <table:table-cell table:style-name="ce362" table:content-validation-name="val5" office:value-type="float" office:value="0" calcext:value-type="float">
            <text:p>0</text:p>
          </table:table-cell>
          <table:table-cell table:style-name="ce126" office:value-type="string" calcext:value-type="string">
            <text:p>1 : si apre sul Computo <text:s text:c="9"/>2: si apre su Dati del computo <text:s text:c="5"/>3: si apre sul Menù Principal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0" calcext:value-type="float">
            <text:p>310</text:p>
          </table:table-cell>
          <table:table-cell table:style-name="Setvar_20_b" office:value-type="string" calcext:value-type="string">
            <text:p>Vista troncata in descrizione Voce di Elenco – h in cm</text:p>
          </table:table-cell>
          <table:table-cell table:style-name="Setvar_20_C_5f_3" office:value-type="percentage" office:value="1.25" calcext:value-type="percentage">
            <text:p>125,00%</text:p>
          </table:table-cell>
          <table:table-cell table:style-name="Setvar_20_D" office:value-type="string" calcext:value-type="string">
            <text:p>(definisce l'altezza delle righe in visualizzazione/Troncata abbreviata. <text:s/>in cm...)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1" calcext:value-type="float">
            <text:p>311</text:p>
          </table:table-cell>
          <table:table-cell table:style-name="Setvar_20_b" office:value-type="string" calcext:value-type="string">
            <text:p>Riordina l'EP durante la creazione di un nuovo prezzo”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 : non riordina (controllo doppioni codice disattivato) <text:s text:c="3"/>0: comportamento “classico”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2" calcext:value-type="float">
            <text:p>312</text:p>
          </table:table-cell>
          <table:table-cell table:style-name="Setvar_20_b" office:value-type="string" calcext:value-type="string">
            <text:p>Suoni Attivi / Silenzioso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suoni attivati <text:s text:c="2"/>1 : suoni disattivati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13" calcext:value-type="float">
            <text:p>313</text:p>
          </table:table-cell>
          <table:table-cell table:style-name="Setvar_20_b" office:value-type="string" calcext:value-type="string">
            <text:p>Creando un “nuovo prezzo” sovrascrive la Voce di Elenco</text:p>
            <text:p> Prezzi  eventuale (in Silenzio) 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 NON modifica la Voce di prezzo  esistente    (comportamento “classico”)</text:p>
            <text:p>1: elimina/sostituisce la vecchia voce (ma senza effettuare controlli sui doppioni)</text:p>
          </table:table-cell>
          <table:table-cell table:style-name="ce182" table:number-columns-repeated="3"/>
          <table:table-cell table:style-name="Setvar_20_D" table:number-columns-repeated="8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4" calcext:value-type="float">
            <text:p>314</text:p>
          </table:table-cell>
          <table:table-cell table:style-name="Setvar_20_b" office:value-type="string" calcext:value-type="string">
            <text:p>rifa le somme dei totali colonna del computo in apertur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5" calcext:value-type="float">
            <text:p>315</text:p>
          </table:table-cell>
          <table:table-cell table:style-name="Setvar_20_b" office:value-type="string" calcext:value-type="string">
            <text:p>Visibilità tabelle superflue 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1: Le nasconde automaticamente <text:s text:c="10"/>0: non prende iniziativ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number-columns-repeated="5"/>
          <table:table-cell table:style-name="Default"/>
          <table:table-cell table:style-name="Setvar_20_b"/>
          <table:table-cell table:style-name="Setvar_20_C" office:value-type="float" office:value="1" calcext:value-type="float">
            <text:p>1</text:p>
          </table:table-cell>
          <table:table-cell table:style-name="Setvar_20_D" table:number-columns-repeated="12"/>
          <table:table-cell table:number-columns-repeated="1004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7" calcext:value-type="float">
            <text:p>317</text:p>
          </table:table-cell>
          <table:table-cell table:style-name="Setvar_20_b" office:value-type="string" calcext:value-type="string">
            <text:p>Controllo Finestrella a discesa</text:p>
          </table:table-cell>
          <table:table-cell table:style-name="Setvar_20_C" office:value-type="float" office:value="1" calcext:value-type="float">
            <text:p>1</text:p>
          </table:table-cell>
          <table:table-cell table:style-name="Setvar_20_D" office:value-type="string" calcext:value-type="string">
            <text:p>0 : <text:s/>in apertura salta la procedura <text:s text:c="4"/>1: in apertura esegue la procedura </text:p>
          </table:table-cell>
          <table:table-cell table:style-name="Setvar_20_D"/>
          <table:table-cell table:style-name="ce437" table:number-columns-repeated="8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8" calcext:value-type="float">
            <text:p>318</text:p>
          </table:table-cell>
          <table:table-cell table:style-name="Setvar_20_b" office:value-type="string" calcext:value-type="string">
            <text:p>Oneri_di_Sicurezza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valore % espresso in decimale es: 0,037 per il 3,7 %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19" calcext:value-type="float">
            <text:p>319</text:p>
          </table:table-cell>
          <table:table-cell table:style-name="Setvar_20_b" office:value-type="string" calcext:value-type="string">
            <text:p>spese_generali</text:p>
          </table:table-cell>
          <table:table-cell table:style-name="Setvar_20_C_5f_3" office:value-type="percentage" office:value="0.15" calcext:value-type="percentage">
            <text:p>15,00%</text:p>
          </table:table-cell>
          <table:table-cell table:style-name="Setvar_20_D" office:value-type="string" calcext:value-type="string">
            <text:p>valore % espresso in decimale es: 0,143 per il 13%  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0" calcext:value-type="float">
            <text:p>320</text:p>
          </table:table-cell>
          <table:table-cell table:style-name="Setvar_20_b" office:value-type="string" calcext:value-type="string">
            <text:p>utili d'impresa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%  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1" calcext:value-type="float">
            <text:p>321</text:p>
          </table:table-cell>
          <table:table-cell table:style-name="Setvar_20_b" office:value-type="string" calcext:value-type="string">
            <text:p>utili_e_spese_generali</text:p>
          </table:table-cell>
          <table:table-cell table:style-name="Setvar_20_C_5f_3" table:formula="of:=[.H321]+[.H320]" office:value-type="percentage" office:value="0.25" calcext:value-type="percentage">
            <text:p>25,00%</text:p>
          </table:table-cell>
          <table:table-cell table:style-name="Setvar_20_D" office:value-type="string" calcext:value-type="string">
            <text:p>valore % espresso in decimale es: 0,243  <text:span text:style-name="T2">(Retroattivo, cioè agisce sui valori già inseriti...)</text:span></text:p>
          </table:table-cell>
          <table:table-cell table:style-name="Setvar_20_D" table:number-columns-repeated="7"/>
          <table:table-cell table:style-name="ce136"/>
          <table:table-cell table:style-name="Setvar_20_D" table:number-columns-repeated="3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2" calcext:value-type="float">
            <text:p>322</text:p>
          </table:table-cell>
          <table:table-cell table:style-name="Setvar_20_b" office:value-type="string" calcext:value-type="string">
            <text:p>Spese_Utili_Accorpati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1: Spese Generali separate dagli Utili di Impresa - <text:s/>0: Spese e Utili Accorpati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3" calcext:value-type="float">
            <text:p>323</text:p>
          </table:table-cell>
          <table:table-cell table:style-name="Setvar_20_b" office:value-type="string" calcext:value-type="string">
            <text:p>Sconto</text:p>
          </table:table-cell>
          <table:table-cell table:style-name="Setvar_20_C_5f_3" office:value-type="percentage" office:value="-0.1" calcext:value-type="percentage">
            <text:p>-10,00%</text:p>
          </table:table-cell>
          <table:table-cell table:style-name="Setvar_20_D" office:value-type="string" calcext:value-type="string">
            <text:p>valore % espresso in decimale es: - 0,05 per il -5 %   <text:span text:style-name="T2">(Retroattivo, cioè agisce sui valori già inseriti...)</text:span>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4" calcext:value-type="float">
            <text:p>324</text:p>
          </table:table-cell>
          <table:table-cell table:style-name="Setvar_20_b" office:value-type="string" calcext:value-type="string">
            <text:p>maggiorazione proposta in automatico</text:p>
          </table:table-cell>
          <table:table-cell table:style-name="Setvar_20_C_5f_3" office:value-type="percentage" office:value="0" calcext:value-type="percentage">
            <text:p>0,00%</text:p>
          </table:table-cell>
          <table:table-cell table:style-name="Setvar_20_D" office:value-type="string" calcext:value-type="string">
            <text:p>1 : per “forzare” Sconto come proposta <text:s text:c="2"/>0 : propone la Maggiorazione</text:p>
          </table:table-cell>
          <table:table-cell table:style-name="Setvar_20_D" table:number-columns-repeated="11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5" calcext:value-type="float">
            <text:p>325</text:p>
          </table:table-cell>
          <table:table-cell table:style-name="Setvar_20_b" office:value-type="string" calcext:value-type="string">
            <text:p>maggiorazione</text:p>
          </table:table-cell>
          <table:table-cell table:style-name="Setvar_20_C_5f_3" office:value-type="percentage" office:value="0.1" calcext:value-type="percentage">
            <text:p>10,00%</text:p>
          </table:table-cell>
          <table:table-cell table:style-name="Setvar_20_D" office:value-type="string" calcext:value-type="string">
            <text:p>valore % espresso in decimale es: 0,10 per il 10 %   <text:span text:style-name="T2">(Retroattivo, cioè agisce sui valori già inseriti...)</text:span>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6" calcext:value-type="float">
            <text:p>326</text:p>
          </table:table-cell>
          <table:table-cell table:style-name="Setvar_20_b" office:value-type="string" calcext:value-type="string">
            <text:p>una sola maggiorazione per volta/ 3 in blocco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 ne inserisce una per volta <text:s text:c="10"/>3 ne inserisce tre in blocc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6">
          <table:table-cell table:style-name="ce437" table:number-columns-repeated="4"/>
          <table:table-cell table:style-name="ce83"/>
          <table:table-cell table:style-name="ce87" office:value-type="float" office:value="327" calcext:value-type="float">
            <text:p>327</text:p>
          </table:table-cell>
          <table:table-cell table:style-name="Setvar_20_b" office:value-type="string" calcext:value-type="string">
            <text:p>Gestione della Contabilità:</text:p>
            <text:p>0: non abilitata</text:p>
            <text:p>1: abilitata</text:p>
          </table:table-cell>
          <table:table-cell table:style-name="Setvar_20_C" table:content-validation-name="val9" office:value-type="float" office:value="0" calcext:value-type="float">
            <text:p>0</text:p>
          </table:table-cell>
          <table:table-cell table:style-name="Setvar_20_D" office:value-type="string" calcext:value-type="string">
            <text:p>0: modifiche possibili in COMPUTO e VARIANTE</text:p>
            <text:p>1: modifiche NON possibili in COMPUTO e VARIANT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8" calcext:value-type="float">
            <text:p>328</text:p>
          </table:table-cell>
          <table:table-cell table:style-name="Setvar_20_b" office:value-type="string" calcext:value-type="string">
            <text:p>Durante l'impaginazione attiva la vista: interruzione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Attiva la Vista Interruzione di pagina <text:s text:c="6"/>1: fa solo uno zoom indietro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29" calcext:value-type="float">
            <text:p>329</text:p>
          </table:table-cell>
          <table:table-cell table:style-name="Setvar_20_b" office:value-type="string" calcext:value-type="string">
            <text:p>Durante l'impaginazione Scrive i totali di pagina</text:p>
          </table:table-cell>
          <table:table-cell table:style-name="Setvar_20_C" table:content-validation-name="val4" office:value-type="float" office:value="0" calcext:value-type="float">
            <text:p>0</text:p>
          </table:table-cell>
          <table:table-cell table:style-name="Setvar_20_D" office:value-type="string" calcext:value-type="string">
            <text:p>0: non prende iniziative <text:s text:c="6"/>1: scrive i totali di pagina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0" calcext:value-type="float">
            <text:p>330</text:p>
          </table:table-cell>
          <table:table-cell table:style-name="Setvar_20_b" office:value-type="string" calcext:value-type="string">
            <text:p>Modalità di tenuta del Libretto delle misure (<text:span text:style-name="T1">sola lettura</text:span>)</text:p>
          </table:table-cell>
          <table:table-cell table:style-name="Setvar_20_C" office:value-type="float" office:value="0" calcext:value-type="float">
            <text:p>0</text:p>
          </table:table-cell>
          <table:table-cell table:style-name="Setvar_20_D" office:value-type="string" calcext:value-type="string">
            <text:p>0: Libretto fatto a mano su brogliaccio <text:s text:c="6"/>1: Tenuta elettronica del Libretto delle Misure</text:p>
          </table:table-cell>
          <table:table-cell table:style-name="ce182" table:number-columns-repeated="9"/>
          <table:table-cell table:style-name="Setvar_20_D" table:number-columns-repeated="2"/>
          <table:table-cell table:number-columns-repeated="11"/>
          <table:table-cell table:style-name="ce437" table:number-columns-repeated="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1" calcext:value-type="float">
            <text:p>331</text:p>
          </table:table-cell>
          <table:table-cell table:style-name="Setvar_20_b" office:value-type="string" calcext:value-type="string">
            <text:p>Controllo del codice su Visualizza &gt; </text:p>
            <text:p> Anteprima Impaginazione / Normale </text:p>
          </table:table-cell>
          <table:table-cell table:style-name="Setvar_20_C" table:content-validation-name="val10" office:value-type="float" office:value="0" calcext:value-type="float">
            <text:p>0</text:p>
          </table:table-cell>
          <table:table-cell table:style-name="Setvar_20_D" office:value-type="string" calcext:value-type="string">
            <text:p> 0    il codice può attivare Visualizza Normale ad Anteprima Impaginazione </text:p>
            <text:p>1 Il codice può impostare solo Anteprima Impaginazione      2 bloccato impostazione Utente ? (sperimentale)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4">
          <table:table-cell table:style-name="ce437" table:number-columns-repeated="4"/>
          <table:table-cell table:style-name="ce83"/>
          <table:table-cell table:style-name="ce87" office:value-type="float" office:value="332" calcext:value-type="float">
            <text:p>332</text:p>
          </table:table-cell>
          <table:table-cell table:style-name="Setvar_20_b" office:value-type="string" calcext:value-type="string">
            <text:p>Scrive i Subtotali di Cat e sottoCat</text:p>
            <text:p>ANCHE  nella riga</text:p>
          </table:table-cell>
          <table:table-cell table:style-name="Setvar_20_C" table:content-validation-name="val9" office:value-type="float" office:value="1" calcext:value-type="float">
            <text:p>1</text:p>
          </table:table-cell>
          <table:table-cell table:style-name="Setvar_20_D" office:value-type="string" calcext:value-type="string">
            <text:p><text:s/>0 <text:s/>Scrive i SubTotali solo a lato (sulla destra col AN AO AP) <text:s text:c="15"/>1 Scrive anche sulla riga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4"/>
          <table:table-cell table:style-name="ce83"/>
          <table:table-cell table:style-name="ce87" office:value-type="float" office:value="333" calcext:value-type="float">
            <text:p>333</text:p>
          </table:table-cell>
          <table:table-cell table:style-name="Setvar_20_b" office:value-type="string" calcext:value-type="string">
            <text:p>[Computo e Variante] Vedi Voce: PRIMI caratteri della voce</text:p>
          </table:table-cell>
          <table:table-cell table:style-name="Setvar_20_C" office:value-type="float" office:value="50" calcext:value-type="float">
            <text:p>50</text:p>
          </table:table-cell>
          <table:table-cell table:style-name="Setvar_20_D" office:value-type="string" calcext:value-type="string">
            <text:p>Quanti caratteri della descrizione vuoi visualizzare usando il Vedi Voc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4" calcext:value-type="float">
            <text:p>334</text:p>
          </table:table-cell>
          <table:table-cell table:style-name="Setvar_20_b" office:value-type="string" calcext:value-type="string">
            <text:p>[Contabilità] Descrizioni abbreviate: PRIMI caratteri della voce</text:p>
          </table:table-cell>
          <table:table-cell table:style-name="Setvar_20_C" table:content-validation-name="val11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5" calcext:value-type="float">
            <text:p>335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table:content-validation-name="val11" office:value-type="float" office:value="120" calcext:value-type="float">
            <text:p>120</text:p>
          </table:table-cell>
          <table:table-cell table:style-name="Setvar_20_D" office:value-type="string" calcext:value-type="string">
            <text:p>[Contabilità] Descrizioni abbreviate: ULTIMI caratteri della voce</text:p>
          </table:table-cell>
          <table:table-cell table:style-name="ce182" table:number-columns-repeated="9"/>
          <table:table-cell table:style-name="Setvar_20_D"/>
          <table:table-cell table:style-name="ce182"/>
          <table:table-cell table:style-name="ce437" table:number-columns-repeated="14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6" calcext:value-type="float">
            <text:p>336</text:p>
          </table:table-cell>
          <table:table-cell table:style-name="Setvar_20_b" office:value-type="string" calcext:value-type="string">
            <text:p>Descrizioni abbreviate: primi caratteri della voce</text:p>
          </table:table-cell>
          <table:table-cell table:style-name="Setvar_20_C" office:value-type="float" office:value="100" calcext:value-type="float">
            <text:p>100</text:p>
          </table:table-cell>
          <table:table-cell table:style-name="Setvar_20_D" office:value-type="string" calcext:value-type="string">
            <text:p>Quanti caratteri vuoi visualizzare partendo dall'INIZIO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7" calcext:value-type="float">
            <text:p>337</text:p>
          </table:table-cell>
          <table:table-cell table:style-name="Setvar_20_b" office:value-type="string" calcext:value-type="string">
            <text:p>Descrizioni abbreviate: ultimi caratteri della voce</text:p>
          </table:table-cell>
          <table:table-cell table:style-name="Setvar_20_C" office:value-type="float" office:value="120" calcext:value-type="float">
            <text:p>120</text:p>
          </table:table-cell>
          <table:table-cell table:style-name="Setvar_20_D" office:value-type="string" calcext:value-type="string">
            <text:p>Quanti caratteri vuoi visualizzare partendo dalla FINE della descrizione?</text:p>
          </table:table-cell>
          <table:table-cell table:style-name="Setvar_20_D" table:number-columns-repeated="11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5">
          <table:table-cell table:style-name="ce437" table:number-columns-repeated="5"/>
          <table:table-cell table:style-name="ce87" office:value-type="float" office:value="338" calcext:value-type="float">
            <text:p>338</text:p>
          </table:table-cell>
          <table:table-cell table:style-name="Setvar_20_b" office:value-type="string" calcext:value-type="string">
            <text:p>directory di pacchettizzazione</text:p>
          </table:table-cell>
          <table:table-cell table:style-name="Setvar_20_C" office:value-type="string" calcext:value-type="string">
            <text:p>_LeenO</text:p>
          </table:table-cell>
          <table:table-cell table:style-name="Setvar_20_D" table:number-columns-repeated="12"/>
          <table:table-cell/>
          <table:table-cell table:style-name="ce437" table:number-columns-repeated="13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1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5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2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0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1">
          <table:table-cell table:style-name="ce71" table:number-columns-repeated="19"/>
          <table:table-cell table:style-name="Menu_5f_sfondo"/>
          <table:table-cell/>
          <table:table-cell table:style-name="ce71" table:number-columns-repeated="5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19"/>
          <table:table-cell table:style-name="Menu_5f_sfondo"/>
          <table:table-cell table:style-name="ce71" table:number-columns-repeated="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">
          <table:table-cell table:style-name="ce71" table:number-columns-repeated="26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10">
          <table:table-cell table:style-name="ce71" table:number-columns-repeated="5"/>
          <table:table-cell table:style-name="ce478"/>
          <table:table-cell table:style-name="ce71" table:number-columns-repeated="8"/>
          <table:table-cell table:style-name="Menu_5f_sfondo" table:number-columns-repeated="2"/>
          <table:table-cell table:style-name="ce71" table:number-columns-repeated="1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4">
          <table:table-cell table:style-name="ce71" table:number-columns-repeated="5"/>
          <table:table-cell table:style-name="ce478"/>
          <table:table-cell table:style-name="ce71" table:number-columns-repeated="20"/>
          <table:table-cell table:style-name="ce437" table:number-columns-repeated="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3">
          <table:table-cell table:style-name="ce71" table:number-columns-repeated="5"/>
          <table:table-cell table:style-name="ce93"/>
          <table:table-cell table:style-name="Menu_5f_sfondo" table:number-columns-repeated="14"/>
          <table:table-cell table:number-columns-repeated="7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71" table:number-columns-repeated="5"/>
          <table:table-cell table:number-columns-repeated="22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table:number-columns-repeated="2"/>
          <table:table-cell table:style-name="ce118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1" calcext:value-type="float">
            <text:p>29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2" calcext:value-type="float">
            <text:p>292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3" calcext:value-type="float">
            <text:p>293</text:p>
          </table:table-cell>
          <table:table-cell/>
          <table:table-cell table:style-name="ce119" office:value-type="float" office:value="81" calcext:value-type="float">
            <text:p>8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4" calcext:value-type="float">
            <text:p>294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5" calcext:value-type="float">
            <text:p>295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6" calcext:value-type="float">
            <text:p>296</text:p>
          </table:table-cell>
          <table:table-cell/>
          <table:table-cell table:style-name="ce119"/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7" calcext:value-type="float">
            <text:p>29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8" calcext:value-type="float">
            <text:p>298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299" calcext:value-type="float">
            <text:p>29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0" calcext:value-type="float">
            <text:p>300</text:p>
          </table:table-cell>
          <table:table-cell/>
          <table:table-cell table:style-name="ce119" office:value-type="float" office:value="2" calcext:value-type="float">
            <text:p>2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1" calcext:value-type="float">
            <text:p>301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2" calcext:value-type="float">
            <text:p>30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3" calcext:value-type="float">
            <text:p>30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4" calcext:value-type="float">
            <text:p>304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5" calcext:value-type="float">
            <text:p>30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6" calcext:value-type="float">
            <text:p>30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7" calcext:value-type="float">
            <text:p>307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8" calcext:value-type="float">
            <text:p>30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09" calcext:value-type="float">
            <text:p>309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0" calcext:value-type="float">
            <text:p>310</text:p>
          </table:table-cell>
          <table:table-cell/>
          <table:table-cell table:style-name="ce119" office:value-type="float" office:value="1.25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8">
          <table:table-cell table:style-name="ce71" table:number-columns-repeated="5"/>
          <table:table-cell office:value-type="float" office:value="311" calcext:value-type="float">
            <text:p>311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style-name="ce128" office:value-type="string" calcext:value-type="string">
            <text:p>MAGAZZINO IMPOSTAZIONI USER DELLE VAR GENERALI</text:p>
          </table:table-cell>
          <table:table-cell table:number-columns-repeated="18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2" calcext:value-type="float">
            <text:p>312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3" calcext:value-type="float">
            <text:p>313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4" calcext:value-type="float">
            <text:p>314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5" calcext:value-type="float">
            <text:p>315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6" calcext:value-type="float">
            <text:p>316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7" calcext:value-type="float">
            <text:p>317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8" calcext:value-type="float">
            <text:p>318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19" calcext:value-type="float">
            <text:p>319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0" calcext:value-type="float">
            <text:p>320</text:p>
          </table:table-cell>
          <table:table-cell/>
          <table:table-cell table:style-name="ce119" office:value-type="float" office:value="0.14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1" calcext:value-type="float">
            <text:p>321</text:p>
          </table:table-cell>
          <table:table-cell/>
          <table:table-cell table:style-name="ce119" office:value-type="float" office:value="0.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2" calcext:value-type="float">
            <text:p>322</text:p>
          </table:table-cell>
          <table:table-cell/>
          <table:table-cell table:style-name="ce119" office:value-type="float" office:value="0.243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71" table:number-columns-repeated="5"/>
          <table:table-cell office:value-type="float" office:value="323" calcext:value-type="float">
            <text:p>323</text:p>
          </table:table-cell>
          <table:table-cell/>
          <table:table-cell table:style-name="ce119" office:value-type="float" office:value="1" calcext:value-type="float">
            <text:p>1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4" calcext:value-type="float">
            <text:p>324</text:p>
          </table:table-cell>
          <table:table-cell/>
          <table:table-cell table:style-name="ce119" office:value-type="float" office:value="-0.11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5" calcext:value-type="float">
            <text:p>325</text:p>
          </table:table-cell>
          <table:table-cell/>
          <table:table-cell table:style-name="ce119" office:value-type="float" office:value="0" calcext:value-type="float">
            <text:p>0</text:p>
          </table:table-cell>
          <table:table-cell table:number-columns-repeated="19"/>
          <table:table-cell table:style-name="ce437" table:number-columns-repeated="7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6" calcext:value-type="float">
            <text:p>326</text:p>
          </table:table-cell>
          <table:table-cell table:style-name="ce437"/>
          <table:table-cell table:style-name="ce120" office:value-type="float" office:value="0.1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7" calcext:value-type="float">
            <text:p>327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8" calcext:value-type="float">
            <text:p>328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29" calcext:value-type="float">
            <text:p>329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0" calcext:value-type="float">
            <text:p>330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1" calcext:value-type="float">
            <text:p>331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2" calcext:value-type="float">
            <text:p>332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3" calcext:value-type="float">
            <text:p>333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4" calcext:value-type="float">
            <text:p>334</text:p>
          </table:table-cell>
          <table:table-cell table:style-name="ce437"/>
          <table:table-cell table:style-name="ce120" office:value-type="float" office:value="0" calcext:value-type="float">
            <text:p>0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5" calcext:value-type="float">
            <text:p>335</text:p>
          </table:table-cell>
          <table:table-cell table:style-name="ce437"/>
          <table:table-cell table:style-name="ce120" office:value-type="float" office:value="1" calcext:value-type="float">
            <text:p>1</text:p>
          </table:table-cell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6" calcext:value-type="float">
            <text:p>336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7" calcext:value-type="float">
            <text:p>337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8" calcext:value-type="float">
            <text:p>338</text:p>
          </table:table-cell>
          <table:table-cell table:style-name="ce437"/>
          <table:table-cell table:style-name="ce120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27">
          <table:table-cell table:style-name="ce437" table:number-columns-repeated="5"/>
          <table:table-cell office:value-type="float" office:value="339" calcext:value-type="float">
            <text:p>339</text:p>
          </table:table-cell>
          <table:table-cell table:style-name="ce437"/>
          <table:table-cell table:style-name="ce121"/>
          <table:table-cell table:style-name="ce437" table:number-columns-repeated="26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0" calcext:value-type="float">
            <text:p>340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>
          <table:table-cell table:style-name="ce437" table:number-columns-repeated="5"/>
          <table:table-cell office:value-type="float" office:value="341" calcext:value-type="float">
            <text:p>341</text:p>
          </table:table-cell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65044">
          <table:table-cell table:style-name="ce437" table:number-columns-repeated="5"/>
          <table:table-cell table:style-name="ce85"/>
          <table:table-cell table:style-name="ce437" table:number-columns-repeated="28"/>
          <table:table-cell table:style-name="ce85" table:number-columns-repeated="3"/>
          <table:table-cell table:style-name="ce437" table:number-columns-repeated="200"/>
          <table:table-cell table:number-columns-repeated="787"/>
        </table:table-row>
        <table:table-row table:style-name="ro1" table:number-rows-repeated="9830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2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WW-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1" table:default-cell-style-name="Menu_5f_sfondo"/>
        <table:table-column table:style-name="co72" table:default-cell-style-name="Descriz"/>
        <table:table-column table:style-name="co73" table:default-cell-style-name="Dati_5f_valuta"/>
        <table:table-column table:style-name="co10" table:default-cell-style-name="Menu_5f_sfondo"/>
        <table:table-column table:style-name="co74" table:default-cell-style-name="Menu_5f_sfondo"/>
        <table:table-column table:style-name="co75" table:default-cell-style-name="Default"/>
        <table:table-column table:style-name="co76" table:default-cell-style-name="Default"/>
        <table:table-column table:style-name="co10" table:number-columns-repeated="7" table:default-cell-style-name="Default"/>
        <table:table-column table:style-name="co77" table:number-columns-repeated="2" table:default-cell-style-name="Default"/>
        <table:table-column table:style-name="co23" table:number-columns-repeated="44" table:default-cell-style-name="Default"/>
        <table:table-row table:style-name="ro20">
          <table:table-cell table:style-name="ce140" office:value-type="string" calcext:value-type="string">
            <text:p>Anagrafica Generale</text:p>
          </table:table-cell>
          <table:table-cell table:style-name="ce141"/>
          <table:table-cell table:style-name="Menu_5f_sfondo_20_TITOLO" table:number-columns-repeated="2"/>
          <table:table-cell table:style-name="ce446" table:formula="of:=[$COMPUTO.$S$2]" office:value-type="string" office:string-value="" calcext:value-type="error">
            <text:p>#N/A</text:p>
          </table:table-cell>
          <table:table-cell table:number-columns-repeated="55"/>
        </table:table-row>
        <table:table-row table:style-name="ro19">
          <table:table-cell table:style-name="ce93" table:number-columns-repeated="4"/>
          <table:table-cell table:style-name="ce150"/>
          <table:table-cell table:style-name="ce93" table:number-columns-repeated="3"/>
          <table:table-cell table:number-columns-repeated="52"/>
        </table:table-row>
        <table:table-row table:style-name="ro1">
          <table:table-cell/>
          <table:table-cell office:value-type="string" calcext:value-type="string">
            <text:p>OGGETTO:</text:p>
          </table:table-cell>
          <table:table-cell table:style-name="Dati"/>
          <table:table-cell/>
          <table:table-cell table:style-name="Riga_5f_rossa_5f_Chiudi" office:value-type="string" calcext:value-type="string">
            <text:p>SITUAZIONE CONTABILE</text:p>
          </table:table-cell>
          <table:table-cell table:style-name="Riga_5f_rossa_5f_Chiudi" table:number-columns-repeated="10"/>
          <table:table-cell table:number-columns-repeated="45"/>
        </table:table-row>
        <table:table-row table:style-name="ro1">
          <table:table-cell/>
          <table:table-cell office:value-type="string" calcext:value-type="string">
            <text:p>Località: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1" calcext:value-type="float">
            <text:p>1</text:p>
          </table:table-cell>
          <table:table-cell table:style-name="Descriz" office:value-type="string" calcext:value-type="string">
            <text:p>S.A.L. n.</text:p>
          </table:table-cell>
          <table:table-cell table:style-name="ce152" table:number-columns-repeated="10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ata del progetto: </text:p>
          </table:table-cell>
          <table:table-cell table:style-name="ce145"/>
          <table:table-cell office:value-type="float" office:value="2" calcext:value-type="float">
            <text:p>2</text:p>
          </table:table-cell>
          <table:table-cell table:style-name="Descriz" office:value-type="string" calcext:value-type="string">
            <text:p>A tutto il</text:p>
          </table:table-cell>
          <table:table-cell table:style-name="ce153"/>
          <table:table-cell table:style-name="ce152" table:number-columns-repeated="2"/>
          <table:table-cell table:style-name="ce153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Stazione Appaltante – Committente: </text:p>
          </table:table-cell>
          <table:table-cell table:style-name="Dati" office:value-type="string" calcext:value-type="string">
            <text:p>Comune di Matera</text:p>
          </table:table-cell>
          <table:table-cell office:value-type="float" office:value="3" calcext:value-type="float">
            <text:p>3</text:p>
          </table:table-cell>
          <table:table-cell table:style-name="Descriz" office:value-type="string" calcext:value-type="string">
            <text:p>Lavori e somministrazioni a CORP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Enti/ Sponsor/ Associazioni convenzionate</text:p>
          </table:table-cell>
          <table:table-cell table:style-name="Dati"/>
          <table:table-cell office:value-type="float" office:value="4" calcext:value-type="float">
            <text:p>4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definitivo:</text:p>
          </table:table-cell>
          <table:table-cell table:style-name="Dati"/>
          <table:table-cell office:value-type="float" office:value="5" calcext:value-type="float">
            <text:p>5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progetto esecutivo:</text:p>
          </table:table-cell>
          <table:table-cell table:style-name="Dati"/>
          <table:table-cell office:value-type="float" office:value="6" calcext:value-type="float">
            <text:p>6</text:p>
          </table:table-cell>
          <table:table-cell table:style-name="Descriz" office:value-type="string" calcext:value-type="string">
            <text:p>Lavori in economi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Deliberazione assegnamento appalto</text:p>
          </table:table-cell>
          <table:table-cell table:style-name="Dati"/>
          <table:table-cell office:value-type="float" office:value="7" calcext:value-type="float">
            <text:p>7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/>
          <table:table-cell table:style-name="Cati-_25_"/>
          <table:table-cell office:value-type="float" office:value="8" calcext:value-type="float">
            <text:p>8</text:p>
          </table:table-cell>
          <table:table-cell table:style-name="Descriz" office:value-type="string" calcext:value-type="string">
            <text:p>Lavori e somministrazioni a MISURA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Responsabile del procedimento:</text:p>
          </table:table-cell>
          <table:table-cell table:style-name="ce146"/>
          <table:table-cell office:value-type="float" office:value="9" calcext:value-type="float">
            <text:p>9</text:p>
          </table:table-cell>
          <table:table-cell table:style-name="Descriz" office:value-type="string" calcext:value-type="string">
            <text:p>Quota sicurezza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Progettista:</text:p>
          </table:table-cell>
          <table:table-cell table:style-name="ce146"/>
          <table:table-cell office:value-type="float" office:value="10" calcext:value-type="float">
            <text:p>10</text:p>
          </table:table-cell>
          <table:table-cell table:style-name="Descriz" office:value-type="string" calcext:value-type="string">
            <text:p>Quota MDO non soggetta a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Collaboratori:</text:p>
          </table:table-cell>
          <table:table-cell table:style-name="ce146"/>
          <table:table-cell office:value-type="float" office:value="11" calcext:value-type="float">
            <text:p>11</text:p>
          </table:table-cell>
          <table:table-cell table:style-name="Descriz"/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Dati"/>
          <table:table-cell office:value-type="float" office:value="12" calcext:value-type="float">
            <text:p>12</text:p>
          </table:table-cell>
          <table:table-cell table:style-name="Descriz" office:value-type="string" calcext:value-type="string">
            <text:p>Importo su cui applicare il ribass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2" office:value-type="string" calcext:value-type="string">
            <text:p>Direttore Lavori:</text:p>
          </table:table-cell>
          <table:table-cell table:style-name="Dati"/>
          <table:table-cell office:value-type="float" office:value="13" calcext:value-type="float">
            <text:p>13</text:p>
          </table:table-cell>
          <table:table-cell table:style-name="ce151" table:formula="of:=CONCATENATE(&quot;Ribasso del &quot;;TEXT([$S2.$C$78];&quot;0,00%&quot;);&quot;&quot;)" office:value-type="string" office:string-value="" calcext:value-type="error">
            <text:p>#DIV/0!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Appaltatore:</text:p>
          </table:table-cell>
          <table:table-cell table:style-name="Dati"/>
          <table:table-cell/>
          <table:table-cell table:style-name="Descriz" office:value-type="string" calcext:value-type="string">
            <text:p>Importo ribassa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sede Appaltatore:</text:p>
          </table:table-cell>
          <table:table-cell table:style-name="Dati"/>
          <table:table-cell office:value-type="float" office:value="15" calcext:value-type="float">
            <text:p>15</text:p>
          </table:table-cell>
          <table:table-cell table:style-name="ce151" table:formula="of:=CONCATENATE(&quot;Ritenute per garanzia &quot;;TEXT([$S2.$C$84];&quot;0,00%&quot;);&quot;&quot;)" office:value-type="string" office:string-value="Ritenute per garanzia 0,00%" calcext:value-type="string">
            <text:p>Ritenute per garanzia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/>
          <table:table-cell table:style-name="ce146"/>
          <table:table-cell office:value-type="float" office:value="16" calcext:value-type="float">
            <text:p>16</text:p>
          </table:table-cell>
          <table:table-cell table:style-name="ce151" table:formula="of:=CONCATENATE(&quot;Ritenute per infortuni &quot;;TEXT([$S2.$C$85];&quot;0,00%&quot;);&quot;&quot;)" office:value-type="string" office:string-value="Ritenute per infortuni 0,00%" calcext:value-type="string">
            <text:p>Ritenute per infortuni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2" office:value-type="string" calcext:value-type="string">
            <text:p>Estremi del contratto:</text:p>
          </table:table-cell>
          <table:table-cell table:style-name="ce147"/>
          <table:table-cell office:value-type="float" office:value="17" calcext:value-type="float">
            <text:p>17</text:p>
          </table:table-cell>
          <table:table-cell table:style-name="ce151" table:formula="of:=CONCATENATE(&quot;Recupero anticipazione &quot;;TEXT([$S2.$C$80];&quot;0,00%&quot;);&quot;&quot;)" office:value-type="string" office:string-value="Recupero anticipazione 0,00%" calcext:value-type="string">
            <text:p>Recupero anticipazione 0,00%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29">
          <table:table-cell/>
          <table:table-cell table:style-name="ce143" office:value-type="string" calcext:value-type="string">
            <text:p>Codice Identificativo Gara (CIG):</text:p>
          </table:table-cell>
          <table:table-cell table:style-name="ce146"/>
          <table:table-cell office:value-type="float" office:value="18" calcext:value-type="float">
            <text:p>18</text:p>
          </table:table-cell>
          <table:table-cell table:style-name="ce151" office:value-type="string" calcext:value-type="string">
            <text:p>Certificati precedenti / Ultimo riporto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/>
          <table:table-cell table:style-name="ce143" office:value-type="string" calcext:value-type="string">
            <text:p>Codice Unico di Progetto (CUP):</text:p>
          </table:table-cell>
          <table:table-cell table:style-name="Dati"/>
          <table:table-cell office:value-type="float" office:value="19" calcext:value-type="float">
            <text:p>19</text:p>
          </table:table-cell>
          <table:table-cell table:style-name="Descriz" office:value-type="string" calcext:value-type="string">
            <text:p>Totale detrazioni</text:p>
          </table:table-cell>
          <table:table-cell table:style-name="ce154" table:number-columns-repeated="2"/>
          <table:table-cell table:style-name="ce152"/>
          <table:table-cell table:style-name="ce154" table:number-columns-repeated="7"/>
          <table:table-cell table:number-columns-repeated="45"/>
        </table:table-row>
        <table:table-row table:style-name="ro1">
          <table:table-cell table:number-columns-repeated="2"/>
          <table:table-cell table:style-name="Dati"/>
          <table:table-cell office:value-type="float" office:value="20" calcext:value-type="float">
            <text:p>20</text:p>
          </table:table-cell>
          <table:table-cell table:style-name="Descriz" office:value-type="string" calcext:value-type="string">
            <text:p>Importo Certificato di pagamento</text:p>
          </table:table-cell>
          <table:table-cell table:style-name="ce154"/>
          <table:table-cell table:style-name="ce152" table:number-columns-repeated="9"/>
          <table:table-cell table:number-columns-repeated="45"/>
        </table:table-row>
        <table:table-row table:style-name="ro1">
          <table:table-cell/>
          <table:table-cell table:style-name="ce144" office:value-type="string" calcext:value-type="string">
            <text:p>Dati CONTRATTO 1</text:p>
          </table:table-cell>
          <table:table-cell table:style-name="Menu_5f_sfondo"/>
          <table:table-cell office:value-type="float" office:value="21" calcext:value-type="float">
            <text:p>21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/>
          <table:table-cell office:value-type="float" office:value="22" calcext:value-type="float">
            <text:p>22</text:p>
          </table:table-cell>
          <table:table-cell table:style-name="Descriz"/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office:value-type="float" office:value="23" calcext:value-type="float">
            <text:p>23</text:p>
          </table:table-cell>
          <table:table-cell table:style-name="Descriz" office:value-type="string" calcext:value-type="string">
            <text:p>Data di stampa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Dati-data"/>
          <table:table-cell office:value-type="float" office:value="24" calcext:value-type="float">
            <text:p>24</text:p>
          </table:table-cell>
          <table:table-cell table:style-name="Descriz" office:value-type="string" calcext:value-type="string">
            <text:p>Ultima voce registrata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Dati"/>
          <table:table-cell office:value-type="float" office:value="25" calcext:value-type="float">
            <text:p>25</text:p>
          </table:table-cell>
          <table:table-cell table:style-name="Descriz" office:value-type="string" calcext:value-type="string">
            <text:p>Ultima pagina libretto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office:value-type="float" office:value="26" calcext:value-type="float">
            <text:p>26</text:p>
          </table:table-cell>
          <table:table-cell table:style-name="Descriz" office:value-type="string" calcext:value-type="string">
            <text:p>Ultimo disegno contabile n.</text:p>
          </table:table-cell>
          <table:table-cell table:style-name="ce155"/>
          <table:table-cell table:style-name="ce152" table:number-columns-repeated="2"/>
          <table:table-cell table:style-name="ce155" table:number-columns-repeated="7"/>
          <table:table-cell table:number-columns-repeated="45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2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CONTRATTO 3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contrattuale: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Repertorio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pertorio:</text:p>
          </table:table-cell>
          <table:table-cell table:style-name="ce148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to a:</text:p>
          </table:table-cell>
          <table:table-cell table:style-name="ce146"/>
          <table:table-cell table:number-columns-repeated="57"/>
        </table:table-row>
        <table:table-row table:style-name="ro1">
          <table:table-cell/>
          <table:table-cell office:value-type="string" calcext:value-type="string">
            <text:p>Registrazione n.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registrazione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E</text:p>
          </table:table-cell>
          <table:table-cell table:style-name="Menu_5f_sfondo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offert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consegna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per l'esecuz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Giorni di sospensione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mero sospensioni:</text:p>
          </table:table-cell>
          <table:table-cell table:style-name="Dati"/>
          <table:table-cell table:number-columns-repeated="57"/>
        </table:table-row>
        <table:table-row table:style-name="ro1">
          <table:table-cell/>
          <table:table-cell office:value-type="string" calcext:value-type="string">
            <text:p>Nuova data ultimazione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inizio lavori:</text:p>
          </table:table-cell>
          <table:table-cell table:style-name="Dati-data"/>
          <table:table-cell table:number-columns-repeated="57"/>
        </table:table-row>
        <table:table-row table:style-name="ro1">
          <table:table-cell/>
          <table:table-cell office:value-type="string" calcext:value-type="string">
            <text:p>Data fine lavori:</text:p>
          </table:table-cell>
          <table:table-cell table:style-name="Dati-data"/>
          <table:table-cell table:number-columns-repeated="57"/>
        </table:table-row>
        <table:table-row table:style-name="ro1" table:number-rows-repeated="11">
          <table:table-cell table:number-columns-repeated="2"/>
          <table:table-cell table:style-name="Dati"/>
          <table:table-cell table:number-columns-repeated="57"/>
        </table:table-row>
        <table:table-row table:style-name="ro1">
          <table:table-cell/>
          <table:table-cell table:style-name="ce144" office:value-type="string" calcext:value-type="string">
            <text:p>Dati ECONOMICI</text:p>
          </table:table-cell>
          <table:table-cell table:style-name="Descriz"/>
          <table:table-cell table:number-columns-repeated="57"/>
        </table:table-row>
        <table:table-row table:style-name="ro1">
          <table:table-cell/>
          <table:table-cell office:value-type="string" calcext:value-type="string">
            <text:p>Appalto:</text:p>
          </table:table-cell>
          <table:table-cell table:content-validation-name="val12" office:value-type="string" calcext:value-type="string">
            <text:p>misura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Offerta:</text:p>
          </table:table-cell>
          <table:table-cell table:content-validation-name="val13" office:value-type="string" calcext:value-type="string">
            <text:p>unico ribasso</text:p>
          </table:table-cell>
          <table:table-cell table:number-columns-repeated="57"/>
        </table:table-row>
        <table:table-row table:style-name="ro1">
          <table:table-cell/>
          <table:table-cell office:value-type="string" calcext:value-type="string">
            <text:p>Importo lavori a misura:</text:p>
          </table:table-cell>
          <table:table-cell/>
          <table:table-cell table:style-name="ce149"/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lavori a corpo</text:p>
          </table:table-cell>
          <table:table-cell/>
          <table:table-cell office:value-type="string" calcext:value-type="string">
            <text:p>a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misura:</text:p>
          </table:table-cell>
          <table:table-cell/>
          <table:table-cell office:value-type="string" calcext:value-type="string">
            <text:p>b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offerto a corpo:</text:p>
          </table:table-cell>
          <table:table-cell/>
          <table:table-cell office:value-type="string" calcext:value-type="string">
            <text:p>c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sicurezza (non soggetta a ribasso)</text:p>
          </table:table-cell>
          <table:table-cell/>
          <table:table-cell office:value-type="string" calcext:value-type="string">
            <text:p>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sicurezza:</text:p>
          </table:table-cell>
          <table:table-cell table:style-name="incidenze" table:formula="of:=IF([.C67]=&quot;misura&quot;;[.C73]/([.C69]+[.C70]);[.C73]/([.C71]+[.C72]))" office:value-type="string" office:string-value="" calcext:value-type="error">
            <text:p>#DIV/0!</text:p>
          </table:table-cell>
          <table:table-cell table:style-name="ce149" office:value-type="string" calcext:value-type="string">
            <text:p>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i cui per la manodopera (non soggetta a ribasso)</text:p>
          </table:table-cell>
          <table:table-cell/>
          <table:table-cell table:style-name="ce149" office:value-type="string" calcext:value-type="string">
            <text:p>f=e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manodopera:</text:p>
          </table:table-cell>
          <table:table-cell table:style-name="incidenze" table:formula="of:=IF([.C67]=&quot;misura&quot;;[.C75]/([.C69]+[.C70]);[.C75]/([.C71]+[.C72]))" office:value-type="string" office:string-value="" calcext:value-type="error">
            <text:p>#DIV/0!</text:p>
          </table:table-cell>
          <table:table-cell office:value-type="string" calcext:value-type="string">
            <text:p>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mporto a contratto:</text:p>
          </table:table-cell>
          <table:table-cell table:formula="of:=[.C72]+[.C71]" office:value-type="currency" office:currency="EUR" office:value="0" calcext:value-type="currency">
            <text:p>€ 0,00</text:p>
          </table:table-cell>
          <table:table-cell office:value-type="string" calcext:value-type="string">
            <text:p>h=g/(c+d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basso:</text:p>
          </table:table-cell>
          <table:table-cell table:style-name="Dati_20__25__20_dx" table:formula="of:=1-[.C71]/[.C69]" office:value-type="string" office:string-value="" calcext:value-type="error">
            <text:p>#DIV/0!</text:p>
          </table:table-cell>
          <table:table-cell office:value-type="string" calcext:value-type="string">
            <text:p>i=c+d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Anticipazione:</text:p>
          </table:table-cell>
          <table:table-cell/>
          <table:table-cell office:value-type="string" calcext:value-type="string">
            <text:p>l=1-(c+d)/(a+b-e-g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Incidenza Anticipazione:</text:p>
          </table:table-cell>
          <table:table-cell table:style-name="incidenze"/>
          <table:table-cell table:style-name="ce149" office:value-type="string" calcext:value-type="string">
            <text:p>m=l/(b+c)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Penale</text:p>
          </table:table-cell>
          <table:table-cell/>
          <table:table-cell table:style-name="ce149" office:value-type="string" calcext:value-type="string">
            <text:p>n=m/(c+d)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p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garanzia:</text:p>
          </table:table-cell>
          <table:table-cell table:style-name="Dati_20__25__20_dx"/>
          <table:table-cell office:value-type="string" calcext:value-type="string">
            <text:p>q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Ritenute per infortuni:</text:p>
          </table:table-cell>
          <table:table-cell table:style-name="Dati_20__25__20_dx"/>
          <table:table-cell office:value-type="string" calcext:value-type="string">
            <text:p>r</text:p>
          </table:table-cell>
          <table:table-cell table:number-columns-repeated="56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table:number-columns-repeated="56"/>
        </table:table-row>
        <table:table-row table:style-name="ro1" table:number-rows-repeated="6">
          <table:table-cell table:number-columns-repeated="60"/>
        </table:table-row>
        <table:table-row table:style-name="ro1" table:number-rows-repeated="17">
          <table:table-cell/>
          <table:table-cell table:style-name="Menu_5f_sfondo"/>
          <table:table-cell table:number-columns-repeated="58"/>
        </table:table-row>
        <table:table-row table:style-name="ro1">
          <table:table-cell/>
          <table:table-cell table:style-name="Menu_5f_sfondo"/>
          <table:table-cell table:number-columns-repeated="58"/>
        </table:table-row>
      </table:table>
      <table:table table:name="S5" table:style-name="ta5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Standard_A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23" table:default-cell-style-name="Default"/>
        <table:table-column table:style-name="co80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81" table:default-cell-style-name="Default"/>
        <table:table-column table:style-name="co15" table:default-cell-style-name="Default"/>
        <table:table-column table:style-name="co23" table:number-columns-repeated="6" table:default-cell-style-name="Default"/>
        <table:table-column table:style-name="co82" table:default-cell-style-name="Default"/>
        <table:table-column table:style-name="co23" table:number-columns-repeated="6" table:default-cell-style-name="Default"/>
        <table:table-column table:style-name="co83" table:default-cell-style-name="Default"/>
        <table:table-column table:style-name="co23" table:number-columns-repeated="2" table:default-cell-style-name="Default"/>
        <table:table-column table:style-name="co84" table:default-cell-style-name="Default"/>
        <table:table-column table:style-name="co23" table:default-cell-style-name="Default"/>
        <table:table-column table:style-name="co85" table:default-cell-style-name="Default"/>
        <table:table-column table:style-name="co23" table:number-columns-repeated="16" table:default-cell-style-name="Default"/>
        <table:table-column table:style-name="co86" table:number-columns-repeated="2" table:default-cell-style-name="Default"/>
        <table:table-column table:style-name="co23" table:number-columns-repeated="15" table:default-cell-style-name="Default"/>
        <table:table-row table:style-name="ro30">
          <table:table-cell table:style-name="comp_20_Int_5f_colonna" office:value-type="string" calcext:value-type="string">
            <text:p>N.</text:p>
          </table:table-cell>
          <table:table-cell table:style-name="comp_20_Int_5f_colonna" office:value-type="string" calcext:value-type="string">
            <text:p>Articolo</text:p>
            <text:p>Data</text:p>
          </table:table-cell>
          <table:table-cell table:style-name="comp_20_Int_5f_colonna" office:value-type="string" calcext:value-type="string">
            <text:p>DESIGNAZIONE DEI LAVORI</text:p>
            <text:p>E DELLE SOMMINISTRAZIONI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P.U.</text:p>
            <text:p>Coeff.</text:p>
          </table:table-cell>
          <table:table-cell table:style-name="comp_20_Int_5f_colonna" office:value-type="string" calcext:value-type="string">
            <text:p>Lung.</text:p>
          </table:table-cell>
          <table:table-cell table:style-name="comp_20_Int_5f_colonna" office:value-type="string" calcext:value-type="string">
            <text:p>Larg.</text:p>
          </table:table-cell>
          <table:table-cell table:style-name="comp_20_Int_5f_colonna" office:value-type="string" calcext:value-type="string">
            <text:p>Alt.</text:p>
            <text:p>Peso</text:p>
          </table:table-cell>
          <table:table-cell table:style-name="comp_20_Int_5f_colonna" office:value-type="string" calcext:value-type="string">
            <text:p>Quantità</text:p>
          </table:table-cell>
          <table:table-cell table:style-name="comp_20_Int_5f_colonna"/>
          <table:table-cell table:style-name="comp_20_Int_5f_colonna" office:value-type="string" calcext:value-type="string">
            <text:p>Prezzo</text:p>
            <text:p>unitario</text:p>
          </table:table-cell>
          <table:table-cell table:style-name="comp_20_Int_5f_colonna"/>
          <table:table-cell table:style-name="COnt_5f_noP" office:value-type="string" calcext:value-type="string">
            <text:p>Serve per avere le quantità</text:p>
            <text:p>realizzate "pulite" e sommabili</text:p>
          </table:table-cell>
          <table:table-cell table:style-name="comp_20_Int_5f_colonna" table:number-columns-repeated="3"/>
          <table:table-cell table:style-name="comp_20_Int_5f_colonna" office:value-type="string" calcext:value-type="string">
            <text:p>di cui</text:p>
            <text:p>sicurezza</text:p>
          </table:table-cell>
          <table:table-cell table:style-name="comp_20_Int_5f_colonna" office:value-type="string" calcext:value-type="string">
            <text:p>Importo €</text:p>
          </table:table-cell>
          <table:table-cell table:style-name="COnt_5f_noP"/>
          <table:table-cell table:style-name="comp_20_Int_5f_colonna" table:number-columns-repeated="4"/>
          <table:table-cell table:style-name="comp_20_Int_5f_colonna" office:value-type="string" calcext:value-type="string">
            <text:p>Incidenza</text:p>
            <text:p>sul totale</text:p>
          </table:table-cell>
          <table:table-cell table:style-name="comp_20_Int_5f_colonna" table:number-columns-repeated="2"/>
          <table:table-cell table:style-name="comp_20_Int_5f_colonna" office:value-type="string" calcext:value-type="string">
            <text:p>Sicurezza</text:p>
            <text:p>unitaria</text:p>
          </table:table-cell>
          <table:table-cell table:style-name="comp_20_Int_5f_colonna" office:value-type="string" calcext:value-type="string">
            <text:p>Materiali</text:p>
            <text:p>e Noli €</text:p>
          </table:table-cell>
          <table:table-cell table:style-name="comp_20_Int_5f_colonna" office:value-type="string" calcext:value-type="string">
            <text:p>Incidenza</text:p>
            <text:p>MdO %</text:p>
          </table:table-cell>
          <table:table-cell table:style-name="comp_20_Int_5f_colonna" office:value-type="string" calcext:value-type="string">
            <text:p>Importo</text:p>
            <text:p>MdO</text:p>
          </table:table-cell>
          <table:table-cell table:style-name="comp_20_Int_5f_colonna" office:value-type="string" calcext:value-type="string">
            <text:p>tag</text:p>
            <text:p>Super Cat</text:p>
          </table:table-cell>
          <table:table-cell table:style-name="comp_20_Int_5f_colonna" office:value-type="string" calcext:value-type="string">
            <text:p>tag Cat</text:p>
          </table:table-cell>
          <table:table-cell table:style-name="comp_20_Int_5f_colonna" office:value-type="string" calcext:value-type="string">
            <text:p>tag</text:p>
            <text:p>Sub Cat</text:p>
          </table:table-cell>
          <table:table-cell table:style-name="comp_20_Int_5f_colonna" office:value-type="string" calcext:value-type="string">
            <text:p>tag B</text:p>
          </table:table-cell>
          <table:table-cell table:style-name="comp_20_Int_5f_colonna" office:value-type="string" calcext:value-type="string">
            <text:p>tag C</text:p>
          </table:table-cell>
          <table:table-cell table:style-name="COnt_5f_noP" office:value-type="string" calcext:value-type="string">
            <text:p>importo totale computo</text:p>
            <text:p>sole voci senza errori</text:p>
          </table:table-cell>
          <table:table-cell table:style-name="comp_20_Int_5f_colonna"/>
          <table:table-cell table:style-name="comp_20_Int_5f_colonna" office:value-type="string" calcext:value-type="string">
            <text:p>Figure e</text:p>
            <text:p>annotazioni</text:p>
          </table:table-cell>
          <table:table-cell table:style-name="comp_20_Int_5f_colonna" table:number-columns-repeated="4"/>
          <table:table-cell table:style-name="COnt_5f_noP" office:value-type="string" calcext:value-type="string">
            <text:p>riservato per annotare</text:p>
            <text:p>il numero della voce</text:p>
          </table:table-cell>
          <table:table-cell table:number-columns-repeated="20"/>
        </table:table-row>
        <table:table-row table:style-name="ro8">
          <table:table-cell table:style-name="Comp_20_No_20_print" table:number-columns-repeated="17"/>
          <table:table-cell table:style-name="comp_20_In_20_testa" table:formula="of:=[.R91]" office:value-type="currency" office:currency="EUR" office:value="0" calcext:value-type="currency">
            <text:p>€ 0,00</text:p>
          </table:table-cell>
          <table:table-cell table:style-name="comp_20_In_20_testa" table:formula="of:=[.S91]" office:value-type="currency" office:currency="EUR" office:value="0" calcext:value-type="currency">
            <text:p>€ 0,00</text:p>
          </table:table-cell>
          <table:table-cell table:style-name="comp_20_In_20_testa" table:formula="of:=[.T91]" office:value-type="currency" office:currency="EUR" office:value="0" calcext:value-type="currency">
            <text:p>€ 0,00</text:p>
          </table:table-cell>
          <table:table-cell table:style-name="comp_20_In_20_testa" table:formula="of:=[.U91]" office:value-type="currency" office:currency="EUR" office:value="0" calcext:value-type="currency">
            <text:p>€ 0,00</text:p>
          </table:table-cell>
          <table:table-cell table:style-name="comp_20_In_20_testa" table:formula="of:=[.V91]" office:value-type="currency" office:currency="EUR" office:value="0" calcext:value-type="currency">
            <text:p>€ 0,00</text:p>
          </table:table-cell>
          <table:table-cell table:style-name="comp_20_In_20_testa" table:formula="of:=[.W91]" office:value-type="currency" office:currency="EUR" office:value="0" calcext:value-type="currency">
            <text:p>€ 0,00</text:p>
          </table:table-cell>
          <table:table-cell table:style-name="comp_20_In_20_testa" table:formula="of:=[.X91]" office:value-type="currency" office:currency="EUR" office:value="0" calcext:value-type="currency">
            <text:p>€ 0,00</text:p>
          </table:table-cell>
          <table:table-cell table:style-name="comp_20_In_20_testa" table:formula="of:=[.Y91]" office:value-type="currency" office:currency="EUR" office:value="0" calcext:value-type="currency">
            <text:p>€ 0,00</text:p>
          </table:table-cell>
          <table:table-cell table:style-name="comp_20_In_20_testa" table:formula="of:=[.Z91]" office:value-type="currency" office:currency="EUR" office:value="0" calcext:value-type="currency">
            <text:p>€ 0,00</text:p>
          </table:table-cell>
          <table:table-cell table:style-name="comp_20_In_20_testa" table:formula="of:=[.AA91]" office:value-type="currency" office:currency="EUR" office:value="0" calcext:value-type="currency">
            <text:p>€ 0,00</text:p>
          </table:table-cell>
          <table:table-cell table:style-name="comp_20_In_20_testa" table:formula="of:=[.AB91]" office:value-type="currency" office:currency="EUR" office:value="0" calcext:value-type="currency">
            <text:p>€ 0,00</text:p>
          </table:table-cell>
          <table:table-cell table:style-name="comp_20_In_20_testa" table:formula="of:=[.AC91]" office:value-type="currency" office:currency="EUR" office:value="0" calcext:value-type="currency">
            <text:p>€ 0,00</text:p>
          </table:table-cell>
          <table:table-cell table:style-name="comp_20_In_20_testa_20__25_" table:formula="of:=[.AD91]" office:value-type="percentage" office:value="0" calcext:value-type="percentage">
            <text:p>0,000%</text:p>
          </table:table-cell>
          <table:table-cell table:style-name="comp_20_In_20_testa" table:formula="of:=[.AE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style-name="comp_20_In_20_testa" table:formula="of:=[.AK91]" office:value-type="currency" office:currency="EUR" office:value="0" calcext:value-type="currency">
            <text:p>€ 0,00</text:p>
          </table:table-cell>
          <table:table-cell table:style-name="comp_20_In_20_testa" table:number-columns-repeated="5"/>
          <table:table-cell table:number-columns-repeated="2"/>
          <table:table-cell table:style-name="comp_20_Int_5f_Sommario_5f_"/>
          <table:table-cell table:style-name="comp_20_Int_5f_Sommario_5f_" office:value-type="string" calcext:value-type="string">
            <text:p>SOMMARIO del REG. di CONTAB. IN CHIUSURA SAL 1</text:p>
          </table:table-cell>
          <table:table-cell table:style-name="comp_20_Int_5f_Sommario_5f_" table:number-columns-repeated="4"/>
          <table:table-cell table:number-columns-repeated="14"/>
        </table:table-row>
        <table:table-row table:style-name="ro1">
          <table:table-cell/>
          <table:table-cell table:style-name="livello-1-sopra" table:number-columns-repeated="63"/>
        </table:table-row>
        <table:table-row table:style-name="ro31">
          <table:table-cell table:style-name="Livello-1-scritta"/>
          <table:table-cell table:style-name="Livello-1-scritta" table:formula="of:=[.AF4]" office:value-type="float" office:value="0" calcext:value-type="float">
            <text:p>0</text:p>
          </table:table-cell>
          <table:table-cell table:style-name="Livello-1-scritta_20_mini" office:value-type="string" calcext:value-type="string">
            <text:p>Opere esterne SCAVI e DEMOLIZIONI</text:p>
          </table:table-cell>
          <table:table-cell table:style-name="Livello-1-scritta_20_mini" table:number-columns-repeated="15"/>
          <table:table-cell table:style-name="Livello-1-scritta_20_mini_20_val"/>
          <table:table-cell table:style-name="Livello-1-scritta" table:number-columns-repeated="21"/>
          <table:table-cell table:style-name="Livello-1-scritta_20_mini_20_val" table:number-columns-repeated="2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table:style-name="livello-1-sotto_5f_" table:number-columns-repeated="64"/>
        </table:table-row>
        <table:table-row table:style-name="ro1">
          <table:table-cell table:style-name="livello2_20_sopra" table:number-columns-repeated="64"/>
        </table:table-row>
        <table:table-row table:style-name="ro32">
          <table:table-cell table:style-name="livello2_20_valuta"/>
          <table:table-cell table:style-name="livello2_20_valuta" table:formula="of:=[.AF7]&amp;&quot;.&quot;&amp;[.AG7]" office:value-type="string" office:string-value="1.1" calcext:value-type="string">
            <text:p>1.1</text:p>
          </table:table-cell>
          <table:table-cell table:style-name="livello2_5f_" office:value-type="string" calcext:value-type="string">
            <text:p>Scavi</text:p>
          </table:table-cell>
          <table:table-cell table:style-name="livello2_5f_" table:number-columns-repeated="15"/>
          <table:table-cell table:style-name="livello2_20_valuta" table:number-columns-repeated="12"/>
          <table:table-cell table:style-name="livello2_5f_"/>
          <table:table-cell table:number-columns-repeated="2" table:style-name="livello2_5f_" office:value-type="float" office:value="1" calcext:value-type="float">
            <text:p>1,00</text:p>
          </table:table-cell>
          <table:table-cell table:style-name="livello2_20_valuta" table:number-columns-repeated="9"/>
          <table:table-cell table:number-columns-repeated="2"/>
          <table:table-cell table:style-name="Comp-Bianche_20_in_20_mezzo" table:number-columns-repeated="5"/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style-name="livello-2-sotto_5f_" table:number-columns-repeated="40"/>
        </table:table-row>
        <table:table-row table:style-name="ro1">
          <table:table-cell table:style-name="Comp_20_Start_20_Attributo"/>
          <table:table-cell table:style-name="Comp-Bianche_20_sopra"/>
          <table:table-cell table:style-name="Comp-Bianche_20_sopraS" table:number-columns-spanned="7" table:number-rows-spanned="1"/>
          <table:covered-table-cell table:number-columns-repeated="6" table:style-name="Comp-Bianche_20_sopra"/>
          <table:table-cell table:style-name="Comp-Bianche_20_sopra" table:number-columns-repeated="29"/>
          <table:table-cell table:style-name="Comp_20_bianca_20_sopra_20_dx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 table:style-name="ro4">
          <table:table-cell table:style-name="comp_20_progress"/>
          <table:table-cell table:style-name="comp_20_Art-EP_5f_R" office:value-type="string" calcext:value-type="string">
            <text:p>Cod. Art.?</text:p>
          </table:table-cell>
          <table:table-cell table:style-name="Comp-Bianche_20_in_20_mezzo_20_Descr" table:formula="of:=IF(LEN(VLOOKUP([.B10];elenco_prezzi;2;FALSE()))&lt;([$S1.$H$337]+[$S1.$H$338]);            VLOOKUP([.B10];elenco_prezzi;2;FALSE());CONCATENATE(LEFT(VLOOKUP([.B10];            elenco_prezzi;2;FALSE());[$S1.$H$337]);&quot; [...] &quot;;RIGHT(VLOOKUP([.B10];            elenco_prezzi;2;FALSE());[$S1.$H$338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"/>
          <table:table-cell table:style-name="vuote2"/>
          <table:table-cell table:style-name="Comp-Bianche_20_in_20_mezzo" table:number-columns-repeated="28"/>
          <table:table-cell table:style-name="Mis-Lib-Note"/>
          <table:table-cell table:number-columns-repeated="5"/>
          <table:table-cell table:style-name="Comp-Bianche_20_in_20_mezzo" table:number-columns-repeated="5"/>
          <table:table-cell table:number-columns-repeated="15"/>
        </table:table-row>
        <table:table-row-group>
          <table:table-row table:style-name="ro6">
            <table:table-cell table:style-name="comp_20_10_20_s"/>
            <table:table-cell table:style-name="Comp-Bianche_20_in_20_mezzo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11:.I11])=0;&quot;&quot;;PRODUCT([.E11:.I11]))">
              <text:p/>
            </table:table-cell>
            <table:table-cell table:style-name="centro_5f_corsivo"/>
            <table:table-cell table:style-name="Comp-Bianche_20_in_20_mezzo" table:number-columns-repeated="27"/>
            <table:table-cell table:style-name="Mis-Lib-Note"/>
            <table:table-cell table:number-columns-repeated="5"/>
            <table:table-cell table:style-name="Comp-Bianche_20_in_20_mezzo" table:number-columns-repeated="5"/>
            <table:table-cell table:number-columns-repeated="15"/>
          </table:table-row>
        </table:table-row-group>
        <table:table-row table:style-name="ro7">
          <table:table-cell table:style-name="Comp_20_End_20_Attributo"/>
          <table:table-cell table:style-name="comp_20_sotto_20_Bianche"/>
          <table:table-cell table:style-name="comp_20_sotto_20_centro" table:number-columns-spanned="5" table:number-rows-spanned="1"/>
          <table:covered-table-cell table:number-columns-repeated="4" table:style-name="comp_20_sotto_20_centro"/>
          <table:table-cell table:style-name="comp_20_sotto_20_centro"/>
          <table:table-cell table:style-name="comp_20_sotto_20_BiancheS" table:formula="of:=CONCATENATE(&quot;SOMMANO [&quot;;VLOOKUP([.B10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SUBTOTAL(9;[.J10:.J12])" office:value-type="float" office:value="0" calcext:value-type="float">
            <text:p>0,00</text:p>
          </table:table-cell>
          <table:table-cell table:style-name="Comp-Variante_20_num_20_sotto"/>
          <table:table-cell table:style-name="comp_20_sotto_20_Unitario" table:formula="of:=VLOOKUP([.B10];elenco_prezzi;5;FALSE())" office:value-type="string" office:string-value="" calcext:value-type="error">
            <text:p>#N/A</text:p>
          </table:table-cell>
          <table:table-cell table:style-name="comp_20_sotto_20_Unitario" table:number-columns-repeated="5"/>
          <table:table-cell table:style-name="Comp-sotto_20_euri" table:formula="of:=[.AB12]*[.J12]" office:value-type="string" office:string-value="" calcext:value-type="error">
            <text:p>#N/A</text:p>
          </table:table-cell>
          <table:table-cell table:style-name="comp_20_sotto_20_Euro_20_Originale" table:formula="of:=IF(VLOOKUP([.B10];elenco_prezzi;3;FALSE())=&quot;%&quot;;[.J12]*[.L12]/100;[.J12]*[.L12])" office:value-type="string" office:string-value="" calcext:value-type="error">
            <text:p>#N/A</text:p>
          </table:table-cell>
          <table:table-cell table:style-name="comp_20_sotto_20_Euro_20_3" table:number-columns-repeated="3"/>
          <table:table-cell table:style-name="Comp-Sal-Valuta_20_sotto"/>
          <table:table-cell table:style-name="Comp-SAL_20_2-Valuta_5f_sotto"/>
          <table:table-cell table:style-name="Comp_5f_SAL-Valuta_20_sotto"/>
          <table:table-cell table:style-name="Comp-SAL_20_4_20_Valuta_20_sotto"/>
          <table:table-cell table:style-name="Comp-SAL5-Valuta_20_sotto"/>
          <table:table-cell table:style-name="Comp-SAL_20_n_20_valuta_5f_sotto" table:formula="of:=VLOOKUP([.B10];elenco_prezzi;4;FALSE())" office:value-type="string" office:string-value="" calcext:value-type="error">
            <text:p>#N/A</text:p>
          </table:table-cell>
          <table:table-cell table:style-name="Comp-sotto_20_euri" table:formula="of:=[.S12]-[.AE12]" office:value-type="string" office:string-value="" calcext:value-type="error">
            <text:p>#N/A</text:p>
          </table:table-cell>
          <table:table-cell table:style-name="Comp-sotto_20__25_" table:formula="of:=VLOOKUP([.B10];elenco_prezzi;6;FALSE())" office:value-type="string" office:string-value="" calcext:value-type="error">
            <text:p>#N/A</text:p>
          </table:table-cell>
          <table:table-cell table:style-name="Comp-sotto_20_euri" table:formula="of:=IF([.AD12]&lt;&gt;&quot;&quot;; PRODUCT([.AD12]*[.S12]))" office:value-type="string" office:string-value="" calcext:value-type="error">
            <text:p>#N/A</text:p>
          </table:table-cell>
          <table:table-cell table:number-columns-repeated="3" table:style-name="compTagRiservato" office:value-type="float" office:value="1" calcext:value-type="float">
            <text:p>1</text:p>
          </table:table-cell>
          <table:table-cell table:style-name="compTag" office:value-type="string" calcext:value-type="string">
            <text:p>Cx</text:p>
          </table:table-cell>
          <table:table-cell table:style-name="compTagRiservato"/>
          <table:table-cell table:style-name="comp_20_-controolo" table:formula="of:=IF(ISERROR([.S12]);&quot;&quot;;IF([.S12]&lt;&gt;&quot;&quot;;[.S12];&quot;&quot;))">
            <text:p/>
          </table:table-cell>
          <table:table-cell table:style-name="comp_20_sotto_20_Residui"/>
          <table:table-cell table:style-name="Mis-Lib-Note-sotto"/>
          <table:table-cell table:number-columns-repeated="4"/>
          <table:table-cell table:formula="of:=[.A10]" office:value-type="float" office:value="0" calcext:value-type="float">
            <text:p>0</text:p>
          </table:table-cell>
          <table:table-cell table:style-name="Comp-Sal-Valuta_20_sotto_5f_p"/>
          <table:table-cell table:style-name="Comp-SAL_20_num_5f_sotto"/>
          <table:table-cell table:style-name="Comp-Sal-Valuta_20_sotto" table:number-columns-repeated="3"/>
          <table:table-cell table:number-columns-repeated="15"/>
        </table:table-row>
        <table:table-row table:style-name="ro1">
          <table:table-cell table:style-name="Comp_20_TOTALI" table:number-columns-repeated="2"/>
          <table:table-cell table:style-name="Comp_20_TOTALI" office:value-type="string" calcext:value-type="string">
            <text:p>TOTALI COMPUTO</text:p>
          </table:table-cell>
          <table:table-cell table:style-name="Comp_20_TOTALI" table:number-columns-repeated="14"/>
          <table:table-cell table:style-name="Comp_20_TOTALI" table:formula="of:=SUBTOTAL(9;[.R9:.R13])" office:value-type="string" office:string-value="" calcext:value-type="error">
            <text:p>#N/A</text:p>
          </table:table-cell>
          <table:table-cell table:style-name="Comp_20_TOTALI" table:formula="of:=SUBTOTAL(9;[.S9:.S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_20__25_"/>
          <table:table-cell table:style-name="Comp_20_TOTALI" table:number-columns-repeated="3"/>
          <table:table-cell table:style-name="Comp_20_TOTALI" table:formula="of:=SUBTOTAL(9;[.AC8:.AC13])" office:value-type="string" office:string-value="" calcext:value-type="error">
            <text:p>#N/A</text:p>
          </table:table-cell>
          <table:table-cell table:style-name="Comp_20_TOTALI_20__25_" table:formula="of:=[.AE13]/[.S13]" office:value-type="string" office:string-value="" calcext:value-type="error">
            <text:p>#N/A</text:p>
          </table:table-cell>
          <table:table-cell table:style-name="Comp_20_TOTALI" table:formula="of:=SUBTOTAL(9;[.AE9:.AE13])" office:value-type="string" office:string-value="" calcext:value-type="error">
            <text:p>#N/A</text:p>
          </table:table-cell>
          <table:table-cell table:style-name="Comp_20_TOTALI" table:number-columns-repeated="5"/>
          <table:table-cell table:style-name="Comp_20_TOTALI" table:formula="of:=SUBTOTAL(9;[.AK9:.AK13])" office:value-type="float" office:value="0" calcext:value-type="float">
            <text:p>0,00</text:p>
          </table:table-cell>
          <table:table-cell table:number-columns-repeated="27"/>
        </table:table-row>
        <table:table-row table:style-name="ro1"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2"/>
          <table:table-cell table:style-name="Riga_5f_rossa_5f_Chiudi" office:value-type="string" calcext:value-type="string">
            <text:p>Questa riga NON deve essere cancellata, MAI!!! <text:s/>(ma può rimanere tranquillamente NASCOSTA!)</text:p>
          </table:table-cell>
          <table:table-cell table:style-name="Riga_5f_rossa_5f_Chiudi" table:number-columns-repeated="30"/>
          <table:table-cell table:style-name="Riga_5f_rossa_5f_Chiudi" office:value-type="string" calcext:value-type="string">
            <text:p>Fine Computo</text:p>
          </table:table-cell>
          <table:table-cell table:style-name="Riga_5f_rossa_5f_Chiudi" table:number-columns-repeated="7"/>
          <table:table-cell table:number-columns-repeated="22"/>
        </table:table-row>
        <table:table-row table:style-name="ro1">
          <table:table-cell table:number-columns-repeated="64"/>
        </table:table-row>
        <table:table-row table:style-name="ro1">
          <table:table-cell table:style-name="livello-2-sotto_5f_" office:value-type="string" calcext:value-type="string">
            <text:p>0</text:p>
          </table:table-cell>
          <table:table-cell table:style-name="livello-2-sotto_5f_" office:value-type="string" calcext:value-type="string">
            <text:p>1</text:p>
          </table:table-cell>
          <table:table-cell table:style-name="livello-2-sotto_5f_" office:value-type="string" calcext:value-type="string">
            <text:p>2</text:p>
          </table:table-cell>
          <table:table-cell table:style-name="livello-2-sotto_5f_" office:value-type="string" calcext:value-type="string">
            <text:p>3</text:p>
          </table:table-cell>
          <table:table-cell table:style-name="livello-2-sotto_5f_" office:value-type="string" calcext:value-type="string">
            <text:p>4</text:p>
          </table:table-cell>
          <table:table-cell table:style-name="livello-2-sotto_5f_" office:value-type="string" calcext:value-type="string">
            <text:p>5</text:p>
          </table:table-cell>
          <table:table-cell table:style-name="livello-2-sotto_5f_" office:value-type="string" calcext:value-type="string">
            <text:p>6</text:p>
          </table:table-cell>
          <table:table-cell table:style-name="livello-2-sotto_5f_" office:value-type="string" calcext:value-type="string">
            <text:p>7</text:p>
          </table:table-cell>
          <table:table-cell table:style-name="livello-2-sotto_5f_" office:value-type="string" calcext:value-type="string">
            <text:p>8</text:p>
          </table:table-cell>
          <table:table-cell table:style-name="livello-2-sotto_5f_" office:value-type="string" calcext:value-type="string">
            <text:p>9</text:p>
          </table:table-cell>
          <table:table-cell table:style-name="livello-2-sotto_5f_" office:value-type="string" calcext:value-type="string">
            <text:p>10</text:p>
          </table:table-cell>
          <table:table-cell table:style-name="livello-2-sotto_5f_" office:value-type="string" calcext:value-type="string">
            <text:p>11</text:p>
          </table:table-cell>
          <table:table-cell table:style-name="livello-2-sotto_5f_" office:value-type="string" calcext:value-type="string">
            <text:p>12</text:p>
          </table:table-cell>
          <table:table-cell table:style-name="livello-2-sotto_5f_" office:value-type="string" calcext:value-type="string">
            <text:p>13</text:p>
          </table:table-cell>
          <table:table-cell table:style-name="livello-2-sotto_5f_" office:value-type="string" calcext:value-type="string">
            <text:p>14</text:p>
          </table:table-cell>
          <table:table-cell table:style-name="livello-2-sotto_5f_" office:value-type="string" calcext:value-type="string">
            <text:p>15</text:p>
          </table:table-cell>
          <table:table-cell table:style-name="livello-2-sotto_5f_" office:value-type="string" calcext:value-type="string">
            <text:p>16</text:p>
          </table:table-cell>
          <table:table-cell table:style-name="livello-2-sotto_5f_" office:value-type="string" calcext:value-type="string">
            <text:p>17</text:p>
          </table:table-cell>
          <table:table-cell table:style-name="livello-2-sotto_5f_" office:value-type="string" calcext:value-type="string">
            <text:p>18</text:p>
          </table:table-cell>
          <table:table-cell table:style-name="livello-2-sotto_5f_" office:value-type="string" calcext:value-type="string">
            <text:p>19</text:p>
          </table:table-cell>
          <table:table-cell table:style-name="livello-2-sotto_5f_" office:value-type="string" calcext:value-type="string">
            <text:p>20</text:p>
          </table:table-cell>
          <table:table-cell table:style-name="livello-2-sotto_5f_" office:value-type="string" calcext:value-type="string">
            <text:p>21</text:p>
          </table:table-cell>
          <table:table-cell table:style-name="livello-2-sotto_5f_" office:value-type="string" calcext:value-type="string">
            <text:p>22</text:p>
          </table:table-cell>
          <table:table-cell table:style-name="livello-2-sotto_5f_" office:value-type="string" calcext:value-type="string">
            <text:p>23</text:p>
          </table:table-cell>
          <table:table-cell table:style-name="livello-2-sotto_5f_" office:value-type="string" calcext:value-type="string">
            <text:p>24</text:p>
          </table:table-cell>
          <table:table-cell table:style-name="livello-2-sotto_5f_" office:value-type="string" calcext:value-type="string">
            <text:p>25</text:p>
          </table:table-cell>
          <table:table-cell table:style-name="livello-2-sotto_5f_" office:value-type="string" calcext:value-type="string">
            <text:p>26</text:p>
          </table:table-cell>
          <table:table-cell table:style-name="livello-2-sotto_5f_" office:value-type="string" calcext:value-type="string">
            <text:p>27</text:p>
          </table:table-cell>
          <table:table-cell table:style-name="livello-2-sotto_5f_" office:value-type="string" calcext:value-type="string">
            <text:p>28</text:p>
          </table:table-cell>
          <table:table-cell table:style-name="livello-2-sotto_5f_" office:value-type="string" calcext:value-type="string">
            <text:p>29</text:p>
          </table:table-cell>
          <table:table-cell table:style-name="livello-2-sotto_5f_" office:value-type="string" calcext:value-type="string">
            <text:p>30</text:p>
          </table:table-cell>
          <table:table-cell table:style-name="livello-2-sotto_5f_" office:value-type="string" calcext:value-type="string">
            <text:p>31</text:p>
          </table:table-cell>
          <table:table-cell table:style-name="livello-2-sotto_5f_" office:value-type="string" calcext:value-type="string">
            <text:p>32</text:p>
          </table:table-cell>
          <table:table-cell table:style-name="livello-2-sotto_5f_" office:value-type="string" calcext:value-type="string">
            <text:p>33</text:p>
          </table:table-cell>
          <table:table-cell table:style-name="livello-2-sotto_5f_" office:value-type="string" calcext:value-type="string">
            <text:p>34</text:p>
          </table:table-cell>
          <table:table-cell table:style-name="livello-2-sotto_5f_"/>
          <table:table-cell table:style-name="livello-2-sotto_5f_" office:value-type="string" calcext:value-type="string">
            <text:p>36</text:p>
          </table:table-cell>
          <table:table-cell table:style-name="livello-2-sotto_5f_" office:value-type="string" calcext:value-type="string">
            <text:p>37</text:p>
          </table:table-cell>
          <table:table-cell table:style-name="livello-2-sotto_5f_" office:value-type="string" calcext:value-type="string">
            <text:p>38</text:p>
          </table:table-cell>
          <table:table-cell table:style-name="livello-2-sotto_5f_" office:value-type="string" calcext:value-type="string">
            <text:p>39</text:p>
          </table:table-cell>
          <table:table-cell table:style-name="livello-2-sotto_5f_" office:value-type="string" calcext:value-type="string">
            <text:p>40</text:p>
          </table:table-cell>
          <table:table-cell table:style-name="livello-2-sotto_5f_" office:value-type="string" calcext:value-type="string">
            <text:p>41</text:p>
          </table:table-cell>
          <table:table-cell table:style-name="livello-2-sotto_5f_" office:value-type="string" calcext:value-type="string">
            <text:p>42</text:p>
          </table:table-cell>
          <table:table-cell table:style-name="livello-2-sotto_5f_" office:value-type="string" calcext:value-type="string">
            <text:p>43</text:p>
          </table:table-cell>
          <table:table-cell table:style-name="livello-2-sotto_5f_" office:value-type="string" calcext:value-type="string">
            <text:p>44</text:p>
          </table:table-cell>
          <table:table-cell table:style-name="livello-2-sotto_5f_" office:value-type="string" calcext:value-type="string">
            <text:p>45</text:p>
          </table:table-cell>
          <table:table-cell table:style-name="livello-2-sotto_5f_" office:value-type="string" calcext:value-type="string">
            <text:p>46</text:p>
          </table:table-cell>
          <table:table-cell table:style-name="livello-2-sotto_5f_" office:value-type="string" calcext:value-type="string">
            <text:p>47</text:p>
          </table:table-cell>
          <table:table-cell table:style-name="livello-2-sotto_5f_" office:value-type="string" calcext:value-type="string">
            <text:p>48</text:p>
          </table:table-cell>
          <table:table-cell table:style-name="livello-2-sotto_5f_" table:number-columns-repeated="15"/>
        </table:table-row>
        <table:table-row table:style-name="ro1" table:number-rows-repeated="2">
          <table:table-cell table:number-columns-repeated="64"/>
        </table:table-row>
        <table:table-row table:style-name="ro30">
          <table:table-cell table:style-name="Reg_5f_prog" office:value-type="string" calcext:value-type="string">
            <text:p>.</text:p>
            <text:p/>
          </table:table-cell>
          <table:table-cell table:style-name="Reg_5f_prog" table:number-columns-repeated="2"/>
          <table:table-cell table:style-name="comp_20_Int_5f_colonna_5f_R" table:number-columns-repeated="2"/>
          <table:table-cell table:style-name="Reg_5f_prog" table:number-columns-repeated="46"/>
          <table:table-cell table:style-name="Reg_5f_prog" office:value-type="string" calcext:value-type="string">
            <text:p>'-</text:p>
          </table:table-cell>
          <table:table-cell table:number-columns-repeated="12"/>
        </table:table-row>
        <table:table-row table:style-name="ro30">
          <table:table-cell table:style-name="comp_20_Int_5f_colonna_5f_R_5f_prima" office:value-type="string" calcext:value-type="string">
            <text:p>N.</text:p>
          </table:table-cell>
          <table:table-cell table:style-name="comp_20_Int_5f_colonna_5f_R" office:value-type="string" calcext:value-type="string">
            <text:p>Articolo</text:p>
            <text:p>Data</text:p>
          </table:table-cell>
          <table:table-cell table:style-name="comp_20_Int_5f_colonna_5f_R" office:value-type="string" calcext:value-type="string">
            <text:p>LAVORAZIONI</text:p>
            <text:p>O PROVVISTE</text:p>
          </table:table-cell>
          <table:table-cell table:style-name="comp_20_Int_5f_colonna_5f_R" table:number-columns-repeated="2"/>
          <table:table-cell table:style-name="comp_20_Int_5f_colonna_5f_R" office:value-type="string" calcext:value-type="string">
            <text:p>P.U.</text:p>
            <text:p>Coeff.</text:p>
          </table:table-cell>
          <table:table-cell table:style-name="comp_20_Int_5f_colonna_5f_R" office:value-type="string" calcext:value-type="string">
            <text:p>Lung.</text:p>
          </table:table-cell>
          <table:table-cell table:style-name="comp_20_Int_5f_colonna_5f_R" office:value-type="string" calcext:value-type="string">
            <text:p>Larg.</text:p>
          </table:table-cell>
          <table:table-cell table:style-name="comp_20_Int_5f_colonna_5f_R" office:value-type="string" calcext:value-type="string">
            <text:p>Alt.</text:p>
            <text:p>Peso</text:p>
          </table:table-cell>
          <table:table-cell table:style-name="comp_20_Int_5f_colonna_5f_R" office:value-type="string" calcext:value-type="string">
            <text:p>Quantità</text:p>
            <text:p>Positive</text:p>
          </table:table-cell>
          <table:table-cell table:style-name="comp_20_Int_5f_colonna_5f_R"/>
          <table:table-cell table:style-name="comp_20_Int_5f_colonna_5f_R" office:value-type="string" calcext:value-type="string">
            <text:p>Quantità</text:p>
            <text:p>Negative</text:p>
          </table:table-cell>
          <table:table-cell table:style-name="comp_20_Int_5f_colonna_5f_R"/>
          <table:table-cell table:style-name="comp_20_Int_5f_colonna_5f_R" office:value-type="string" calcext:value-type="string">
            <text:p>Prezzo</text:p>
            <text:p>unitario</text:p>
          </table:table-cell>
          <table:table-cell table:style-name="comp_20_Int_5f_colonna_5f_R"/>
          <table:table-cell table:style-name="comp_20_Int_5f_colonna_5f_R" office:value-type="string" calcext:value-type="string">
            <text:p>Importi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inclusa</text:p>
          </table:table-cell>
          <table:table-cell table:style-name="COnt_5f_noP" office:value-type="string" calcext:value-type="string">
            <text:p>Serve per avere le quantità</text:p>
            <text:p>realizzate “pulite” e sommabili</text:p>
          </table:table-cell>
          <table:table-cell table:style-name="comp_20_Int_5f_colonna_5f_R" office:value-type="string" calcext:value-type="string">
            <text:p>Lib.</text:p>
            <text:p>N.</text:p>
          </table:table-cell>
          <table:table-cell table:style-name="comp_20_Int_5f_colonna_5f_R" office:value-type="string" calcext:value-type="string">
            <text:p>Lib.</text:p>
            <text:p>P.</text:p>
          </table:table-cell>
          <table:table-cell table:style-name="comp_20_Int_5f_colonna_5f_R"/>
          <table:table-cell table:style-name="comp_20_Int_5f_colonna_5f_R" office:value-type="string" calcext:value-type="string">
            <text:p>flag</text:p>
          </table:table-cell>
          <table:table-cell table:style-name="comp_20_Int_5f_colonna_5f_R" office:value-type="string" calcext:value-type="string">
            <text:p>SAL</text:p>
            <text:p>N.</text:p>
          </table:table-cell>
          <table:table-cell table:style-name="comp_20_Int_5f_colonna_5f_R"/>
          <table:table-cell table:style-name="comp_20_Int_5f_colonna_5f_R" office:value-type="string" calcext:value-type="string">
            <text:p>Importo</text:p>
            <text:p>parziale</text:p>
          </table:table-cell>
          <table:table-cell table:style-name="comp_20_Int_5f_colonna_5f_R"/>
          <table:table-cell table:style-name="comp_20_Int_5f_colonna_5f_R" office:value-type="string" calcext:value-type="string">
            <text:p>Sicurezza</text:p>
            <text:p>unitaria</text:p>
          </table:table-cell>
          <table:table-cell table:style-name="comp_20_Int_5f_colonna_5f_R" office:value-type="string" calcext:value-type="string">
            <text:p>Materiali</text:p>
            <text:p>e Noli €</text:p>
          </table:table-cell>
          <table:table-cell table:style-name="comp_20_Int_5f_colonna_5f_R" office:value-type="string" calcext:value-type="string">
            <text:p>Incidenza</text:p>
            <text:p>MdO %</text:p>
          </table:table-cell>
          <table:table-cell table:style-name="comp_20_Int_5f_colonna_5f_R" office:value-type="string" calcext:value-type="string">
            <text:p>Importo</text:p>
            <text:p>MdO</text:p>
          </table:table-cell>
          <table:table-cell table:style-name="comp_20_Int_5f_colonna_5f_R" office:value-type="string" calcext:value-type="string">
            <text:p>Super Cat</text:p>
          </table:table-cell>
          <table:table-cell table:style-name="comp_20_Int_5f_colonna_5f_R" office:value-type="string" calcext:value-type="string">
            <text:p>Cat</text:p>
          </table:table-cell>
          <table:table-cell table:style-name="comp_20_Int_5f_colonna_5f_R" office:value-type="string" calcext:value-type="string">
            <text:p>Sub Cat</text:p>
          </table:table-cell>
          <table:table-cell table:style-name="comp_20_Int_5f_colonna_5f_R" office:value-type="string" calcext:value-type="string">
            <text:p>tag B</text:p>
          </table:table-cell>
          <table:table-cell table:style-name="comp_20_Int_5f_colonna_5f_R" office:value-type="string" calcext:value-type="string">
            <text:p>tag C</text:p>
          </table:table-cell>
          <table:table-cell table:style-name="comp_20_Int_5f_colonna_5f_R" office:value-type="string" calcext:value-type="string">
            <text:p>Importi</text:p>
            <text:p>senza errori</text:p>
          </table:table-cell>
          <table:table-cell table:number-columns-repeated="10"/>
          <table:table-cell table:style-name="comp_20_Int_5f_colonna_5f_R" office:value-type="string" calcext:value-type="string">
            <text:p>IMPORTO PROGRESSIVO</text:p>
          </table:table-cell>
          <table:table-cell table:style-name="comp_20_Int_5f_colonna_5f_R" office:value-type="string" calcext:value-type="string">
            <text:p>IMPORTO RESIDUO</text:p>
          </table:table-cell>
          <table:table-cell table:number-columns-repeated="15"/>
        </table:table-row>
        <table:table-row table:style-name="ro1">
          <table:table-cell table:style-name="Reg_5f_prog" table:number-columns-repeated="52"/>
          <table:table-cell table:number-columns-repeated="12"/>
        </table:table-row>
        <table:table-row table:style-name="ro1">
          <table:table-cell table:style-name="Reg_5f_prog" table:number-columns-repeated="50"/>
          <table:table-cell table:number-columns-repeated="14"/>
        </table:table-row>
        <table:table-row table:style-name="ro1">
          <table:table-cell table:style-name="Comp_20_Start_20_Attributo_5f_R"/>
          <table:table-cell table:style-name="Comp-Bianche_20_sopra_5f_R"/>
          <table:table-cell table:style-name="Comp-Bianche_20_sopra_5f_R" table:number-columns-spanned="7" table:number-rows-spanned="1"/>
          <table:covered-table-cell table:number-columns-repeated="6" table:style-name="Comp-Bianche_20_sopra_5f_R"/>
          <table:table-cell table:style-name="Comp-Bianche_20_sopra_5f_R" table:number-columns-repeated="27"/>
          <table:table-cell table:number-columns-repeated="28"/>
        </table:table-row>
        <table:table-row table:style-name="ro33">
          <table:table-cell table:style-name="comp_20_10_20_s_5f_R"/>
          <table:table-cell table:style-name="comp_20_Art-EP_5f_R" office:value-type="string" calcext:value-type="string">
            <text:p>Cod. Art.?</text:p>
          </table:table-cell>
          <table:table-cell table:style-name="Comp-Bianche_20_in_20_mezzo_20_Descr_5f_R" table:formula="of:=IF(LEN(VLOOKUP([.B24];elenco_prezzi;2;FALSE()))&lt;([$S1.$H$335]+[$S1.$H$336]);VLOOKUP([.B24];            elenco_prezzi;2;FALSE());CONCATENATE(LEFT(VLOOKUP([.B24];elenco_prezzi;            2;FALSE());[$S1.$H$335]);&quot; [...] &quot;;RIGHT(VLOOKUP([.B24];elenco_prezzi;2;            FALSE());[$S1.$H$336])))" office:value-type="string" office:string-value="" calcext:value-type="error" table:number-columns-spanned="7" table:number-rows-spanned="1">
            <text:p>#N/A</text:p>
          </table:table-cell>
          <table:covered-table-cell table:number-columns-repeated="6" table:style-name="Comp-Bianche_20_in_20_mezzo_5f_R"/>
          <table:table-cell table:style-name="vuote2"/>
          <table:table-cell table:style-name="Comp-Bianche_20_in_20_mezzo_5f_R" table:number-columns-repeated="8"/>
          <table:table-cell table:style-name="Comp-Bianche_20_in_20_mezzo_5f_R" office:value-type="string" calcext:value-type="string">
            <text:p>-</text:p>
          </table:table-cell>
          <table:table-cell table:style-name="num_20_centro" table:number-columns-repeated="5"/>
          <table:table-cell table:style-name="Comp-Bianche_20_in_20_mezzo_5f_R" table:number-columns-repeated="12"/>
          <table:table-cell table:number-columns-repeated="28"/>
        </table:table-row>
        <table:table-row-group>
          <table:table-row table:style-name="ro34">
            <table:table-cell table:style-name="comp_20_10_20_s_5f_R"/>
            <table:table-cell table:style-name="Data_5f_bianca"/>
            <table:table-cell table:style-name="comp_20_1-a"/>
            <table:table-cell table:style-name="Comp-Bianche_20_in_20_mezzo_20_bordate_5f_R" table:number-columns-repeated="2"/>
            <table:table-cell table:style-name="comp_20_1-a_20_PU"/>
            <table:table-cell table:style-name="comp_20_1-a_20_LUNG"/>
            <table:table-cell table:style-name="comp_20_1-a_20_LARG"/>
            <table:table-cell table:style-name="comp_20_1-a_20_peso"/>
            <table:table-cell table:style-name="Blu" table:formula="of:=IF(PRODUCT([.E25:.I25])&lt;=0;&quot;&quot;;PRODUCT([.E25:.I25]))">
              <text:p/>
            </table:table-cell>
            <table:table-cell table:style-name="Comp-Bianche_20_in_20_mezzo_5f_R"/>
            <table:table-cell table:style-name="Blu_20_ROSSO" table:formula="of:=IF(PRODUCT([.E25:.I25])&gt;=0;&quot;&quot;;PRODUCT([.E25:.I25])*-1)">
              <text:p/>
            </table:table-cell>
            <table:table-cell table:style-name="Comp-Bianche_20_in_20_mezzo_5f_R" table:number-columns-repeated="2"/>
            <table:table-cell table:style-name="centro_5f_corsivo" table:formula="of:=IF(PRODUCT([.E25:.I25])&gt;=0;&quot;&quot;;PRODUCT([.E25:.I25])*-1)">
              <text:p/>
            </table:table-cell>
            <table:table-cell table:style-name="Comp-Bianche_20_in_20_mezzo_5f_R" table:number-columns-repeated="21"/>
            <table:table-cell table:number-columns-repeated="28"/>
          </table:table-row>
        </table:table-row-group>
        <table:table-row table:style-name="ro34">
          <table:table-cell table:style-name="comp_20_10_20_s_5f_R"/>
          <table:table-cell table:style-name="Comp-Bianche_20_in_20_mezzo_5f_R"/>
          <table:table-cell table:style-name="comp_20_sotto_20_centro_5f_R" table:number-columns-spanned="5" table:number-rows-spanned="1"/>
          <table:covered-table-cell table:number-columns-repeated="4" table:style-name="comp_20_sotto_20_centro_5f_R"/>
          <table:table-cell table:style-name="comp_20_sotto_20_centro_5f_R"/>
          <table:table-cell table:style-name="comp_20_sotto_20_BiancheS_5f_R" table:formula="of:=CONCATENATE(&quot;Somma positivi e negativi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IF(SUBTOTAL(9;[.J24:.J26])&lt;0;&quot;&quot;;SUBTOTAL(9;[.J24:.J26]))" office:value-type="float" office:value="0" calcext:value-type="float">
            <text:p>0,00</text:p>
          </table:table-cell>
          <table:table-cell table:style-name="Comp-Bianche_20_in_20_mezzo_5f_R"/>
          <table:table-cell table:style-name="Comp-Variante_20_num_20_sotto_20_ROSSO" table:formula="of:=IF(SUBTOTAL(9;[.L24:.L26])&lt;0;&quot;&quot;;SUBTOTAL(9;[.L24:.L26]))" office:value-type="float" office:value="0" calcext:value-type="float">
            <text:p>0,00</text:p>
          </table:table-cell>
          <table:table-cell table:style-name="Comp-Bianche_20_in_20_mezzo_5f_R" table:number-columns-repeated="24"/>
          <table:table-cell table:number-columns-repeated="28"/>
        </table:table-row>
        <table:table-row table:style-name="ro34">
          <table:table-cell table:style-name="Comp_20_End_20_Attributo_5f_R"/>
          <table:table-cell table:style-name="comp_20_sotto_20_Bianche_5f_R"/>
          <table:table-cell table:style-name="comp_20_sotto_20_centro_5f_R" table:number-columns-repeated="6"/>
          <table:table-cell table:style-name="comp_20_sotto_20_BiancheS_5f_R" table:formula="of:=CONCATENATE(&quot;SOMMANO [&quot;;VLOOKUP([.B24];elenco_prezzi;3;FALSE());&quot;]&quot;)" office:value-type="string" office:string-value="" calcext:value-type="error">
            <text:p>#N/A</text:p>
          </table:table-cell>
          <table:table-cell table:style-name="Comp-Variante_20_num_20_sotto" table:formula="of:=[.J26]-[.L26]" office:value-type="float" office:value="0" calcext:value-type="float">
            <text:p>0,00</text:p>
          </table:table-cell>
          <table:table-cell table:style-name="comp_20_sotto_20_centro_5f_R" table:number-columns-repeated="3"/>
          <table:table-cell table:style-name="comp_20_sotto_20_Unitario" table:formula="of:=VLOOKUP([.B24];elenco_prezzi;5;FALSE()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IF(VLOOKUP([.B24];elenco_prezzi;3;FALSE())=&quot;%&quot;;[.J27]*[.N27]/100;[.J27]*[.N27])" office:value-type="string" office:string-value="" calcext:value-type="error">
            <text:p>#N/A</text:p>
          </table:table-cell>
          <table:table-cell table:style-name="comp_20_sotto_20_centro_5f_R"/>
          <table:table-cell table:style-name="comp_20_sotto_20_Unitario" table:formula="of:=[.J27]*[.AB27]" office:value-type="string" office:string-value="" calcext:value-type="error">
            <text:p>#N/A</text:p>
          </table:table-cell>
          <table:table-cell table:style-name="Comp-Variante_20_num_20_sotto" table:formula="of:=[.J27]" office:value-type="float" office:value="0" calcext:value-type="float">
            <text:p>0,00</text:p>
          </table:table-cell>
          <table:table-cell table:style-name="comp_20_sotto_20_centro_5f_R" table:number-columns-repeated="8"/>
          <table:table-cell table:style-name="Comp-SAL_20_n_20_valuta_5f_sotto" table:formula="of:=VLOOKUP([.B24];elenco_prezzi;4;FALSE())" office:value-type="string" office:string-value="" calcext:value-type="error">
            <text:p>#N/A</text:p>
          </table:table-cell>
          <table:table-cell table:style-name="Comp-sotto_20_euri" table:formula="of:=[.P27]-[.AE27]" office:value-type="string" office:string-value="" calcext:value-type="error">
            <text:p>#N/A</text:p>
          </table:table-cell>
          <table:table-cell table:style-name="Comp-sotto_20__25_" table:formula="of:=VLOOKUP([.B24];elenco_prezzi;6;FALSE())" office:value-type="string" office:string-value="" calcext:value-type="error">
            <text:p>#N/A</text:p>
          </table:table-cell>
          <table:table-cell table:style-name="Comp-sotto_20_euri" table:formula="of:=IF([.AD27]&lt;&gt;&quot;&quot;; PRODUCT([.AD27]*[.P27]))" office:value-type="string" office:string-value="" calcext:value-type="error">
            <text:p>#N/A</text:p>
          </table:table-cell>
          <table:table-cell table:number-columns-repeated="3" table:style-name="compTagRiservato" office:value-type="string" calcext:value-type="string">
            <text:p>-</text:p>
          </table:table-cell>
          <table:table-cell table:style-name="compTag" office:value-type="string" calcext:value-type="string">
            <text:p>Cx</text:p>
          </table:table-cell>
          <table:table-cell table:style-name="compTag"/>
          <table:table-cell table:number-columns-repeated="28"/>
        </table:table-row>
        <table:table-row table:style-name="ro1" table:number-rows-repeated="4">
          <table:table-cell table:number-columns-repeated="64"/>
        </table:table-row>
        <table:table-row-group>
          <table:table-row table:style-name="ro1" table:number-rows-repeated="59">
            <table:table-cell table:number-columns-repeated="64"/>
          </table:table-row>
          <table:table-row table:style-name="ro1" table:number-rows-repeated="3">
            <table:table-cell table:style-name="ce218" table:number-columns-repeated="50"/>
            <table:table-cell table:number-columns-repeated="14"/>
          </table:table-row>
          <table:table-row table:style-name="ro35">
            <table:table-cell/>
            <table:table-cell table:style-name="An-lavoraz-desc-CEN"/>
            <table:table-cell table:style-name="An-lavoraz-Utili" table:number-columns-repeated="2"/>
            <table:table-cell table:style-name="An-lavoraz-Utili_20_desc" table:content-validation-name="val14" office:value-type="string" calcext:value-type="string">
              <text:p>Di cui sicurezza afferenti l'impresa</text:p>
            </table:table-cell>
            <table:table-cell table:style-name="An-lavoraz-_25_" office:value-type="percentage" office:value="0.037" calcext:value-type="percentage">
              <text:p>3,70%</text:p>
            </table:table-cell>
            <table:table-cell table:style-name="An-lavoraz-Utili-num_20_sin" table:formula="of:=SUM([.H78:.H90])*[.F94]" office:value-type="currency" office:currency="EUR" office:value="0" calcext:value-type="currency">
              <text:p>€ 0,00</text:p>
            </table:table-cell>
            <table:table-cell table:style-name="An-senza"/>
            <table:table-cell table:style-name="An-senza-DX"/>
            <table:table-cell table:style-name="An-lavoraz-dx_25_"/>
            <table:table-cell table:style-name="An-lavoraz-generica"/>
            <table:table-cell table:style-name="An-lavoraz-dx" table:formula="of:=IF(SEARCH(&quot;sicurezza&quot;;[.E94]);[.G94];&quot;&quot;)" office:value-type="currency" office:currency="EUR" office:value="0" calcext:value-type="currency">
              <text:p>€ 0,00</text:p>
            </table:table-cell>
            <table:table-cell table:style-name="Analisi_5f_Sfondo" table:number-columns-repeated="4"/>
            <table:table-cell table:number-columns-repeated="48"/>
          </table:table-row>
          <table:table-row table:style-name="ro1" table:number-rows-repeated="9">
            <table:table-cell table:number-columns-repeated="64"/>
          </table:table-row>
        </table:table-row-group>
        <table:table-row table:style-name="ro1" table:number-rows-repeated="4">
          <table:table-cell table:number-columns-repeated="64"/>
        </table:table-row>
        <table:table-row table:style-name="ro36">
          <table:table-cell/>
          <table:table-cell table:style-name="An.1v-Att_20_Start" office:value-type="string" calcext:value-type="string">
            <text:p>Cod./N.</text:p>
          </table:table-cell>
          <table:table-cell table:style-name="An.1v-Att_20_Start" office:value-type="string" calcext:value-type="string">
            <text:p>DESCRIZIONE</text:p>
          </table:table-cell>
          <table:table-cell table:style-name="An.1v-Att_20_Start" office:value-type="string" calcext:value-type="string">
            <text:p>Unità di misura</text:p>
          </table:table-cell>
          <table:table-cell table:style-name="An.1v-Att_20_Start" office:value-type="string" calcext:value-type="string">
            <text:p>Quantità</text:p>
          </table:table-cell>
          <table:table-cell table:style-name="An.1v-Att_20_Start" office:value-type="string" calcext:value-type="string">
            <text:p>Prezzo unitario</text:p>
          </table:table-cell>
          <table:table-cell table:style-name="An.1v-Att_20_Start" office:value-type="string" calcext:value-type="string">
            <text:p>Importi parziali</text:p>
          </table:table-cell>
          <table:table-cell table:style-name="An.1v-Att_20_Start" office:value-type="string" calcext:value-type="string">
            <text:p>Importi totali</text:p>
          </table:table-cell>
          <table:table-cell table:style-name="An.1v-Att_20_Start" office:value-type="string" calcext:value-type="string">
            <text:p>Incidenza %</text:p>
            <text:p>sul totale</text:p>
            <text:p>costi diretti</text:p>
          </table:table-cell>
          <table:table-cell table:style-name="An.1v-Att_20_Start" office:value-type="string" calcext:value-type="string">
            <text:p>Incidenza Manodopera</text:p>
          </table:table-cell>
          <table:table-cell table:style-name="An.1v-Att_20_Start" office:value-type="string" calcext:value-type="string">
            <text:p>Importo Manodopera</text:p>
          </table:table-cell>
          <table:table-cell table:style-name="An.1v-Att_20_Start" office:value-type="string" calcext:value-type="string">
            <text:p>Importo Sicurezza</text:p>
          </table:table-cell>
          <table:table-cell table:style-name="Analisi_5f_Sfondo" table:number-columns-repeated="4"/>
          <table:table-cell table:number-columns-repeated="48"/>
        </table:table-row>
        <table:table-row table:style-name="ro30">
          <table:table-cell/>
          <table:table-cell table:style-name="An-1_5f_sigla" office:value-type="string" calcext:value-type="string">
            <text:p>AP</text:p>
          </table:table-cell>
          <table:table-cell table:style-name="An-1-descr_5f_" office:value-type="string" calcext:value-type="string">
            <text:p>&lt;&lt;&lt;Scrivi la descrizione della nuova voce da analizzare <text:s text:c="2"/></text:p>
          </table:table-cell>
          <table:table-cell table:style-name="An-1um" office:value-type="string" calcext:value-type="string">
            <text:p>U.M. ?</text:p>
          </table:table-cell>
          <table:table-cell table:style-name="An-1v"/>
          <table:table-cell table:style-name="An-1v" table:formula="of:=(&quot;€/&quot;&amp;[.D109])" office:value-type="string" office:string-value="€/U.M. ?" calcext:value-type="string">
            <text:p>€/U.M. ?</text:p>
          </table:table-cell>
          <table:table-cell table:style-name="An-1v-dx"/>
          <table:table-cell table:style-name="An-1v-dx" table:formula="of:=SUM([.G110:.G129])" office:value-type="string" office:string-value="" calcext:value-type="error">
            <text:p>#N/A</text:p>
          </table:table-cell>
          <table:table-cell table:style-name="An-lavoraz-dx_25_"/>
          <table:table-cell table:style-name="An-1v_25_" table:formula="of:=[.K109]/[.H109]" office:value-type="string" office:string-value="" calcext:value-type="error">
            <text:p>#N/A</text:p>
          </table:table-cell>
          <table:table-cell table:style-name="An-1v-dx" table:formula="of:=SUM([.K110:.K131])" office:value-type="string" office:string-value="" calcext:value-type="error">
            <text:p>#N/A</text:p>
          </table:table-cell>
          <table:table-cell table:style-name="An-1v-dx" table:formula="of:=SUM([.L110:.L131])" office:value-type="currency" office:currency="EUR" office:value="0" calcext:value-type="currency">
            <text:p>€ 0,00</text:p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NODOPERA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dx"/>
          <table:table-cell table:style-name="ce211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1]=&quot;&quot;;&quot;&quot;;CONCATENATE(&quot;  &quot;;VLOOKUP([.B111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1]=&quot;&quot;;&quot;&quot;;VLOOKUP([.B111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1]=&quot;&quot;;0;VLOOKUP([.B111];elenco_prezzi;5;FALSE()))" office:value-type="string" office:string-value="" calcext:value-type="error">
            <text:p>#N/A</text:p>
          </table:table-cell>
          <table:table-cell table:style-name="An-lavoraz-generica" table:formula="of:=[.E111]*[.F111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1]=&quot;&quot;;&quot;&quot;;IF(VLOOKUP([.B111];elenco_prezzi;6;FALSE())=&quot;&quot;;&quot;&quot;;(VLOOKUP([.B111];elenco_prezzi;6;FALSE()))))" office:value-type="string" office:string-value="" calcext:value-type="error">
            <text:p>#N/A</text:p>
          </table:table-cell>
          <table:table-cell table:style-name="An-lavoraz-generica" table:formula="of:=IF([.J111]=&quot;&quot;;&quot;&quot;;[.J111]*[.G111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2]=&quot;&quot;;&quot;&quot;;CONCATENATE(&quot;  &quot;;VLOOKUP([.B11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2]=&quot;&quot;;&quot;&quot;;VLOOKUP([.B11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2]=&quot;&quot;;0;VLOOKUP([.B112];elenco_prezzi;5;FALSE()))" office:value-type="string" office:string-value="" calcext:value-type="error">
            <text:p>#N/A</text:p>
          </table:table-cell>
          <table:table-cell table:style-name="An-lavoraz-generica" table:formula="of:=[.E112]*[.F11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2]=&quot;&quot;;&quot;&quot;;IF(VLOOKUP([.B112];elenco_prezzi;6;FALSE())=&quot;&quot;;&quot;&quot;;(VLOOKUP([.B112];elenco_prezzi;6;FALSE()))))" office:value-type="string" office:string-value="" calcext:value-type="error">
            <text:p>#N/A</text:p>
          </table:table-cell>
          <table:table-cell table:style-name="An-lavoraz-generica" table:formula="of:=IF([.J112]=&quot;&quot;;&quot;&quot;;[.J112]*[.G11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3]=&quot;&quot;;&quot;&quot;;CONCATENATE(&quot;  &quot;;VLOOKUP([.B113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3]=&quot;&quot;;&quot;&quot;;VLOOKUP([.B113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3]=&quot;&quot;;0;VLOOKUP([.B113];elenco_prezzi;5;FALSE()))" office:value-type="string" office:string-value="" calcext:value-type="error">
            <text:p>#N/A</text:p>
          </table:table-cell>
          <table:table-cell table:style-name="An-lavoraz-generica" table:formula="of:=[.E113]*[.F113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3]=&quot;&quot;;&quot;&quot;;IF(VLOOKUP([.B113];elenco_prezzi;6;FALSE())=&quot;&quot;;&quot;&quot;;(VLOOKUP([.B113];elenco_prezzi;6;FALSE()))))" office:value-type="string" office:string-value="" calcext:value-type="error">
            <text:p>#N/A</text:p>
          </table:table-cell>
          <table:table-cell table:style-name="An-lavoraz-generica" table:formula="of:=IF([.J113]=&quot;&quot;;&quot;&quot;;[.J113]*[.G113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A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nodopera</text:p>
          </table:table-cell>
          <table:table-cell table:style-name="An-valuta-dx" table:formula="of:=SUM([.G110:.G114])" office:value-type="string" office:string-value="" calcext:value-type="error">
            <text:p>#N/A</text:p>
          </table:table-cell>
          <table:table-cell table:style-name="An-lavoraz-dx_25_" table:formula="of:=[.H114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MATERIA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6]=&quot;&quot;;&quot;&quot;;CONCATENATE(&quot;  &quot;;VLOOKUP([.B116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6]=&quot;&quot;;&quot;&quot;;VLOOKUP([.B116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6]=&quot;&quot;;0;VLOOKUP([.B116];elenco_prezzi;5;FALSE()))" office:value-type="string" office:string-value="" calcext:value-type="error">
            <text:p>#N/A</text:p>
          </table:table-cell>
          <table:table-cell table:style-name="An-lavoraz-generica" table:formula="of:=[.E116]*[.F116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6]=&quot;&quot;;&quot;&quot;;IF(VLOOKUP([.B116];elenco_prezzi;6;FALSE())=&quot;&quot;;&quot;&quot;;(VLOOKUP([.B116];elenco_prezzi;6;FALSE()))))" office:value-type="string" office:string-value="" calcext:value-type="error">
            <text:p>#N/A</text:p>
          </table:table-cell>
          <table:table-cell table:style-name="An-lavoraz-generica" table:formula="of:=IF([.J116]=&quot;&quot;;&quot;&quot;;[.J116]*[.G116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B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materiali</text:p>
          </table:table-cell>
          <table:table-cell table:style-name="An-valuta-dx" table:formula="of:=SUM([.G115:.G117])" office:value-type="string" office:string-value="" calcext:value-type="error">
            <text:p>#N/A</text:p>
          </table:table-cell>
          <table:table-cell table:style-name="An-lavoraz-dx_25_" table:formula="of:=[.H117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NOL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19]=&quot;&quot;;&quot;&quot;;CONCATENATE(&quot;  &quot;;VLOOKUP([.B119];elenco_prezzi;2;FALSE());&quot; &quot;))" office:value-type="string" office:string-value="" calcext:value-type="error">
            <text:p>#N/A</text:p>
          </table:table-cell>
          <table:table-cell table:style-name="An-lavoraz-generica" table:formula="of:=IF([.B119]=&quot;&quot;;&quot;&quot;;VLOOKUP([.B119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19]=&quot;&quot;;0;VLOOKUP([.B119];elenco_prezzi;5;FALSE()))" office:value-type="string" office:string-value="" calcext:value-type="error">
            <text:p>#N/A</text:p>
          </table:table-cell>
          <table:table-cell table:style-name="An-lavoraz-generica" table:formula="of:=[.E119]*[.F11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19]=&quot;&quot;;&quot;&quot;;IF(VLOOKUP([.B119];elenco_prezzi;6;FALSE())=&quot;&quot;;&quot;&quot;;(VLOOKUP([.B119];elenco_prezzi;6;FALSE()))))" office:value-type="string" office:string-value="" calcext:value-type="error">
            <text:p>#N/A</text:p>
          </table:table-cell>
          <table:table-cell table:style-name="An-lavoraz-generica" table:formula="of:=IF([.J119]=&quot;&quot;;&quot;&quot;;[.J119]*[.G119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C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noli</text:p>
          </table:table-cell>
          <table:table-cell table:style-name="An-valuta-dx" table:formula="of:=SUM([.G118:.G120])" office:value-type="string" office:string-value="" calcext:value-type="error">
            <text:p>#N/A</text:p>
          </table:table-cell>
          <table:table-cell table:style-name="An-lavoraz-dx_25_" table:formula="of:=[.H120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TRASPORT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2]=&quot;&quot;;&quot;&quot;;CONCATENATE(&quot;  &quot;;VLOOKUP([.B122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2]=&quot;&quot;;&quot;&quot;;VLOOKUP([.B122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2]=&quot;&quot;;0;VLOOKUP([.B122];elenco_prezzi;5;FALSE()))" office:value-type="string" office:string-value="" calcext:value-type="error">
            <text:p>#N/A</text:p>
          </table:table-cell>
          <table:table-cell table:style-name="An-lavoraz-generica" table:formula="of:=[.E122]*[.F122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2]=&quot;&quot;;&quot;&quot;;IF(VLOOKUP([.B122];elenco_prezzi;6;FALSE())=&quot;&quot;;&quot;&quot;;(VLOOKUP([.B122];elenco_prezzi;6;FALSE()))))" office:value-type="string" office:string-value="" calcext:value-type="error">
            <text:p>#N/A</text:p>
          </table:table-cell>
          <table:table-cell table:style-name="An-lavoraz-generica" table:formula="of:=IF([.J122]=&quot;&quot;;&quot;&quot;;[.J122]*[.G122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D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trasporti</text:p>
          </table:table-cell>
          <table:table-cell table:style-name="An-valuta-dx" table:formula="of:=SUM([.G121:.G123])" office:value-type="string" office:string-value="" calcext:value-type="error">
            <text:p>#N/A</text:p>
          </table:table-cell>
          <table:table-cell table:style-name="An-lavoraz-dx_25_" table:formula="of:=[.H123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"/>
          <table:table-cell table:style-name="An-lavoraz-dx-senza-bordi" office:value-type="string" calcext:value-type="string">
            <text:p>ALTRE FORNITURE E PRESTAZIONI</text:p>
          </table:table-cell>
          <table:table-cell table:style-name="An-lavoraz-dx-senza-bordi" table:number-columns-repeated="5"/>
          <table:table-cell table:style-name="An-DX-Bold"/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7">
          <table:table-cell/>
          <table:table-cell table:style-name="An-lavoraz-Cod-sx" office:value-type="string" calcext:value-type="string">
            <text:p>Cod. Art.?</text:p>
          </table:table-cell>
          <table:table-cell table:style-name="An-lavoraz-generica" table:formula="of:=IF([.B125]=&quot;&quot;;&quot;&quot;;CONCATENATE(&quot;  &quot;;VLOOKUP([.B125];elenco_prezzi;2;FALSE());&quot; &quot;))" office:value-type="string" office:string-value="" calcext:value-type="error">
            <text:p>#N/A</text:p>
          </table:table-cell>
          <table:table-cell table:style-name="An-lavoraz-generica" table:formula="of:=IF([.B125]=&quot;&quot;;&quot;&quot;;VLOOKUP([.B125];elenco_prezzi;3;FALSE()))" office:value-type="string" office:string-value="" calcext:value-type="error">
            <text:p>#N/A</text:p>
          </table:table-cell>
          <table:table-cell table:style-name="An-lavoraz-input" office:value-type="float" office:value="0" calcext:value-type="float">
            <text:p>0,00</text:p>
          </table:table-cell>
          <table:table-cell table:style-name="An-lavoraz-generica" table:formula="of:=IF([.B125]=&quot;&quot;;0;VLOOKUP([.B125];elenco_prezzi;5;FALSE()))" office:value-type="string" office:string-value="" calcext:value-type="error">
            <text:p>#N/A</text:p>
          </table:table-cell>
          <table:table-cell table:style-name="An-lavoraz-generica" table:formula="of:=[.E125]*[.F125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 table:formula="of:=IF([.B125]=&quot;&quot;;&quot;&quot;;IF(VLOOKUP([.B125];elenco_prezzi;6;FALSE())=&quot;&quot;;&quot;&quot;;(VLOOKUP([.B125];elenco_prezzi;6;FALSE()))))" office:value-type="string" office:string-value="" calcext:value-type="error">
            <text:p>#N/A</text:p>
          </table:table-cell>
          <table:table-cell table:style-name="An-lavoraz-generica" table:formula="of:=IF([.J125]=&quot;&quot;;&quot;&quot;;[.J125]*[.G125])" office:value-type="string" office:string-value="" calcext:value-type="error">
            <text:p>#N/A</text:p>
          </table:table-cell>
          <table:table-cell table:style-name="An-lavoraz-generica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E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altre forniture e prestazioni</text:p>
          </table:table-cell>
          <table:table-cell table:style-name="An-valuta-dx" table:formula="of:=SUM([.G124:.G126])" office:value-type="string" office:string-value="" calcext:value-type="error">
            <text:p>#N/A</text:p>
          </table:table-cell>
          <table:table-cell table:style-name="An-lavoraz-dx_25_" table:formula="of:=[.H126]/[.H127]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F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diretti (A+B+C+D+E)</text:p>
          </table:table-cell>
          <table:table-cell table:style-name="An-valuta-dx" table:formula="of:=SUM([.H110:.H126])" office:value-type="string" office:string-value="" calcext:value-type="error">
            <text:p>#N/A</text:p>
          </table:table-cell>
          <table:table-cell table:style-name="An-lavoraz-dx_25_" table:formula="of:=SUM([.I110:.I126])" office:value-type="string" office:string-value="" calcext:value-type="error">
            <text:p>#N/A</text:p>
          </table:table-cell>
          <table:table-cell table:style-name="An-lavoraz-dx_25_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G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Spese Generali (calcolate su F)</text:p>
          </table:table-cell>
          <table:table-cell table:style-name="An-lavoraz-_25_" table:formula="of:=IF(OR([.E128]=&quot;Spese Generali&quot;;[.E128]=&quot;Spese Generali (calcolate su F)&quot;); [$S1.$H$320];IF(OR([.E128]=&quot;utili d'impresa&quot;;[.E128]=&quot;Utili d'Impresa (calcolata su F+G)&quot;);[$S1.$H$321];IF([.E128]=&quot;Spese Generali e Utili (sulle voci precedenti)&quot;;[$S1.$H$322];IF(OR([.E128]=&quot;Di cui sicurezza afferenti l'impresa&quot;;[.E128]=&quot;Oneri di Sicurezza&quot;);[$S1.$H$319];IF([.E128]=&quot;Sconto&quot;;[$S1.$H$324];IF([.E128]=&quot;Maggiorazione&quot;;[$S1.$H$326]))))))" office:value-type="percentage" office:value="0.15" calcext:value-type="percentage">
            <text:p>15,00%</text:p>
          </table:table-cell>
          <table:table-cell table:style-name="An-lavoraz-Utili-num_20_sin" table:formula="of:=SUM([.G110:.G126])*[.F128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8]=&quot;Oneri di Sicurezza&quot;;[.G128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H</text:p>
          </table:table-cell>
          <table:table-cell table:style-name="An-lavoraz-Utili" table:number-columns-repeated="2"/>
          <table:table-cell table:style-name="An-lavoraz-Utili_20_desc" office:value-type="string" calcext:value-type="string">
            <text:p>Utili d'Impresa (calcolata su F+G)</text:p>
          </table:table-cell>
          <table:table-cell table:style-name="An-lavoraz-_25_" table:formula="of:=IF(OR([.E129]=&quot;Spese Generali&quot;;[.E129]=&quot;Spese Generali (calcolate su F)&quot;); [$S1.$H$320];IF(OR([.E129]=&quot;utili d'impresa&quot;;[.E129]=&quot;Utili d'Impresa (calcolata su F+G)&quot;);[$S1.$H$321];IF([.E129]=&quot;Spese Generali e Utili (sulle voci precedenti)&quot;;[$S1.$H$322];IF(OR([.E129]=&quot;Di cui sicurezza afferenti l'impresa&quot;;[.E129]=&quot;Oneri di Sicurezza&quot;);[$S1.$H$319];IF([.E129]=&quot;Sconto&quot;;[$S1.$H$324];IF([.E129]=&quot;Maggiorazione&quot;;[$S1.$H$326]))))))" office:value-type="percentage" office:value="0.1" calcext:value-type="percentage">
            <text:p>10,00%</text:p>
          </table:table-cell>
          <table:table-cell table:style-name="An-lavoraz-Utili-num_20_sin" table:formula="of:=SUM([.G110:.G128])*[.F129]" office:value-type="string" office:string-value="" calcext:value-type="error">
            <text:p>#N/A</text:p>
          </table:table-cell>
          <table:table-cell table:style-name="An-senza"/>
          <table:table-cell table:style-name="An-senza-DX"/>
          <table:table-cell table:style-name="An-lavoraz-dx_25_"/>
          <table:table-cell table:style-name="An-lavoraz-generica"/>
          <table:table-cell table:style-name="An-lavoraz-dx" table:formula="of:=IF([.E129]=&quot;Oneri di Sicurezza&quot;;[.G129];&quot;&quot;)">
            <text:p/>
          </table:table-cell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I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totale costi indiretti (Spese Generali e Utili d'Impresa) (G+H)</text:p>
          </table:table-cell>
          <table:table-cell table:style-name="An-valuta-dx" table:formula="of:=SUM([.G128:.G130])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5">
          <table:table-cell/>
          <table:table-cell table:style-name="An-lavoraz-desc-CEN" office:value-type="string" calcext:value-type="string">
            <text:p>L</text:p>
          </table:table-cell>
          <table:table-cell table:style-name="An-lavoraz-no_20_righe_20_dx"/>
          <table:table-cell table:style-name="An-lavoraz-dx-senza-bordi" table:number-columns-repeated="3"/>
          <table:table-cell table:style-name="An-lavoraz-dx" office:value-type="string" calcext:value-type="string">
            <text:p>prezzo unitario offerto (F+I)</text:p>
          </table:table-cell>
          <table:table-cell table:style-name="An-1v-dx" table:formula="of:=[.H130]+[.H127]" office:value-type="string" office:string-value="" calcext:value-type="error">
            <text:p>#N/A</text:p>
          </table:table-cell>
          <table:table-cell table:style-name="An-lavoraz-dx_25_" table:number-columns-repeated="2"/>
          <table:table-cell table:style-name="An-lavoraz-generica" table:number-columns-repeated="2"/>
          <table:table-cell table:style-name="Analisi_5f_Sfondo" table:number-columns-repeated="4"/>
          <table:table-cell table:number-columns-repeated="48"/>
        </table:table-row>
        <table:table-row table:style-name="ro38">
          <table:table-cell/>
          <table:table-cell table:style-name="An-sfondo-basso_20_Att_20_End" office:value-type="string" calcext:value-type="string">
            <text:p>----</text:p>
          </table:table-cell>
          <table:table-cell table:style-name="An-sfondo-basso" table:number-columns-repeated="5"/>
          <table:table-cell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number-columns-repeated="2" table:style-name="An-sfondo-basso" office:value-type="string" calcext:value-type="string">
            <text:p>-</text:p>
          </table:table-cell>
          <table:table-cell table:style-name="An-sfondo-basso_20_dx" office:value-type="string" calcext:value-type="string">
            <text:p>-</text:p>
          </table:table-cell>
          <table:table-cell table:style-name="Analisi_5f_Sfondo" table:number-columns-repeated="4"/>
          <table:table-cell table:number-columns-repeated="48"/>
        </table:table-row>
        <table:table-row table:style-name="ro1">
          <table:table-cell/>
          <table:table-cell table:style-name="Analisi_5f_Sfondo" table:number-columns-repeated="15"/>
          <table:table-cell table:number-columns-repeated="48"/>
        </table:table-row>
      </table:table>
      <table:table table:name="cP_Cop" table:style-name="ta4" table:print-ranges="cP_Cop.A1:cP_Cop.H43">
        <table:table-column table:style-name="co87" table:default-cell-style-name="Default"/>
        <table:table-column table:style-name="co23" table:number-columns-repeated="5" table:default-cell-style-name="Default"/>
        <table:table-column table:style-name="co88" table:default-cell-style-name="Default"/>
        <table:table-column table:style-name="co10" table:default-cell-style-name="Default"/>
        <table:table-column table:style-name="co89" table:default-cell-style-name="Default"/>
        <table:table-row table:style-name="ro6">
          <table:table-cell table:number-columns-repeated="3"/>
          <table:table-cell table:style-name="Copertina_5f_nomi-2"/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6" table:number-rows-repeated="2">
          <table:table-cell table:number-columns-repeated="3"/>
          <table:table-cell table:style-name="Copertina_5f_nomi-2"/>
          <table:table-cell table:number-columns-repeated="5"/>
        </table:table-row>
        <table:table-row table:style-name="ro12">
          <table:table-cell/>
          <table:table-cell table:style-name="Copertina_5f_Titolo_20_2" table:formula="of:=[S2.C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opertina_5f_nomi-2"/>
          <table:covered-table-cell table:number-columns-repeated="3"/>
          <table:table-cell table:number-columns-repeated="2"/>
        </table:table-row>
        <table:table-row table:style-name="ro6" table:number-rows-repeated="4">
          <table:table-cell table:number-columns-repeated="3"/>
          <table:table-cell table:style-name="Copertina_5f_nomi-2"/>
          <table:table-cell table:number-columns-repeated="5"/>
        </table:table-row>
        <table:table-row table:style-name="ro13">
          <table:table-cell/>
          <table:table-cell table:style-name="Copertina_5f_Titolo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  <table:table-cell table:number-columns-repeated="2"/>
        </table:table-row>
        <table:table-row table:style-name="ro14">
          <table:table-cell/>
          <table:table-cell table:style-name="Copertina_5f_Titolo"/>
          <table:table-cell/>
          <table:table-cell table:style-name="Copertina_5f_Titolo"/>
          <table:table-cell table:number-columns-repeated="5"/>
        </table:table-row>
        <table:table-row table:style-name="ro13">
          <table:table-cell/>
          <table:table-cell table:style-name="Copertina_5f_Titolo" office:value-type="string" calcext:value-type="string" table:number-columns-spanned="6" table:number-rows-spanned="1">
            <text:p>PROGETTO</text:p>
          </table:table-cell>
          <table:covered-table-cell table:number-columns-repeated="5"/>
          <table:table-cell table:number-columns-repeated="2"/>
        </table:table-row>
        <table:table-row table:style-name="ro14" table:number-rows-repeated="4">
          <table:table-cell/>
          <table:table-cell table:style-name="Copertina_5f_Titolo"/>
          <table:table-cell table:number-columns-repeated="7"/>
        </table:table-row>
        <table:table-row table:style-name="ro12">
          <table:table-cell/>
          <table:table-cell table:style-name="Copertina_5f_Titolo_20_2" table:content-validation-name="val15" office:value-type="string" calcext:value-type="string" table:number-columns-spanned="6" table:number-rows-spanned="1">
            <text:p>COMPUTO METRICO ESTIMATIVO</text:p>
          </table:table-cell>
          <table:covered-table-cell table:number-columns-repeated="5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4" table:number-rows-repeated="3">
          <table:table-cell/>
          <table:table-cell table:style-name="Copertina_5f_Titolo"/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6">
          <table:table-cell/>
          <table:table-cell table:style-name="Copertina_5f_nomi-2" office:value-type="string" calcext:value-type="string">
            <text:p>OGGETTO:</text:p>
          </table:table-cell>
          <table:table-cell table:style-name="Copertina_5f_nomi" table:formula="of:=[S2.C3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6">
          <table:table-cell/>
          <table:table-cell table:style-name="Copertina_5f_nomi-2" office:value-type="string" calcext:value-type="string">
            <text:p>COMMITTENTE:</text:p>
          </table:table-cell>
          <table:table-cell table:style-name="Copertina_5f_nomi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opertina_5f_nomi-2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opertina_5f_nomi"/>
          <table:table-cell table:number-columns-repeated="6"/>
        </table:table-row>
        <table:table-row table:style-name="ro6">
          <table:table-cell/>
          <table:table-cell table:style-name="Copertina_5f_nomi-2" office:value-type="string" calcext:value-type="string">
            <text:p>Progetto:</text:p>
          </table:table-cell>
          <table:table-cell table:style-name="Copertina_5f_nomi" office:value-type="float" office:value="0" calcext:value-type="float" table:number-columns-spanned="5" table:number-rows-spanned="1">
            <text:p>0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table:style-name="Copertina_5f_nomi_20_centro_20_piccolo" office:value-type="string" calcext:value-type="string">
            <text:p>IL TECNICO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opertina_5f_nomi-2"/>
          <table:table-cell table:number-columns-repeated="2"/>
          <table:table-cell table:style-name="Copertina_5f_nomi_20_centro_20_piccolo" table:formula="of:=[S2.C13]" office:value-type="float" office:value="0" calcext:value-type="float">
            <text:p>0</text:p>
          </table:table-cell>
          <table:table-cell table:number-columns-repeated="3"/>
        </table:table-row>
        <table:table-row table:style-name="ro6">
          <table:table-cell table:number-columns-repeated="2"/>
          <table:table-cell table:style-name="Copertina_5f_nomi-2"/>
          <table:table-cell table:number-columns-repeated="6"/>
        </table:table-row>
      </table:table>
      <table:table table:name="cT_Cop" table:style-name="ta4" table:print="false">
        <table:table-column table:style-name="co10" table:number-columns-repeated="7" table:default-cell-style-name="Default"/>
        <table:table-row table:style-name="ro6">
          <table:table-cell table:number-columns-repeated="3"/>
          <table:table-cell table:style-name="ce37"/>
          <table:table-cell table:number-columns-repeated="3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6">
          <table:table-cell table:number-columns-repeated="3"/>
          <table:table-cell table:style-name="ce37"/>
          <table:table-cell table:number-columns-repeated="3"/>
        </table:table-row>
        <table:table-row table:style-name="ro12">
          <table:table-cell table:style-name="ce279"/>
          <table:table-cell table:style-name="Copertina_5f_Titolo_20_2" table:formula="of:=[$S2.$C$4]" office:value-type="string" office:string-value="Comune di Matera" calcext:value-type="string" table:number-columns-spanned="6" table:number-rows-spanned="1">
            <text:p>Comune di Matera</text:p>
          </table:table-cell>
          <table:covered-table-cell/>
          <table:covered-table-cell table:style-name="ce37"/>
          <table:covered-table-cell table:number-columns-repeated="3"/>
        </table:table-row>
        <table:table-row table:style-name="ro6" table:number-rows-repeated="2">
          <table:table-cell table:style-name="ce279"/>
          <table:table-cell table:number-columns-repeated="2"/>
          <table:table-cell table:style-name="ce37"/>
          <table:table-cell table:number-columns-repeated="3"/>
        </table:table-row>
        <table:table-row table:style-name="ro13">
          <table:table-cell table:style-name="ce279"/>
          <table:table-cell table:style-name="Copertina_5f_Titolo" table:formula="of:=[$S2.$C$3]" office:value-type="float" office:value="0" calcext:value-type="float" table:number-columns-spanned="6" table:number-rows-spanned="1">
            <text:p>0</text:p>
          </table:table-cell>
          <table:covered-table-cell/>
          <table:covered-table-cell table:style-name="Copertina_5f_Titolo"/>
          <table:covered-table-cell table:number-columns-repeated="3"/>
        </table:table-row>
        <table:table-row table:style-name="ro14">
          <table:table-cell table:style-name="ce279"/>
          <table:table-cell table:style-name="Copertina_5f_Titolo"/>
          <table:table-cell/>
          <table:table-cell table:style-name="Copertina_5f_Titolo"/>
          <table:table-cell table:number-columns-repeated="3"/>
        </table:table-row>
        <table:table-row table:style-name="ro8">
          <table:table-cell table:number-columns-repeated="3"/>
          <table:table-cell table:style-name="ce334"/>
          <table:table-cell table:number-columns-repeated="3"/>
        </table:table-row>
        <table:table-row table:style-name="ro8" table:number-rows-repeated="4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2">
          <table:table-cell/>
          <table:table-cell table:style-name="Copertina_5f_Titolo_20_2" table:content-validation-name="val16" office:value-type="string" calcext:value-type="string" table:number-columns-spanned="6" table:number-rows-spanned="1">
            <text:p>REGISTRO DI CONTABILITA'</text:p>
          </table:table-cell>
          <table:covered-table-cell/>
          <table:covered-table-cell table:style-name="ce39"/>
          <table:covered-table-cell table:number-columns-repeated="3"/>
        </table:table-row>
        <table:table-row table:style-name="ro14">
          <table:table-cell table:number-columns-repeated="3"/>
          <table:table-cell table:style-name="ce39"/>
          <table:table-cell table:number-columns-repeated="3"/>
        </table:table-row>
        <table:table-row table:style-name="ro31">
          <table:table-cell/>
          <table:table-cell table:style-name="ce331" office:value-type="string" calcext:value-type="string" table:number-columns-spanned="6" table:number-rows-spanned="1">
            <text:p>N.1 di pagine N.3</text:p>
          </table:table-cell>
          <table:covered-table-cell table:number-columns-repeated="5" table:style-name="nomi_20_sin_20_medio"/>
        </table:table-row>
        <table:table-row table:style-name="ro8" table:number-rows-repeated="2">
          <table:table-cell/>
          <table:table-cell table:style-name="Copertina_5f_Titolo"/>
          <table:table-cell/>
          <table:table-cell table:style-name="ce334"/>
          <table:table-cell table:number-columns-repeated="3"/>
        </table:table-row>
        <table:table-row table:style-name="ro14" table:number-rows-repeated="4">
          <table:table-cell table:number-columns-repeated="3"/>
          <table:table-cell table:style-name="ce39"/>
          <table:table-cell table:number-columns-repeated="3"/>
        </table:table-row>
        <table:table-row table:style-name="ro16">
          <table:table-cell/>
          <table:table-cell table:style-name="nomi_20_sin_20_medio" office:value-type="string" calcext:value-type="string">
            <text:p>Committente:</text:p>
          </table:table-cell>
          <table:table-cell table:style-name="Copertina_5f_nomi-2" table:formula="of:=[$S2.$C$6]" office:value-type="string" office:string-value="Comune di Matera" calcext:value-type="string">
            <text:p>Comune di Matera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4">
          <table:table-cell/>
          <table:table-cell table:style-name="ce332"/>
          <table:table-cell table:style-name="Copertina_5f_nomi"/>
          <table:table-cell table:number-columns-repeated="4"/>
        </table:table-row>
        <table:table-row table:style-name="ro16">
          <table:table-cell/>
          <table:table-cell table:style-name="nomi_20_sin_20_medio" office:value-type="string" calcext:value-type="string">
            <text:p>Esecutore:</text:p>
          </table:table-cell>
          <table:table-cell table:style-name="Copertina_5f_nomi-2" table:formula="of:=[S2.C17]" office:value-type="float" office:value="0" calcext:value-type="float">
            <text:p>0</text:p>
          </table:table-cell>
          <table:table-cell table:number-columns-repeated="4"/>
        </table:table-row>
        <table:table-row table:style-name="ro15" table:number-rows-repeated="2">
          <table:table-cell table:number-columns-repeated="3"/>
          <table:table-cell table:style-name="nomi_20_sin_20_medio"/>
          <table:table-cell table:number-columns-repeated="3"/>
        </table:table-row>
        <table:table-row table:style-name="ro6">
          <table:table-cell/>
          <table:table-cell table:style-name="ce332"/>
          <table:table-cell table:style-name="Copertina_5f_nomi-2"/>
          <table:table-cell table:number-columns-repeated="4"/>
        </table:table-row>
        <table:table-row table:style-name="ro39">
          <table:table-cell/>
          <table:table-cell table:style-name="ce332"/>
          <table:table-cell table:style-name="Copertina_5f_nomi-2"/>
          <table:table-cell table:style-name="ce336"/>
          <table:table-cell table:style-name="Copertina_5f_nomi-2"/>
          <table:table-cell table:number-columns-repeated="2"/>
        </table:table-row>
        <table:table-row table:style-name="ro1" table:number-rows-repeated="2">
          <table:table-cell table:style-name="ce279"/>
          <table:table-cell table:number-columns-repeated="6"/>
        </table:table-row>
        <table:table-row table:style-name="ro31">
          <table:table-cell table:style-name="ce279"/>
          <table:table-cell table:number-columns-repeated="2"/>
          <table:table-cell table:style-name="ce331" office:value-type="string" calcext:value-type="string" table:number-columns-spanned="4" table:number-rows-spanned="1">
            <text:p>Il Responsabile del Procedimento</text:p>
          </table:table-cell>
          <table:covered-table-cell table:number-columns-repeated="3"/>
        </table:table-row>
        <table:table-row table:style-name="ro6">
          <table:table-cell table:style-name="ce279"/>
          <table:table-cell table:number-columns-repeated="3"/>
          <table:table-cell table:style-name="ce337" table:formula="of:=[S2.C12]" office:value-type="float" office:value="0" calcext:value-type="float" table:number-columns-spanned="2" table:number-rows-spanned="1">
            <text:p>0</text:p>
          </table:table-cell>
          <table:covered-table-cell/>
          <table:table-cell/>
        </table:table-row>
        <table:table-row table:style-name="ro1" table:number-rows-repeated="3">
          <table:table-cell table:style-name="ce279"/>
          <table:table-cell table:number-columns-repeated="6"/>
        </table:table-row>
        <table:table-row table:style-name="ro1">
          <table:table-cell table:style-name="ce279"/>
          <table:table-cell table:number-columns-repeated="6"/>
        </table:table-row>
      </table:table>
      <table:table table:name="cT_Doc_accorp" table:style-name="ta3" table:print="false">
        <table:table-column table:style-name="co90" table:default-cell-style-name="Verb_5f_Normale_20_dx"/>
        <table:table-column table:style-name="co91" table:default-cell-style-name="Default"/>
        <table:table-column table:style-name="co92" table:default-cell-style-name="Default"/>
        <table:table-column table:style-name="co89" table:default-cell-style-name="Default"/>
        <table:table-column table:style-name="co93" table:default-cell-style-name="Default"/>
        <table:table-column table:style-name="co94" table:number-columns-repeated="59" table:default-cell-style-name="Default"/>
        <table:table-row table:style-name="ro1" table:number-rows-repeated="4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5"/>
          <table:table-cell table:number-columns-repeated="62"/>
        </table:table-row>
        <table:table-row table:style-name="ro9">
          <table:table-cell table:style-name="Verb_5f_Grassetto_20__2b_" table:formula="of:=[S2.C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10">
          <table:table-cell table:style-name="Verb_5f_Grassetto_20__2b_" office:value-type="string" calcext:value-type="string" table:number-columns-spanned="4" table:number-rows-spanned="1">
            <text:p>Verbale di consegna lavori</text:p>
          </table:table-cell>
          <table:covered-table-cell table:number-columns-repeated="3" table:style-name="ce257"/>
          <table:table-cell table:number-columns-repeated="60"/>
        </table:table-row>
        <table:table-row table:style-name="ro14">
          <table:table-cell table:style-name="Normale"/>
          <table:table-cell table:style-name="Verb_5f_grassetto" office:value-type="string" calcext:value-type="string">
            <text:p>(art. 130 DPR 554/99 direzione e contabilità sui lavori)</text:p>
          </table:table-cell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31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[S2.C30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[S2.C27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giust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1">
          <table:table-cell table:style-name="Verbale" office:value-type="string" calcext:value-type="string">
            <text:p>Il giorno 5 del mese di Novembre dell’anno duemilasette, il sottoscritto 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19">
          <table:table-cell office:value-type="string" calcext:value-type="string">
            <text:p>Responsabile del Procedimento</text:p>
          </table:table-cell>
          <table:table-cell table:style-name="Verb_5f_Normale_20_Sin" table:formula="of:=[S2.C12]&amp;&quot;,&quot;" office:value-type="string" office:string-value="," calcext:value-type="string">
            <text:p>,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oadiuvato dall'</text:p>
          </table:table-cell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Verbale" office:value-type="string" calcext:value-type="string">
            <text:p>quale Direttore dei lavori per incarico dell’Amministrazione Comunale</text:p>
          </table:table-cell>
          <table:table-cell table:style-name="Verb_5f_Normale_20_Sin"/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9]" office:value-type="float" office:value="0" calcext:value-type="float">
            <text:p>0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Visto il verbale di deliberazione della</text:p>
          </table:table-cell>
          <table:table-cell table:style-name="Verb_5f_Normale_20_Sin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entrambe esecutive ai sensi di legge, e con le quali venivano approvati i progetti definitivo ed esecutivo per le opere di “RIQUALIFICAZIONE PAESISTICA E RESTAURO DEL COMPLESSO MONUMENTALE DI Chissà dove”.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Vista la modalità di affidamento con </text:p>
          </table:table-cell>
          <table:table-cell table:style-name="Verb_5f_unite_20_sin" table:formula="of:=[S2.C19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Verb_5f_unite_20_sin"/>
          <table:table-cell table:number-columns-repeated="60"/>
        </table:table-row>
        <table:table-row table:style-name="ro19">
          <table:table-cell office:value-type="string" calcext:value-type="string">
            <text:p>dove risulta assegnataria l'impresa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con ribasso del:</text:p>
          </table:table-cell>
          <table:table-cell table:style-name="Verb_5f_sin_20__25_" table:formula="of:=[S2.C25]" office:value-type="percentage" office:value="0" calcext:value-type="percentage">
            <text:p>0,000%</text:p>
          </table:table-cell>
          <table:table-cell office:value-type="string" calcext:value-type="string">
            <text:p>sul costo previsto a base</text:p>
          </table:table-cell>
          <table:table-cell table:number-columns-repeated="61"/>
        </table:table-row>
        <table:table-row table:style-name="ro19">
          <table:table-cell office:value-type="string" calcext:value-type="string">
            <text:p>oltre (non soggette a ribasso):</text:p>
          </table:table-cell>
          <table:table-cell table:style-name="Verb_5f_Normale_20_Sin" table:formula="of:=[S2.C28]" office:value-type="float" office:value="0" calcext:value-type="float">
            <text:p>0</text:p>
          </table:table-cell>
          <table:table-cell table:style-name="Verb_5f_a_20_capo" table:formula="of:=&quot;per &quot;&amp;[S2.B28]" office:value-type="string" office:string-value="per Registrato a:" calcext:value-type="string" table:number-columns-spanned="2" table:number-rows-spanned="1">
            <text:p>per Registrato a:</text:p>
          </table:table-cell>
          <table:covered-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e</text:p>
          </table:table-cell>
          <table:table-cell table:style-name="Verb_5f_Normale_20_Sin" table:formula="of:=[S2.C29]" office:value-type="float" office:value="0" calcext:value-type="float">
            <text:p>0</text:p>
          </table:table-cell>
          <table:table-cell table:formula="of:=&quot;per &quot;&amp;[S2.B29]" office:value-type="string" office:string-value="per Registrazione n." calcext:value-type="string">
            <text:p>per Registrazione n.</text:p>
          </table:table-cell>
          <table:table-cell table:style-name="Verb_5f_Normale_20_Sin"/>
          <table:table-cell table:number-columns-repeated="60"/>
        </table:table-row>
        <table:table-row table:style-name="ro19">
          <table:table-cell office:value-type="string" calcext:value-type="string">
            <text:p>per un totale di:</text:p>
          </table:table-cell>
          <table:table-cell table:style-name="Verb_5f_Normale_20_Sin" table:formula="of:=[S2.C30]" office:value-type="float" office:value="0" calcext:value-type="float">
            <text:p>0</text:p>
          </table:table-cell>
          <table:table-cell office:value-type="string" calcext:value-type="string">
            <text:p>più l'IVA al 10%</text:p>
          </table:table-cell>
          <table:table-cell table:style-name="Verb_5f_Normal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Visti il DPR 554/1999, sulla direzione, contabilità e collaudo dei lavori dello Stato; si sono trovati sul luogo dove debbono eseguirsi i lavori: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office:value-type="string" calcext:value-type="string">
            <text:p>il responsabile del procedimento:</text:p>
          </table:table-cell>
          <table:table-cell table:style-name="ce546" table:formula="of:=[S2.C12]" office:value-type="float" office:value="0" calcext:value-type="float">
            <text:p>0</text:p>
          </table:table-cell>
          <table:table-cell table:style-name="ce260"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l Direttore lavori:</text:p>
          </table:table-cell>
          <table:table-cell table:style-name="ce546" table:formula="of:=[S2.C16]" office:value-type="float" office:value="0" calcext:value-type="float">
            <text:p>0</text:p>
          </table:table-cell>
          <table:table-cell table:style-name="ce260" table:number-columns-repeated="2"/>
          <table:table-cell table:number-columns-repeated="60"/>
        </table:table-row>
        <table:table-row table:style-name="ro15">
          <table:table-cell table:style-name="Verbale" office:value-type="string" calcext:value-type="string">
            <text:p>il Sig. Piergiorgio picchione legale rappresentante con potere di firma della Ditta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5">
          <table:table-cell table:style-name="Verbale" table:formula="of:=[S2.C17]" office:value-type="float" office:value="0" calcext:value-type="float">
            <text:p>0</text:p>
          </table:table-cell>
          <table:table-cell table:style-name="ce546"/>
          <table:table-cell table:style-name="ce260" table:number-columns-repeated="2"/>
          <table:table-cell table:number-columns-repeated="60"/>
        </table:table-row>
        <table:table-row table:style-name="ro1">
          <table:table-cell table:style-name="Verb_5f_a_20_capo" office:value-type="string" calcext:value-type="string" table:number-columns-spanned="4" table:number-rows-spanned="1">
            <text:p>appaltatrice dell’opera, preventivamente avvisato, per procedere alla consegna dei lavor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2">
          <table:table-cell table:style-name="Verb_5f_unite_20_sin" office:value-type="string" calcext:value-type="string" table:number-columns-spanned="4" table:number-rows-spanned="1">
            <text:p>Alla presenza continua dell’Appaltatore, il sottoscritto ha proceduto alla consegna dei lavori attenendosi alle prescrizioni del citato art. 130 del Regolamento. Ha verificato, pertanto, la corrispondenza tra i dati del progetto e le attuali condizioni e circostanze locali, eseguendo tutti gli accertamenti, le <text:s/>misure, i tracciamenti e le ricognizioni necessarie, indicando l’ubicazione delle varie opere da eseguire con riferimento ai patti contrattuali e alle condizioni del capitolato speciale di appalto dei quali ha fornito ampi chiarimenti in relazione alla esecuzione delle opere e all’impiego dei materiali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3">
          <table:table-cell table:style-name="Verb_5f_unite_20_sin" office:value-type="string" calcext:value-type="string" table:number-columns-spanned="4" table:number-rows-spanned="1">
            <text:p>L’appaltatore dichiara di essere pienamente edotto di tutte le circostanze di fatto e di luogo dipendenti dall’esecuzione dei lavori di cui in oggetto e di tutti gli obblighi accollati all’Impresa dal precitato capitolato speciale di appalto e di accettare la consegna dei lavori, come sopra effettuata, sotto le riserve di legge, senza sollevare riserve od eccezione alcuna.</text:p>
          </table:table-cell>
          <table:covered-table-cell table:style-name="ce258"/>
          <table:covered-table-cell table:number-columns-repeated="2" table:style-name="ce260"/>
          <table:table-cell table:number-columns-repeated="60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Resta inteso e stabilito che il tempo utile per dare completati i lavori decorre dalla data del presente verbale, sicché essendo stabilito nel capitolato speciale di appalto che l’ultimazione dei lavori dovrà avvenire entro giorni centoottanta (gg 180) dalla consegna.</text:p>
          </table:table-cell>
          <table:covered-table-cell table:number-columns-repeated="3" table:style-name="ce260"/>
          <table:table-cell table:number-columns-repeated="60"/>
        </table:table-row>
        <table:table-row table:style-name="ro15">
          <table:table-cell table:style-name="Verb_5f_unite_20_sin"/>
          <table:table-cell table:style-name="ce260" table:number-columns-repeated="3"/>
          <table:table-cell table:number-columns-repeated="60"/>
        </table:table-row>
        <table:table-row table:style-name="ro10">
          <table:table-cell table:style-name="ce518" office:value-type="string" calcext:value-type="string">
            <text:p>Letto e confermato</text:p>
          </table:table-cell>
          <table:table-cell table:style-name="ce257" table:number-columns-repeated="3"/>
          <table:table-cell table:number-columns-repeated="60"/>
        </table:table-row>
        <table:table-row table:style-name="ro10">
          <table:table-cell table:style-name="ce518"/>
          <table:table-cell table:style-name="ce257" table:number-columns-repeated="3"/>
          <table:table-cell table:number-columns-repeated="60"/>
        </table:table-row>
        <table:table-row table:style-name="ro1">
          <table:table-cell table:style-name="ce519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L’impresa appaltatrice</text:p>
          </table:table-cell>
          <table:table-cell table:number-columns-repeated="63"/>
        </table:table-row>
        <table:table-row table:style-name="ro1">
          <table:table-cell table:style-name="ce520"/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6]" office:value-type="float" office:value="0" calcext:value-type="float">
            <text:p>0</text:p>
          </table:table-cell>
          <table:table-cell table:number-columns-repeated="63"/>
        </table:table-row>
        <table:table-row table:style-name="ro14" table:number-rows-repeated="3">
          <table:table-cell table:style-name="ce521"/>
          <table:table-cell table:number-columns-repeated="63"/>
        </table:table-row>
        <table:table-row table:style-name="ro14">
          <table:table-cell table:style-name="ce522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responsabile del procedimento</text:p>
          </table:table-cell>
          <table:table-cell table:number-columns-repeated="63"/>
        </table:table-row>
        <table:table-row table:style-name="ro1">
          <table:table-cell table:style-name="Verb_5f_Normale_20_Sin" table:formula="of:=[S2.C12]" office:value-type="float" office:value="0" calcext:value-type="float">
            <text:p>0</text:p>
          </table:table-cell>
          <table:table-cell table:number-columns-repeated="63"/>
        </table:table-row>
        <table:table-row table:style-name="ro1" table:number-rows-repeated="2">
          <table:table-cell table:style-name="Default"/>
          <table:table-cell table:number-columns-repeated="63"/>
        </table:table-row>
        <table:table-row table:style-name="ro15">
          <table:table-cell table:style-name="Normale_20_giust"/>
          <table:table-cell table:style-name="ce255"/>
          <table:table-cell table:number-columns-repeated="62"/>
        </table:table-row>
        <table:table-row table:style-name="ro44">
          <table:table-cell table:style-name="Normale_20_giust"/>
          <table:table-cell table:style-name="ce255"/>
          <table:table-cell table:number-columns-repeated="62"/>
        </table:table-row>
        <table:table-row table:style-name="ro9">
          <table:table-cell table:style-name="ce523" office:value-type="string" calcext:value-type="string" table:number-columns-spanned="4" table:number-rows-spanned="1">
            <text:p>Richiesta di proroga ultimazione <text:s/>lavori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/>
          <table:table-cell table:style-name="ce255"/>
          <table:table-cell table:number-columns-repeated="62"/>
        </table:table-row>
        <table:table-row table:style-name="ro45">
          <table:table-cell table:style-name="ce524" table:formula="of:=[$S2.$C$3]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544"/>
          <table:table-cell table:number-columns-repeated="60"/>
        </table:table-row>
        <table:table-row table:style-name="ro1">
          <table:table-cell table:style-name="Default"/>
          <table:table-cell table:number-columns-repeated="63"/>
        </table:table-row>
        <table:table-row table:style-name="ro46">
          <table:table-cell table:style-name="ce525" office:value-type="string" calcext:value-type="string" table:number-columns-spanned="3" table:number-rows-spanned="1">
            <text:p>Oggetto: Parere della DL in merito alla richiesta di proroga per l'ultimazione lavori</text:p>
          </table:table-cell>
          <table:covered-table-cell table:number-columns-repeated="2" table:style-name="ce257"/>
          <table:table-cell table:style-name="ce257"/>
          <table:table-cell table:number-columns-repeated="60"/>
        </table:table-row>
        <table:table-row table:style-name="ro14">
          <table:table-cell table:style-name="Normale"/>
          <table:table-cell table:style-name="Verb_5f_grassetto"/>
          <table:table-cell table:number-columns-repeated="62"/>
        </table:table-row>
        <table:table-row table:style-name="ro19">
          <table:table-cell/>
          <table:table-cell table:style-name="ce521"/>
          <table:table-cell table:number-columns-repeated="62"/>
        </table:table-row>
        <table:table-row table:style-name="ro19">
          <table:table-cell office:value-type="string" calcext:value-type="string">
            <text:p>Stazione Appaltante:</text:p>
          </table:table-cell>
          <table:table-cell table:style-name="ce258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 table:style-name="ce255"/>
          <table:table-cell table:number-columns-repeated="60"/>
        </table:table-row>
        <table:table-row table:style-name="ro19">
          <table:table-cell office:value-type="string" calcext:value-type="string">
            <text:p><text:s/>Impresa appaltatrice:</text:p>
          </table:table-cell>
          <table:table-cell table:style-name="Verb_5f_a_20_capo" table:formula="of:=[S2.C17]" office:value-type="float" office:value="0" calcext:value-type="float" table:number-columns-spanned="3" table:number-rows-spanned="1">
            <text:p>0</text:p>
          </table:table-cell>
          <table:covered-table-cell table:style-name="Verb_5f_a_20_capo"/>
          <table:covered-table-cell table:style-name="ce255"/>
          <table:table-cell table:number-columns-repeated="60"/>
        </table:table-row>
        <table:table-row table:style-name="ro19">
          <table:table-cell office:value-type="string" calcext:value-type="string">
            <text:p>Contratto in data:</text:p>
          </table:table-cell>
          <table:table-cell table:style-name="Verb_5f_a_20_capo" table:formula="of:=[S2.C20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Contratto registrato 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<text:s/>N° rep.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Registrato 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5">
          <table:table-cell office:value-type="string" calcext:value-type="string">
            <text:p>in data:</text:p>
          </table:table-cell>
          <table:table-cell table:style-name="Normale_20_giust" table:number-columns-spanned="3" table:number-rows-spanned="1"/>
          <table:covered-table-cell table:number-columns-repeated="2"/>
          <table:table-cell table:number-columns-repeated="60"/>
        </table:table-row>
        <table:table-row table:style-name="ro19">
          <table:table-cell office:value-type="string" calcext:value-type="string">
            <text:p>Importo contrattuale dei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di cui:</text:p>
          </table:table-cell>
          <table:table-cell table:style-name="Numero"/>
          <table:table-cell table:number-columns-repeated="62"/>
        </table:table-row>
        <table:table-row table:style-name="ro19">
          <table:table-cell office:value-type="string" calcext:value-type="string">
            <text:p>per opere al netto del <text:s/>ribasso pari al:</text:p>
          </table:table-cell>
          <table:table-cell table:style-name="Verb_5f_sin_20__25_" table:formula="of:=#REF!" office:value-type="string" office:string-value="" calcext:value-type="error">
            <text:p>#RIF!</text:p>
          </table:table-cell>
          <table:table-cell table:style-name="Numero"/>
          <table:table-cell table:number-columns-repeated="61"/>
        </table:table-row>
        <table:table-row table:style-name="ro19">
          <table:table-cell office:value-type="string" calcext:value-type="string">
            <text:p>importo netto lavor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Accantonamento per saggi e indagini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Oneri di sicurezza:</text:p>
          </table:table-cell>
          <table:table-cell table:style-name="Numero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 table:number-rows-repeated="2">
          <table:table-cell/>
          <table:table-cell table:style-name="Verb_5f_Normale_20_Sin"/>
          <table:table-cell table:number-columns-repeated="62"/>
        </table:table-row>
        <table:table-row table:style-name="ro47">
          <table:table-cell table:style-name="ce526" table:formula="of:=CONCATENATE(&quot;Vista la richiesta di proroga per l'ultimazione dei lavori del 29/05/08 da parte dell'impresa &quot;;[S2.C17];&quot; appalatrice dei lavori in oggetto&quot;)" office:value-type="string" office:string-value="Vista la richiesta di proroga per l'ultimazione dei lavori del 29/05/08 da parte dell'impresa  appalatrice dei lavori in oggetto" calcext:value-type="string" table:number-columns-spanned="4" table:number-rows-spanned="1">
            <text:p>Vista la richiesta di proroga per l'ultimazione dei lavori del 29/05/08 da parte dell'impresa <text:s/>appalatrice dei lavori in oggetto</text:p>
          </table:table-cell>
          <table:covered-table-cell table:number-columns-repeated="3" table:style-name="ce548"/>
          <table:table-cell table:number-columns-repeated="60"/>
        </table:table-row>
        <table:table-row table:style-name="ro47">
          <table:table-cell table:style-name="ce527" table:formula="of:=CONCATENATE(&quot;Il sottoscritto, &quot;;[S2.C16];&quot;, in qualità di Direttore Lavori, esaminate le motivazioni addotte in quella richiesta e ritenendole corrette e giustificate , esprime parere favorevole alla richiesta di proroga&quot;)" office:value-type="string" office:string-value="Il sottoscritto, , in qualità di Direttore Lavori, esaminate le motivazioni addotte in quella richiesta e ritenendole corrette e giustificate , esprime parere favorevole alla richiesta di proroga" calcext:value-type="string" table:number-columns-spanned="4" table:number-rows-spanned="1">
            <text:p>Il sottoscritto, , in qualità di Direttore Lavori, esaminate le motivazioni addotte in quella richiesta e ritenendole corrette e giustificate , esprime parere favorevole alla richiesta di proroga</text:p>
          </table:table-cell>
          <table:covered-table-cell table:style-name="ce549"/>
          <table:covered-table-cell table:number-columns-repeated="2" table:style-name="ce548"/>
          <table:table-cell table:number-columns-repeated="60"/>
        </table:table-row>
        <table:table-row table:style-name="ro19">
          <table:table-cell/>
          <table:table-cell table:style-name="Verb_5f_Normale_20_Sin"/>
          <table:table-cell table:number-columns-repeated="62"/>
        </table:table-row>
        <table:table-row table:style-name="ro18">
          <table:table-cell table:style-name="ce528" office:value-type="string" calcext:value-type="string" table:number-columns-spanned="4" table:number-rows-spanned="1">
            <text:p>In data 29/05/08 l'impresa MC s.r.l. richiede </text:p>
          </table:table-cell>
          <table:covered-table-cell table:style-name="Verb_5f_Normale_20_Sin"/>
          <table:covered-table-cell table:number-columns-repeated="2"/>
          <table:table-cell table:number-columns-repeated="60"/>
        </table:table-row>
        <table:table-row table:style-name="ro47">
          <table:table-cell office:value-type="string" calcext:value-type="string">
            <text:p><text:s/>premesso che i lavori vennero consegnati con verbale in data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 office:value-type="string" calcext:value-type="string">
            <text:p>che i giorni previsti per l'ultimazione erano:</text:p>
          </table:table-cell>
          <table:table-cell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47">
          <table:table-cell office:value-type="string" calcext:value-type="string">
            <text:p>e pertanto la data utile per l'ultimazione dei lavori:</text:p>
          </table:table-cell>
          <table:table-cell table:style-name="Verb_5f_unite_20_sin" table:formula="of:=#REF!" office:value-type="string" office:string-value="" calcext:value-type="error">
            <text:p>#RIF!</text:p>
          </table:table-cell>
          <table:table-cell table:number-columns-repeated="62"/>
        </table:table-row>
        <table:table-row table:style-name="ro19">
          <table:table-cell/>
          <table:table-cell table:style-name="Verb_5f_unite_20_sin"/>
          <table:table-cell table:number-columns-repeated="62"/>
        </table:table-row>
        <table:table-row table:style-name="ro1">
          <table:table-cell table:style-name="Verb_5f_unite_20_sin" office:value-type="string" calcext:value-type="string" table:number-columns-spanned="4" table:number-rows-spanned="1">
            <text:p>Tenuto conto delle speciali circostanze segnalate con la domanda in data 29/04/08,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Verbale" office:value-type="string" calcext:value-type="string">
            <text:p>assunta in protocollo di questo Ufficio il 5/05/08 al n°</text:p>
          </table:table-cell>
          <table:table-cell table:style-name="Verb_5f_Normale_20_Sin" table:number-columns-repeated="2"/>
          <table:table-cell table:number-columns-repeated="61"/>
        </table:table-row>
        <table:table-row table:style-name="ro40">
          <table:table-cell table:style-name="Verb_5f_unite_20_sin" office:value-type="string" calcext:value-type="string" table:number-columns-spanned="4" table:number-rows-spanned="1">
            <text:p>ai sensi dell'art. 26 del D.M. n. 145/2000, sentito il direttore dei lavori, con provvedimento n. .................. del ................. in data ................. è stata concessa una proroga di gg.180 (centoeottanta) per l'ultimazione dei lavori in oggetto.</text:p>
          </table:table-cell>
          <table:covered-table-cell table:number-columns-repeated="3" table:style-name="Verb_5f_unite_20_sin"/>
          <table:table-cell table:number-columns-repeated="60"/>
        </table:table-row>
        <table:table-row table:style-name="ro41">
          <table:table-cell table:style-name="Verb_5f_unite_20_sin" office:value-type="string" calcext:value-type="string" table:number-columns-spanned="4" table:number-rows-spanned="1">
            <text:p>La detta proroga viene concessa a condizione che codesto appaltatore non tragga motivi per accampare diritti o pretese di sorta diversi dalle condizioni contrattuali.</text:p>
          </table:table-cell>
          <table:covered-table-cell table:number-columns-repeated="3"/>
          <table:table-cell table:number-columns-repeated="60"/>
        </table:table-row>
        <table:table-row table:style-name="ro1">
          <table:table-cell table:style-name="ce529"/>
          <table:table-cell table:style-name="Verb_5f_Normale_20_Sin" table:number-columns-repeated="2"/>
          <table:table-cell table:number-columns-repeated="61"/>
        </table:table-row>
        <table:table-row table:style-name="ro1">
          <table:table-cell table:style-name="ce520" office:value-type="string" calcext:value-type="string">
            <text:p>Avigliana li, 05/05/08</text:p>
          </table:table-cell>
          <table:table-cell table:number-columns-repeated="63"/>
        </table:table-row>
        <table:table-row table:style-name="ro14">
          <table:table-cell table:style-name="ce521"/>
          <table:table-cell table:number-columns-repeated="63"/>
        </table:table-row>
        <table:table-row table:style-name="ro1">
          <table:table-cell table:style-name="Verb_5f_Sin_5f_cor" office:value-type="string" calcext:value-type="string">
            <text:p>Il direttore dei lavori</text:p>
          </table:table-cell>
          <table:table-cell table:number-columns-repeated="63"/>
        </table:table-row>
        <table:table-row table:style-name="ro1">
          <table:table-cell table:style-name="Verb_5f_Normale_20_Sin" table:formula="of:=[S2.C13]" office:value-type="float" office:value="0" calcext:value-type="float">
            <text:p>0</text:p>
          </table:table-cell>
          <table:table-cell table:number-columns-repeated="63"/>
        </table:table-row>
        <table:table-row table:style-name="ro1">
          <table:table-cell table:style-name="ce530"/>
          <table:table-cell table:number-columns-repeated="63"/>
        </table:table-row>
        <table:table-row table:style-name="ro1">
          <table:table-cell table:style-name="Default"/>
          <table:table-cell table:number-columns-repeated="63"/>
        </table:table-row>
        <table:table-row table:style-name="ro48">
          <table:table-cell table:style-name="Default"/>
          <table:table-cell table:number-columns-repeated="63"/>
        </table:table-row>
        <table:table-row table:style-name="ro18">
          <table:table-cell table:style-name="ce531" table:formula="of:=[S2.C3]" office:value-type="float" office:value="0" calcext:value-type="float" table:number-columns-spanned="4" table:number-rows-spanned="1">
            <text:p>0</text:p>
          </table:table-cell>
          <table:covered-table-cell table:style-name="Normale_20_giust"/>
          <table:covered-table-cell table:number-columns-repeated="2"/>
          <table:table-cell table:number-columns-repeated="60"/>
        </table:table-row>
        <table:table-row table:style-name="ro14">
          <table:table-cell table:style-name="ce532"/>
          <table:table-cell table:number-columns-repeated="63"/>
        </table:table-row>
        <table:table-row table:style-name="ro3">
          <table:table-cell table:style-name="Grassetto_20__2b_" office:value-type="string" calcext:value-type="string" table:number-columns-spanned="4" table:number-rows-spanned="1">
            <text:p>ORDINE DI SERVIZIO <text:s/>art. 128 del regolamento D.P.R 554/99 </text:p>
          </table:table-cell>
          <table:covered-table-cell table:number-columns-repeated="3"/>
          <table:table-cell table:number-columns-repeated="60"/>
        </table:table-row>
        <table:table-row table:style-name="ro14">
          <table:table-cell table:style-name="Normale"/>
          <table:table-cell table:number-columns-repeated="63"/>
        </table:table-row>
        <table:table-row table:style-name="ro15">
          <table:table-cell table:style-name="Normale_20_dx"/>
          <table:table-cell table:style-name="Normale_20_Sin"/>
          <table:table-cell table:number-columns-repeated="62"/>
        </table:table-row>
        <table:table-row table:style-name="ro49">
          <table:table-cell table:style-name="Normale_20_dx" office:value-type="string" calcext:value-type="string">
            <text:p>Stazione Appaltante:</text:p>
          </table:table-cell>
          <table:table-cell table:style-name="ce550" table:formula="of:=[S2.C6]" office:value-type="string" office:string-value="Comune di Matera" calcext:value-type="string" table:number-columns-spanned="3" table:number-rows-spanned="1">
            <text:p>Comune di Matera</text:p>
          </table:table-cell>
          <table:covered-table-cell table:number-columns-repeated="2"/>
          <table:table-cell table:number-columns-repeated="60"/>
        </table:table-row>
        <table:table-row table:style-name="ro49">
          <table:table-cell table:style-name="Normale_20_dx" office:value-type="string" calcext:value-type="string">
            <text:p><text:s/>Impresa appaltatrice: </text:p>
          </table:table-cell>
          <table:table-cell table:style-name="ce55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/>
          <table:table-cell table:number-columns-repeated="60"/>
        </table:table-row>
        <table:table-row table:style-name="ro15">
          <table:table-cell table:style-name="Normale_20_dx" office:value-type="string" calcext:value-type="string">
            <text:p>Contratto registrato in data: </text:p>
          </table:table-cell>
          <table:table-cell table:style-name="ce551" table:formula="of:=[S2.C20]" office:value-type="date" office:date-value="1899-12-30" calcext:value-type="date" table:number-columns-spanned="4" table:number-rows-spanned="1">
            <text:p>30/12/99</text:p>
          </table:table-cell>
          <table:covered-table-cell table:number-columns-repeated="3"/>
          <table:table-cell table:number-columns-repeated="59"/>
        </table:table-row>
        <table:table-row table:style-name="ro15">
          <table:table-cell table:style-name="Normale_20_dx" office:value-type="string" calcext:value-type="string">
            <text:p>Registrato a :</text:p>
          </table:table-cell>
          <table:table-cell table:style-name="Normale_20_Sin" table:formula="of:=[S2.C21]" office:value-type="float" office:value="0" calcext:value-type="float">
            <text:p>0</text:p>
          </table:table-cell>
          <table:table-cell table:number-columns-repeated="62"/>
        </table:table-row>
        <table:table-row table:style-name="ro15">
          <table:table-cell table:style-name="Normale_20_dx" office:value-type="string" calcext:value-type="string">
            <text:p><text:s/>N° rep.</text:p>
          </table:table-cell>
          <table:table-cell table:style-name="Normale_20_Sin" table:formula="of:=[S2.C22]" office:value-type="float" office:value="0" calcext:value-type="float">
            <text:p>0</text:p>
          </table:table-cell>
          <table:table-cell table:number-columns-repeated="62"/>
        </table:table-row>
        <table:table-row table:style-name="ro14">
          <table:table-cell table:style-name="Normale_20_dx" office:value-type="string" calcext:value-type="string">
            <text:p>Importo contrattuale dei lavori :</text:p>
          </table:table-cell>
          <table:table-cell table:style-name="Numero" table:formula="of:=[S2.C16]" office:value-type="float" office:value="0" calcext:value-type="float">
            <text:p>€ 0,00</text:p>
          </table:table-cell>
          <table:table-cell table:number-columns-repeated="62"/>
        </table:table-row>
        <table:table-row table:style-name="ro15">
          <table:table-cell table:style-name="ce533" office:value-type="string" calcext:value-type="string">
            <text:p>Al netto del ribasso d’asta del :</text:p>
          </table:table-cell>
          <table:table-cell table:style-name="Normale_20_Sin" table:formula="of:=[S2.C17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Default"/>
          <table:table-cell table:number-columns-repeated="63"/>
        </table:table-row>
        <table:table-row table:style-name="ro15">
          <table:table-cell table:style-name="ce534"/>
          <table:table-cell table:number-columns-repeated="63"/>
        </table:table-row>
        <table:table-row table:style-name="ro15">
          <table:table-cell table:style-name="Normale_20_Sin" office:value-type="string" calcext:value-type="string">
            <text:p>(Art. 133 del D.P.R. 554/1999, attuativo della L. 109/1994)</text:p>
          </table:table-cell>
          <table:table-cell table:number-columns-repeated="63"/>
        </table:table-row>
        <table:table-row table:style-name="ro14">
          <table:table-cell table:style-name="ce535"/>
          <table:table-cell table:number-columns-repeated="63"/>
        </table:table-row>
        <table:table-row table:style-name="ro15">
          <table:table-cell table:style-name="Normale_20_Sin" office:value-type="string" calcext:value-type="string" table:number-columns-spanned="3" table:number-rows-spanned="1">
            <text:p>Il giorno 25 del mese di Settembre dell’anno duemilasei, </text:p>
          </table:table-cell>
          <table:covered-table-cell table:number-columns-repeated="2"/>
          <table:table-cell table:number-columns-repeated="61"/>
        </table:table-row>
        <table:table-row table:style-name="ro15">
          <table:table-cell table:style-name="Normale_20_dx" office:value-type="string" calcext:value-type="string">
            <text:p>il sottoscritto </text:p>
          </table:table-cell>
          <table:table-cell table:style-name="Normale_20_Sin" table:formula="of:=[S2.C14]" office:value-type="float" office:value="0" calcext:value-type="float">
            <text:p>0</text:p>
          </table:table-cell>
          <table:table-cell/>
          <table:table-cell table:style-name="ce557"/>
          <table:table-cell table:number-columns-repeated="60"/>
        </table:table-row>
        <table:table-row table:style-name="ro15">
          <table:table-cell table:style-name="ce536" office:value-type="string" calcext:value-type="string">
            <text:p>in qualità di direttore dei lavori, premesso che con verbale in data </text:p>
          </table:table-cell>
          <table:table-cell table:style-name="Normale_20_Sin"/>
          <table:table-cell/>
          <table:table-cell table:style-name="ce557" table:formula="of:=[S2.C21]" office:value-type="date" office:date-value="1899-12-30" calcext:value-type="date">
            <text:p>30/12/99</text:p>
          </table:table-cell>
          <table:table-cell table:number-columns-repeated="60"/>
        </table:table-row>
        <table:table-row table:style-name="ro15">
          <table:table-cell table:style-name="ce537" office:value-type="string" calcext:value-type="string">
            <text:p>vennero consegnati i lavori in oggetto; </text:p>
          </table:table-cell>
          <table:table-cell table:number-columns-repeated="2"/>
          <table:table-cell table:style-name="ce557"/>
          <table:table-cell table:number-columns-repeated="60"/>
        </table:table-row>
        <table:table-row table:style-name="ro15">
          <table:table-cell table:style-name="ce537" office:value-type="string" calcext:value-type="string">
            <text:p>che il tempo utile per l'esecuzione dei lavori è di gg</text:p>
          </table:table-cell>
          <table:table-cell/>
          <table:table-cell table:style-name="ce555" table:formula="of:=[S2.C21]" office:value-type="float" office:value="0" calcext:value-type="float">
            <text:p>0</text:p>
          </table:table-cell>
          <table:table-cell table:number-columns-repeated="61"/>
        </table:table-row>
        <table:table-row table:style-name="ro50">
          <table:table-cell table:style-name="ce538" office:value-type="string" calcext:value-type="string" table:number-columns-spanned="4" table:number-rows-spanned="1">
            <text:p>visto... <text:s text:c="4"/>bla bla <text:s/>blabla. bla bla <text:s/>blabla. bla bla <text:s/>blabla. bla bla <text:s/>blabla. bla bla blabla. bla bla <text:s/>blabla. bla bla <text:s/>blabla. bla bla <text:s/>blabla....</text:p>
          </table:table-cell>
          <table:covered-table-cell table:number-columns-repeated="3" table:style-name="ce552"/>
          <table:table-cell table:number-columns-repeated="60"/>
        </table:table-row>
        <table:table-row table:style-name="ro15">
          <table:table-cell table:style-name="ce538" office:value-type="string" calcext:value-type="string" table:number-columns-spanned="4" table:number-rows-spanned="1">
            <text:p>considerato...</text:p>
          </table:table-cell>
          <table:covered-table-cell table:number-columns-repeated="3" table:style-name="ce552"/>
          <table:table-cell table:number-columns-repeated="60"/>
        </table:table-row>
        <table:table-row table:style-name="ro21">
          <table:table-cell table:style-name="Grassetto_20__2b_" office:value-type="string" calcext:value-type="string" table:number-columns-spanned="4" table:number-rows-spanned="1">
            <text:p>ORDINA</text:p>
          </table:table-cell>
          <table:covered-table-cell table:number-columns-repeated="3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1 Venga completata la recinzione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office:value-type="string" calcext:value-type="string" table:number-columns-spanned="4" table:number-rows-spanned="1">
            <text:p>2 sia abbattuto il muro Owest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49">
          <table:table-cell table:style-name="Normale_20_giust" office:value-type="string" calcext:value-type="string" table:number-columns-spanned="4" table:number-rows-spanned="1">
            <text:p>Al presente ordine di servizio seguirà ...................................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49">
          <table:table-cell table:style-name="Normale_20_giust" office:value-type="string" calcext:value-type="string" table:number-columns-spanned="4" table:number-rows-spanned="1">
            <text:p>La sottoscrizione del presente ordine di servizio è segno di adempimento.</text:p>
          </table:table-cell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 table:number-columns-repeated="3" table:style-name="Normale_20_giust"/>
          <table:table-cell table:number-columns-repeated="60"/>
        </table:table-row>
        <table:table-row table:style-name="ro15">
          <table:table-cell table:style-name="Normale_20_giust" table:number-columns-repeated="4"/>
          <table:table-cell table:number-columns-repeated="60"/>
        </table:table-row>
        <table:table-row table:style-name="ro15">
          <table:table-cell table:style-name="ce537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Sin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ce539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 table:number-columns-spanned="4" table:number-rows-spanned="1"/>
          <table:covered-table-cell/>
          <table:covered-table-cell table:number-columns-repeated="2" table:style-name="Normale_20_giust"/>
          <table:table-cell table:number-columns-repeated="60"/>
        </table:table-row>
        <table:table-row table:style-name="ro15">
          <table:table-cell table:style-name="Normale_20_giust"/>
          <table:table-cell/>
          <table:table-cell table:style-name="Normale_20_giust" table:number-columns-repeated="2"/>
          <table:table-cell table:number-columns-repeated="60"/>
        </table:table-row>
        <table:table-row table:style-name="ro15">
          <table:table-cell table:style-name="ce540"/>
          <table:table-cell/>
          <table:table-cell table:style-name="Normale_20_giust" table:number-columns-repeated="2"/>
          <table:table-cell table:number-columns-repeated="60"/>
        </table:table-row>
        <table:table-row table:style-name="ro23">
          <table:table-cell table:style-name="ce541" office:value-type="string" calcext:value-type="string">
            <text:p>L’impresa appaltatrice: </text:p>
          </table:table-cell>
          <table:table-cell table:style-name="ce553" table:formula="of:=[S2.C15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56"/>
          <table:table-cell table:number-columns-repeated="60"/>
        </table:table-row>
        <table:table-row table:style-name="ro15" table:number-rows-repeated="4">
          <table:table-cell table:style-name="Normale_20_Sin"/>
          <table:table-cell table:number-columns-repeated="63"/>
        </table:table-row>
        <table:table-row table:style-name="ro14">
          <table:table-cell table:style-name="ce540"/>
          <table:table-cell table:number-columns-repeated="63"/>
        </table:table-row>
        <table:table-row table:style-name="ro23">
          <table:table-cell table:style-name="ce541" office:value-type="string" calcext:value-type="string">
            <text:p>Il direttore dei lavori:</text:p>
          </table:table-cell>
          <table:table-cell table:style-name="ce554" table:formula="of:=[S2.C14]" office:value-type="float" office:value="0" calcext:value-type="float">
            <text:p>0</text:p>
          </table:table-cell>
          <table:table-cell table:number-columns-repeated="62"/>
        </table:table-row>
        <table:table-row table:style-name="ro15" table:number-rows-repeated="4">
          <table:table-cell table:style-name="Normale_20_Sin"/>
          <table:table-cell table:style-name="ce279"/>
          <table:table-cell table:number-columns-repeated="62"/>
        </table:table-row>
        <table:table-row table:style-name="ro14">
          <table:table-cell table:style-name="ce540"/>
          <table:table-cell table:style-name="ce279"/>
          <table:table-cell table:number-columns-repeated="62"/>
        </table:table-row>
        <table:table-row table:style-name="ro23">
          <table:table-cell table:style-name="ce541" office:value-type="string" calcext:value-type="string">
            <text:p>Il responsabile del procedimento:</text:p>
          </table:table-cell>
          <table:table-cell table:style-name="ce554" table:formula="of:=[S2.C10]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style-name="ce542"/>
          <table:table-cell table:number-columns-repeated="63"/>
        </table:table-row>
      </table:table>
      <table:table table:name="cT_Doc_CP_01" table:style-name="ta3" table:print="false">
        <table:table-column table:style-name="co95" table:default-cell-style-name="ce558"/>
        <table:table-column table:style-name="co24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28" table:default-cell-style-name="Default"/>
        <table:table-column table:style-name="co23" table:default-cell-style-name="Default"/>
        <table:table-row table:style-name="ro8">
          <table:table-cell/>
          <table:table-cell table:style-name="ce568" table:formula="of:=[S2.C6]" office:value-type="string" office:string-value="Comune di Matera" calcext:value-type="string" table:number-columns-spanned="5" table:number-rows-spanned="1">
            <text:p>Comune di Matera</text:p>
          </table:table-cell>
          <table:covered-table-cell table:number-columns-repeated="4" table:style-name="ce571"/>
          <table:table-cell/>
        </table:table-row>
        <table:table-row table:style-name="ro17">
          <table:table-cell/>
          <table:table-cell table:style-name="ce501"/>
          <table:table-cell table:style-name="ce501" table:formula="of:=[S2.C3]" office:value-type="float" office:value="0" calcext:value-type="float" table:number-columns-spanned="3" table:number-rows-spanned="1">
            <text:p>0</text:p>
          </table:table-cell>
          <table:covered-table-cell table:style-name="ce595"/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0"/>
          <table:table-cell table:style-name="ce571" table:number-columns-repeated="4"/>
          <table:table-cell/>
        </table:table-row>
        <table:table-row table:style-name="ro8">
          <table:table-cell/>
          <table:table-cell table:style-name="ce571" table:number-columns-repeated="2"/>
          <table:table-cell table:style-name="ce597" office:value-type="string" calcext:value-type="string" table:number-columns-spanned="2" table:number-rows-spanned="1">
            <text:p>CERTIFICATO DI PAGAMENTO N.1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/>
          <table:table-cell table:style-name="ce571" table:number-columns-repeated="2"/>
          <table:table-cell table:style-name="ce599" office:value-type="string" calcext:value-type="string">
            <text:p>PER IL PAGAMENTO DELLA RATA N.1 DI </text:p>
          </table:table-cell>
          <table:table-cell table:style-name="ce613" table:formula="of:=[.F39]" office:value-type="float" office:value="-2200" calcext:value-type="float">
            <text:p>-2200</text:p>
          </table:table-cell>
          <table:table-cell table:style-name="ce571"/>
          <table:table-cell/>
        </table:table-row>
        <table:table-row table:style-name="ro8">
          <table:table-cell/>
          <table:table-cell table:style-name="ce572"/>
          <table:table-cell table:style-name="ce571" table:number-columns-repeated="4"/>
          <table:table-cell/>
        </table:table-row>
        <table:table-row table:style-name="ro8">
          <table:table-cell/>
          <table:table-cell table:style-name="ce572"/>
          <table:table-cell table:style-name="ce291" office:value-type="string" calcext:value-type="string">
            <text:p>Committente:</text:p>
          </table:table-cell>
          <table:table-cell table:style-name="ce571" table:formula="of:=[S2.C7]" office:value-type="float" office:value="0" calcext:value-type="float">
            <text:p>0</text:p>
          </table:table-cell>
          <table:table-cell table:style-name="ce571" table:number-columns-repeated="2"/>
          <table:table-cell/>
        </table:table-row>
        <table:table-row table:style-name="ro34">
          <table:table-cell/>
          <table:table-cell table:style-name="ce291" office:value-type="string" calcext:value-type="string" table:number-columns-spanned="2" table:number-rows-spanned="1">
            <text:p><text:s/>Impresa appaltatrice:</text:p>
          </table:table-cell>
          <table:covered-table-cell table:style-name="ce586"/>
          <table:table-cell table:style-name="ce600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/>
          <table:table-cell table:style-name="ce574" table:number-columns-spanned="5" table:number-rows-spanned="1"/>
          <table:covered-table-cell table:number-columns-repeated="4" table:style-name="ce571"/>
          <table:table-cell/>
        </table:table-row>
        <table:table-row table:style-name="ro34">
          <table:table-cell table:style-name="ce272" office:value-type="string" calcext:value-type="string" table:number-columns-spanned="3" table:number-rows-spanned="1">
            <text:p><text:s/>Certificati Precedenti </text:p>
          </table:table-cell>
          <table:covered-table-cell table:style-name="ce575"/>
          <table:covered-table-cell table:style-name="ce305"/>
          <table:table-cell table:style-name="ce302" table:number-columns-repeated="3"/>
          <table:table-cell/>
        </table:table-row>
        <table:table-row table:style-name="ro34">
          <table:table-cell table:style-name="ce272" office:value-type="string" calcext:value-type="string">
            <text:p>n.</text:p>
          </table:table-cell>
          <table:table-cell table:style-name="ce576" office:value-type="string" calcext:value-type="string">
            <text:p>data</text:p>
          </table:table-cell>
          <table:table-cell table:style-name="ce576" office:value-type="string" calcext:value-type="string">
            <text:p><text:s/>importo </text:p>
          </table:table-cell>
          <table:table-cell table:style-name="ce302" office:value-type="string" calcext:value-type="string">
            <text:p>IL SOTTOSCRITTO DIRETTORE DEI LAVORI:</text:p>
          </table:table-cell>
          <table:table-cell table:style-name="ce571" table:formula="of:=[S2.C16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0"/>
          <table:table-cell table:style-name="ce577"/>
          <table:table-cell table:style-name="ce588"/>
          <table:table-cell table:style-name="ce601" table:formula="of:=[S2.B20]" office:value-type="string" office:string-value="Estremi del contratto:" calcext:value-type="string">
            <text:p>Estremi del contratto:</text:p>
          </table:table-cell>
          <table:table-cell table:style-name="ce623" table:formula="of:=[S2.C20]" office:value-type="float" office:value="0" calcext:value-type="float" table:number-columns-spanned="2" table:number-rows-spanned="1">
            <text:p>0</text:p>
          </table:table-cell>
          <table:covered-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con il quale fu affidata all'impresa: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5" table:formula="of:=[S2.C17]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 office:value-type="string" calcext:value-type="string" table:number-columns-spanned="3" table:number-rows-spanned="1">
            <text:p>l'esecuzione dei lavori suindicati</text:p>
          </table:table-cell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per l'importo di netti euro </text:p>
          </table:table-cell>
          <table:table-cell table:style-name="ce628" table:formula="of:=[S2.C70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604" office:value-type="string" calcext:value-type="string">
            <text:p>oltre a oneri per sicurezza pari a euro </text:p>
          </table:table-cell>
          <table:table-cell table:style-name="ce628" table:formula="of:=[S2.C75]" office:value-type="currency" office:currency="EUR" office:value="0" calcext:value-type="currency">
            <text:p>€ 0,00</text:p>
          </table:table-cell>
          <table:table-cell table:style-name="ce571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/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 office:value-type="string" calcext:value-type="string">
            <text:p>Risultando dalla contabilità sino ad oggi l'ammontare dei lavori </text:p>
          </table:table-cell>
          <table:table-cell table:style-name="ce571" table:number-columns-repeated="2"/>
          <table:table-cell/>
        </table:table-row>
        <table:table-row table:style-name="ro34">
          <table:table-cell table:style-name="ce561"/>
          <table:table-cell table:style-name="ce578"/>
          <table:table-cell table:style-name="ce579"/>
          <table:table-cell table:style-name="ce302" table:number-columns-spanned="3" table:number-rows-spanned="1"/>
          <table:covered-table-cell table:number-columns-repeated="2" table:style-name="ce571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 office:value-type="string" calcext:value-type="string">
            <text:p>Per Lavori e somministrazioni</text:p>
          </table:table-cell>
          <table:table-cell table:style-name="ce628" table:formula="of:=[S2.C84]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style-name="ce579" office:value-type="string" calcext:value-type="string">
            <text:p> </text:p>
          </table:table-cell>
          <table:table-cell table:style-name="ce579"/>
          <table:table-cell table:style-name="ce606"/>
          <table:table-cell table:style-name="ce635"/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Totale </text:p>
          </table:table-cell>
          <table:table-cell table:style-name="ce636" table:formula="of:=-[.E22]+[.E21]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sicurezza da computo</text:p>
          </table:table-cell>
          <table:table-cell table:style-name="ce628"/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Per oneri aggiuntivi della sicurezza</text:p>
          </table:table-cell>
          <table:table-cell table:style-name="ce628"/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Per oneri della sicurezza</text:p>
          </table:table-cell>
          <table:table-cell table:style-name="ce636" table:formula="of:=[S2.C82]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 office:value-type="string" calcext:value-type="string">
            <text:p>Saggi ed indagini </text:p>
          </table:table-cell>
          <table:table-cell table:style-name="ce636"/>
          <table:table-cell table:style-name="ce302"/>
          <table:table-cell/>
        </table:table-row>
        <table:table-row table:style-name="ro34">
          <table:table-cell table:style-name="ce561"/>
          <table:table-cell table:style-name="ce579" table:number-columns-repeated="2"/>
          <table:table-cell table:style-name="ce604"/>
          <table:table-cell table:style-name="ce637"/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no complessivi</text:p>
          </table:table-cell>
          <table:table-cell table:style-name="ce636" table:formula="of:=[.E23]+[.E26]+[.E27]" office:value-type="currency" office:currency="EUR" office:value="0" calcext:value-type="currency">
            <text:p>€ 0,00</text:p>
          </table:table-cell>
          <table:table-cell table:style-name="ce302"/>
          <table:table-cell table:style-name="ce644"/>
        </table:table-row>
        <table:table-row table:style-name="ro51">
          <table:table-cell table:style-name="ce561"/>
          <table:table-cell table:style-name="ce579" table:number-columns-repeated="2"/>
          <table:table-cell table:style-name="ce604"/>
          <table:table-cell table:style-name="ce638" office:value-type="string" calcext:value-type="string">
            <text:p>DETRAZIONI</text:p>
          </table:table-cell>
          <table:table-cell table:style-name="ce302"/>
          <table:table-cell table:style-name="ce644"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per anticipazioni</text:p>
          </table:table-cell>
          <table:table-cell table:style-name="ce639" office:value-type="currency" office:currency="EUR" office:value="2000" calcext:value-type="currency">
            <text:p>€ 2.00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Garanzia per le strutture (5% da contratto)</text:p>
          </table:table-cell>
          <table:table-cell table:style-name="ce640" table:formula="of:=[.E29]*0.05" office:value-type="float" office:value="0" calcext:value-type="float">
            <text:p>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Ritenuta del 0,50% per infortuni</text:p>
          </table:table-cell>
          <table:table-cell table:style-name="ce628" table:formula="of:=[.E29]*0.005" office:value-type="currency" office:currency="EUR" office:value="0" calcext:value-type="currency">
            <text:p>€ 0,0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Certificati precedenti:</text:p>
          </table:table-cell>
          <table:table-cell table:style-name="ce635" table:formula="of:=[.C41]" office:value-type="float" office:value="0" calcext:value-type="float">
            <text:p>0</text:p>
          </table:table-cell>
          <table:table-cell table:style-name="ce30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/>
          <table:table-cell table:style-name="ce581" table:number-columns-repeated="2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 deduzioni</text:p>
          </table:table-cell>
          <table:table-cell table:style-name="ce628" table:formula="of:=SUM([.E31:.E35])" office:value-type="currency" office:currency="EUR" office:value="2000" calcext:value-type="currency">
            <text:p>€ 2.000,00</text:p>
          </table:table-cell>
          <table:table-cell table:style-name="ce581"/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Totale</text:p>
          </table:table-cell>
          <table:table-cell table:style-name="ce636"/>
          <table:table-cell table:style-name="ce641" table:formula="of:=[.E29]-[.E36]" office:value-type="currency" office:currency="EUR" office:value="-2000" calcext:value-type="currency">
            <text:p>-€ 2.0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IVA 10%</text:p>
          </table:table-cell>
          <table:table-cell table:style-name="ce581"/>
          <table:table-cell table:style-name="ce628" table:formula="of:=[.F37]*0.1" office:value-type="currency" office:currency="EUR" office:value="-200" calcext:value-type="currency">
            <text:p>-€ 200,00</text:p>
          </table:table-cell>
          <table:table-cell/>
        </table:table-row>
        <table:table-row table:style-name="ro34">
          <table:table-cell table:style-name="ce561"/>
          <table:table-cell table:number-columns-repeated="2" table:style-name="ce579" office:value-type="string" calcext:value-type="string">
            <text:p> </text:p>
          </table:table-cell>
          <table:table-cell table:style-name="ce604" office:value-type="string" calcext:value-type="string">
            <text:p>SOMMA DA PAGARE</text:p>
          </table:table-cell>
          <table:table-cell table:style-name="ce581"/>
          <table:table-cell table:style-name="ce641" table:formula="of:=[.F37]+[.F38]" office:value-type="currency" office:currency="EUR" office:value="-2200" calcext:value-type="currency">
            <text:p>-€ 2.200,00</text:p>
          </table:table-cell>
          <table:table-cell/>
        </table:table-row>
        <table:table-row table:style-name="ro34">
          <table:table-cell table:style-name="ce562"/>
          <table:table-cell table:number-columns-repeated="2" table:style-name="ce580" office:value-type="string" calcext:value-type="string">
            <text:p> </text:p>
          </table:table-cell>
          <table:table-cell table:style-name="ce610"/>
          <table:table-cell table:style-name="ce302" table:number-columns-repeated="2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TOTALE</text:p>
          </table:table-cell>
          <table:covered-table-cell table:style-name="ce434"/>
          <table:table-cell table:style-name="ce581" table:formula="of:=SUM([.C12:.C40])" office:value-type="float" office:value="0" calcext:value-type="float">
            <text:p>0</text:p>
          </table:table-cell>
          <table:table-cell table:style-name="ce612" office:value-type="string" calcext:value-type="string" table:number-columns-spanned="2" table:number-rows-spanned="2">
            <text:p>CERTIFICA, che a termini dell'articolo n.11 del contratto di appalto si può pagare all'impresa la rata di:</text:p>
          </table:table-cell>
          <table:covered-table-cell table:style-name="ce571"/>
          <table:table-cell table:style-name="ce571"/>
          <table:table-cell/>
        </table:table-row>
        <table:table-row table:style-name="ro34">
          <table:table-cell table:style-name="ce563" office:value-type="string" calcext:value-type="string" table:number-columns-spanned="2" table:number-rows-spanned="1">
            <text:p>anticipazione</text:p>
          </table:table-cell>
          <table:covered-table-cell table:style-name="ce582"/>
          <table:table-cell table:style-name="ce305"/>
          <table:covered-table-cell table:number-columns-repeated="2" table:style-name="ce302"/>
          <table:table-cell table:style-name="ce642" table:formula="of:=[.F39]" office:value-type="float" office:value="-2200" calcext:value-type="float">
            <text:p>-2200</text:p>
          </table:table-cell>
          <table:table-cell/>
        </table:table-row>
        <table:table-row table:style-name="ro1">
          <table:table-cell table:style-name="ce564" office:value-type="string" calcext:value-type="string" table:number-columns-spanned="3" table:number-rows-spanned="4">
            <text:p><text:s/>Gli operai dell'impresa sono <text:s text:c="2"/>assicurati con: </text:p>
          </table:table-cell>
          <table:covered-table-cell table:style-name="ce583"/>
          <table:covered-table-cell table:style-name="ce589"/>
          <table:table-cell table:style-name="ce302" office:value-type="string" calcext:value-type="string" table:number-columns-spanned="3" table:number-rows-spanned="1">
            <text:p>oltre IVA.</text:p>
          </table:table-cell>
          <table:covered-table-cell table:number-columns-repeated="2" table:style-name="ce571"/>
          <table:table-cell/>
        </table:table-row>
        <table:table-row table:style-name="ro1">
          <table:covered-table-cell table:style-name="ce565"/>
          <table:covered-table-cell table:style-name="ce302"/>
          <table:covered-table-cell table:style-name="ce590"/>
          <table:table-cell table:style-name="ce604"/>
          <table:table-cell table:style-name="ce302"/>
          <table:table-cell table:style-name="ce643"/>
          <table:table-cell/>
        </table:table-row>
        <table:table-row table:style-name="ro1">
          <table:covered-table-cell table:style-name="ce565"/>
          <table:covered-table-cell table:style-name="ce302"/>
          <table:covered-table-cell table:style-name="ce590"/>
          <table:table-cell table:style-name="ce302" table:number-columns-repeated="3"/>
          <table:table-cell/>
        </table:table-row>
        <table:table-row table:style-name="ro1">
          <table:covered-table-cell table:style-name="ce566"/>
          <table:covered-table-cell table:style-name="ce585"/>
          <table:covered-table-cell table:style-name="ce591"/>
          <table:table-cell table:style-name="ce302" office:value-type="string" calcext:value-type="string">
            <text:p>Sangrillà, 05/12/2008</text:p>
          </table:table-cell>
          <table:table-cell table:style-name="ce302" table:number-columns-repeated="2"/>
          <table:table-cell/>
        </table:table-row>
        <table:table-row table:style-name="ro34">
          <table:table-cell/>
          <table:table-cell table:style-name="ce302" table:number-columns-repeated="5"/>
          <table:table-cell/>
        </table:table-row>
        <table:table-row table:style-name="ro1">
          <table:table-cell table:style-name="ce567" office:value-type="string" calcext:value-type="string">
            <text:p>V.to L'AMMINISTRAZIONE COMUNALE</text:p>
          </table:table-cell>
          <table:table-cell table:style-name="ce302"/>
          <table:table-cell table:style-name="ce571" table:number-columns-repeated="2"/>
          <table:table-cell table:style-name="ce302" office:value-type="string" calcext:value-type="string" table:number-columns-spanned="2" table:number-rows-spanned="1">
            <text:p>IL DIRETTORE DEI LAVORI</text:p>
          </table:table-cell>
          <table:covered-table-cell table:style-name="ce571"/>
          <table:table-cell/>
        </table:table-row>
        <table:table-row table:style-name="ro34">
          <table:table-cell/>
          <table:table-cell table:style-name="ce302" table:number-columns-repeated="5"/>
          <table:table-cell/>
        </table:table-row>
        <table:table-row table:style-name="ro34">
          <table:table-cell/>
          <table:table-cell table:style-name="ce571" table:number-columns-repeated="5"/>
          <table:table-cell/>
        </table:table-row>
        <table:table-row table:style-name="ro34" table:number-rows-repeated="65485">
          <table:table-cell table:number-columns-repeated="7"/>
        </table:table-row>
        <table:table-row table:style-name="ro34">
          <table:table-cell table:number-columns-repeated="7"/>
        </table:table-row>
      </table:table>
      <table:table table:name="QUADRO ECONOMICO" table:style-name="ta6" table:print="false">
        <office:forms form:automatic-focus="false" form:apply-design-mode="false">
          <form:form form:name="WW-Standard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ce405"/>
        <table:table-column table:style-name="co105" table:default-cell-style-name="Default"/>
        <table:table-column table:style-name="co106" table:default-cell-style-name="Default"/>
        <table:table-column table:style-name="co99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number-columns-repeated="244" table:default-cell-style-name="Default"/>
        <table:table-column table:style-name="co10" table:number-columns-repeated="768" table:default-cell-style-name="Default"/>
        <table:table-row table:style-name="ro52">
          <table:table-cell table:style-name="ce354"/>
          <table:table-cell table:style-name="ce357"/>
          <table:table-cell table:style-name="ce354" table:number-columns-repeated="3"/>
          <table:table-cell table:style-name="ce398" office:value-type="string" calcext:value-type="string">
            <text:p>Note per la compilazione del quadro economico (questa colonna non viene stampata)</text:p>
          </table:table-cell>
          <table:table-cell table:style-name="ce406" table:number-columns-repeated="250"/>
          <table:table-cell table:style-name="ce413" table:number-columns-repeated="768"/>
        </table:table-row>
        <table:table-row table:style-name="ro3">
          <table:table-cell table:style-name="ce457" office:value-type="string" calcext:value-type="string" table:number-columns-spanned="5" table:number-rows-spanned="1">
            <text:p>QUADRO ECONOMICO DEI LAVORI</text:p>
          </table:table-cell>
          <table:covered-table-cell table:style-name="ce69"/>
          <table:covered-table-cell table:number-columns-repeated="3" table:style-name="ce457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3">
          <table:table-cell table:style-name="ce458"/>
          <table:table-cell table:style-name="ce457" table:number-columns-repeated="4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358" office:value-type="string" calcext:value-type="string" table:number-columns-spanned="3" table:number-rows-spanned="1">
            <text:p>SOMME PER LAVORI</text:p>
          </table:table-cell>
          <table:covered-table-cell table:number-columns-repeated="2" table:style-name="ce458"/>
          <table:table-cell table:style-name="ce458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359" office:value-type="string" calcext:value-type="string">
            <text:p>comprensive degli oneri per la sicurezza indiretti</text:p>
          </table:table-cell>
          <table:table-cell table:style-name="ce458" table:number-columns-repeated="3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/>
          <table:table-cell table:style-name="ce464"/>
          <table:table-cell/>
          <table:table-cell table:style-name="ce464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misura</text:p>
          </table:table-cell>
          <table:covered-table-cell table:style-name="ce462"/>
          <table:table-cell table:style-name="ce382" table:formula="of:=#REF!-#REF!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 table:number-columns-spanned="2" table:number-rows-spanned="1">
            <text:p>A corpo</text:p>
          </table:table-cell>
          <table:covered-table-cell table:style-name="ce463"/>
          <table:table-cell table:style-name="ce382" table:formula="of:=#REF!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 table:number-columns-spanned="2" table:number-rows-spanned="1">
            <text:p>In economia</text:p>
          </table:table-cell>
          <table:covered-table-cell table:style-name="ce463"/>
          <table:table-cell table:style-name="ce382"/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464" table:number-columns-repeated="2"/>
          <table:table-cell table:style-name="ce487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3" office:value-type="string" calcext:value-type="string" table:number-columns-spanned="2" table:number-rows-spanned="1">
            <text:p>TOTALE PER LAVORI</text:p>
          </table:table-cell>
          <table:covered-table-cell table:style-name="ce372"/>
          <table:table-cell table:style-name="ce384" table:formula="of:=SUM([.D7:.D9])" office:value-type="string" office:string-value="" calcext:value-type="error">
            <text:p>#RIF!</text:p>
          </table:table-cell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4"/>
          <table:table-cell table:style-name="ce464"/>
          <table:table-cell table:style-name="ce385"/>
          <table:table-cell table:style-name="ce464"/>
          <table:table-cell table:style-name="ce400"/>
          <table:table-cell table:style-name="ce407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58" office:value-type="string" calcext:value-type="string" table:number-columns-spanned="3" table:number-rows-spanned="1">
            <text:p>SOMME PER LA SICUREZZA</text:p>
          </table:table-cell>
          <table:covered-table-cell table:number-columns-repeated="2"/>
          <table:table-cell table:style-name="ce464"/>
          <table:table-cell table:style-name="ce400"/>
          <table:table-cell table:style-name="ce464"/>
          <table:table-cell table:style-name="ce458"/>
          <table:table-cell table:style-name="ce410"/>
          <table:table-cell table:style-name="ce458" table:number-columns-repeated="247"/>
          <table:table-cell table:number-columns-repeated="768"/>
        </table:table-row>
        <table:table-row table:style-name="ro1">
          <table:table-cell table:style-name="ce458"/>
          <table:table-cell table:style-name="ce359" office:value-type="string" calcext:value-type="string">
            <text:p>non soggette a ribasso</text:p>
          </table:table-cell>
          <table:table-cell table:number-columns-repeated="2"/>
          <table:table-cell table:style-name="ce464"/>
          <table:table-cell table:style-name="ce400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misura indiretti (già compresi)</text:p>
          </table:table-cell>
          <table:covered-table-cell table:style-name="ce462"/>
          <table:table-cell table:style-name="ce386" table:formula="of:=[.D7]*0.05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/>
          <table:table-cell table:style-name="ce410"/>
          <table:table-cell table:style-name="ce458" table:number-columns-repeated="247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corpo indiretti (già compresi)</text:p>
          </table:table-cell>
          <table:covered-table-cell table:style-name="ce462"/>
          <table:table-cell table:style-name="ce386" table:formula="of:=[.D8]*0.05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misura diretti (derivanti da specifico computo)</text:p>
          </table:table-cell>
          <table:covered-table-cell table:style-name="ce462"/>
          <table:table-cell table:style-name="ce386"/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2" office:value-type="string" calcext:value-type="string" table:number-columns-spanned="2" table:number-rows-spanned="1">
            <text:p>A corpo diretti (derivanti da specifico computo)</text:p>
          </table:table-cell>
          <table:covered-table-cell table:style-name="ce462"/>
          <table:table-cell table:style-name="ce386"/>
          <table:table-cell table:style-name="ce464"/>
          <table:table-cell table:style-name="ce399" office:value-type="string" calcext:value-type="string">
            <text:p>verificare link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5" office:value-type="string" calcext:value-type="string" table:number-columns-spanned="2" table:number-rows-spanned="1">
            <text:p>TOTALE SOMME PER LA SICUREZZA</text:p>
          </table:table-cell>
          <table:covered-table-cell table:style-name="ce373"/>
          <table:table-cell table:style-name="ce387" table:formula="of:=SUM([.D16:.D19])" office:value-type="string" office:string-value="" calcext:value-type="error">
            <text:p>#RIF!</text:p>
          </table:table-cell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6" office:value-type="string" calcext:value-type="string" table:number-columns-spanned="2" table:number-rows-spanned="1">
            <text:p>TOTALE LAVORI COMPRENSIVI DELLA SICUREZZA</text:p>
          </table:table-cell>
          <table:covered-table-cell table:style-name="ce374"/>
          <table:table-cell table:style-name="ce388" table:formula="of:=[.D11]+[.D18]+[.D19]" office:value-type="string" office:string-value="" calcext:value-type="error">
            <text:p>#RIF!</text:p>
          </table:table-cell>
          <table:table-cell table:style-name="ce464"/>
          <table:table-cell table:style-name="ce400" office:value-type="string" calcext:value-type="string">
            <text:p>totale per lavori + a misura diretti + a corpo diretti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7" office:value-type="string" calcext:value-type="string" table:number-columns-spanned="3" table:number-rows-spanned="1">
            <text:p>SOMME IN AMMINISTRAZIONE</text:p>
          </table:table-cell>
          <table:covered-table-cell table:style-name="ce464"/>
          <table:covered-table-cell table:style-name="ce487"/>
          <table:table-cell table:style-name="ce464"/>
          <table:table-cell table:style-name="ce401" office:value-type="string" office:string-value="TUTTE GIA' COMPRENSIVE DI IVA E ONERI         " calcext:value-type="string">
            <text:p>TUTTE GIA' COMPRENSIVE DI IVA E ONERI <text:s text:c="9"/>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number-columns-repeated="3"/>
          <table:table-cell table:style-name="ce464"/>
          <table:table-cell table:style-name="ce400"/>
          <table:table-cell table:style-name="ce464"/>
          <table:table-cell table:style-name="ce458"/>
          <table:table-cell table:style-name="ce411"/>
          <table:table-cell table:style-name="ce412"/>
          <table:table-cell table:style-name="ce411"/>
          <table:table-cell table:style-name="ce458" table:number-columns-repeated="245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Spese tecniche</text:p>
          </table:table-cell>
          <table:table-cell table:style-name="ce375"/>
          <table:table-cell table:style-name="ce389"/>
          <table:table-cell table:style-name="ce394"/>
          <table:table-cell table:style-name="ce402" office:value-type="string" calcext:value-type="string">
            <text:p>riportare eventuali spese per consulenze</text:p>
          </table:table-cell>
          <table:table-cell table:style-name="ce408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Indagini geologiche</text:p>
          </table:table-cell>
          <table:table-cell table:style-name="ce376"/>
          <table:table-cell table:style-name="ce389"/>
          <table:table-cell table:style-name="ce464"/>
          <table:table-cell table:style-name="ce402" office:value-type="string" calcext:value-type="string">
            <text:p>riportare eventuali spese per consulenze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Rilievi</text:p>
          </table:table-cell>
          <table:table-cell table:style-name="ce376"/>
          <table:table-cell table:style-name="ce389"/>
          <table:table-cell table:style-name="ce464"/>
          <table:table-cell table:style-name="ce402" office:value-type="string" calcext:value-type="string">
            <text:p>riportare eventuali spese per consulenze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Incentivo progettazione</text:p>
          </table:table-cell>
          <table:table-cell table:style-name="ce376" office:value-type="percentage" office:value="0.02" calcext:value-type="percentage">
            <text:p>2,00%</text:p>
          </table:table-cell>
          <table:table-cell table:style-name="ce382" table:formula="of:=totale_lavori*[.C30]" office:value-type="string" office:string-value="" calcext:value-type="error">
            <text:p>#RIF!</text:p>
          </table:table-cell>
          <table:table-cell table:style-name="ce464"/>
          <table:table-cell table:style-name="ce403" office:value-type="string" office:string-value="riferito a totale lavori comprensivi della sicurezza         " calcext:value-type="string">
            <text:p>riferito a totale lavori comprensivi della sicurezza <text:s text:c="9"/></text:p>
          </table:table-cell>
          <table:table-cell table:style-name="ce409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Accantonamento per accordi bonari</text:p>
          </table:table-cell>
          <table:table-cell table:style-name="ce376" office:value-type="percentage" office:value="0.03" calcext:value-type="percentage">
            <text:p>3,00%</text:p>
          </table:table-cell>
          <table:table-cell table:style-name="ce382" table:formula="of:=totale_lavori*[.C31]" office:value-type="string" office:string-value="" calcext:value-type="error">
            <text:p>#RIF!</text:p>
          </table:table-cell>
          <table:table-cell table:style-name="ce464"/>
          <table:table-cell table:style-name="ce404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/>
          <table:table-cell table:style-name="ce376"/>
          <table:table-cell table:style-name="ce389"/>
          <table:table-cell table:style-name="ce464"/>
          <table:table-cell table:style-name="ce404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Acquisizioni aree</text:p>
          </table:table-cell>
          <table:table-cell table:style-name="ce376"/>
          <table:table-cell table:style-name="ce389"/>
          <table:table-cell table:style-name="ce464"/>
          <table:table-cell table:style-name="ce403" office:value-type="string" office:string-value="somme per espropri ecc.         " calcext:value-type="string">
            <text:p>somme per espropri ecc. <text:s text:c="9"/>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/>
          <table:table-cell table:style-name="ce376"/>
          <table:table-cell table:style-name="ce389"/>
          <table:table-cell table:style-name="ce46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Imprevisti</text:p>
          </table:table-cell>
          <table:table-cell table:style-name="ce377" office:value-type="percentage" office:value="0.1" calcext:value-type="percentage">
            <text:p>10,00%</text:p>
          </table:table-cell>
          <table:table-cell table:style-name="ce382" table:formula="of:=[.D23]*[.C35]+[.D42]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calcolato su totale progetto + arrotondamenti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3" office:value-type="string" calcext:value-type="string">
            <text:p>Altre spese (pubblicità, ecc.)</text:p>
          </table:table-cell>
          <table:table-cell table:style-name="ce376"/>
          <table:table-cell table:style-name="ce389"/>
          <table:table-cell table:style-name="ce46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8" office:value-type="string" calcext:value-type="string">
            <text:p>IVA sui lavori (manutenzione straordinaria)</text:p>
          </table:table-cell>
          <table:table-cell table:style-name="ce376" office:value-type="percentage" office:value="0.22" calcext:value-type="percentage">
            <text:p>22,00%</text:p>
          </table:table-cell>
          <table:table-cell table:style-name="ce382" table:formula="of:=[.D23]*[.C37]" office:value-type="string" office:string-value="" calcext:value-type="error">
            <text:p>#RIF!</text:p>
          </table:table-cell>
          <table:table-cell table:style-name="ce464"/>
          <table:table-cell table:style-name="ce399" office:value-type="string" calcext:value-type="string">
            <text:p>riportare l'aliquota prevista per legge</text:p>
          </table:table-cell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4"/>
          <table:table-cell table:style-name="ce378"/>
          <table:table-cell table:style-name="ce487"/>
          <table:table-cell table:style-name="ce46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3" office:value-type="string" calcext:value-type="string" table:number-columns-spanned="2" table:number-rows-spanned="1">
            <text:p>TOTALE SOMME IN AMMINISTRAZIONE</text:p>
          </table:table-cell>
          <table:covered-table-cell table:style-name="ce372"/>
          <table:table-cell table:style-name="ce390" table:formula="of:=SUM([.D27:.D37])" office:value-type="string" office:string-value="" calcext:value-type="error">
            <text:p>#RIF!</text:p>
          </table:table-cell>
          <table:table-cell table:style-name="ce395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464" table:number-columns-repeated="4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69" office:value-type="string" calcext:value-type="string" table:number-columns-spanned="2" table:number-rows-spanned="1">
            <text:p>TOTALE PROGETTO</text:p>
          </table:table-cell>
          <table:covered-table-cell table:style-name="ce379"/>
          <table:table-cell table:style-name="ce391" table:formula="of:=totale_lavori+totale_amministrazione" office:value-type="string" office:string-value="" calcext:value-type="error">
            <text:p>#RIF!</text:p>
          </table:table-cell>
          <table:table-cell table:style-name="ce396"/>
          <table:table-cell table:style-name="ce399"/>
          <table:table-cell table:style-name="ce464"/>
          <table:table-cell table:style-name="ce458" table:number-columns-repeated="249"/>
          <table:table-cell table:number-columns-repeated="768"/>
        </table:table-row>
        <table:table-row table:style-name="ro1">
          <table:table-cell table:style-name="ce458"/>
          <table:table-cell table:style-name="ce370" office:value-type="string" calcext:value-type="string">
            <text:p>Arrotondamenti (non viene stampato)</text:p>
          </table:table-cell>
          <table:table-cell table:style-name="ce380"/>
          <table:table-cell table:style-name="ce392"/>
          <table:table-cell table:style-name="ce397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>
          <table:table-cell table:style-name="ce458"/>
          <table:table-cell table:style-name="ce371" office:value-type="string" calcext:value-type="string" table:number-columns-spanned="2" table:number-rows-spanned="1">
            <text:p>BASE D'ASTA</text:p>
          </table:table-cell>
          <table:covered-table-cell table:style-name="ce381"/>
          <table:table-cell table:style-name="ce393" table:formula="of:=[.D23]-[.D21]" office:value-type="string" office:string-value="" calcext:value-type="error">
            <text:p>#RIF!</text:p>
          </table:table-cell>
          <table:table-cell table:style-name="ce458"/>
          <table:table-cell table:style-name="ce399" office:value-type="string" calcext:value-type="string">
            <text:p>totale progetto – totale sicurezza</text:p>
          </table:table-cell>
          <table:table-cell table:style-name="ce458" table:number-columns-repeated="250"/>
          <table:table-cell table:number-columns-repeated="768"/>
        </table:table-row>
        <table:table-row table:style-name="ro1" table:number-rows-repeated="65494">
          <table:table-cell table:style-name="ce458" table:number-columns-repeated="5"/>
          <table:table-cell table:style-name="ce399"/>
          <table:table-cell table:style-name="ce458" table:number-columns-repeated="250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orciatoie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1" table:default-cell-style-name="Default"/>
        <table:table-column table:style-name="co112" table:default-cell-style-name="ce737"/>
        <table:table-column table:style-name="co113" table:default-cell-style-name="ce739"/>
        <table:table-column table:style-name="co114" table:default-cell-style-name="ce741"/>
        <table:table-column table:style-name="co10" table:number-columns-repeated="16380" table:default-cell-style-name="Default"/>
        <table:table-row table:style-name="ro1">
          <table:table-cell table:style-name="ce632"/>
          <table:table-cell table:style-name="ce633"/>
          <table:table-cell table:style-name="ce633" office:value-type="string" calcext:value-type="string">
            <text:p>SCORCIATOIE DI TASTIERA (LeenO)</text:p>
          </table:table-cell>
          <table:table-cell table:style-name="ce633" office:value-type="string" calcext:value-type="string">
            <text:p>Posizione (percorso) delle macro</text:p>
          </table:table-cell>
          <table:table-cell table:style-name="ce632"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0 <text:s text:c="2"/>/ <text:s/>Alt 0</text:p>
          </table:table-cell>
          <table:table-cell table:style-name="ShortC_20_std_20_dx" office:value-type="string" calcext:value-type="string">
            <text:p>Vai al Menu Principale <text:s/></text:p>
          </table:table-cell>
          <table:table-cell table:style-name="ce740" office:value-type="string" calcext:value-type="string">
            <text:p>UltimusFree2.Focus.Sel_Altre_Opz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1 <text:s/>/ <text:s/>Alt 1</text:p>
          </table:table-cell>
          <table:table-cell table:style-name="ShortC_20_std_20_dx" office:value-type="string" calcext:value-type="string">
            <text:p>Vai all'Elenco Prezzi <text:s/></text:p>
          </table:table-cell>
          <table:table-cell table:style-name="ce740" office:value-type="string" calcext:value-type="string">
            <text:p>UltimusFree2.Focus.Sel_Elenco_Prezz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2 <text:s text:c="2"/>/ <text:s/>Alt 2</text:p>
          </table:table-cell>
          <table:table-cell table:style-name="ShortC_20_std_20_dx" office:value-type="string" calcext:value-type="string">
            <text:p><text:s/>Vai alle Analisi di Prezzo</text:p>
          </table:table-cell>
          <table:table-cell table:style-name="ce740" office:value-type="string" calcext:value-type="string">
            <text:p>UltimusFree2.Focus.Sel_analis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3 <text:s text:c="2"/>/ <text:s/>Alt 3</text:p>
          </table:table-cell>
          <table:table-cell table:style-name="ShortC_20_std_20_dx" office:value-type="string" calcext:value-type="string">
            <text:p><text:s/>Vai al COMPUTO</text:p>
          </table:table-cell>
          <table:table-cell table:style-name="ce740" office:value-type="string" calcext:value-type="string">
            <text:p>UltimusFree2.Focus.Sel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4 <text:s text:c="2"/>/ <text:s/>Alt 4</text:p>
          </table:table-cell>
          <table:table-cell table:style-name="ShortC_20_std_20_dx" office:value-type="string" calcext:value-type="string">
            <text:p>Vai a “Dati specifici del File/documento”</text:p>
          </table:table-cell>
          <table:table-cell table:style-name="ce740" office:value-type="string" calcext:value-type="string">
            <text:p>UltimusFree2.Focus.Vai_Dati_Comput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5 <text:s text:c="2"/>/ <text:s/>Alt 5</text:p>
          </table:table-cell>
          <table:table-cell table:style-name="ShortC_20_std_20_dx" office:value-type="string" calcext:value-type="string">
            <text:p>Vai a “CONTABILITA”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6 <text:s text:c="2"/>/ <text:s/>Alt 6</text:p>
          </table:table-cell>
          <table:table-cell table:style-name="ShortC_20_std_20_dx" office:value-type="string" calcext:value-type="string">
            <text:p>Vai all'Anagrafica Generale</text:p>
          </table:table-cell>
          <table:table-cell table:style-name="ce740" office:value-type="string" calcext:value-type="string">
            <text:p>UltimusFree2.Focus.Sel_CONTABILIT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Z</text:p>
            <text:p> Ctrl shift Z   </text:p>
          </table:table-cell>
          <table:table-cell table:style-name="ShortC_20_std_20_dx" office:value-type="string" calcext:value-type="string">
            <text:p><text:s/>Porta in primo piano l'ultimo prezzario utilizzato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H</text:p>
          </table:table-cell>
          <table:table-cell table:style-name="ShortC_20_std_20_dx" office:value-type="string" calcext:value-type="string">
            <text:p>Adatta altezza Riga/e</text:p>
          </table:table-cell>
          <table:table-cell table:style-name="ce740" office:value-type="string" calcext:value-type="string">
            <text:p>UltimusFree2.Varie.Adatta_Altezza_rig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Canc </text:p>
            <text:p>Ctrl Shift Canc </text:p>
          </table:table-cell>
          <table:table-cell table:style-name="ShortC_20_std_20_dx" office:value-type="string" calcext:value-type="string">
            <text:p>Cancella le righe delle celle selezionate</text:p>
          </table:table-cell>
          <table:table-cell table:style-name="ce740" office:value-type="string" calcext:value-type="string">
            <text:p>UltimusFree2.Varie.elimina_rig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10</text:p>
          </table:table-cell>
          <table:table-cell table:style-name="ShortC_20_std_20_dx" office:value-type="string" calcext:value-type="string">
            <text:p>Apre il menu Viste (Contestuale)</text:p>
          </table:table-cell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N</text:p>
          </table:table-cell>
          <table:table-cell table:style-name="ShortC_20_std_20_dx" office:value-type="string" calcext:value-type="string">
            <text:p>Crea una nuova Voce di Analisi, <text:s/>di Computo e anche di Elenco Prezzi </text:p>
          </table:table-cell>
          <table:table-cell table:style-name="ce740" office:value-type="string" calcext:value-type="string">
            <text:p>UltimusFree2.Voci_Crea_Att.Nuova_Voce_scel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A</text:p>
          </table:table-cell>
          <table:table-cell table:style-name="ShortC_20_std_20_dx" office:value-type="string" calcext:value-type="string">
            <text:p>Aggiunge un componente (ovvero una riga) <text:s/>nelle Analisi e nel Computo (e in CONTABILITA)</text:p>
          </table:table-cell>
          <table:table-cell table:style-name="ce740" office:value-type="string" calcext:value-type="string">
            <text:p>UltimusFree2.Varie.copia_riga_Ent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N </text:p>
          </table:table-cell>
          <table:table-cell table:style-name="ShortC_20_std_20_dx" office:value-type="string" calcext:value-type="string">
            <text:p>Crea Nuovo Prezzo (dall'Analisi selezionata) (NON fa controlli...usare con cautela)</text:p>
          </table:table-cell>
          <table:table-cell table:style-name="ce740" office:value-type="string" calcext:value-type="string">
            <text:p>UltimusFree2.Pulizia_0.DOPPIONI_TROVA_giuserp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</text:p>
          </table:table-cell>
          <table:table-cell table:style-name="ShortC_20_std_20_dx" office:value-type="string" calcext:value-type="string">
            <text:p>Sposta una Voce di Analisi o di Computo in Altra posizione </text:p>
          </table:table-cell>
          <table:table-cell table:style-name="ce740" office:value-type="string" calcext:value-type="string">
            <text:p>UltimusFree2.Voci_Sposta.sposta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C</text:p>
          </table:table-cell>
          <table:table-cell table:style-name="ShortC_20_std_20_dx" office:value-type="string" calcext:value-type="string">
            <text:p>COPIA un range di righe in nuova posizione (inserendo le righe necessarie)</text:p>
          </table:table-cell>
          <table:table-cell table:style-name="ce740" office:value-type="string" calcext:value-type="string">
            <text:p>UltimusFree2.Accessori.Copia_Righe_Inserisci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X</text:p>
          </table:table-cell>
          <table:table-cell table:style-name="ShortC_20_std_20_dx" office:value-type="string" calcext:value-type="string">
            <text:p>SPOSTA un range di righe in nuova posizione (inserendo le righe necessarie)</text:p>
          </table:table-cell>
          <table:table-cell table:style-name="ce740" office:value-type="string" calcext:value-type="string">
            <text:p>UltimusFree2.Accessori.Sposta_Righe_Anche_in_tabelle_diver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</text:p>
          </table:table-cell>
          <table:table-cell table:style-name="ShortC_20_std_20_dx" office:value-type="string" calcext:value-type="string">
            <text:p>Copia/incolla Soltanto il colore di sfondo</text:p>
          </table:table-cell>
          <table:table-cell table:style-name="ce740" office:value-type="string" calcext:value-type="string">
            <text:p>UltimusFree2.Accessori.copia_solo_colore_Sfond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U</text:p>
          </table:table-cell>
          <table:table-cell table:style-name="ShortC_20_std_20_dx"/>
          <table:table-cell office:value-type="string" calcext:value-type="string">
            <text:p>((sembra NON disponibile)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Alt Shift F8 </text:p>
          </table:table-cell>
          <table:table-cell table:style-name="ShortC_20_std_20_dx" office:value-type="string" calcext:value-type="string">
            <text:p>Rinumera Capitoli, Sottocapitoli e rifà i subTotali , rifà i Totali Generali in testa e in fondo al Computo</text:p>
          </table:table-cell>
          <table:table-cell table:style-name="ce740" office:value-type="string" calcext:value-type="string">
            <text:p>UltimusFree2.Strutture.Rinumera_TUTTI_Capitoli2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/>
          <table:table-cell table:style-name="ce738"/>
          <table:table-cell table:style-name="ce740"/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G </text:p>
          </table:table-cell>
          <table:table-cell table:style-name="ShortC_20_std_20_dx" office:value-type="string" calcext:value-type="string">
            <text:p>Attiva/disattiva la griglia</text:p>
          </table:table-cell>
          <table:table-cell table:style-name="ce740" office:value-type="string" calcext:value-type="string">
            <text:p>UltimusFree2.Accessori.ToggleGri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TAB</text:p>
          </table:table-cell>
          <table:table-cell table:style-name="ShortC_20_std_20_dx" office:value-type="string" calcext:value-type="string">
            <text:p>Mette manualmente la spunta alle voci (di EP e Analisi) NON usate nel Computo, ma che si vogliono <text:s/>mantenere ugualmente</text:p>
          </table:table-cell>
          <table:table-cell table:style-name="ce740" office:value-type="string" calcext:value-type="string">
            <text:p>UltimusFree2.Pulizia_0.SegnaManinaVociUsa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, (virgola)</text:p>
          </table:table-cell>
          <table:table-cell table:style-name="ShortC_20_std_20_dx" office:value-type="string" calcext:value-type="string">
            <text:p>Contenuto cella tutto minuscolo</text:p>
          </table:table-cell>
          <table:table-cell table:style-name="ce740" office:value-type="string" calcext:value-type="string">
            <text:p>UltimusFree2.Accessori.MINUSCOLO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%</text:p>
          </table:table-cell>
          <table:table-cell table:style-name="ShortC_20_std_20_dx" office:value-type="string" calcext:value-type="string">
            <text:p>Inserisce una maggiorazione percentuale (In una Analisi)</text:p>
          </table:table-cell>
          <table:table-cell table:style-name="ce740" office:value-type="string" calcext:value-type="string">
            <text:p>UltimusFree2.Varie.Inserisci_Util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I (India)</text:p>
          </table:table-cell>
          <table:table-cell table:style-name="ShortC_20_std_20_dx" office:value-type="string" calcext:value-type="string">
            <text:p>Elimina gli a capo e gli spazi ridondanti da una cella (usare con cautela...)</text:p>
          </table:table-cell>
          <table:table-cell table:style-name="ce740" office:value-type="string" calcext:value-type="string">
            <text:p>UltimusFree2.Accessori.Sistema_diverse_cos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F</text:p>
          </table:table-cell>
          <table:table-cell table:style-name="ShortC_20_std_20_dx" office:value-type="string" calcext:value-type="string">
            <text:p>Attiva/Disattiva il filtro automatico sul Computo</text:p>
          </table:table-cell>
          <table:table-cell table:style-name="ce740" office:value-type="string" calcext:value-type="string">
            <text:p>UltimusFree2.Strutture.Autofilter_On_Off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Shift F3</text:p>
          </table:table-cell>
          <table:table-cell table:style-name="ShortC_20_std_20_dx" office:value-type="string" calcext:value-type="string">
            <text:p>Attiva/Disattiva il Filtro standard su EP, Computo, prezzari (chiede inserimento stringa)</text:p>
          </table:table-cell>
          <table:table-cell table:style-name="ce740" office:value-type="string" calcext:value-type="string">
            <text:p>UltimusFree2.Filtra_2.Filtro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+</text:p>
            <text:p>Ctrl M</text:p>
          </table:table-cell>
          <table:table-cell table:style-name="ShortC_20_std_20_dx" office:value-type="string" calcext:value-type="string">
            <text:p>Attiva le strutture sulla tabella Computo (e tabelle derivate/duplicate) e sulle Analisi</text:p>
          </table:table-cell>
          <table:table-cell table:style-name="ce740" office:value-type="string" calcext:value-type="string">
            <text:p>UltimusFree2.Strutture.Struttur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Alt -</text:p>
            <text:p>Ctrl Shift M</text:p>
          </table:table-cell>
          <table:table-cell table:style-name="ShortC_20_std_20_dx" office:value-type="string" calcext:value-type="string">
            <text:p>Toglie le strutture dalla tabella Computo (e tabelle derivate/duplicate) e sulle Analisi </text:p>
          </table:table-cell>
          <table:table-cell table:style-name="ce740" office:value-type="string" calcext:value-type="string">
            <text:p>UltimusFree2.Strutture.Togli_Struttura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F3</text:p>
            <text:p>Ctrl Shift L</text:p>
          </table:table-cell>
          <table:table-cell table:style-name="ShortC_20_std_20_dx" office:value-type="string" calcext:value-type="string">
            <text:p>Attiva / Disattiva la vista “CORTA” per le descrizioni nell'Elenco Prezzi <text:s/>o nel Computo</text:p>
          </table:table-cell>
          <table:table-cell table:style-name="ce740" office:value-type="string" calcext:value-type="string">
            <text:p>UltimusFree2.Strutture.Tronca_Altezza_Voc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D</text:p>
          </table:table-cell>
          <table:table-cell table:style-name="ShortC_20_std_20_dx"/>
          <table:table-cell table:style-name="ce740" office:value-type="string" calcext:value-type="string">
            <text:p>UltimusFree2.Finale.Duplica_Sheet_new_doc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D</text:p>
          </table:table-cell>
          <table:table-cell table:style-name="ShortC_20_std_20_dx"/>
          <table:table-cell table:style-name="ce740" office:value-type="string" calcext:value-type="string">
            <text:p>UltimusFree2.Finale.Duplica_Sheet_in_Doc</text:p>
          </table:table-cell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7 <text:s text:c="4"/></text:p>
          </table:table-cell>
          <table:table-cell table:style-name="ShortC_20_std_20_dx" office:value-type="string" calcext:value-type="string">
            <text:p>esporta/accoda sul doc di cont. Corrente il FOGLIO (la tab) attivo <text:s text:c="2"/>(dovrebbe funzionare da qualsiasi doc... ma su alcuni SO la scorciatoia non funziona: nel caso usate il menu Top)</text:p>
          </table:table-cell>
          <table:table-cell table:style-name="ce740"/>
          <table:table-cell table:number-columns-repeated="16380"/>
        </table:table-row>
        <table:table-row table:style-name="ro4">
          <table:table-cell/>
          <table:table-cell table:style-name="ShortC_20_std_20_sin" office:value-type="string" calcext:value-type="string">
            <text:p>Ctrl Shift Q</text:p>
          </table:table-cell>
          <table:table-cell table:style-name="ShortC_20_std_20_dx" office:value-type="string" calcext:value-type="string">
            <text:p>Aggiorna lo stile corrente nella tabella attiva riscrivendo i testi delle Intestazioni e dei Piè di Pagina e uniformandoli ai dati <text:s/>contenuti nella tabella S2 (da eseguire sulla specifica tabella...) </text:p>
          </table:table-cell>
          <table:table-cell table:style-name="ce740" office:value-type="string" calcext:value-type="string">
            <text:p>UltimusFree2.Header_Footer.Set_Header_Footer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W</text:p>
          </table:table-cell>
          <table:table-cell table:style-name="ShortC_20_std_20_dx"/>
          <table:table-cell table:style-name="ce742" office:value-type="string" calcext:value-type="string">
            <text:p>UltimusFree2.Finale.Set_Area_Stampa_N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E</text:p>
          </table:table-cell>
          <table:table-cell table:style-name="ShortC_20_std_20_dx"/>
          <table:table-cell table:style-name="ce740" office:value-type="string" calcext:value-type="string">
            <text:p>UltimusFree2.Finale.Pulisci_Tabella_Tutt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Shift P</text:p>
          </table:table-cell>
          <table:table-cell table:style-name="ShortC_20_std_20_dx"/>
          <table:table-cell table:style-name="ce740" office:value-type="string" calcext:value-type="string">
            <text:p>UltimusFree2.Finale.Prepara_un_Doc_per_la_stamp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Y</text:p>
          </table:table-cell>
          <table:table-cell table:style-name="ShortC_20_sep_20_dx"/>
          <table:table-cell table:style-name="ce740" office:value-type="string" calcext:value-type="string">
            <text:p>UltimusFree2.Finale.Impagina_N</text:p>
          </table:table-cell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Ctrl Shift O</text:p>
            <text:p> (O come Oscar)</text:p>
          </table:table-cell>
          <table:table-cell table:style-name="ShortC_20_std_20_dx" office:value-type="string" calcext:value-type="string">
            <text:p>Cerca i valori con errore (#N/D, #REF, #N/A) nella tabella attiva</text:p>
          </table:table-cell>
          <table:table-cell table:style-name="ce740" office:value-type="string" calcext:value-type="string">
            <text:p>UltimusFree2.Accessori.cerca_errori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G</text:p>
          </table:table-cell>
          <table:table-cell table:style-name="ShortC_20_std_20_dx" office:value-type="string" calcext:value-type="string">
            <text:p>Aggiorna i links a documenti esterni <text:s/>(Refresh )</text:p>
          </table:table-cell>
          <table:table-cell table:style-name="ce740" office:value-type="string" calcext:value-type="string">
            <text:p>UltimusFree2.Accessori_2.refreshAllSheetLinks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Alt R</text:p>
          </table:table-cell>
          <table:table-cell table:style-name="ShortC_20_std_20_dx" office:value-type="string" calcext:value-type="string">
            <text:p>Riformatta una voce di Computo e/o di Analisi uniformando gli stili di cella a quelli della maschera in tab. S1</text:p>
          </table:table-cell>
          <table:table-cell table:style-name="ce740" office:value-type="string" calcext:value-type="string">
            <text:p>UltimusFree2.Voci_Sistema.Riformatta_VC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K</text:p>
          </table:table-cell>
          <table:table-cell table:style-name="ShortC_20_std_20_dx" office:value-type="string" calcext:value-type="string">
            <text:p>Sproteggi tutto il documento</text:p>
          </table:table-cell>
          <table:table-cell table:style-name="ce740" office:value-type="string" calcext:value-type="string">
            <text:p>UltimusFree2.Accessori_2.sproteggi_sheet_TUTTE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Maiusc 8 <text:s text:c="4"/></text:p>
          </table:table-cell>
          <table:table-cell table:style-name="ShortC_20_std_20_dx"/>
          <table:table-cell table:style-name="ce740" office:value-type="string" calcext:value-type="string">
            <text:p>UltimusFree2.Pesca_mi_reg_A.Pesca_cod_per_reg_A</text:p>
          </table:table-cell>
          <table:table-cell table:number-columns-repeated="16380"/>
        </table:table-row>
        <table:table-row table:style-name="ro54">
          <table:table-cell/>
          <table:table-cell table:style-name="ShortC_20_std_20_sin" office:value-type="string" calcext:value-type="string">
            <text:p>Ctrl Alt K</text:p>
            <text:p>Ctrl Ins</text:p>
            <text:p>Ctrl 8</text:p>
          </table:table-cell>
          <table:table-cell table:style-name="ShortC_20_std_20_dx" office:value-type="string" calcext:value-type="string">
            <text:p>Da Computo (o da Analisi di Prezzo) PESCA il codice voce sull'EP  ( ripetuta per il ritorno)  (in menu: Pesca Vai e vieni)</text:p>
            <text:p>Da CONTABILITA pesca la voce sul Computo  ( ripetuta per il ritorno)  (in Menu top – Registro &lt;---&gt; Computo :Vai e Vieni)</text:p>
          </table:table-cell>
          <table:table-cell table:style-name="ce740" office:value-type="string" calcext:value-type="string">
            <text:p>UltimusFree2.Pesca_mi.Pesca_cod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9</text:p>
          </table:table-cell>
          <table:table-cell table:style-name="ShortC_20_std_20_dx" office:value-type="string" calcext:value-type="string">
            <text:p>Annota le eventuali formule delle celle della riga corrente in colonna C, e aggiorna su tutto il foglio le altre già precedentemente annotate</text:p>
          </table:table-cell>
          <table:table-cell table:style-name="ce740" office:value-type="string" calcext:value-type="string">
            <text:p>UltimusFree2.Magic.Formula_magica_aggiorna</text:p>
          </table:table-cell>
          <table:table-cell table:number-columns-repeated="16380"/>
        </table:table-row>
        <table:table-row table:style-name="ro29">
          <table:table-cell/>
          <table:table-cell table:style-name="ShortC_20_std_20_sin" office:value-type="string" calcext:value-type="string">
            <text:p>Ctrl Shift BarraSpazio</text:p>
          </table:table-cell>
          <table:table-cell table:style-name="ShortC_20_std_20_dx" office:value-type="string" calcext:value-type="string">
            <text:p>Resetta gli attributi di formattazione applicati localmente (ma non modifica lo stile)</text:p>
          </table:table-cell>
          <table:table-cell table:style-name="ce740"/>
          <table:table-cell table:number-columns-repeated="16380"/>
        </table:table-row>
        <table:table-row table:style-name="ro53">
          <table:table-cell/>
          <table:table-cell table:style-name="ShortC_20_std_20_sin" office:value-type="string" calcext:value-type="string">
            <text:p>Shift F1</text:p>
            <text:p>Alt F1</text:p>
          </table:table-cell>
          <table:table-cell table:style-name="ShortC_20_std_20_dx" office:value-type="string" calcext:value-type="string">
            <text:p>Richiama questo elenco di Scorciatoie di Tastiera</text:p>
          </table:table-cell>
          <table:table-cell table:style-name="ce740" office:value-type="string" calcext:value-type="string">
            <text:p>UltimusFree2.Help.Help_scorciatoie</text:p>
          </table:table-cell>
          <table:table-cell table:number-columns-repeated="16380"/>
        </table:table-row>
        <table:table-row table:style-name="ro19" table:number-rows-repeated="65486">
          <table:table-cell table:number-columns-repeated="16384"/>
        </table:table-row>
        <table:table-row table:style-name="ro19">
          <table:table-cell table:number-columns-repeated="16384"/>
        </table:table-row>
      </table:table>
      <table:table table:name="copyright_LeenO" table:style-name="ta5" table:print="false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5" table:default-cell-style-name="ce279"/>
        <table:table-column table:style-name="co116" table:number-columns-repeated="2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23" table:default-cell-style-name="ce279"/>
        <table:table-column table:style-name="co23" table:number-columns-repeated="4" table:default-cell-style-name="Default"/>
        <table:table-column table:style-name="co120" table:default-cell-style-name="Default"/>
        <table:table-column table:style-name="co23" table:number-columns-repeated="2" table:default-cell-style-name="Default"/>
        <table:table-row table:style-name="ro39">
          <table:table-cell table:style-name="ce743" office:value-type="string" calcext:value-type="string">
            <text:p>LeenO</text:p>
          </table:table-cell>
          <table:table-cell table:style-name="ce571" table:number-columns-repeated="5"/>
          <table:table-cell table:style-name="ce780"/>
          <table:table-cell table:style-name="ce571"/>
          <table:table-cell table:style-name="ce808"/>
          <table:table-cell table:style-name="ce571" table:number-columns-repeated="5"/>
        </table:table-row>
        <table:table-row table:style-name="ro1">
          <table:table-cell table:style-name="ce744" office:value-type="string" calcext:value-type="string">
            <text:p>applicativo per computi metrici estimativi con LibreOffice</text:p>
          </table:table-cell>
          <table:table-cell table:style-name="ce571" table:number-columns-repeated="4"/>
          <table:table-cell table:style-name="ce773"/>
          <table:table-cell table:style-name="ce782"/>
          <table:table-cell table:style-name="ce804" table:number-columns-repeated="4"/>
          <table:table-cell table:style-name="ce589"/>
          <table:table-cell table:style-name="ce571" table:number-columns-repeated="2"/>
        </table:table-row>
        <table:table-row table:style-name="ro1">
          <table:table-cell table:style-name="Default" office:value-type="string" calcext:value-type="string">
            <text:p># © 2001-2013 Bartolomeo Aimar - © 2014-2024 Giuseppe Vizziello</text:p>
          </table:table-cell>
          <table:table-cell table:style-name="ce571" table:number-columns-repeated="4"/>
          <table:table-cell table:style-name="ce775"/>
          <table:table-cell table:style-name="ce745" office:value-type="string" calcext:value-type="string">
            <text:p>Crediti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2"/>
          <table:table-cell table:style-name="ce762"/>
          <table:table-cell table:style-name="ce571"/>
          <table:table-cell table:style-name="ce775"/>
          <table:table-cell table:style-name="ce745"/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E-Mail: <text:a xlink:href="mailto:supporto@leeno.org" xlink:type="simple">supporto@leeno.org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fficile citare e ringraziare tutti, perché ho usato ampiament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a tecnica del copia/incolla e perdendo spesso per strada gli autori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6" office:value-type="string" calcext:value-type="string">
            <text:p># Version:</text:p>
          </table:table-cell>
          <table:table-cell table:style-name="avvertenza" table:formula="of:=[S1.I194]" office:value-type="float" office:value="3" calcext:value-type="float">
            <text:p>3</text:p>
          </table:table-cell>
          <table:table-cell table:style-name="avvertenza" table:formula="of:=[S1.J194]" office:value-type="float" office:value="24" calcext:value-type="float">
            <text:p>24</text:p>
          </table:table-cell>
          <table:table-cell table:style-name="avvertenza" table:formula="of:=[S1.K194]" office:value-type="string" office:string-value="2.dev" calcext:value-type="string">
            <text:p>2.dev</text:p>
          </table:table-cell>
          <table:table-cell table:style-name="ce571"/>
          <table:table-cell table:style-name="ce775"/>
          <table:table-cell table:style-name="ce783" office:value-type="string" calcext:value-type="string">
            <text:p>del codice original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571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distributed under LGPL licens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a, al di là del codice, ringrazio innanzi tutto i colleghi che avevano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creduto in Ultimus (e in me) quando tutti - ad ogni clang del <text:s/>pc- s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# This file is part of Leeno Ultimus </text:p>
          </table:table-cell>
          <table:table-cell table:style-name="ce752" table:number-columns-repeated="3"/>
          <table:table-cell table:style-name="ce571"/>
          <table:table-cell table:style-name="ce775"/>
          <table:table-cell table:style-name="ce783" office:value-type="string" calcext:value-type="string">
            <text:p>mettevano a ridere dicendo: ma perché non usate Primus?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(Template assistito per la compilazione di Computi Metrici Estimativi)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Poi viene Paolo Mantovani... profondo conoscitore di OpenOffice e dei suo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L'archivio compresso di Leeno Ultimus è composto da: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nguaggi di programmazione, che mi ha sostenuto tecnicamente e moralmente..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<text:s/>Calc con lo schema del computo metrico (questo file)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enza di lui non avrei portato a termine questo lavoro (anzi... non l'avre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libreria pacchettizzata li con le varie macro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nemmeno iniziato). <text:s/>A lui devo molto... spero non si risenta nel vedere i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<text:s text:c="4"/>utili e/o necessarie al funzionamento delle tabelle Calc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nome a copertura di un codice così pasticci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 TUTORIAL PER INIZIARE.pdf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il MANUALE D'USO.pdf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Lido Bernardini ha messo insieme, di sua propria e autonoma mano, molte par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# - una copia della licenza GPL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el codice di Utlimus (quelle migliori)... gli dovrei un'intera cassa di birra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 office:value-type="string" calcext:value-type="string">
            <text:p>Un ringraziamento a tutta la lista dev@it.openoffice.org, che mi ha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Questa è una traduzione <text:s/>italiana non ufficiale della <text:s/>Licenz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opportato ed aiutato... in particolare ad Antonello Cerrato, Emanuel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Pubblica Generica <text:s/>Attenuata <text:s/>GNU (LPGL). <text:s text:c="2"/>Non <text:s/>è <text:s/>pubblicata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Emanuele (emanuele54@interfree.it), Fabio Fiorentini, <text:s/>Marco Caresia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alla <text:s/>Free Software Foundation <text:s/>e <text:s/>non <text:s/>ha <text:s/>valore legale nel-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<text:s/>Michele Zarri, ... <text:s/>(chi ho dimenticato?)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'esprimere i termini di distribuzione del software che usa la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icenza LGPL. 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MrJive (al secolo Davide Pesenti) mi ha messo a disposizione lo spazio sul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Solo la versione originale in inglese della licenza ha valore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suo server e mi ha supportato in tutti questi anni gestendo le pagine web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egale.</text:p>
          </table:table-cell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Lo scopo di questa traduzione è quello di <text:s/>aiutare <text:s/>le persone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Ma in particolare voglio ringraziare Giuseppe Vizziello <text:s/>( noto come Giuserpe),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 office:value-type="string" calcext:value-type="string">
            <text:p><text:s text:c="4"/>di lingua italiana a capire meglio il significato della licenza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lo zoccolo duro dello Staff, che si è occupato (e spero continui a farlo) di testare </text:p>
          </table:table-cell>
          <table:table-cell table:style-name="ce571" table:number-columns-repeated="4"/>
          <table:table-cell table:style-name="ce590"/>
          <table:table-cell table:style-name="ce571" table:number-columns-repeated="2"/>
        </table:table-row>
        <table:table-row table:style-name="ro1">
          <table:table-cell table:style-name="ce749"/>
          <table:table-cell table:style-name="ce571" table:number-columns-repeated="4"/>
          <table:table-cell table:style-name="ce775"/>
          <table:table-cell table:style-name="ce783" office:value-type="string" calcext:value-type="string">
            <text:p>Ultimus in condizioni estreme su computi reali <text:s/>(sempre da consegnare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9" office:value-type="string" calcext:value-type="string">
            <text:p><text:s text:c="3"/>La versione originale della licenza è reperibile qui:</text:p>
          </table:table-cell>
          <table:table-cell table:style-name="ce571" table:number-columns-repeated="4"/>
          <table:table-cell table:style-name="ce775"/>
          <table:table-cell table:style-name="ce749" office:value-type="string" calcext:value-type="string">
            <text:p>con urgenza)... e su Contabilità complicate.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50" office:value-type="string" calcext:value-type="string">
            <text:p><text:a xlink:href="https://www.gnu.org/licenses/old-licenses/lgpl-2.1.html" xlink:type="simple">https://www.gnu.org/licenses/old-licenses/lgpl-2.1.html</text:a></text:p>
          </table:table-cell>
          <table:table-cell table:style-name="ce571" table:number-columns-repeated="4"/>
          <table:table-cell table:style-name="ce775"/>
          <table:table-cell table:style-name="ce783" office:value-type="string" calcext:value-type="string">
            <text:p>Di questo aiuto gli sono molto grato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5"/>
          <table:table-cell table:style-name="ce571" table:number-columns-repeated="4"/>
          <table:table-cell table:style-name="ce775"/>
          <table:table-cell table:style-name="ce783"/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is is <text:s/>an unofficial translation <text:s/>of <text:s/>the GNU Lesser General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A Laurent Godard ho plagiato un po' di codice ed ho fatto tesoro dei suoi consigli.</text:p>
          </table:table-cell>
          <table:table-cell table:style-name="ce806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Public License into Italian. It was not published by the <text:s/>Free</text:p>
          </table:table-cell>
          <table:table-cell table:style-name="ce752" table:number-columns-repeated="4"/>
          <table:table-cell table:style-name="ce775"/>
          <table:table-cell table:style-name="ce749" office:value-type="string" calcext:value-type="string">
            <text:p>Con Andrew PitonyaK, Michael Dannenhöfer e DannyB non ho avuto contatti 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Software <text:s/>Foundation, <text:s/>and <text:s text:c="2"/>does <text:s/>not <text:s/>legally <text:s text:c="3"/>state <text:s text:c="2"/>the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diretti, ma ho attinto ad ampie mani dal loro materiale pubblicato in rete...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distribution terms for software <text:s text:c="2"/>that uses the GNU LGPL--only</text:p>
          </table:table-cell>
          <table:table-cell table:style-name="ce752" table:number-columns-repeated="4"/>
          <table:table-cell table:style-name="ce775"/>
          <table:table-cell table:style-name="ce783" office:value-type="string" calcext:value-type="string">
            <text:p><text:s/>un ringraziamento anche a loro, e a tutti quelli che ho dimenticato di citare...!</text:p>
          </table:table-cell>
          <table:table-cell table:style-name="ce805"/>
          <table:table-cell table:style-name="ce571" table:number-columns-repeated="3"/>
          <table:table-cell table:style-name="ce590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the original English text of the GNU LGPL does that. <text:s/>However,</text:p>
          </table:table-cell>
          <table:table-cell table:style-name="ce752" table:number-columns-repeated="4"/>
          <table:table-cell table:style-name="ce777"/>
          <table:table-cell table:style-name="ce784"/>
          <table:table-cell table:style-name="ce807" table:number-columns-repeated="4"/>
          <table:table-cell table:style-name="ce591"/>
          <table:table-cell table:style-name="ce571" table:number-columns-repeated="2"/>
        </table:table-row>
        <table:table-row table:style-name="ro1">
          <table:table-cell table:style-name="ce748" office:value-type="string" calcext:value-type="string">
            <text:p><text:s text:c="4"/>we <text:s text:c="3"/>hope that this translation <text:s text:c="2"/>will <text:s/>help Italian speakers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8" office:value-type="string" calcext:value-type="string">
            <text:p><text:s text:c="4"/>understand the GNU LGPL better.</text:p>
          </table:table-cell>
          <table:table-cell table:style-name="ce752" table:number-columns-repeated="4"/>
          <table:table-cell table:style-name="ce571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Attenuata (LGPL) del progetto GNU</text:p>
          </table:table-cell>
          <table:table-cell table:style-name="ce571" table:number-columns-repeated="5"/>
          <table:table-cell table:style-name="ce749" office:value-type="string" calcext:value-type="string">
            <text:p>NB</text:p>
          </table:table-cell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85"/>
          <table:table-cell table:style-name="ce804" table:number-columns-repeated="6"/>
          <table:table-cell table:style-name="ce589"/>
        </table:table-row>
        <table:table-row table:style-name="ro1">
          <table:table-cell table:style-name="ce745" office:value-type="string" calcext:value-type="string">
            <text:p>Versione 2.1, Febbraio 1999</text:p>
          </table:table-cell>
          <table:table-cell table:style-name="ce571" table:number-columns-repeated="5"/>
          <table:table-cell table:style-name="ce802" office:value-type="string" calcext:value-type="string">
            <text:p>Questo software ti può aiutare molto nel compilare i tuoi computi metrici e a eseguire la contabilità,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Copyright © 1991, 1999 Free Software Foundation, Inc.</text:p>
          </table:table-cell>
          <table:table-cell table:style-name="ce571" table:number-columns-repeated="5"/>
          <table:table-cell table:style-name="ce802" office:value-type="string" calcext:value-type="string">
            <text:p>ma usandolo potresti anche compromettere i tuo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8" office:value-type="string" calcext:value-type="string">
            <text:p>51 Franklin St, Fifth Floor, Boston, MA 02110-1301, USA</text:p>
          </table:table-cell>
          <table:table-cell table:style-name="ce571" table:number-columns-repeated="5"/>
          <table:table-cell table:style-name="ce802" office:value-type="string" calcext:value-type="string">
            <text:p>Pertanto non viene data nessuna garanzia sul risultato e nemmeno sul buon funzionamento delle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/>
          <table:table-cell table:style-name="ce571" table:number-columns-repeated="5"/>
          <table:table-cell table:style-name="ce802" office:value-type="string" calcext:value-type="string">
            <text:p>macro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Chiunque può copiare e distribuire copie letterali di questo documento</text:p>
          </table:table-cell>
          <table:table-cell table:style-name="ce571" table:number-columns-repeated="5"/>
          <table:table-cell table:style-name="ce802" office:value-type="string" calcext:value-type="string">
            <text:p>Consiglio di lavorare sempre su delle copie e effettuare spesso il salvataggio dei dati.</text:p>
          </table:table-cell>
          <table:table-cell table:style-name="ce571" table:number-columns-repeated="6"/>
          <table:table-cell table:style-name="ce590"/>
        </table:table-row>
        <table:table-row table:style-name="ro1">
          <table:table-cell table:style-name="ce745" office:value-type="string" calcext:value-type="string">
            <text:p>di licenza, ma non ne è permessa la modifica.</text:p>
          </table:table-cell>
          <table:table-cell table:style-name="ce571" table:number-columns-repeated="5"/>
          <table:table-cell table:style-name="ce803"/>
          <table:table-cell table:style-name="ce807" table:number-columns-repeated="6"/>
          <table:table-cell table:style-name="ce591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[Questa è la prima versione rilasciata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, ed è intesa come successor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Librerie <text:s/>del Progetto <text:s/>GNU, <text:s/>versione <text:s/>2, <text:s/>perciò il <text:s/>numer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 è 2.1]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ambol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 <text:s/>licenze <text:s/>della maggior <text:s/>parte <text:s/>dei <text:s/>programmi <text:s/>hanno lo <text:s/>scop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ogliere <text:s/>all'utente <text:s/>la <text:s/>libertà <text:s text:c="2"/>di <text:s/>condividere <text:s/>e <text:s/>modificar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stesso. <text:s/>Viceversa, le <text:s/>Licenze Pubbliche Generiche GNU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se a garantire la libertà <text:s/>di condividere e modificare il softw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o, al fine di assicurare che i programmi siano liberi per 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oro uten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<text:s/>Licenza, la <text:s/>Licenza <text:s/>Pubblica Generica <text:s/>Attenuata (LGPL), <text:s/>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 <text:s/>a specifici pacchetti <text:s/>software, tipicamente <text:s/>librerie,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ree <text:s/>Software Foundation <text:s/>e di <text:s/>altri <text:s/>autori che <text:s/>decidono di <text:s/>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. <text:s text:c="2"/>Chiunque può usare questa licenza, <text:s/>ma suggeriam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lutare <text:s/>prima <text:s/>attentamente <text:s/>se <text:s/>questa licenza, <text:s/>piuttosto <text:s/>che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Licenza Pubblica Generica, <text:s/>sia la migliore strategia da us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ogni specifico caso, sulla base delle seguenti spieg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si <text:s/>parla di software <text:s/>libero (free software), ci <text:s/>si riferis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a libertà, <text:s/>non al prezzo. <text:s text:c="2"/>Le nostre Licenze <text:s/>Pubbliche Generi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no <text:s/>progettate per <text:s/>assicurarsi <text:s/>che ciascuno <text:s/>abbia <text:s/>la libertà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copie del <text:s/>software libero (e farsi pagare <text:s/>per questo,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uole); che ciascuno riceva il <text:s/>codice sorgente o che, se vuole,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lo; che <text:s/>ciascuno possa modificare il programma <text:s/>o usarne del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 in nuovi <text:s/>programmi liberi; e che ciascuno <text:s/>sappia di poter f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cos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i diritti <text:s/>dell'utente, <text:s/>abbiamo <text:s/>bisogno di <text:s/>impor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estrizioni che <text:s/>vietino ai distributori <text:s/>di negare tali diritti <text:s/>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edere <text:s text:c="2"/>di <text:s/>rinunciarvi. <text:s text:c="2"/>Queste <text:s/>restrizioni <text:s text:c="2"/>si <text:s text:c="2"/>traducono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e <text:s/>responsabilità a <text:s/>carico <text:s/>di chi <text:s/>distribuisce copie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ftware o di chi lo 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chi distribuisce copie di una libreria LGPL, gratui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 a <text:s/>pagamento, deve concedere ai <text:s/>destinatari tutti i <text:s/>diritti che h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evuto. Deve anche assicurarsi <text:s/>che i destinatari ricevano o poss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ttenere <text:s/>il <text:s/>codice <text:s/>sorgente. <text:s/>Se <text:s/>ha collegato <text:s/>altro <text:s/>codic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deve fornire i file oggetto completi ai destinatari, in mod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essi <text:s/>possano ricollegarli alla libreria dopo <text:s/>averla modificata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ompilata. <text:s/>E deve mostrar <text:s/>loro queste condizioni della licenza,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o che essi conoscano i propri diritt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eliamo <text:s/>i <text:s/>diritti dell'utente <text:s/>in <text:s/>due <text:s/>modi: <text:s/>(1) proteggendo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attraverso il <text:s/>copyright, e (2) offrendo una <text:s/>licenza che d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permesso legale di copiare, distribuire e modificare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<text:s/>proteggere <text:s/>ogni <text:s/>distributore, <text:s/>vogliamo <text:s/>rendere <text:s/>assolut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iaro che non esistono <text:s/>garanzie per questa libreria libera. Inolt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la libreria viene modificata <text:s/>da qualcun altro e ridistribuita, ch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riceve dovrebbe essere informato <text:s/>che quanto in <text:s/>suo possesso non è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<text:s/>versione <text:s/>originale, <text:s/>in <text:s/>modo <text:s/>che <text:s/>ogni <text:s/>problema <text:s/>eventual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rodotto <text:s text:c="2"/>da <text:s/>altri <text:s text:c="2"/>non <text:s/>danneggi <text:s text:c="2"/>la <text:s text:c="2"/>reputazione <text:s/>dell'au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ri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ine, l'esistenza di ogni <text:s/>programma libero è costantemente sotto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inaccia <text:s/>dei brevetti <text:s/>sul <text:s/>software. Vogliamo <text:s/>esser <text:s/>certi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zienda non possa effettivamente <text:s/>porre restrizioni sugli utenti di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libero ottenendo una <text:s/>licenza restrittiva da un proprie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brevetto. <text:s/>Perciò insistiamo <text:s/>sul fatto <text:s/>che qualsiasi <text:s/>licenza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revetto <text:s/>ottenuta per <text:s/>una <text:s/>versione della <text:s/>libreria debba <text:s/>risult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erente con la piena libertà d'uso specificata in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maggior parte del software <text:s/>GNU, incluse alcune librerie, è coper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normale Licenza Pubblica Generica (GPL) del Progetto GNU.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, la <text:s/>Licenza Pubblica Generica Attenuata (LGPL), <text:s/>si applica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erte librerie <text:s/>specifiche ed è <text:s/>assai diversa da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normale. Questa licenza <text:s/>viene usata per determinate libreri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modo da permettere il collegamento di tali librerie a programmi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un programma è collegato con una libreria, sia staticamente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ando una libreria condivisa, legalmente parlando la combina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e <text:s/>elementi <text:s/>è <text:s/>un <text:s/>lavoro <text:s/>combinato, un <text:s/>derivato <text:s/>del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riginale. <text:s/>Perciò la normale <text:s/>Licenza Pubblica Generica permette 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mento solo se l'intera <text:s/>combinazione risulta conforme ai prop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di <text:s/>libertà. <text:s/>La Licenza Pubblica <text:s/>Generica Attenuata con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riteri più permissivi per collegare altro codic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viene definita la Licenza Pubblica Generica «Attenuata»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ché <text:s/>fa meno per <text:s/>proteggere la <text:s/>libertà dell'utente <text:s/>rispett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rmale <text:s/>Licenza <text:s/>Pubblica <text:s/>Generica. <text:s/>Essa <text:s/>fornisce <text:s/>inoltre <text:s/>mino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antaggi agli <text:s/>sviluppatori di software libero <text:s/>nella competizion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. Questi svantaggi <text:s/>sono la ragione per cui usiam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a Licenza Pubblica Generica <text:s/>per molte librerie. Tuttavia, la Lic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ubblica <text:s text:c="2"/>Generica <text:s/>Attenuata <text:s text:c="2"/>fornisce <text:s/>dei <text:s text:c="2"/>vantaggi <text:s text:c="2"/>per <text:s/>cer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ircostanze specia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<text:s/>esempio, <text:s text:c="2"/>in <text:s/>rare <text:s text:c="2"/>occasioni, <text:s/>può <text:s/>presentarsi <text:s text:c="2"/>la <text:s/>necess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colare <text:s/>di <text:s text:c="2"/>incoraggiare <text:s/>l'uso <text:s/>più <text:s/>ampio <text:s text:c="2"/>possibile <text:s/>di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ta libreria, in modo che divenga uno standard de facto. <text:s/>O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ggiungere quest'obiettivo, <text:s/>i programmi non liberi <text:s/>devono esser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rado di <text:s/>utilizzare la libreria. <text:s/>Un <text:s/>caso più frequente <text:s/>è quell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libreria libera <text:s/>che svolga lo stesso compito <text:s/>di una libreria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era largamente utilizz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questa <text:s/>situazione, ha <text:s/>poco senso limitare <text:s/>la libreria <text:s/>libera 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lo software libero, quindi <text:s/>utilizziamo 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enua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ltri <text:s/>casi, <text:s/>il <text:s/>permesso <text:s/>di usare <text:s/>una <text:s/>specifica <text:s/>libreria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i non liberi consente a <text:s/>un maggior numero di persone l'u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mpia <text:s/>quantità di programmi <text:s/>liberi. Per <text:s/>esempio, il <text:s/>permess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re <text:s/>la libreria <text:s/>C del <text:s/>Progetto GNU <text:s/>in programmi <text:s/>non 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nte a molte più persone <text:s/>di usare l'intero sistema operativo GNU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e <text:s/>pure <text:s/>della <text:s/>sua <text:s/>variante <text:s/>più <text:s/>comune, <text:s/>il <text:s/>sistema <text:s/>operativ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/Linux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bbene la Licenza Pubblica Generica Attenuata tuteli la libertà de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enti <text:s/>in <text:s/>misura <text:s/>minore, <text:s/>garantisce <text:s/>all'utente <text:s/>di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<text:s/>alla <text:s/>Libreria la <text:s/>libertà <text:s/>e <text:s/>i <text:s/>mezzi per <text:s/>eseguire <text:s/>t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usando una versione modificata 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guono <text:s/>i <text:s/>termini <text:s text:c="2"/>e <text:s/>le <text:s/>condizioni <text:s/>precise <text:s/>per <text:s text:c="2"/>la <text:s/>copi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e <text:s text:c="2"/>la <text:s/>modifica. <text:s/>Si <text:s/>faccia <text:s text:c="2"/>molta <text:s/>attenzion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fferenza <text:s/>tra "opera <text:s/>basata sulla <text:s/>libreria" <text:s/>e 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La prima contiene codice derivato dalla libreria, ment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a deve essere combinata con la libreria per poter funzion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E CONDIZIONI PER LA COPIA, LA DISTRIBUZIONE E LA MODIF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Licenza si <text:s/>applica a ogni libreria software <text:s/>o altro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contenga <text:s/>una nota <text:s/>posta dal detentore <text:s/>del copyright o <text:s/>da 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ggetto <text:s/>autorizzato <text:s/>in <text:s/>cui <text:s/>si <text:s/>specifichi <text:s/>che <text:s/>tale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gramma vada <text:s/>distribuito secondo <text:s/>i termini della <text:s/>Licenza Pubb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enerica Attenuata (definita anche "questa Licenza")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libreria" <text:s/>s'intende una raccolta <text:s/>di funzioni software <text:s/>e/o da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disposti in modo da poter essere facilmente collegati con 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i (che utilizzano alcune di <text:s/>queste funzioni e dati) così 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ormare degl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termine "Libreria" usato da qui <text:s/>in poi si riferisce a ogni tip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oftware <text:s/>o <text:s/>opera <text:s/>che <text:s/>sia <text:s/>stata <text:s/>distribuita <text:s/>in <text:s/>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. L'espressione "un'opera basata <text:s/>sulla Libreria" indica si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sia ogni <text:s/>opera <text:s/>derivativa come <text:s/>definito <text:s/>dalla legge <text:s/>su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ritto d'autore: <text:s/>ovvero, un'opera contenente <text:s/>la Libreria o <text:s/>una 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, sia <text:s/>inalterata sia con modifiche e/o <text:s/>tradotta direttamente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 altro linguaggio. <text:s text:c="2"/>(Da qui in avanti, la <text:s/>traduzione viene inclu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limitazioni nel termine "modifica".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er "codice sorgente" <text:s/>di un'opera s'intende la forma <text:s/>di codice usa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preferenza per apportare <text:s/>modifiche. Per <text:s/>una libreria, <text:s/>i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 <text:s/>è il codice <text:s/>sorgente di tutti i <text:s/>moduli contenut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iù ogni file <text:s/>associato per la definizione delle <text:s/>interfacce, più g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cript <text:s/>utilizzati per controllare <text:s/>la compilazione <text:s/>e l'install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ività diverse <text:s/>dalla copiatura, <text:s/>distribuzione e modifica <text:s/>non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perte <text:s text:c="2"/>da <text:s/>questa <text:s text:c="2"/>Licenza <text:s/>e <text:s text:c="2"/>sono <text:s text:c="2"/>al <text:s/>di <text:s text:c="2"/>fuori <text:s/>della <text:s text:c="2"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fluenza. <text:s/>L'atto di <text:s/>eseguire <text:s/>il Programma <text:s/>non <text:s/>viene limitato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utput <text:s/>del programma è <text:s/>coperto da <text:s/>questa Licenza <text:s/>solo se <text:s/>il su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nuto <text:s text:c="4"/>costituisce <text:s text:c="3"/>un'opera <text:s text:c="4"/>basata <text:s text:c="4"/>sulla <text:s text:c="3"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(indipendentemente dal <text:s/>fatto che sia <text:s/>stato creato con <text:s/>strumenti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sino la Libreria). In base alla natura della Libreria e del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usa la Libreria il suo <text:s/>output può essere o meno coperto 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1. Il <text:s/>Licenziatario può <text:s/>copiare <text:s/>e distribuire <text:s/>copie letterali <text:s/>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dice sorgente completo della <text:s/>Libreria così come viene ricevuto,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lsiasi mezzo, a condizione <text:s/>che riproduca chiaramente su ogni cop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appropriata nota <text:s/>per il copyright <text:s/>e per la mancanza <text:s/>di garanzia;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<text:s/>mantenga <text:s text:c="2"/>intatti <text:s/>tutti <text:s/>i <text:s/>riferimenti <text:s/>a <text:s text:c="2"/>questa <text:s/>Licenza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l'assenza di ogni <text:s/>garanzia; e che distribuisca una <text:s/>copia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insieme al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<text:s/>Licenziatario può <text:s/>richiedere <text:s/>un pagamento <text:s/>per il <text:s/>trasferimen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isico di <text:s/>una copia, <text:s/>e può anche, <text:s/>a propria discrezione, <text:s/>offrir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gamento una garanzia aggiuntiv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2. Il Licenziatario può <text:s/>modificare la propria copia o <text:s/>le copi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o qualsiasi sua parte, creando in questo modo un'opera bas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ulla Libreria, <text:s/>e copiare o <text:s/>distribuire tali modifiche o <text:s/>tale 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<text:s/>i <text:s/>termini del <text:s/>precedente <text:s/>articolo <text:s/>1, <text:s/>purché soddisfi <text:s/>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ggiunta tutte le seguenti 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L'opera modificata deve essere a sua volta una libreria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Il Licenziatario deve inserire <text:s/>nei file modificati una chiara no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cui si <text:s/>spieghi che ha cambiato <text:s/>il file e riporti la <text:s/>data di og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) <text:s/>Il Licenziatario conceda <text:s/>in licenza <text:s/>l'opera nella <text:s/>sua interez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nza oneri ad ogni terza parte sotto i termini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) <text:s/>Se una <text:s/>funzionalità <text:s/>della Libreria <text:s/>modificata <text:s/>implica che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e <text:s/>o <text:s text:c="2"/>una <text:s/>tabella <text:s/>dati <text:s/>vengano <text:s/>forniti <text:s text:c="2"/>da <text:s/>un <text:s/>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pplicativo che <text:s/>usa tale funzionalità, in casi <text:s/>diversi dal passagg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 <text:s/>argomenti <text:s/>quando <text:s/>la <text:s text:c="2"/>funzionalità <text:s/>viene <text:s/>invocata, <text:s/>allora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deve accertarsi al meglio delle proprie possibilità ch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<text:s/>caso l'applicazione <text:s/>non <text:s/>fornisca tale <text:s/>funzione <text:s/>o tabella,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unzionalità possa <text:s/>operare comunque <text:s/>ed esegua qualsiasi <text:s/>parte 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opria funzione abbia ancora sens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d esempio, <text:s/>la funzione di una <text:s/>libreria per il <text:s/>calcolo delle radic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drate ha un fine ben determinato indipendente dall'applicazione.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seguenza, <text:s/>il <text:s text:c="2"/>comma <text:s/>2d <text:s text:c="2"/>richiede <text:s/>che <text:s/>ogni <text:s text:c="2"/>funzione <text:s/>forni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'applicazione <text:s/>o <text:s/>dalla tabella <text:s/>usata <text:s/>da <text:s/>tale funzione <text:s/>debb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opzionali: qualora l'applicazione <text:s/>non le fornisca, la fun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adice quadrata deve comunque poter calcolare le radici quadr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<text:s text:c="2"/>requisiti <text:s/>si <text:s/>applicano <text:s text:c="2"/>all'opera <text:s/>modificata <text:s text:c="2"/>nella <text:s/>su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terezza. Se sezioni identificabili <text:s/>di quest'opera non sono deriv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<text:s text:c="2"/>Libreria <text:s text:c="2"/>e <text:s text:c="2"/>possono <text:s/>essere <text:s text:c="2"/>ragionevolmente <text:s text:c="2"/>consider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i e opere separate in quanto tali, allora questa Licenza,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 <text:s/>suoi <text:s/>termini, <text:s/>non <text:s/>si <text:s/>applicano a <text:s/>quelle <text:s/>sezioni <text:s/>che <text:s/>v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<text:s/>come <text:s text:c="2"/>opere <text:s/>separate. <text:s/>Ma <text:s/>quando <text:s text:c="2"/>tali <text:s/>sezioni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te in blocco come parte di un'opera basata sulla Libreria,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zione <text:s/>dell'opera <text:s/>completa <text:s/>deve <text:s/>essere effettuata <text:s/>sotto <text:s/>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di questa Licenza, <text:s/>i cui permessi per successivi licenziata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<text:s/>estendono <text:s/>all'opera <text:s/>completa, <text:s text:c="2"/>e <text:s/>quindi <text:s/>ad <text:s/>ogni <text:s/>sua <text:s/>part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dipendentemente da chi l'abbia scrit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sì <text:s/>l'intento <text:s/>di <text:s/>questa <text:s/>sezione <text:s/>non <text:s/>è <text:s/>quello <text:s/>di <text:s/>accampare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estare <text:s text:c="2"/>alcun <text:s text:c="2"/>diritto <text:s text:c="2"/>su <text:s text:c="2"/>opere <text:s/>scritte <text:s text:c="2"/>interamente <text:s text:c="2"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; piuttosto, l'intento è <text:s/>quello di esercitare il diri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 <text:s/>controllo <text:s/>della distribuzione <text:s/>di <text:s/>lavori <text:s/>derivati o <text:s/>collettiv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asati sulla Libreria in quest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 <text:s/>aggiunta, la <text:s/>semplice aggregazione <text:s/>con la <text:s/>Libreria <text:s/>di 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pera non <text:s/>basata sulla <text:s/>Libreria (o anche <text:s/>con un'opera <text:s/>basata su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) su <text:s/>un mezzo di memorizzazione o <text:s/>distribuzione <text:s/>non impl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he l'altra opera ricada nell'ambi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3. Il <text:s/>Licenziatario <text:s/>può decidere <text:s/>di <text:s/>applicare <text:s/>a <text:s/>una copia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i <text:s/>termini dell'ordinaria Licenza Pubblica <text:s/>Generica GNU (GNU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PL) <text:s/>al posto di <text:s/>questa Licenza. <text:s/>Per farlo, <text:s/>deve cambiare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ferimenti a questa Licenza, in modo che si riferiscano all'ordina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 Pubblica Generica GNU versione 2, anziché a questa Licenza.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ovesse essere pubblicata una versione della Licenza 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<text:s/>successiva <text:s/>alla <text:s/>2, <text:s/>volendo <text:s/>si può <text:s/>specificare <text:s/>questa <text:s/>nuov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versione. <text:s/>Il Licenziatario non deve apporre alcun altro cambiamento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e no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a volta <text:s/>operato questo cambiamento <text:s/>su una determinata <text:s/>copia, 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viene irreversibile <text:s/>per tale copia <text:s/>e la Licenza <text:s/>Pubblica Gener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GNU si applica <text:s/>a tutte le successive copie e <text:s/>opere derivate create 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ire da tale cop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a opzione <text:s/>torna utile <text:s/>qualora il Licenziatario <text:s/>intenda copi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arte <text:s/>del <text:s/>codice <text:s/>della Libreria <text:s/>in <text:s/>un <text:s/>programma <text:s/>che non <text:s/>è <text:s/>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4. Il Licenziatario può <text:s/>copiare e distribuire la Libreria <text:s/>(o parti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rivati di essa, come espresso dall'articolo 2) sotto forma di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 o eseguibile secondo i <text:s/>termini dei precedenti articoli 1 e 2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 <text:s/>condizione che <text:s/>il Licenziatario <text:s/>alleghi il <text:s/>corrispondente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rgente completo, <text:s/>in formato leggibile <text:s/>dal calcolatore, distribu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condo quanto stabilito dagli articoli <text:s/>1 e 2 su un mezzo comune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tilizzato per lo scambio di softwa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el caso <text:s/>la distribuzione di codice oggetto <text:s/>dovesse avvenire trami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ccesso <text:s/>alla <text:s/>copia da <text:s/>un <text:s/>determinato <text:s/>luogo, <text:s/>allora l'offerta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nalogo <text:s/>accesso per <text:s/>copiare il <text:s/>codice sorgente <text:s/>dal <text:s/>medesimo luog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oddisfa il <text:s/>requisito di distribuzione del codice <text:s/>sorgente, anche s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ze parti non sono obbligate a copiare il sorgente insieme al codic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ggett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5. <text:s/>Un programma <text:s/>che non contenga alcun derivato <text:s/>di nessuna por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, <text:s/>ma <text:s/>è <text:s text:c="2"/>progettato <text:s/>per <text:s/>lavorare <text:s/>con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ttraverso <text:s/>compilazione <text:s/>o collegamento <text:s/>con <text:s/>questa, viene <text:s/>defini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un'opera che <text:s/>usa la Libreria. <text:s/>Tale opera, isolata, non <text:s/>è deriv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ibreria, <text:s/>e pertanto ricade <text:s/>al di fuori dell'ambi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uttavia, collegando <text:s/>"un'opera che usa la <text:s/>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i crea un eseguibile che <text:s/>è derivato dalla Libreria stessa (poiché 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ntiene <text:s text:c="2"/>delle <text:s/>parti), <text:s text:c="2"/>piuttosto <text:s text:c="2"/>che <text:s/>"un'opera <text:s text:c="2"/>che <text:s/>usa <text:s text:c="2"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". Di <text:s/>conseguenza, il codice <text:s/>eseguibile è coperto <text:s/>da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a. <text:s/>L'articolo 6 <text:s/>illustra <text:s/>i termini <text:s/>per <text:s/>la distribuzione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o tipo di eseguibil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ando "un'opera che usa la Libreria" utilizza materiale da un fil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header che fa <text:s/>parte della Libreria, il codice <text:s/>oggetto dell'opera 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sere un'opera <text:s/>derivata dalla Libreria <text:s/>anche se il <text:s/>codice sorg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n <text:s/>lo è. <text:s/>Il fatto <text:s/>che <text:s/>questo sia <text:s/>vero o <text:s/>meno è <text:s/>particolar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mportante nel <text:s/>caso in <text:s/>cui l'opera possa <text:s/>essere collegata <text:s/>senza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, <text:s/>o <text:s/>che <text:s/>sia <text:s/>una <text:s text:c="2"/>libreria <text:s/>essa <text:s/>stessa. <text:s/>La <text:s/>soglia <text:s/>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terminare <text:s/>questa distinzione <text:s/>non viene <text:s/>stabilita in <text:s/>modo preci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alla legg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e <text:s/>tale file <text:s/>oggetto <text:s/>utilizza solo <text:s/>parametri <text:s/>numerici, schemi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strutture <text:s/>dati e <text:s/>accessori, e <text:s/>piccole macro <text:s/>o piccole <text:s/>funzioni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nea (lunghe al massimo 10 <text:s/>righe), allora l'uso del file oggetto 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è <text:s/>sottoposto <text:s/>a <text:s/>restrizioni, <text:s/>indipendentemente dal <text:s/>fatt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egalmente da considerare un'opera derivata. Eseguibili che conteng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ale <text:s/>codice <text:s/>oggetto <text:s/>in <text:s/>aggiunta <text:s/>a porzioni <text:s/>della <text:s/>Libreria <text:s/>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unque regolati dall'articolo 6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ltrimenti, <text:s/>nel <text:s text:c="2"/>caso <text:s/>l'opera <text:s/>sia <text:s/>derivata <text:s text:c="2"/>dalla <text:s/>Libreria,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può distribuire il <text:s/>codice oggetto dell'opera in base a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termini <text:s/>dell'articolo <text:s/>6. <text:s text:c="2"/>Ogni <text:s/>eseguibile <text:s/>contenente <text:s/>quell'ope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ricade <text:s/>comunque sotto <text:s/>i <text:s/>termini dell'articolo <text:s/>6, prescindendo <text:s/>d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fatto che sia direttamente collegato o meno alla Libreria stess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6. <text:s/>Come <text:s/>eccezione <text:s/>all'articolo <text:s/>precedente, <text:s/>il <text:s/>Licenziatario <text:s/>può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mbinare o collegare "un'opera <text:s/>che usa la Libreria" con quest'ulti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nde <text:s/>creare <text:s text:c="2"/>un'opera <text:s/>che <text:s/>contenga <text:s/>porzioni <text:s text:c="2"/>della <text:s/>Libreria,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istribuire <text:s/>tale <text:s/>opera secondo <text:s/>termini <text:s/>di <text:s/>propria scelta, <text:s/>pur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questi termini consentano <text:s/>la modifica dell'opera ad uso <text:s/>privato 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compilazione limitatamente <text:s/>al fine di <text:s/>effettuare il debug <text:s/>di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<text:s/>deve includere in <text:s/>ogni copia dell'opera <text:s/>una chia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nota in cui si specifichi l'utilizzo <text:s/>della Libreria e il fatto ch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e <text:s/>il suo <text:s/>impiego vengono regolati <text:s/>da questa <text:s/>Licenza. Dev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noltre fornire <text:s/>una copia di questa Licenza. <text:s/>Se durante l'esec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opera <text:s/>visualizza <text:s/>le <text:s/>note <text:s text:c="2"/>di <text:s/>copyright, <text:s/>insieme <text:s/>a <text:s/>queste <text:s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cenziatario <text:s/>deve includere <text:s/>le <text:s/>note di <text:s/>copyright de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oltre al riferimento diretto ad una copia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Licenziatario deve inoltre fare una delle seguenti cose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a) <text:s/>Fornire <text:s/>insieme <text:s/>all'opera <text:s/>il <text:s/>codice <text:s/>sorgente <text:s/>completo <text:s/>de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ibreria <text:s/>in un formato <text:s/>leggibile da <text:s/>calcolatore, comprese <text:s/>tutte 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he apportate <text:s/>(che devono essere distribuite <text:s/>secondo i termi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previsti dagli articoli 1 e 2); <text:s/>e, nel caso l'opera sia un esegui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to con la <text:s/>Libreria, fornire "l'opera che usa <text:s/>la Libreria"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il codice <text:s/>oggetto e/o sorgente <text:s/>completo, in modo che <text:s/>l'utente po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modificare la <text:s/>Libreria e <text:s/>poi ricollegare il <text:s/>tutto onde <text:s/>produrre u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eseguibile modificato contenente la Libreria modificata. <text:s/>È inteso ch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utente <text:s/>che dovesse cambiare <text:s/>il contenuto <text:s/>dei file <text:s/>di defini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ella <text:s/>Libreria <text:s/>non <text:s/>sarà <text:s/>necessariamente in <text:s/>grado <text:s/>di <text:s/>ricompil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l'applicazione per usare tali definizioni modificat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b) Usare un appropriato <text:s/>meccanismo di condivisione delle librerie per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collegare <text:s/>la Libreria. <text:s/>Un meccanismo <text:s/>appropriato è <text:s/>quello <text:s/>che (1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5" office:value-type="string" calcext:value-type="string">
            <text:p>durante l'esecuzione <text:s/>utilizza una <text:s/>copia della libreria <text:s/>già pres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 computer <text:s/>dell'utente, anziché copiare le <text:s/>funzion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ll'eseguibile, <text:s/>e <text:s/>(2) <text:s/>funzionerà <text:s/>correttamente con <text:s/>una <text:s/>vers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ta <text:s/>della libreria, <text:s/>se l'utente <text:s/>ne installa <text:s/>una, <text:s/>purché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modificata <text:s/>sia compatibile a <text:s/>livello di interfaccia <text:s/>con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e con la quale è stata creata l'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) Allegare <text:s/>all'opera un'offerta scritta, <text:s/>valida per almeno <text:s/>3 anni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la fornitura <text:s/>allo stesso <text:s/>utente dei <text:s/>materiali <text:s/>specificati n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cedente <text:s/>comma <text:s/>6a, <text:s text:c="2"/>ad <text:s/>un <text:s/>costo <text:s/>non <text:s/>superiore <text:s text:c="2"/>a <text:s/>quello <text:s/>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) <text:s/>Se la <text:s/>distribuzione dell'opera <text:s/>viene effettuata <text:s/>tramite acc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la <text:s/>copia da <text:s/>un luogo <text:s/>specifico, va <text:s/>offerto analogo <text:s/>accesso 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ia dei materiali sopra specificati dallo stesso luog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) <text:s/>Verificare che <text:s/>l'utente abbia <text:s/>già ricevuto <text:s/>una copia <text:s/>di ques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ateriali o che il Licenziatario gliene abbia già inviata un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un <text:s/>eseguibile, la <text:s/>forma <text:s/>richiesta per <text:s/>l' <text:s/>"opera <text:s/>che usa <text:s/>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" <text:s/>comprende <text:s/>ogni <text:s/>dato <text:s/>o <text:s/>programma <text:s/>di <text:s/>servizio <text:s/>che <text:s/>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cessario <text:s/>per ricreare <text:s/>l'eseguibile. <text:s/>Tuttavia si <text:s/>fa una <text:s/>specia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ccezione: <text:s/>il <text:s/>materiale <text:s/>da <text:s/>distribuire <text:s/>non <text:s/>deve <text:s/>necessari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dere tutto <text:s/>quanto normalmente <text:s/>distribuito (in forma <text:s/>sorgente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inaria) con i principali <text:s/>componenti (compilatore, kernel e così via)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 sistema operativo sul quale funziona l'eseguibile, a meno che tal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mponenti non siano distribuiti insieme all'eseguibi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accadere <text:s/>che questo requisito contraddica <text:s/>le restrizioni det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 licenze di altre <text:s/>librerie proprietarie normalmente non fornite c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sistema operativo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e contraddizioni comportano l'impossibilità di utilizzare insie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librerie e la Libreria in un eseguibile da distribuir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7. Il Licenziatario può inserire <text:s/>in una singola libreria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he siano un'opera basata sulla Libreria insieme ad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libreria non <text:s/>regolate <text:s/>da questa <text:s/>Licenza, <text:s/>e distribuire <text:s/>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combinata, purché <text:s/>venga comunque consentita la distribu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parata dell'opera <text:s/>basata sulla Libreria e <text:s/>delle altre funzionalit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libreria, <text:s/>e posto <text:s/>che il Licenziatario <text:s/>rispetti le <text:s/>seguenti du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dizioni: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) Insieme <text:s/>alla libreria combinata, <text:s/>fornisca una copia <text:s/>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 <text:s text:c="2"/>basata <text:s/>sulla <text:s text:c="2"/>Libreria, <text:s/>non <text:s text:c="2"/>combinata <text:s text:c="2"/>con <text:s/>nessun'alt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unzionalità di libreria. Questa deve essere distribuita rispettando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ermini enunciati sop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b) <text:s/>Apponga alla <text:s/>libreria <text:s/>combinata <text:s/>una chiara <text:s/>nota <text:s/>in cui <text:s/>vie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ecificato <text:s/>che <text:s/>parte di <text:s/>essa <text:s/>è <text:s/>un'opera <text:s/>basata sulla <text:s/>Libreri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piegando altresì dove trovare <text:s/>la versione non combinata della st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per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8. Il <text:s/>Licenziatario <text:s text:c="2"/>non <text:s/>può <text:s/>copiare, <text:s text:c="2"/>modificare, <text:s/>rilicenz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llegare o <text:s/>distribuire la Libreria se non <text:s/>nei termini espressam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enunciati <text:s/>in <text:s text:c="2"/>questa <text:s/>Licenza. <text:s text:c="2"/>Qualsiasi <text:s text:c="2"/>tentativo <text:s/>di <text:s/>copiare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, <text:s/>rilicenziare, collegare o <text:s/>distribuire la <text:s/>Libreria so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tri <text:s/>termini non <text:s/>è <text:s/>valido e <text:s/>annullerà <text:s/>automaticamente i <text:s/>diri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i con questa Licenza. <text:s/>Tuttavia, gli altri soggetti che abb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uto copie o diritti dal Licenziatario secondo i termini 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non vedranno revocate le loro licenze fino a che tali sogge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 rispettino i termi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9. Il Licenziatario <text:s/>non è tenuto ad accettare <text:s/>questa Licenza, poiché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l'ha firmata. In ogni caso, nient'altro gli garantisce il permess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 <text:s/>modificare <text:s/>o <text:s text:c="2"/>distribuire <text:s/>la <text:s/>Libreria <text:s/>o <text:s/>le <text:s text:c="2"/>opere <text:s/>da <text:s/>ess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e. Queste azioni sono proibite <text:s/>dalla legge per chi non accet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. Di conseguenza, modificando o distribuendo 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o <text:s/>qualsiasi opera <text:s/>basata sulla <text:s/>Libreria), il <text:s/>Licenziatario indic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ccettazione di <text:s/>questa Licenza <text:s/>in tal senso, <text:s/>e quindi di <text:s/>tutti 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uoi <text:s/>termini <text:s/>e condizioni <text:s/>relativamente <text:s/>a <text:s/>copia, distribuzione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 della Libreria o di opere basate su ques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0. Ogni <text:s/>volta <text:s/>che <text:s/>il <text:s/>Licenziatario <text:s/>distribuisce <text:s/>la <text:s/>Libreria <text:s/>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'opera basata <text:s/>su di essa, il ricevente <text:s/>ottiene automaticamente un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dal Licenziatario originale di copiare, distribuire, colleg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o modificare <text:s/>la Libreria secondo questi termini <text:s/>e queste condi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l <text:s/>Licenziatario <text:s/>non può <text:s/>imporre <text:s/>alcuna <text:s/>ulteriore restrizione <text:s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cevente <text:s text:c="2"/>nel <text:s/>suo <text:s text:c="2"/>esercizio <text:s/>dei <text:s text:c="2"/>diritti <text:s/>qui <text:s text:c="2"/>garantiti. <text:s text:c="2"/>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 non <text:s/>è comunque tenuto <text:s/>a imporre i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a terz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1. Se, a seguito di una <text:s/>sentenza di un tribunale, di una imputazi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er <text:s/>violazione <text:s/>di <text:s/>brevetto <text:s text:c="2"/>o <text:s/>per <text:s/>qualsiasi <text:s/>altro <text:s/>motivo <text:s/>(no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tamente <text:s text:c="2"/>a <text:s text:c="2"/>questioni <text:s/>di <text:s text:c="2"/>brevetti), <text:s text:c="2"/>vengano <text:s/>imposte <text:s text:c="2"/>a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iatario, sia dal tribunale sia <text:s/>da accordi tra le parti o altro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e condizioni in contrasto <text:s/>con quanto stabilito da questa Licenza,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ali <text:s/>condizioni non esimono <text:s/>nessun soggetto <text:s/>dal rispetto <text:s/>di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. Nel caso il <text:s/>Licenziatario non possa distribuire un program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un modo <text:s/>da <text:s/>soddisfare simultaneamente <text:s/>gli <text:s/>obblighi dettati <text:s/>d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<text:s/>Licenza e <text:s/>altri obblighi <text:s/>ad <text:s/>essa pertinenti, <text:s/>non si <text:s/>pot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cedere <text:s/>ad <text:s/>alcuna <text:s/>distribuzione. <text:s/>Se, <text:s/>ad <text:s/>esempio, <text:s/>un <text:s/>brevet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ietasse a tutti quelli <text:s/>che ricevono direttamente o indirettament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la <text:s/>sua ridistribuzione <text:s/>senza pagamento di <text:s/>diritti, allor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unico modo per rispettare <text:s/>contemporaneamente tale brevetto e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è quello di non distribuire affatto la Libre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e una parte di questo articolo è ritenuta non valida od inapplicabil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tto <text:s/>qualsiasi particolare <text:s/>circostanza, il <text:s/>resto <text:s/>dell'articolo 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tende <text:s/>applicabile <text:s text:c="2"/>e <text:s/>l'articolo <text:s text:c="2"/>nel <text:s/>suo <text:s/>insieme <text:s text:c="2"/>si <text:s/>intend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bile in altre circostanz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on rientra negli intenti <text:s/>di questo articolo indurre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d infrangere <text:s/>alcun brevetto né <text:s/>altre <text:s/>rivendicazioni di <text:s/>diritto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oprietà, <text:s/>né <text:s/>di <text:s/>contestare <text:s/>la validità <text:s/>di <text:s/>tali <text:s/>rivendicazio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biettivo <text:s/>di <text:s/>questo articolo <text:s/>è <text:s/>unicamente <text:s/>quello di <text:s/>protegge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tegrità <text:s/>del <text:s text:c="2"/>sistema <text:s/>di <text:s/>distribuzione <text:s text:c="2"/>dei <text:s/>programmi <text:s/>libe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mplementato <text:s/>tramite l'utilizzo di <text:s/>licenze pubbliche. <text:s/>Molte perso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hanno <text:s/>generosamente <text:s text:c="2"/>contribuito <text:s/>alla <text:s/>vasta <text:s text:c="2"/>gamma <text:s/>di <text:s/>programm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iti <text:s/>attraverso <text:s/>questo <text:s text:c="2"/>sistema, <text:s/>basandosi <text:s/>sulla <text:s/>coeren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pplicazione <text:s/>di tale <text:s/>sistema. <text:s text:c="2"/>Spetta soltanto <text:s/>all'autore/donato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cidere se <text:s/>preferisca o meno <text:s/>distribuire il software <text:s/>tramite altr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stemi, e il Licenziatario non può imporre tale scelt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o articolo <text:s/>punta a chiarire fino <text:s/>in fondo ciò <text:s/>che crediamo s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na conseguenza del r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2. Se <text:s/>in alcuni paesi <text:s/>la distribuzione <text:s/>o l'impiego <text:s/>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no limitati <text:s/>da brevetti <text:s/>o da interfacce <text:s/>coperte da <text:s/>copyright,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tentore del <text:s/>copyright originario che pone la <text:s/>Libreria sotto ques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cenza <text:s text:c="2"/>può <text:s/>aggiungere <text:s text:c="2"/>esplicite <text:s/>limitazioni <text:s text:c="2"/>geografiche <text:s/>al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/>onde escluderne tali <text:s/>paesi, in <text:s/>modo da <text:s/>consentir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istribuzione <text:s text:c="2"/>soltanto <text:s/>in <text:s text:c="2"/>quei <text:s/>paesi <text:s text:c="2"/>non <text:s/>inclusi <text:s text:c="2"/>in <text:s/>que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estrizioni. <text:s text:c="2"/>In <text:s text:c="2"/>tal <text:s/>caso, <text:s/>le <text:s text:c="2"/>limitazioni <text:s/>geografiche <text:s/>veng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rporate a tutti gli effetti nel testo di questa Licenz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3. <text:s/>Di quando in quando <text:s/>Free Software Foundation potrebbe pubblicar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versioni <text:s/>nuove o <text:s/>riviste della <text:s/>Licenza Pubblica <text:s/>Generica Attenua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LGPL). <text:s/>Tali <text:s/>versioni saranno <text:s/>simili <text:s/>a <text:s/>questa <text:s/>nello spirito, <text:s/>m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otranno <text:s/>differire <text:s/>nei <text:s/>dettagli <text:s/>al <text:s/>fine <text:s/>di <text:s/>coprire <text:s/>problem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ituazioni nuov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ciascuna <text:s/>versione viene assegnato un numero <text:s/>identificativ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specifica <text:s/>di essere coperta <text:s/>da una particolare <text:s/>versione d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 <text:s/>e "da qualsiasi versione <text:s/>successiva" il Licenziatari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uò scegliere di aderire <text:s/>alle condizioni della versione specificata 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 quelle <text:s/>di una <text:s/>successiva. Se la <text:s/>Libreria non specifica <text:s/>il nume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lla versione, il Licenziatario può optare per una versione qualsias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tra quelle pubblicate dalla Free Software Foundation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4. <text:s/>Nel caso il Licenziatario voglia incorporare parti della 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 <text:s/>altri programmi liberi <text:s/>le cui <text:s/>condizioni di <text:s/>distribuzione sia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ompatibili <text:s/>con <text:s/>queste, <text:s/>può <text:s/>scrivere <text:s/>all'autore <text:s/>per <text:s/>chiedern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autorizzazione. <text:s/>Per <text:s/>il <text:s/>software <text:s/>sotto il <text:s/>copyright <text:s/>della <text:s/>Fre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 <text:s text:c="2"/>Foundation, <text:s/>occorre <text:s text:c="2"/>contattare <text:s text:c="2"/>quest'ultima; <text:s/>talvolt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acciamo <text:s/>delle eccezioni a <text:s/>queste regole. <text:s/>La nostra <text:s/>decisione sarà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guidata da <text:s/>due finalità: <text:s/>preservare la libertà <text:s/>di tutti <text:s/>i prodot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erivati dal nostro software libero <text:s/>e promuovere la condivisione e i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riutilizzo del software in generale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SSUNA GARANZ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2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5. POICHÉ LA LIBRERIA VIENE CONCESSA CON LICENZA GRATUITA, NON ESIS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A GARANZIA <text:s/>PER LA LIBRERIA, NEI LIMITI <text:s/>CONSENTITI DALLE VIGENT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EGGI. <text:s/>SE <text:s/>NON INDICATO DIVERSAMENTE <text:s/>PER ISCRITTO, IL <text:s/>DETENTORE DEL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PYRIGHT E LE ALTRE PARTI FORNISCONO IL PROGRAMMA "COSÌ COM'È"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LCUN TIPO DI GARANZIA, NÉ <text:s/>ESPLICITA NÉ IMPLICITA; CIÒ INCLUDE, SENZ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MITARSI <text:s/>A <text:s/>QUESTO, <text:s/>LA <text:s/>GARANZIA <text:s/>IMPLICITA <text:s/>DI <text:s/>COMMERCIABILITÀ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UTILIZZABILITÀ PER UNO SCOPO PARTICOLARE. <text:s/>TUTTI I RISCHI SU QUALITÀ 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PRESTAZIONI <text:s/>DELLA LIBRERIA <text:s/>SONO A <text:s/>CARICO DEL <text:s/>LICENZIATARIO. <text:s/>SE L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IBRERIA <text:s/>DOVESSE <text:s/>RIVELARSI <text:s/>DIFETTOSA, <text:s/>IL LICENZIATARIO <text:s/>SI <text:s/>ASSUM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ONERE DI OGNI MANUTENZIONE, RIPARAZIONE O CORREZIONE NECESSARIA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16. <text:s/>NÉ <text:s/>IL DETENTORE <text:s/>DEL <text:s/>COPYRIGHT, NÉ <text:s/>ALTRE <text:s/>PARTI AUTORIZZATE <text:s/>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MODIFICARE E/O <text:s/>RIDISTRIBUIRE LA LIBRERIA SECONDO <text:s/>QUANTO STABILITO IN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QUESTA LICENZA, <text:s/>SONO RESPONSABILI IN <text:s/>ALCUN MODO PER <text:s/>EVENTUAL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NEI <text:s/>CONFRONTI DEL <text:s/>LICENZIATARIO, A <text:s/>MENO CHE <text:s/>CIÒ NON <text:s/>SIA RICHIEST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LLE <text:s/>LEGGI VIGENTI <text:s/>O SIA <text:s/>SPECIFICATO IN <text:s/>UN ACCORDO <text:s/>SCRITTO. SON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INCLUSI <text:s/>DANNI GENERICI, <text:s/>SPECIALI O <text:s/>INCIDENTALI, COME <text:s/>PURE <text:s/>I DAN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CONSEGUENTI <text:s/>DALL'USO <text:s/>O <text:s text:c="2"/>DALL'IMPOSSIBILITÀ <text:s/>DI <text:s/>USARE <text:s/>LA <text:s/>LIBRERIA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(INCLUSO, MA SENZA LIMITARSI A <text:s/>QUESTO, LA PERDITA E LA CORRUZIONE DE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DATI, <text:s/>LE PERDITE <text:s/>SOSTENUTE <text:s/>DAL <text:s/>LICENZIATARIO O <text:s/>DA <text:s/>TERZE PARTI <text:s/>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L'INCAPACITÀ <text:s/>DA <text:s text:c="2"/>PARTE <text:s/>DELLA <text:s/>LIBRERIA <text:s/>DI <text:s text:c="2"/>INTERAGIRE <text:s/>CON <text:s/>ALTRO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SOFTWARE), ANCHE <text:s/>NEL CASO IL DETENTORE <text:s/>O LE ALTRE <text:s/>PARTI SIANO STATE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AVVISATE DELL'EVENTUALITÀ DI TALI DANNI.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/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>
          <table:table-cell table:style-name="ce749" office:value-type="string" calcext:value-type="string">
            <text:p>FINE DEI TERMINI E DELLE CONDIZIONI</text:p>
          </table:table-cell>
          <table:table-cell table:style-name="ce571" table:number-columns-repeated="5"/>
          <table:table-cell table:style-name="ce749"/>
          <table:table-cell table:style-name="ce571" table:number-columns-repeated="7"/>
        </table:table-row>
        <table:table-row table:style-name="ro1" table:number-rows-repeated="104801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>
        <table:named-range table:name="AA" table:base-cell-address="$COMPUTO.$A$1" table:cell-range-address="$COMPUTO.$AJ$3:.$AJ$8"/>
        <table:named-expression table:name="analisi" table:base-cell-address="$'Elenco Prezzi'.$A$1" table:expression="#REF!"/>
        <table:named-range table:name="BB" table:base-cell-address="$COMPUTO.$A$1" table:cell-range-address="$COMPUTO.$N$3:.$N$8"/>
        <table:named-range table:name="blocco_analisi" table:base-cell-address="$S5.$A$1" table:cell-range-address="$S5.$B$108:.$P$133"/>
        <table:named-range table:name="Bozza_8" table:base-cell-address="$cP_Cop.$D$4" table:cell-range-address="$M1.$D$4"/>
        <table:named-range table:name="cEuro" table:base-cell-address="$COMPUTO.$A$1" table:cell-range-address="$COMPUTO.$AK$3:.$AK$8"/>
        <table:named-expression table:name="conEuro" table:base-cell-address="$copyright_LeenO.$A$1" table:expression="#REF!"/>
        <table:named-range table:name="data_prog_8" table:base-cell-address="$cP_Cop.$C$19" table:cell-range-address="$M1.$C$19"/>
        <table:named-range table:name="dati_Economici_Anagrafica" table:base-cell-address="$'Elenco Prezzi'.$A$2" table:cell-range-address="$S2.$B$69"/>
        <table:named-range table:name="elenco_prezzi" table:base-cell-address="$'Elenco Prezzi'.$A$1" table:cell-range-address="$'Elenco Prezzi'.$A$3:.$AF$5"/>
        <table:named-expression table:name="G1G1" table:base-cell-address="$copyright_LeenO.$A$1" table:expression="#REF!"/>
        <table:named-expression table:name="GG" table:base-cell-address="$copyright_LeenO.$A$1" table:expression="#REF!"/>
        <table:named-range table:name="Lista" table:base-cell-address="$'Elenco Prezzi'.$A$1" table:cell-range-address="$'Elenco Prezzi'.$A$3:.$A$5"/>
        <table:named-range table:name="materiali" table:base-cell-address="$cT_Doc_CP_01.$A$1" table:cell-range-address="$S5.$B$90:.$L$90"/>
        <table:named-range table:name="oData_8" table:base-cell-address="$cP_Cop.$E$4" table:cell-range-address="$M1.$E$4"/>
        <table:named-range table:name="oneri_sicurezza" table:base-cell-address="$S5.$B$93" table:cell-range-address="$S5.$B$94:.$P$94"/>
        <table:named-range table:name="progetto_8" table:base-cell-address="$cP_Cop.$C$4" table:cell-range-address="$M1.$C$4"/>
        <table:named-range table:name="riga_analisi" table:base-cell-address="$cT_Doc_CP_01.$A$1" table:cell-range-address="$S5.$B$116:.$O$116"/>
        <table:named-range table:name="Serv_gen1_8" table:base-cell-address="$S5.$A$1" table:cell-range-address="$S5.$A$9:.$AP$12"/>
        <table:named-range table:name="Serv_gen_cont" table:base-cell-address="$S5.$A$1" table:cell-range-address="$S5.$A$23:.$AW$27"/>
        <table:named-range table:name="Super_ego_8" table:base-cell-address="$cP_Cop.$B$4" table:cell-range-address="$M1.$B$4"/>
        <table:named-range table:name="totale_amministrazione" table:base-cell-address="$cT_Doc_Ult.$D$24" table:cell-range-address="$'QUADRO ECONOMICO'.$D$39"/>
        <table:named-range table:name="totale_lavori" table:base-cell-address="$cT_Doc_Ult.$D$24" table:cell-range-address="$'QUADRO ECONOMICO'.$D$23"/>
        <table:named-range table:name="trasporti" table:base-cell-address="$cT_Doc_CP_01.$A$1" table:cell-range-address="$S5.$B$92:.$L$92"/>
        <table:named-range table:name="utili" table:base-cell-address="$S5.$B$127" table:cell-range-address="$S5.$B$128:.$L$128"/>
        <table:named-expression table:name="varAA" table:base-cell-address="$cT_Doc_Ult.$A$1" table:expression="#REF!"/>
        <table:named-expression table:name="varBB" table:base-cell-address="$cT_Doc_Ult.$A$1" table:expression="#REF!"/>
        <table:named-expression table:name="varEuro" table:base-cell-address="$cT_Doc_Ult.$A$1" table:expression="#REF!"/>
      </table:named-expressions>
      <table:database-ranges>
        <table:database-range table:name="__Anonymous_DB__1" table:target-range-address="M1.AO168:M1.AP168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ndale Sans UI" svg:font-family="'Andale Sans UI'" style:font-pitch="variable"/>
    <style:font-face style:name="Andale Sans UI1" svg:font-family="'Andale Sans UI', 'Arial Unicode MS'" style:font-family-generic="swiss" style:font-pitch="variable"/>
    <style:font-face style:name="Arial" svg:font-family="Arial"/>
    <style:font-face style:name="Arial Narrow" svg:font-family="'Arial Narrow'" style:font-adornments="Normale" style:font-family-generic="swiss" style:font-pitch="variable"/>
    <style:font-face style:name="Arial Narrow1" svg:font-family="'Arial Narrow'" style:font-adornments="Grassetto" style:font-family-generic="swiss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adornments="Standard" style:font-family-generic="swiss" style:font-pitch="variable"/>
    <style:font-face style:name="Arial4" svg:font-family="Arial" style:font-adornments="Grassetto" style:font-family-generic="swiss" style:font-pitch="variable"/>
    <style:font-face style:name="Arial5" svg:font-family="Arial" style:font-adornments="Normale" style:font-family-generic="swiss" style:font-pitch="variable"/>
    <style:font-face style:name="Bitstream Vera Sans" svg:font-family="'Bitstream Vera Sans'" style:font-family-generic="system" style:font-pitch="variable"/>
    <style:font-face style:name="Courier" svg:font-family="Courier" style:font-family-generic="modern" style:font-pitch="fixed"/>
    <style:font-face style:name="Courier New" svg:font-family="'Courier New'" style:font-family-generic="modern"/>
    <style:font-face style:name="DejaVu Sans" svg:font-family="'DejaVu Sans'" style:font-family-generic="roman" style:font-pitch="variable"/>
    <style:font-face style:name="DejaVu Sans Condensed" svg:font-family="'DejaVu Sans Condensed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Liberation Sans Narrow" svg:font-family="'Liberation Sans Narrow'" style:font-adornments="Normale" style:font-family-generic="swiss" style:font-pitch="variable"/>
    <style:font-face style:name="Liberation Sans Narrow1" svg:font-family="'Liberation Sans Narrow'" style:font-adornments="Standard" style:font-family-generic="swiss" style:font-pitch="variable"/>
    <style:font-face style:name="Liberation Sans Narrow2" svg:font-family="'Liberation Sans Narrow'" style:font-adornments="Normale" style:font-family-generic="roman" style:font-pitch="variable"/>
    <style:font-face style:name="Liberation Sans Narrow3" svg:font-family="'Liberation Sans Narrow'" style:font-family-generic="swiss" style:font-pitch="variable"/>
    <style:font-face style:name="Liberation Sans1" svg:font-family="'Liberation Sans'" style:font-adornments="Grassetto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Normale" style:font-family-generic="swiss" style:font-pitch="variable"/>
    <style:font-face style:name="Liberation Serif" svg:font-family="'Liberation Serif'" style:font-adornments="Normale" style:font-family-generic="roman" style:font-pitch="variable"/>
    <style:font-face style:name="Liberation Serif1" svg:font-family="'Liberation Serif'" style:font-adornments="Corsivo" style:font-family-generic="roman" style:font-pitch="variable"/>
    <style:font-face style:name="Liberation Serif2" svg:font-family="'Liberation Serif'" style:font-adornments="Grassetto" style:font-family-generic="roman" style:font-pitch="variable"/>
    <style:font-face style:name="Liberation Serif3" svg:font-family="'Liberation Serif'" style:font-adornments="Regular" style:font-family-generic="roman" style:font-pitch="variable"/>
    <style:font-face style:name="Liberation Serif4" svg:font-family="'Liberation Serif'" style:font-adornments="Grassetto Corsivo" style:font-family-generic="roman" style:font-pitch="variable"/>
    <style:font-face style:name="Liberation Serif5" svg:font-family="'Liberation Serif'" style:font-adornments="Standard" style:font-family-generic="roman" style:font-pitch="variable"/>
    <style:font-face style:name="Liberation Serif6" svg:font-family="'Liberation Serif'" style:font-family-generic="roman" style:font-pitch="variable"/>
    <style:font-face style:name="Liberation Serif7" svg:font-family="'Liberation Serif'" style:font-family-generic="roman"/>
    <style:font-face style:name="Lucida Sans Unicode" svg:font-family="'Lucida Sans Unicode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Verdana" svg:font-family="Verdana" style:font-adornments="Standard" style:font-family-generic="swiss" style:font-pitch="variable"/>
    <style:font-face style:name="Verdana1" svg:font-family="Verdana" style:font-family-generic="swiss" style:font-pitch="variable"/>
    <style:font-face style:name="Verdana2" svg:font-family="Verdana" style:font-family-generic="swiss"/>
  </office:font-face-decls>
  <office:styles>
    <style:default-style style:family="table-cell">
      <style:table-cell-properties style:decimal-places="0"/>
      <style:paragraph-properties style:tab-stop-distance="1.25cm"/>
      <style:text-properties style:font-name="Albany" fo:font-size="10pt" fo:language="it" fo:country="IT" style:font-name-asian="Andale Sans UI" style:font-size-asian="10pt" style:language-asian="it" style:country-asian="IT" style:font-name-complex="Tahoma" style:font-size-complex="10pt" style:language-complex="it" style:country-complex="IT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Thorndale" style:font-family-generic="roman" style:font-pitch="variable" fo:font-size="12pt" fo:language="it" fo:country="IT" style:letter-kerning="true" style:font-name-asian="Segoe UI" style:font-size-asian="24pt" style:language-asian="it" style:country-asian="IT" style:font-family-complex="Tahoma" style:font-family-generic-complex="system" style:font-pitch-complex="variable" style:font-size-complex="24pt" style:language-complex="it" style:country-complex="IT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2" fo:font-family="'Liberation Sans'" style:font-family-generic="swiss" style:font-pitch="variable" fo:font-size="10pt" style:font-family-asian="'Microsoft YaHei'" style:font-family-generic-asian="system" style:font-pitch-asian="variable" style:font-size-asian="10pt" style:font-family-complex="'Lucida Sans'" style:font-family-generic-complex="system" style:font-pitch-complex="variable" style:font-size-complex="10pt"/>
    </style:style>
    <number:number-style style:name="N10000" number:language="it" number:country="IT">
      <number:number number:min-integer-digits="1"/>
    </number:number-style>
    <number:number-style style:name="N10001" number:language="it" number:country="IT">
      <number:number number:decimal-places="0" number:min-decimal-places="0" number:min-integer-digits="1"/>
    </number:number-style>
    <number:number-style style:name="N10002" number:language="it" number:country="IT">
      <number:number number:decimal-places="2" number:min-decimal-places="2" number:min-integer-digits="1"/>
    </number:number-style>
    <number:number-style style:name="N10003" number:language="it" number:country="IT">
      <number:number number:decimal-places="0" number:min-decimal-places="0" number:min-integer-digits="1" number:grouping="true"/>
    </number:number-style>
    <number:number-style style:name="N10004" number:language="it" number:country="IT">
      <number:number number:decimal-places="2" number:min-decimal-places="2" number:min-integer-digits="1" number:grouping="true"/>
    </number:number-style>
    <number:number-style style:name="N10005" number:language="it" number:country="IT">
      <number:number number:decimal-places="2" number:min-decimal-places="2" number:grouping="true"/>
    </number:number-style>
    <number:percentage-style style:name="N10011" number:language="it" number:country="IT">
      <number:number number:decimal-places="2" number:min-decimal-places="2" number:min-integer-digits="1"/>
      <number:text>%</number:text>
    </number:percentage-style>
    <number:date-style style:name="N10030" number:language="it" number:country="IT" number:automatic-order="true" number:format-source="language">
      <number:day/>
      <number:text>/</number:text>
      <number:month/>
      <number:text>/</number:text>
      <number:year/>
    </number:date-style>
    <number:date-style style:name="N10036" number:language="it" number:country="IT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100" number:language="it" number:country="IT">
      <number:text-content/>
    </number:text-style>
    <number:number-style style:name="N10111" number:language="it" number:country="IT">
      <number:number number:decimal-places="3" number:min-decimal-places="3" number:min-integer-digits="1"/>
    </number:number-style>
    <number:currency-style style:name="N10113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1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13P0"/>
    </number:currency-style>
    <number:number-style style:name="N10114P0" style:volatile="true" number:language="it" number:country="IT">
      <number:number number:decimal-places="2" number:min-decimal-places="2" number:min-integer-digits="1" number:grouping="true"/>
    </number:number-style>
    <number:number-style style:name="N10114" number:language="it" number:country="IT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number number:decimal-places="3" number:min-decimal-places="3" number:min-integer-digits="1"/>
    </number:number-style>
    <number:number-style style:name="N10115" number:language="it" number:country="IT">
      <style:text-properties fo:color="#ff0000"/>
      <number:text>-</number:text>
      <number:number number:decimal-places="3" number:min-decimal-places="3" number:min-integer-digits="1"/>
      <style:map style:condition="value()&gt;=0" style:apply-style-name="N10115P0"/>
    </number:number-style>
    <number:percentage-style style:name="N10116" number:language="it" number:country="IT">
      <number:number number:decimal-places="3" number:min-decimal-places="3" number:min-integer-digits="1"/>
      <number:text>%</number:text>
    </number:percentage-style>
    <number:number-style style:name="N10117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8P0" style:volatile="true" number:language="it" number:country="IT">
      <number:number number:decimal-places="2" number:min-decimal-places="2" number:min-integer-digits="1"/>
    </number:number-style>
    <number:number-style style:name="N10118" number:language="it" number:country="IT">
      <style:text-properties fo:color="#ff0000"/>
      <number:text>-</number:text>
      <number:number number:decimal-places="2" number:min-decimal-places="2" number:min-integer-digits="1"/>
      <style:map style:condition="value()&gt;=0" style:apply-style-name="N10118P0"/>
    </number:number-style>
    <number:percentage-style style:name="N10119P0" style:volatile="true" number:language="it" number:country="IT">
      <number:number number:decimal-places="3" number:min-decimal-places="3" number:min-integer-digits="1"/>
      <number:text>%</number:text>
    </number:percentage-style>
    <number:percentage-style style:name="N10119" number:language="it" number:country="IT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0119P0"/>
    </number:percentage-style>
    <number:number-style style:name="N10120" number:language="it" number:country="IT">
      <number:number number:decimal-places="0" number:min-decimal-places="0" number:min-integer-digits="0"/>
    </number:number-style>
    <number:number-style style:name="N10121" number:language="it" number:country="IT">
      <number:number number:decimal-places="0" number:min-decimal-places="0" number:min-integer-digits="0" number:grouping="true"/>
    </number:number-style>
    <number:number-style style:name="N10122" number:language="it" number:country="IT">
      <number:number number:decimal-places="1" number:min-decimal-places="1" number:min-integer-digits="2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currency-style style:name="N112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number-style style:name="N113">
      <number:number number:decimal-places="0" number:min-decimal-places="0" number:min-integer-digits="0"/>
    </number:number-style>
    <number:number-style style:name="N117P0" style:volatile="true">
      <number:number number:decimal-places="0" number:min-decimal-places="0" number:min-integer-digits="1" number:grouping="true"/>
      <number:text> </number:text>
    </number:number-style>
    <number:number-style style:name="N11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L. </number:text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L. 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L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decimal-places="3" number:min-integer-digits="1"/>
    </number:number-style>
    <number:number-style style:name="N123">
      <number:text>€ </number:text>
      <number:number number:decimal-places="2" number:min-decimal-places="2" number:min-integer-digits="1" number:grouping="true"/>
    </number:number-style>
    <number:number-style style:name="N125P0" style:volatile="true">
      <number:text>€ 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percentage-style style:name="N127">
      <number:number number:decimal-places="3" number:min-decimal-places="3" number:min-integer-digits="1"/>
      <number:text>%</number:text>
    </number:percentage-style>
    <number:number-style style:name="N128">
      <number:number number:decimal-places="3" number:min-decimal-places="3" number:min-integer-digits="1" number:grouping="true"/>
    </number:number-style>
    <number:number-style style:name="N129P0" style:volatile="true">
      <number:number number:decimal-places="3" number:min-decimal-places="3" number:min-integer-digits="1" number:grouping="true"/>
    </number:number-style>
    <number:number-style style:name="N129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0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0P0"/>
    </number:number-style>
    <number:percentage-style style:name="N131P0" style:volatile="true">
      <number:number number:decimal-places="3" number:min-decimal-places="3" number:min-integer-digits="1"/>
      <number:text>%</number:text>
    </number:percentage-style>
    <number:percentage-style style:name="N131">
      <style:text-properties fo:color="#ff0000"/>
      <number:text>-</number:text>
      <number:number number:decimal-places="3" number:min-decimal-places="3" number:min-integer-digits="1"/>
      <number:text>%</number:text>
      <style:map style:condition="value()&gt;=0" style:apply-style-name="N131P0"/>
    </number:percentage-style>
    <number:number-style style:name="N133P0" style:volatile="true">
      <number:number number:decimal-places="2" number:min-decimal-places="2" number:min-integer-digits="1" number:grouping="true"/>
    </number:number-style>
    <number:number-style style:name="N133P1" style:volatile="true">
      <number:text>-</number:text>
      <number:number number:decimal-places="2" number:min-decimal-places="2" number:min-integer-digits="1" number:grouping="true"/>
    </number:number-style>
    <number:number-style style:name="N133"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€ 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34P0"/>
    </number:number-style>
    <number:currency-style style:name="N136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36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36P0"/>
    </number:currency-style>
    <number:number-style style:name="N137P0" style:volatile="true">
      <number:number number:decimal-places="3" number:min-decimal-places="3" number:min-integer-digits="1"/>
    </number:number-style>
    <number:number-style style:name="N137">
      <style:text-properties fo:color="#ff0000"/>
      <number:text>-</number:text>
      <number:number number:decimal-places="3" number:min-decimal-places="3" number:min-integer-digits="1"/>
      <style:map style:condition="value()&gt;=0" style:apply-style-name="N137P0"/>
    </number:number-style>
    <number:currency-style style:name="N141P0" style:volatile="true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1" style:volatile="true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41P2" style:volatile="true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/>
    </number:number-style>
    <number:number-style style:name="N142">
      <style:text-properties fo:color="#ff0000"/>
      <number:text>-</number:text>
      <number:number number:decimal-places="2" number:min-decimal-places="2" number:min-integer-digits="1"/>
      <style:map style:condition="value()&gt;=0" style:apply-style-name="N142P0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2"/>
    </number:number-style>
    <number:number-style style:name="N145">
      <number:text>L. </number:text>
      <number:number number:decimal-places="0" number:min-decimal-places="0" number:min-integer-digits="1" number:grouping="true"/>
    </number:number-style>
    <number:number-style style:name="N146P0" style:volatile="true">
      <number:text>L.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L. </number:text>
      <number:number number:decimal-places="0" number:min-decimal-places="0" number:min-integer-digits="1" number:grouping="true"/>
      <style:map style:condition="value()&gt;=0" style:apply-style-name="N146P0"/>
    </number:number-style>
    <number:currency-style style:name="N148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48"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48P0"/>
    </number:currency-style>
    <number:number-style style:name="N149">
      <number:number number:decimal-places="9" number:min-decimal-places="9" number:min-integer-digits="0" number:grouping="true"/>
    </number:number-style>
    <number:number-style style:name="N150">
      <number:number number:decimal-places="5" number:min-decimal-places="5" number:min-integer-digits="1"/>
    </number:number-style>
    <number:number-style style:name="N152P0" style:volatile="true">
      <number:number number:decimal-places="0" number:min-decimal-places="0" number:min-integer-digits="1" number:grouping="true"/>
      <number:text>   </number:text>
    </number:number-style>
    <number:number-style style:name="N15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52P0"/>
    </number:number-style>
    <number:number-style style:name="N153">
      <number:text>€  </number:text>
      <number:number number:decimal-places="3" number:min-decimal-places="0" number:decimal-replacement="" number:min-integer-digits="0" number:grouping="true"/>
    </number:number-style>
    <number:number-style style:name="N155P0" style:volatile="true">
      <number:text>IR£</number:text>
      <number:number number:decimal-places="0" number:min-decimal-places="0" number:min-integer-digits="1" number:grouping="true"/>
    </number:number-style>
    <number:number-style style:name="N155">
      <number:text>-IR£</number:text>
      <number:number number:decimal-places="0" number:min-decimal-places="0" number:min-integer-digits="1" number:grouping="true"/>
      <style:map style:condition="value()&gt;=0" style:apply-style-name="N155P0"/>
    </number:number-style>
    <number:currency-style style:name="N158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8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currency-style>
    <number:percentage-style style:name="N159">
      <number:number number:decimal-places="7" number:min-decimal-places="7" number:min-integer-digits="1"/>
      <number:text>%</number:text>
    </number:percentage-style>
    <number:number-style style:name="N163P0" style:volatile="true">
      <number:number number:decimal-places="3" number:min-decimal-places="3" number:min-integer-digits="1" number:grouping="true"/>
      <number:text>       </number:text>
    </number:number-style>
    <number:number-style style:name="N163P1" style:volatile="true">
      <number:text>-</number:text>
      <number:number number:decimal-places="3" number:min-decimal-places="3" number:min-integer-digits="1" number:grouping="true"/>
      <number:text>       </number:text>
    </number:number-style>
    <number:number-style style:name="N163P2" style:volatile="true">
      <number:text> -      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. </number:text>
      <number:number number:decimal-places="0" number:min-decimal-places="0" number:min-integer-digits="1" number:grouping="true"/>
    </number:number-style>
    <number:number-style style:name="N165">
      <number:text>-. 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">
      <number:text>L. </number:text>
      <number:number number:decimal-places="5" number:min-decimal-places="0" number:decimal-replacement="" number:min-integer-digits="0" number:display-factor="1000"/>
    </number:number-style>
    <number:percentage-style style:name="N167">
      <number:number number:decimal-places="19" number:min-decimal-places="19" number:min-integer-digits="1"/>
      <number:text>%</number:text>
    </number:percentage-style>
    <number:number-style style:name="N169P0" style:volatile="true">
      <number:text>€</number:text>
      <number:number number:decimal-places="0" number:min-decimal-places="0" number:min-integer-digits="1" number:grouping="true"/>
    </number:number-style>
    <number:number-style style:name="N169">
      <number:text>-€</number:text>
      <number:number number:decimal-places="0" number:min-decimal-places="0" number:min-integer-digits="1" number:grouping="true"/>
      <style:map style:condition="value()&gt;=0" style:apply-style-name="N169P0"/>
    </number:number-style>
    <number:currency-style style:name="N171P0" style:volatile="true">
      <number:currency-symbol number:language="nn" number:country="NO">kr</number:currency-symbol>
      <number:number number:decimal-places="2" number:min-decimal-places="2" number:min-integer-digits="1" number:grouping="true"/>
    </number:currency-style>
    <number:currency-style style:name="N171">
      <number:currency-symbol number:language="nn" number:country="NO">kr</number:currency-symbol>
      <number:number number:decimal-places="2" number:min-decimal-places="2" number:min-integer-digits="1" number:grouping="true"/>
      <number:text>-</number:text>
      <style:map style:condition="value()&gt;=0" style:apply-style-name="N171P0"/>
    </number:currency-style>
    <number:number-style style:name="N173P0" style:volatile="true">
      <number:number number:decimal-places="2" number:min-decimal-places="2" number:min-integer-digits="1" number:grouping="true"/>
      <number:text> DM</number:text>
    </number:number-style>
    <number:number-style style:name="N173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173P0"/>
    </number:number-style>
    <number:number-style style:name="N175P0" style:volatile="true">
      <number:number number:decimal-places="1" number:min-decimal-places="1" number:min-integer-digits="1" number:grouping="true"/>
      <number:text> </number:text>
    </number:number-style>
    <number:number-style style:name="N175">
      <number:text>-</number:text>
      <number:number number:decimal-places="1" number:min-decimal-places="1" number:min-integer-digits="1" number:grouping="true"/>
      <number:text> </number:text>
      <style:map style:condition="value()&gt;=0" style:apply-style-name="N175P0"/>
    </number:number-style>
    <number:number-style style:name="N177P0" style:volatile="true">
      <number:number number:decimal-places="1" number:min-decimal-places="1" number:min-integer-digits="1" number:grouping="true"/>
      <number:text> </number:text>
    </number:number-style>
    <number:number-style style:name="N177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77P2" style:volatile="true">
      <number:text> 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81P0" style:volatile="true"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1" style:volatile="true">
      <number:text>-</number:text>
      <number:number number:decimal-places="2" number:min-decimal-places="2" number:min-integer-digits="1" number:grouping="true"/>
      <number:text> </number:text>
      <number:currency-symbol number:language="ar" number:country="EG">€</number:currency-symbol>
      <number:text> </number:text>
    </number:currency-style>
    <number:currency-style style:name="N181P2" style:volatile="true">
      <number:text>-</number:text>
      <number:number number:decimal-places="0" number:min-decimal-places="0" number:min-integer-digits="0"/>
      <number:text> </number:text>
      <number:currency-symbol number:language="ar" number:country="EG">€</number:currency-symbol>
      <number:text> </number:text>
    </number:currency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percentage-style style:name="N182">
      <number:number number:decimal-places="5" number:min-decimal-places="5" number:min-integer-digits="1"/>
      <number:text>%</number:text>
    </number:percentage-style>
    <number:number-style style:name="N186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6">
      <number:text> </number:text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">
      <number:number number:decimal-places="1" number:min-decimal-places="1" number:min-integer-digits="1"/>
      <number:text>%</number:text>
    </number:percentage-style>
    <number:number-style style:name="N188">
      <number:number number:decimal-places="16" number:min-decimal-places="16" number:min-integer-digits="0" number:grouping="true"/>
    </number:number-style>
    <number:time-style style:name="N189">
      <number:minutes number:style="long"/>
      <number:text>.</number:text>
      <number:seconds number:style="long"/>
    </number:time-style>
    <number:number-style style:name="N191P0" style:volatile="true">
      <number:text>Attivo</number:text>
    </number:number-style>
    <number:number-style style:name="N191P1" style:volatile="true">
      <number:text>Attivo</number:text>
    </number:number-style>
    <number:number-style style:name="N191">
      <number:text>Disattivo</number:text>
      <style:map style:condition="value()&gt;0" style:apply-style-name="N191P0"/>
      <style:map style:condition="value()&lt;0" style:apply-style-name="N191P1"/>
    </number:number-style>
    <number:date-style style:name="N193P0" style:volatile="true">
      <number:month/>
      <number:text>/</number:text>
      <number:day/>
    </number:date-style>
    <number:text-style style:name="N193">
      <number:text-content/>
      <style:map style:condition="value()&lt;=1.7976931348623157E+308" style:apply-style-name="N193P0"/>
    </number:text-style>
    <number:number-style style:name="N195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195">
      <style:text-properties fo:color="#ff0000"/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195P0"/>
    </number:number-style>
    <number:number-style style:name="N196">
      <number:number number:decimal-places="8" number:min-decimal-places="8" number:min-integer-digits="0" number:grouping="true"/>
    </number:number-style>
    <number:number-style style:name="N198P0" style:volatile="true">
      <number:number number:decimal-places="2" number:min-decimal-places="2" number:min-integer-digits="1" number:grouping="true"/>
      <number:text> SFr.</number:text>
    </number:number-style>
    <number:number-style style:name="N198"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198P0"/>
    </number:number-style>
    <number:currency-style style:name="N202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02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02">
      <number:text> </number:text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day number:style="long"/>
    </number:date-style>
    <number:percentage-style style:name="N204">
      <number:number number:decimal-places="12" number:min-decimal-places="12" number:min-integer-digits="1"/>
      <number:text>%</number:text>
    </number:percentage-style>
    <number:number-style style:name="N205">
      <number:number number:decimal-places="1" number:min-decimal-places="1" number:min-integer-digits="1" number:grouping="true"/>
      <number:text> €</number:text>
    </number:number-style>
    <number:number-style style:name="N206">
      <number:text>€ </number:text>
      <number:number number:decimal-places="5" number:min-decimal-places="0" number:decimal-replacement="" number:min-integer-digits="0"/>
      <number:text>.</number:text>
    </number:number-style>
    <number:currency-style style:name="N208P0" style:volatile="true">
      <number:number number:decimal-places="3" number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208">
      <number:text>-</number:text>
      <number:number number:decimal-places="3" number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208P0"/>
    </number:currency-style>
    <number:number-style style:name="N209">
      <number:number number:decimal-places="1" number:min-decimal-places="1" number:min-integer-digits="1" number:grouping="true"/>
    </number:number-style>
    <number:number-style style:name="N210">
      <number:text>€  </number:text>
      <number:number number:decimal-places="4" number:min-decimal-places="0" number:decimal-replacement="" number:min-integer-digits="0" number:grouping="true"/>
    </number:number-style>
    <number:number-style style:name="N211P0" style:volatile="true">
      <number:number number:decimal-places="1" number:min-decimal-places="1" number:min-integer-digits="1" number:grouping="true"/>
    </number:number-style>
    <number:number-style style:name="N211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11P0"/>
    </number:number-style>
    <number:number-style style:name="N212">
      <number:number number:decimal-places="12" number:min-decimal-places="12" number:min-integer-digits="1"/>
    </number:number-style>
    <number:number-style style:name="N215P0" style:volatile="true">
      <number:number number:decimal-places="2" number:min-decimal-places="2" number:min-integer-digits="1" number:grouping="true"/>
      <number:text>       </number:text>
    </number:number-style>
    <number:number-style style:name="N215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5P2" style:volatile="true">
      <number:text> -   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currency-style style:name="N21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1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percentage-style style:name="N220">
      <number:number number:decimal-places="0" number:min-decimal-places="0" number:min-integer-digits="1" number:grouping="true"/>
      <number:text>%</number:text>
    </number:percentage-style>
    <number:number-style style:name="N221">
      <number:text>€</number:text>
      <number:number number:decimal-places="3" number:min-decimal-places="0" number:decimal-replacement="" number:min-integer-digits="0"/>
    </number:number-style>
    <number:number-style style:name="N222">
      <number:number number:decimal-places="14" number:min-decimal-places="14" number:min-integer-digits="1"/>
    </number:number-style>
    <number:date-style style:name="N223P0" style:volatile="true">
      <number:day number:style="long"/>
      <number:text>/</number:text>
      <number:month number:style="long"/>
      <number:text>/</number:text>
      <number:year/>
    </number:date-style>
    <number:text-style style:name="N223">
      <number:text-content/>
      <style:map style:condition="value()&lt;=1.7976931348623157E+308" style:apply-style-name="N223P0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4P0"/>
    </number:number-style>
    <number:number-style style:name="N225P0" style:volatile="true">
      <number:number number:decimal-places="14" number:min-decimal-places="14" number:min-integer-digits="1"/>
    </number:number-style>
    <number:number-style style:name="N225">
      <style:text-properties fo:color="#ff0000"/>
      <number:text>-</number:text>
      <number:number number:decimal-places="14" number:min-decimal-places="14" number:min-integer-digits="1"/>
      <style:map style:condition="value()&gt;=0" style:apply-style-name="N225P0"/>
    </number:number-style>
    <number:time-style style:name="N226">
      <number:hours/>
      <number:text>:</number:text>
      <number:minutes number:style="long"/>
      <number:text> </number:text>
      <number:am-pm/>
    </number:time-style>
    <number:number-style style:name="N230P0" style:volatile="true"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23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">
      <number:text>€ </number:text>
      <number:number number:decimal-places="3" number:min-decimal-places="0" number:decimal-replacement="" number:min-integer-digits="0"/>
      <number:text>.</number:text>
    </number:number-style>
    <number:number-style style:name="N232P0" style:volatile="true">
      <number:number number:decimal-places="0" number:min-decimal-places="0" number:min-integer-digits="1" number:grouping="true"/>
      <number:text> </number:text>
    </number:number-style>
    <number:number-style style:name="N232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232P0"/>
    </number:number-style>
    <number:date-style style:name="N233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36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236P1" style:volatile="true">
      <number:text>-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36">
      <number:text>-</number:text>
      <style:map style:condition="value()&gt;0" style:apply-style-name="N236P0"/>
      <style:map style:condition="value()&lt;0" style:apply-style-name="N236P1"/>
    </number:number-style>
    <number:number-style style:name="N237">
      <number:text>€</number:text>
      <number:number number:decimal-places="2" number:min-decimal-places="0" number:decimal-replacement="" number:min-integer-digits="0"/>
    </number:number-style>
    <number:number-style style:name="N239P0" style:volatile="true">
      <number:number number:decimal-places="0" number:min-decimal-places="0" number:min-integer-digits="1" number:grouping="true"/>
      <number:text> SFr.</number:text>
    </number:number-style>
    <number:number-style style:name="N239"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239P0"/>
    </number:number-style>
    <number:number-style style:name="N243P0" style:volatile="true">
      <number:number number:decimal-places="0" number:min-decimal-places="0" number:min-integer-digits="1" number:grouping="true"/>
      <number:text>     </number:text>
    </number:number-style>
    <number:number-style style:name="N243P1" style:volatile="true">
      <number:text> (</number:text>
      <number:number number:decimal-places="0" number:min-decimal-places="0" number:min-integer-digits="1" number:grouping="true"/>
      <number:text>)    </number:text>
    </number:number-style>
    <number:number-style style:name="N243P2" style:volatile="true">
      <number:text> -    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text>€ </number:text>
      <number:number number:decimal-places="4" number:min-decimal-places="0" number:decimal-replacement="" number:min-integer-digits="0" number:display-factor="1000"/>
    </number:number-style>
    <number:date-style style:name="N245">
      <number:year number:style="long"/>
    </number:date-style>
    <number:number-style style:name="N247P0" style:volatile="true">
      <number:number number:decimal-places="0" number:min-decimal-places="0" number:min-integer-digits="1" number:grouping="true"/>
      <number:text> €</number:text>
    </number:number-style>
    <number:number-style style:name="N24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47P0"/>
    </number:number-style>
    <number:number-style style:name="N251P0" style:volatile="true">
      <number:text> L. </number:text>
      <number:number number:decimal-places="3" number:min-decimal-places="3" number:min-integer-digits="1" number:grouping="true"/>
      <number:text> </number:text>
    </number:number-style>
    <number:number-style style:name="N251P1" style:volatile="true">
      <number:text>-L. </number:text>
      <number:number number:decimal-places="3" number:min-decimal-places="3" number:min-integer-digits="1" number:grouping="true"/>
      <number:text> </number:text>
    </number:number-style>
    <number:number-style style:name="N251P2" style:volatile="true">
      <number:text> L. -</number:text>
      <number:number number:decimal-places="0" number:min-decimal-places="0" number:min-integer-digits="0"/>
      <number:text>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53P0"/>
    </number:number-style>
    <number:number-style style:name="N254">
      <number:text>L. </number:text>
      <number:number number:decimal-places="2" number:min-decimal-places="2" number:min-integer-digits="1" number:grouping="true"/>
    </number:number-style>
    <number:number-style style:name="N258P0" style:volatile="true">
      <number:number number:decimal-places="2" number:min-decimal-places="2" number:min-integer-digits="1" number:grouping="true"/>
      <number:text> €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58P2" style:volatile="true">
      <number:text>-</number:text>
      <number:number number:decimal-places="0" number:min-decimal-places="0" number:min-integer-digits="0"/>
      <number:text> €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number-style style:name="N259P0" style:volatile="true">
      <number:text>L. </number:text>
      <number:number number:decimal-places="2" number:min-decimal-places="2" number:min-integer-digits="1" number:grouping="true"/>
    </number:number-style>
    <number:number-style style:name="N259">
      <style:text-properties fo:color="#ff0000"/>
      <number:text>-L. </number:text>
      <number:number number:decimal-places="2" number:min-decimal-places="2" number:min-integer-digits="1" number:grouping="true"/>
      <style:map style:condition="value()&gt;=0" style:apply-style-name="N259P0"/>
    </number:number-style>
    <number:time-style style:name="N260" number:truncate-on-overflow="false">
      <number:hours number:style="long"/>
      <number:text>.</number:text>
      <number:minutes number:style="long"/>
    </number:time-style>
    <number:number-style style:name="N26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262">
      <number:minutes/>
      <number:text>.</number:text>
      <number:seconds number:style="long"/>
    </number:time-style>
    <number:time-style style:name="N263P0" style:volatile="true" number:truncate-on-overflow="false">
      <number:hours number:style="long"/>
      <number:text>.</number:text>
      <number:minutes number:style="long"/>
    </number:time-style>
    <number:time-style style:name="N263" number:truncate-on-overflow="false">
      <style:text-properties fo:color="#ff0000"/>
      <number:text>-</number:text>
      <number:hours number:style="long"/>
      <number:text>.</number:text>
      <number:minutes number:style="long"/>
      <style:map style:condition="value()&gt;=0" style:apply-style-name="N263P0"/>
    </number:time-style>
    <number:number-style style:name="N264P0" style:volatile="true">
      <number:number number:decimal-places="0" number:min-decimal-places="0" number:min-integer-digits="1"/>
    </number:number-style>
    <number:number-style style:name="N264">
      <number:number number:decimal-places="0" number:min-decimal-places="0" number:min-integer-digits="1"/>
      <style:map style:condition="value()&gt;=0" style:apply-style-name="N264P0"/>
    </number:number-style>
    <number:number-style style:name="N266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">
      <number:number number:decimal-places="8" number:min-decimal-places="8" number:min-integer-digits="1"/>
    </number:number-style>
    <number:number-style style:name="N268">
      <number:text>€ </number:text>
      <number:number number:decimal-places="5" number:min-decimal-places="0" number:decimal-replacement="" number:min-integer-digits="0"/>
      <number:text>,</number:text>
    </number:number-style>
    <number:number-style style:name="N269P0" style:volatile="true">
      <number:number number:decimal-places="8" number:min-decimal-places="8" number:min-integer-digits="1"/>
    </number:number-style>
    <number:number-style style:name="N269">
      <style:text-properties fo:color="#ff0000"/>
      <number:text>-</number:text>
      <number:number number:decimal-places="8" number:min-decimal-places="8" number:min-integer-digits="1"/>
      <style:map style:condition="value()&gt;=0" style:apply-style-name="N269P0"/>
    </number:number-style>
    <number:number-style style:name="N273P0" style:volatile="true">
      <number:text> IR£</number:text>
      <number:number number:decimal-places="0" number:min-decimal-places="0" number:min-integer-digits="1" number:grouping="true"/>
      <number:text> </number:text>
    </number:number-style>
    <number:number-style style:name="N273P1" style:volatile="true">
      <number:text>-IR£</number:text>
      <number:number number:decimal-places="0" number:min-decimal-places="0" number:min-integer-digits="1" number:grouping="true"/>
      <number:text> </number:text>
    </number:number-style>
    <number:number-style style:name="N273P2" style:volatile="true">
      <number:text> IR£- </number:text>
    </number:number-style>
    <number:text-style style:name="N273">
      <number:text-content/>
      <number:text> </number:text>
      <style:map style:condition="value()&gt;0" style:apply-style-name="N273P0"/>
      <style:map style:condition="value()&lt;0" style:apply-style-name="N273P1"/>
      <style:map style:condition="value()=0" style:apply-style-name="N273P2"/>
    </number:text-style>
    <number:number-style style:name="N274">
      <number:number number:decimal-places="15" number:min-decimal-places="15" number:min-integer-digits="0" number:grouping="true"/>
    </number:number-style>
    <number:date-style style:name="N275">
      <number:day number:style="long"/>
      <number:text>. </number:text>
      <number:month number:textual="true"/>
    </number:date-style>
    <number:currency-style style:name="N277P0" style:volatile="true">
      <number:currency-symbol number:language="es" number:country="CR">¢</number:currency-symbol>
      <number:text> </number:text>
      <number:number number:decimal-places="0" number:min-decimal-places="0" number:min-integer-digits="1" number:grouping="true"/>
    </number:currency-style>
    <number:currency-style style:name="N277">
      <number:text>-</number:text>
      <number:currency-symbol number:language="es" number:country="CR">¢</number:currency-symbol>
      <number:text> </number:text>
      <number:number number:decimal-places="0" number:min-decimal-places="0" number:min-integer-digits="1" number:grouping="true"/>
      <style:map style:condition="value()&gt;=0" style:apply-style-name="N277P0"/>
    </number:currency-style>
    <number:number-style style:name="N278">
      <number:number number:decimal-places="13" number:min-decimal-places="13" number:min-integer-digits="1"/>
    </number:number-style>
    <number:number-style style:name="N280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280">
      <style:text-properties fo:color="#ff0000"/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280P0"/>
    </number:number-style>
    <number:date-style style:name="N281">
      <number:month number:calendar="jewish" number:style="long" number:textual="true"/>
      <number:text> </number:text>
      <number:day number:calendar="jewish"/>
    </number:date-style>
    <number:number-style style:name="N282P0" style:volatile="true">
      <number:number number:decimal-places="2" number:min-decimal-places="2" number:min-integer-digits="1" number:grouping="true"/>
      <number:text> SFr.</number:text>
    </number:number-style>
    <number:number-style style:name="N282">
      <style:text-properties fo:color="#ff0000"/>
      <number:text>-</number:text>
      <number:number number:decimal-places="2" number:min-decimal-places="2" number:min-integer-digits="1" number:grouping="true"/>
      <number:text> SFr.</number:text>
      <style:map style:condition="value()&gt;=0" style:apply-style-name="N282P0"/>
    </number:number-style>
    <number:number-style style:name="N283P0" style:volatile="true">
      <number:number number:decimal-places="13" number:min-decimal-places="13" number:min-integer-digits="1"/>
    </number:number-style>
    <number:number-style style:name="N283">
      <style:text-properties fo:color="#ff0000"/>
      <number:text>-</number:text>
      <number:number number:decimal-places="13" number:min-decimal-places="13" number:min-integer-digits="1"/>
      <style:map style:condition="value()&gt;=0" style:apply-style-name="N283P0"/>
    </number:number-style>
    <number:number-style style:name="N284">
      <number:number number:decimal-places="3" number:min-decimal-places="0" number:decimal-replacement="" number:min-integer-digits="0"/>
      <number:text>.</number:text>
    </number:number-style>
    <number:number-style style:name="N285">
      <number:number number:decimal-places="4" number:min-decimal-places="0" number:decimal-replacement="" number:min-integer-digits="0" number:display-factor="1000"/>
    </number:number-style>
    <number:number-style style:name="N287P0" style:volatile="true">
      <number:text>Sì</number:text>
    </number:number-style>
    <number:number-style style:name="N287P1" style:volatile="true">
      <number:text>Sì</number:text>
    </number:number-style>
    <number:number-style style:name="N287">
      <number:text>No</number:text>
      <style:map style:condition="value()&gt;0" style:apply-style-name="N287P0"/>
      <style:map style:condition="value()&lt;0" style:apply-style-name="N287P1"/>
    </number:number-style>
    <number:number-style style:name="N288P0" style:volatile="true">
      <number:text>€ </number:text>
      <number:number number:decimal-places="0" number:min-decimal-places="0" number:min-integer-digits="1" number:grouping="true"/>
    </number:number-style>
    <number:number-style style:name="N288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288P0"/>
    </number:number-style>
    <number:number-style style:name="N290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290"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290P0"/>
    </number:number-style>
    <number:date-style style:name="N291">
      <number:day number:style="long"/>
      <number:text>-</number:text>
      <number:month number:textual="true"/>
      <number:text>-</number:text>
      <number:year/>
    </number:date-style>
    <number:number-style style:name="N292">
      <number:number number:decimal-places="9" number:min-decimal-places="9" number:min-integer-digits="1"/>
    </number:number-style>
    <number:currency-style style:name="N29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P1" style:volatile="true">
      <number:text>-</number:text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93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293P0"/>
      <style:map style:condition="value()&lt;0" style:apply-style-name="N293P1"/>
    </number:currency-style>
    <number:number-style style:name="N295P0" style:volatile="true">
      <number:number number:decimal-places="0" number:min-decimal-places="0" number:min-integer-digits="1" number:grouping="true"/>
      <number:text> DM</number:text>
    </number:number-style>
    <number:number-style style:name="N295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95P0"/>
    </number:number-style>
    <number:date-style style:name="N296">
      <number:day-of-week/>
      <number:text> </number:text>
      <number:day/>
    </number:date-style>
    <number:date-style style:name="N297">
      <number:month number:calendar="jewish" number:style="long" number:textual="true"/>
    </number:date-style>
    <number:number-style style:name="N300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300P2" style:volatile="true">
      <number:text> </number:text>
      <number:fill-character> </number:fill-character>
      <number:text>- </number:text>
    </number:number-style>
    <number:text-style style:name="N300">
      <number:text> </number:text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number-style style:name="N301P0" style:volatile="true">
      <number:text>€ </number:text>
      <number:number number:decimal-places="2" number:min-decimal-places="2" number:min-integer-digits="1" number:grouping="true"/>
    </number:number-style>
    <number:number-style style:name="N301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301P0"/>
    </number:number-style>
    <number:number-style style:name="N30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30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303P0"/>
    </number:number-style>
    <number:number-style style:name="N304P0" style:volatile="true">
      <number:number number:decimal-places="2" number:min-decimal-places="2" number:min-integer-digits="1" number:grouping="true"/>
    </number:number-style>
    <number:number-style style:name="N304">
      <number:text>-</number:text>
      <number:number number:decimal-places="2" number:min-decimal-places="2" number:min-integer-digits="1" number:grouping="true"/>
      <style:map style:condition="value()&gt;=0" style:apply-style-name="N304P0"/>
    </number:number-style>
    <number:percentage-style style:name="N305">
      <number:number number:decimal-places="11" number:min-decimal-places="11" number:min-integer-digits="1"/>
      <number:text>%</number:text>
    </number:percentage-style>
    <number:percentage-style style:name="N306">
      <number:number number:decimal-places="20" number:min-decimal-places="20" number:min-integer-digits="1"/>
      <number:text>%</number:text>
    </number:percentage-style>
    <number:percentage-style style:name="N307">
      <number:number number:decimal-places="14" number:min-decimal-places="14" number:min-integer-digits="1"/>
      <number:text>%</number:text>
    </number:percentage-style>
    <number:number-style style:name="N311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31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1">
      <number:text> </number:text>
      <number:text-content/>
      <number:text> </number:text>
      <style:map style:condition="value()&gt;0" style:apply-style-name="N311P0"/>
      <style:map style:condition="value()&lt;0" style:apply-style-name="N311P1"/>
      <style:map style:condition="value()=0" style:apply-style-name="N311P2"/>
    </number:text-style>
    <number:number-style style:name="N31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14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14">
      <number:text> </number:text>
      <number:text-content/>
      <number:text> </number:text>
      <style:map style:condition="value()&gt;0" style:apply-style-name="N314P0"/>
      <style:map style:condition="value()&lt;0" style:apply-style-name="N314P1"/>
      <style:map style:condition="value()=0" style:apply-style-name="N314P2"/>
    </number:text-style>
    <number:number-style style:name="N318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318P2" style:volatile="true">
      <number:text>-</number:text>
      <number:number number:decimal-places="0" number:min-decimal-places="0" number:min-integer-digits="0"/>
      <number:text> </number:text>
    </number:number-style>
    <number:text-style style:name="N318">
      <number:text-content/>
      <number:text> </number:text>
      <style:map style:condition="value()&gt;0" style:apply-style-name="N318P0"/>
      <style:map style:condition="value()&lt;0" style:apply-style-name="N318P1"/>
      <style:map style:condition="value()=0" style:apply-style-name="N318P2"/>
    </number:text-style>
    <number:number-style style:name="N321P0" style:volatile="true">
      <number:text> €. </number:text>
      <number:number number:decimal-places="2" number:min-decimal-places="2" number:min-integer-digits="1" number:grouping="true"/>
      <number:text> </number:text>
    </number:number-style>
    <number:number-style style:name="N321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321P2" style:volatile="true">
      <number:text> L. -</number:text>
      <number:number number:decimal-places="0" number:min-decimal-places="0" number:min-integer-digits="0"/>
      <number:text>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date-style style:name="N322">
      <number:day/>
    </number:date-style>
    <number:date-style style:name="N324P0" style:volatile="true">
      <number:day/>
    </number:date-style>
    <number:date-style style:name="N324P1" style:volatile="true">
      <number:day/>
    </number:date-style>
    <number:number-style style:name="N324P2" style:volatile="true">
      <number:text/>
    </number:number-style>
    <number:text-style style:name="N324">
      <number:text/>
      <style:map style:condition="value()&gt;0" style:apply-style-name="N324P0"/>
      <style:map style:condition="value()&lt;0" style:apply-style-name="N324P1"/>
      <style:map style:condition="value()=0" style:apply-style-name="N324P2"/>
    </number:text-style>
    <number:number-style style:name="N326P0" style:volatile="true">
      <number:number number:decimal-places="18" number:min-decimal-places="18" number:min-integer-digits="1"/>
    </number:number-style>
    <number:number-style style:name="N326">
      <style:text-properties fo:color="#ff0000"/>
      <number:text>-</number:text>
      <number:number number:decimal-places="18" number:min-decimal-places="18" number:min-integer-digits="1"/>
      <style:map style:condition="value()&gt;=0" style:apply-style-name="N326P0"/>
    </number:number-style>
    <number:number-style style:name="N330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0P2" style:volatile="true">
      <number:text> L. </number:text>
      <number:fill-character> </number:fill-character>
      <number:text>- </number:text>
    </number:number-style>
    <number:text-style style:name="N330">
      <number:text> </number:text>
      <number:text-content/>
      <number:text> </number:text>
      <style:map style:condition="value()&gt;0" style:apply-style-name="N330P0"/>
      <style:map style:condition="value()&lt;0" style:apply-style-name="N330P1"/>
      <style:map style:condition="value()=0" style:apply-style-name="N330P2"/>
    </number:text-style>
    <number:percentage-style style:name="N331">
      <number:number number:decimal-places="17" number:min-decimal-places="17" number:min-integer-digits="1"/>
      <number:text>%</number:text>
    </number:percentage-style>
    <number:number-style style:name="N332">
      <number:number number:decimal-places="0" number:min-decimal-places="0" number:min-integer-digits="5"/>
    </number:number-style>
    <number:number-style style:name="N3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36P2" style:volatile="true">
      <number:text> € </number:text>
      <number:fill-character> </number:fill-character>
      <number:text>- </number:text>
    </number:number-style>
    <number:text-style style:name="N336">
      <number:text> </number:text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percentage-style style:name="N337">
      <number:number number:decimal-places="15" number:min-decimal-places="15" number:min-integer-digits="1"/>
      <number:text>%</number:text>
    </number:percentage-style>
    <number:currency-style style:name="N340P0" style:volatile="true"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P1" style:volatile="true">
      <number:text>-</number:text>
      <number:currency-symbol>€</number:currency-symbol>
      <number:text> </number:text>
      <number:fill-character> </number:fill-character>
      <number:number number:decimal-places="8" number:min-decimal-places="8" number:min-integer-digits="1" number:grouping="true"/>
      <number:text> </number:text>
    </number:currency-style>
    <number:currency-style style:name="N340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340P0"/>
      <style:map style:condition="value()&lt;0" style:apply-style-name="N340P1"/>
    </number:currency-style>
    <number:number-style style:name="N341">
      <number:text>€</number:text>
      <number:number number:decimal-places="2" number:min-decimal-places="2" number:min-integer-digits="1" number:grouping="true"/>
    </number:number-style>
    <number:number-style style:name="N342P0" style:volatile="true">
      <number:text>€</number:text>
      <number:number number:decimal-places="2" number:min-decimal-places="2" number:min-integer-digits="1" number:grouping="true"/>
    </number:number-style>
    <number:number-style style:name="N342">
      <style:text-properties fo:color="#ff0000"/>
      <number:text>-€</number:text>
      <number:number number:decimal-places="2" number:min-decimal-places="2" number:min-integer-digits="1" number:grouping="true"/>
      <style:map style:condition="value()&gt;=0" style:apply-style-name="N342P0"/>
    </number:number-style>
    <number:number-style style:name="N343P0" style:volatile="true">
      <number:number number:decimal-places="0" number:min-decimal-places="0" number:min-integer-digits="1" number:grouping="true"/>
      <number:text> €</number:text>
    </number:number-style>
    <number:number-style style:name="N3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343P0"/>
    </number:number-style>
    <number:number-style style:name="N345P0" style:volatile="true">
      <number:number number:decimal-places="6" number:min-decimal-places="6" number:min-integer-digits="1"/>
      <number:text> </number:text>
    </number:number-style>
    <number:number-style style:name="N345">
      <style:text-properties fo:color="#ff0000"/>
      <number:text>-</number:text>
      <number:number number:decimal-places="6" number:min-decimal-places="6" number:min-integer-digits="1"/>
      <number:text> </number:text>
      <style:map style:condition="value()&gt;=0" style:apply-style-name="N345P0"/>
    </number:number-style>
    <number:number-style style:name="N349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34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49P2" style:volatile="true">
      <number:text> € -</number:text>
      <number:number number:decimal-places="0" number:min-decimal-places="0" number:min-integer-digits="0"/>
      <number:text>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currency-style style:name="N352P0" style:volatile="true"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P1" style:volatile="true">
      <number:text>-</number:text>
      <number:currency-symbol>€</number:currency-symbol>
      <number:text> </number:text>
      <number:number number:decimal-places="8" number:min-decimal-places="8" number:min-integer-digits="1" number:grouping="true"/>
      <number:text> </number:text>
    </number:currency-style>
    <number:currency-style style:name="N352">
      <number:currency-symbol>€</number:currency-symbol>
      <number:text> -</number:text>
      <number:number number:decimal-places="0" number:min-decimal-places="0" number:min-integer-digits="0"/>
      <number:text> </number:text>
      <style:map style:condition="value()&gt;0" style:apply-style-name="N352P0"/>
      <style:map style:condition="value()&lt;0" style:apply-style-name="N352P1"/>
    </number:currency-style>
    <number:number-style style:name="N353">
      <number:number number:decimal-places="8" number:min-decimal-places="8" number:min-integer-digits="1" number:grouping="true"/>
    </number:number-style>
    <number:number-style style:name="N354P0" style:volatile="true">
      <number:number number:decimal-places="8" number:min-decimal-places="8" number:min-integer-digits="1" number:grouping="true"/>
    </number:number-style>
    <number:number-style style:name="N354">
      <style:text-properties fo:color="#ff0000"/>
      <number:text>-</number:text>
      <number:number number:decimal-places="8" number:min-decimal-places="8" number:min-integer-digits="1" number:grouping="true"/>
      <style:map style:condition="value()&gt;=0" style:apply-style-name="N354P0"/>
    </number:number-style>
    <number:date-style style:name="N355">
      <number:day/>
      <number:text>-</number:text>
      <number:month number:textual="true"/>
    </number:date-style>
    <number:currency-style style:name="N358P0" style:volatile="true">
      <number:currency-symbol>€</number:currency-symbol>
      <number:text> </number:text>
      <number:number number:decimal-places="0" number:min-decimal-places="0" number:min-integer-digits="1" number:grouping="true"/>
      <number:text> </number:text>
    </number:currency-style>
    <number:currency-style style:name="N358P1" style:volatile="true">
      <number:currency-symbol>€</number:currency-symbol>
      <number:text> -</number:text>
      <number:number number:decimal-places="0" number:min-decimal-places="0" number:min-integer-digits="1" number:grouping="true"/>
      <number:text> </number:text>
    </number:currency-style>
    <number:currency-style style:name="N35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358">
      <number:text-content/>
      <number:text> </number:text>
      <style:map style:condition="value()&gt;0" style:apply-style-name="N358P0"/>
      <style:map style:condition="value()&lt;0" style:apply-style-name="N358P1"/>
      <style:map style:condition="value()=0" style:apply-style-name="N358P2"/>
    </number:text-style>
    <number:number-style style:name="N362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2P1" style:volatile="true">
      <number:text>-€</number:text>
      <number:number number:decimal-places="2" number:min-decimal-places="2" number:min-integer-digits="1" number:grouping="true"/>
      <number:text> </number:text>
    </number:number-style>
    <number:number-style style:name="N362P2" style:volatile="true">
      <number:text> €-</number:text>
      <number:number number:decimal-places="0" number:min-decimal-places="0" number:min-integer-digits="0"/>
      <number:text> </number:text>
    </number:number-style>
    <number:text-style style:name="N362">
      <number:text-content/>
      <number:text> </number:text>
      <style:map style:condition="value()&gt;0" style:apply-style-name="N362P0"/>
      <style:map style:condition="value()&lt;0" style:apply-style-name="N362P1"/>
      <style:map style:condition="value()=0" style:apply-style-name="N362P2"/>
    </number:text-style>
    <number:date-style style:name="N363P0" style:volatile="true">
      <number:day/>
      <number:text>-</number:text>
      <number:month number:textual="true"/>
    </number:date-style>
    <number:text-style style:name="N363">
      <number:text-content/>
      <style:map style:condition="value()&lt;=1.7976931348623157E+308" style:apply-style-name="N363P0"/>
    </number:text-style>
    <number:number-style style:name="N36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66P2" style:volatile="true">
      <number:text> </number:text>
      <number:fill-character> </number:fill-character>
      <number:text>- </number:text>
    </number:number-style>
    <number:text-style style:name="N366">
      <number:text> </number:text>
      <number:text-content/>
      <number:text> </number:text>
      <style:map style:condition="value()&gt;0" style:apply-style-name="N366P0"/>
      <style:map style:condition="value()&lt;0" style:apply-style-name="N366P1"/>
      <style:map style:condition="value()=0" style:apply-style-name="N366P2"/>
    </number:text-style>
    <number:percentage-style style:name="N368P0" style:volatile="true">
      <style:text-properties fo:color="#0000ff"/>
      <number:text>-</number:text>
      <number:number number:decimal-places="2" number:min-decimal-places="2" number:min-integer-digits="1"/>
      <number:text>%</number:text>
    </number:percentage-style>
    <number:percentage-style style:name="N368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368P0"/>
    </number:percentage-style>
    <number:number-style style:name="N369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369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369P2" style:volatile="true">
      <number:text> €-</number:text>
      <number:number number:decimal-places="0" number:min-decimal-places="0" number:min-integer-digits="0"/>
      <number:text> </number:text>
    </number:number-style>
    <number:text-style style:name="N369">
      <number:text-content/>
      <number:text> </number:text>
      <style:map style:condition="value()&gt;0" style:apply-style-name="N369P0"/>
      <style:map style:condition="value()&lt;0" style:apply-style-name="N369P1"/>
      <style:map style:condition="value()=0" style:apply-style-name="N369P2"/>
    </number:text-style>
    <number:number-style style:name="N373P0" style:volatile="true">
      <number:number number:decimal-places="2" number:min-decimal-places="2" number:min-integer-digits="1" number:grouping="true"/>
      <number:text> DM </number:text>
    </number:number-style>
    <number:number-style style:name="N373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373P2" style:volatile="true">
      <number:text>-</number:text>
      <number:number number:decimal-places="0" number:min-decimal-places="0" number:min-integer-digits="0"/>
      <number:text> DM </number:text>
    </number:number-style>
    <number:text-style style:name="N373">
      <number:text-content/>
      <number:text> </number:text>
      <style:map style:condition="value()&gt;0" style:apply-style-name="N373P0"/>
      <style:map style:condition="value()&lt;0" style:apply-style-name="N373P1"/>
      <style:map style:condition="value()=0" style:apply-style-name="N373P2"/>
    </number:text-style>
    <number:currency-style style:name="N374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37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374P0"/>
    </number:currency-style>
    <number:number-style style:name="N375">
      <number:text>€ </number:text>
      <number:number number:decimal-places="4" number:min-decimal-places="0" number:decimal-replacement="" number:min-integer-digits="0"/>
      <number:text>.</number:text>
    </number:number-style>
    <number:number-style style:name="N376">
      <number:number number:decimal-places="15" number:min-decimal-places="15" number:min-integer-digits="1"/>
    </number:number-style>
    <number:number-style style:name="N37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7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1P0"/>
    </number:currency-style>
    <number:number-style style:name="N382P0" style:volatile="true">
      <number:number number:decimal-places="15" number:min-decimal-places="15" number:min-integer-digits="1"/>
    </number:number-style>
    <number:number-style style:name="N382">
      <style:text-properties fo:color="#ff0000"/>
      <number:text>-</number:text>
      <number:number number:decimal-places="15" number:min-decimal-places="15" number:min-integer-digits="1"/>
      <style:map style:condition="value()&gt;=0" style:apply-style-name="N382P0"/>
    </number:number-style>
    <number:number-style style:name="N383">
      <number:number number:decimal-places="13" number:min-decimal-places="13" number:min-integer-digits="0" number:grouping="true"/>
    </number:number-style>
    <number:currency-style style:name="N38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85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85P0"/>
    </number:currency-style>
    <number:currency-style style:name="N38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386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386P0"/>
    </number:currency-style>
    <number:time-style style:name="N387">
      <number:hours/>
      <number:text>:</number:text>
      <number:minutes number:style="long"/>
    </number:time-style>
    <number:number-style style:name="N390P0" style:volatile="true">
      <number:number number:decimal-places="4" number:min-decimal-places="4" number:min-integer-digits="1" number:grouping="true"/>
      <number:text> </number:text>
    </number:number-style>
    <number:number-style style:name="N390P1" style:volatile="true">
      <number:text>-</number:text>
      <number:number number:decimal-places="4" number:min-decimal-places="4" number:min-integer-digits="1" number:grouping="true"/>
      <number:text> </number:text>
    </number:number-style>
    <number:number-style style:name="N390P2" style:volatile="true">
      <number:text>-</number:text>
      <number:number number:decimal-places="0" number:min-decimal-places="0" number:min-integer-digits="0"/>
      <number:text>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number-style style:name="N394P0" style:volatile="true">
      <number:text> . </number:text>
      <number:number number:decimal-places="0" number:min-decimal-places="0" number:min-integer-digits="1" number:grouping="true"/>
      <number:text> </number:text>
    </number:number-style>
    <number:number-style style:name="N394P1" style:volatile="true">
      <number:text>-. </number:text>
      <number:number number:decimal-places="0" number:min-decimal-places="0" number:min-integer-digits="1" number:grouping="true"/>
      <number:text> </number:text>
    </number:number-style>
    <number:number-style style:name="N394P2" style:volatile="true">
      <number:text> . - </number:text>
    </number:number-style>
    <number:text-style style:name="N394">
      <number:text-content/>
      <number:text> </number:text>
      <style:map style:condition="value()&gt;0" style:apply-style-name="N394P0"/>
      <style:map style:condition="value()&lt;0" style:apply-style-name="N394P1"/>
      <style:map style:condition="value()=0" style:apply-style-name="N394P2"/>
    </number:text-style>
    <number:number-style style:name="N396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396"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396P0"/>
    </number:number-style>
    <number:number-style style:name="N39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39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99">
      <number:text> </number:text>
      <number:text-content/>
      <number:text> </number:text>
      <style:map style:condition="value()&gt;0" style:apply-style-name="N399P0"/>
      <style:map style:condition="value()&lt;0" style:apply-style-name="N399P1"/>
      <style:map style:condition="value()=0" style:apply-style-name="N399P2"/>
    </number:text-style>
    <number:currency-style style:name="N40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01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01P0"/>
    </number:currency-style>
    <number:number-style style:name="N403P0" style:volatile="true">
      <number:text>. </number:text>
      <number:number number:decimal-places="2" number:min-decimal-places="2" number:min-integer-digits="1" number:grouping="true"/>
    </number:number-style>
    <number:number-style style:name="N403">
      <number:text>-. </number:text>
      <number:number number:decimal-places="2" number:min-decimal-places="2" number:min-integer-digits="1" number:grouping="true"/>
      <style:map style:condition="value()&gt;=0" style:apply-style-name="N403P0"/>
    </number:number-style>
    <number:number-style style:name="N404">
      <number:number number:decimal-places="4" number:min-decimal-places="0" number:decimal-replacement="" number:min-integer-digits="0"/>
      <number:text>.</number:text>
    </number:number-style>
    <number:date-style style:name="N405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:</number:text>
      <number:minutes number:style="long"/>
    </number:date-style>
    <number:number-style style:name="N408P0" style:volatile="true">
      <number:number number:decimal-places="3" number:min-decimal-places="3" number:min-integer-digits="1" number:grouping="true"/>
      <number:text> </number:text>
    </number:number-style>
    <number:number-style style:name="N408P1" style:volatile="true">
      <number:text>-</number:text>
      <number:number number:decimal-places="3" number:min-decimal-places="3" number:min-integer-digits="1" number:grouping="true"/>
      <number:text> </number:text>
    </number:number-style>
    <number:number-style style:name="N408P2" style:volatile="true">
      <number:text>-</number:text>
      <number:number number:decimal-places="0" number:min-decimal-places="0" number:min-integer-digits="0"/>
      <number:text> </number:text>
    </number:number-style>
    <number:text-style style:name="N408">
      <number:text-content/>
      <number:text> </number:text>
      <style:map style:condition="value()&gt;0" style:apply-style-name="N408P0"/>
      <style:map style:condition="value()&lt;0" style:apply-style-name="N408P1"/>
      <style:map style:condition="value()=0" style:apply-style-name="N408P2"/>
    </number:text-style>
    <number:number-style style:name="N41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4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412">
      <number:text> </number:text>
      <number:text-content/>
      <number:text> </number:text>
      <style:map style:condition="value()&gt;0" style:apply-style-name="N412P0"/>
      <style:map style:condition="value()&lt;0" style:apply-style-name="N412P1"/>
      <style:map style:condition="value()=0" style:apply-style-name="N412P2"/>
    </number:text-style>
    <number:number-style style:name="N413">
      <number:number number:decimal-places="2" number:min-decimal-places="2" number:min-integer-digits="1" number:grouping="true"/>
      <number:text> €</number:text>
    </number:number-style>
    <number:number-style style:name="N414P0" style:volatile="true">
      <number:number number:decimal-places="0" number:min-decimal-places="0" number:min-integer-digits="1" number:grouping="true"/>
      <number:text> </number:text>
    </number:number-style>
    <number:number-style style:name="N414">
      <style:text-properties fo:color="#00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414P0"/>
    </number:number-style>
    <number:number-style style:name="N416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416P1" style:volatile="true">
      <number:text>-€ </number:text>
      <number:number number:decimal-places="2" number:min-decimal-places="2" number:min-integer-digits="1" number:grouping="true"/>
      <number:text> </number:text>
    </number:number-style>
    <number:number-style style:name="N416P2" style:volatile="true">
      <number:text> € -</number:text>
      <number:number number:decimal-places="0" number:min-decimal-places="0" number:min-integer-digits="0"/>
      <number:text> </number:text>
    </number:number-style>
    <number:text-style style:name="N416">
      <number:text-content/>
      <number:text> </number:text>
      <style:map style:condition="value()&gt;0" style:apply-style-name="N416P0"/>
      <style:map style:condition="value()&lt;0" style:apply-style-name="N416P1"/>
      <style:map style:condition="value()=0" style:apply-style-name="N416P2"/>
    </number:text-style>
    <number:number-style style:name="N417">
      <number:number number:decimal-places="10" number:min-decimal-places="10" number:min-integer-digits="1"/>
    </number:number-style>
    <number:number-style style:name="N418P0" style:volatile="true">
      <number:number number:decimal-places="10" number:min-decimal-places="10" number:min-integer-digits="1"/>
    </number:number-style>
    <number:number-style style:name="N418">
      <style:text-properties fo:color="#ff0000"/>
      <number:text>-</number:text>
      <number:number number:decimal-places="10" number:min-decimal-places="10" number:min-integer-digits="1"/>
      <style:map style:condition="value()&gt;=0" style:apply-style-name="N418P0"/>
    </number:number-style>
    <number:time-style style:name="N419" number:truncate-on-overflow="false">
      <number:hours/>
      <number:text>,</number:text>
      <number:minutes number:style="long"/>
      <number:text>,</number:text>
      <number:seconds number:style="long"/>
    </number:time-style>
    <number:number-style style:name="N423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423P1" style:volatile="true">
      <number:text> € (</number:text>
      <number:number number:decimal-places="0" number:min-decimal-places="0" number:min-integer-digits="1" number:grouping="true"/>
      <number:text>)</number:text>
    </number:number-style>
    <number:number-style style:name="N423P2" style:volatile="true">
      <number:text> € - </number:text>
    </number:number-style>
    <number:text-style style:name="N423">
      <number:text-content/>
      <number:text> </number:text>
      <style:map style:condition="value()&gt;0" style:apply-style-name="N423P0"/>
      <style:map style:condition="value()&lt;0" style:apply-style-name="N423P1"/>
      <style:map style:condition="value()=0" style:apply-style-name="N423P2"/>
    </number:text-style>
    <number:currency-style style:name="N424">
      <number:number number:decimal-places="1" number:min-decimal-places="1" number:min-integer-digits="1" number:grouping="true"/>
      <number:text> </number:text>
      <number:currency-symbol number:language="it" number:country="IT">€</number:currency-symbol>
    </number:currency-style>
    <number:number-style style:name="N428P0" style:volatile="true">
      <number:number number:decimal-places="0" number:min-decimal-places="0" number:min-integer-digits="1" number:grouping="true"/>
      <number:text> DM </number:text>
    </number:number-style>
    <number:number-style style:name="N428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428P2" style:volatile="true">
      <number:text> - DM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date-style style:name="N429">
      <number:day/>
      <number:text>/</number:text>
      <number:month/>
      <number:text>/</number:text>
      <number:year/>
    </number:date-style>
    <number:number-style style:name="N430P0" style:volatile="true">
      <number:text>L. </number:text>
      <number:number number:decimal-places="0" number:min-decimal-places="0" number:min-integer-digits="1" number:grouping="true"/>
    </number:number-style>
    <number:number-style style:name="N430">
      <style:text-properties fo:color="#000000"/>
      <number:text>-L. </number:text>
      <number:number number:decimal-places="0" number:min-decimal-places="0" number:min-integer-digits="1" number:grouping="true"/>
      <style:map style:condition="value()&gt;=0" style:apply-style-name="N430P0"/>
    </number:number-style>
    <number:number-style style:name="N431P0" style:volatile="true">
      <number:number number:decimal-places="0" number:min-decimal-places="0" number:min-integer-digits="0" number:grouping="true"/>
    </number:number-style>
    <number:number-style style:name="N431">
      <style:text-properties fo:color="#ff0000"/>
      <number:text>-</number:text>
      <number:number number:decimal-places="0" number:min-decimal-places="0" number:min-integer-digits="0" number:grouping="true"/>
      <style:map style:condition="value()&gt;=0" style:apply-style-name="N431P0"/>
    </number:number-style>
    <number:currency-style style:name="N433P0" style:volatile="true">
      <number:currency-symbol number:language="it" number:country="IT">€</number:currency-symbol>
      <number:text> </number:text>
      <number:number number:decimal-places="3" number:min-decimal-places="3" number:min-integer-digits="1" number:grouping="true"/>
    </number:currency-style>
    <number:currency-style style:name="N433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decimal-places="3" number:min-integer-digits="1" number:grouping="true"/>
      <style:map style:condition="value()&gt;=0" style:apply-style-name="N433P0"/>
    </number:currency-style>
    <number:number-style style:name="N435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435">
      <style:text-properties fo:color="#ff0000"/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435P0"/>
    </number:number-style>
    <number:currency-style style:name="N437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437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437P0"/>
    </number:currency-style>
    <number:time-style style:name="N438">
      <number:minutes number:style="long"/>
      <number:text>.</number:text>
      <number:seconds number:style="long" number:decimal-places="1"/>
    </number:time-style>
    <number:currency-style style:name="N440P0" style:volatile="true">
      <number:currency-symbol number:language="it" number:country="IT">€</number:currency-symbol>
      <number:text> </number:text>
      <number:number number:decimal-places="2" number:min-decimal-places="2" number:min-integer-digits="0" number:grouping="true"/>
    </number:currency-style>
    <number:currency-style style:name="N44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0" number:grouping="true"/>
      <style:map style:condition="value()&gt;=0" style:apply-style-name="N440P0"/>
    </number:currency-style>
    <number:currency-style style:name="N442P0" style:volatile="true"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442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442P0"/>
    </number:currency-style>
    <number:time-style style:name="N443">
      <number:minutes number:style="long"/>
      <number:text>,</number:text>
      <number:seconds number:style="long"/>
    </number:time-style>
    <number:number-style style:name="N445P0" style:volatile="true">
      <number:text>Yes</number:text>
    </number:number-style>
    <number:number-style style:name="N445P1" style:volatile="true">
      <number:text>Yes</number:text>
    </number:number-style>
    <number:number-style style:name="N445">
      <number:text>No</number:text>
      <style:map style:condition="value()&gt;0" style:apply-style-name="N445P0"/>
      <style:map style:condition="value()&lt;0" style:apply-style-name="N445P1"/>
    </number:number-style>
    <number:number-style style:name="N446">
      <number:text>€  </number:text>
      <number:number number:decimal-places="2" number:min-decimal-places="0" number:decimal-replacement="" number:min-integer-digits="0" number:grouping="true"/>
    </number:number-style>
    <number:number-style style:name="N448P0" style:volatile="true">
      <number:text>IR£</number:text>
      <number:number number:decimal-places="2" number:min-decimal-places="2" number:min-integer-digits="1" number:grouping="true"/>
    </number:number-style>
    <number:number-style style:name="N448">
      <style:text-properties fo:color="#ff0000"/>
      <number:text>-IR£</number:text>
      <number:number number:decimal-places="2" number:min-decimal-places="2" number:min-integer-digits="1" number:grouping="true"/>
      <style:map style:condition="value()&gt;=0" style:apply-style-name="N448P0"/>
    </number:number-style>
    <number:number-style style:name="N449P0" style:volatile="true">
      <number:text>L. </number:text>
      <number:number number:decimal-places="2" number:min-decimal-places="2" number:min-integer-digits="1" number:grouping="true"/>
    </number:number-style>
    <number:number-style style:name="N449">
      <style:text-properties fo:color="#000000"/>
      <number:text>-L. </number:text>
      <number:number number:decimal-places="2" number:min-decimal-places="2" number:min-integer-digits="1" number:grouping="true"/>
      <style:map style:condition="value()&gt;=0" style:apply-style-name="N449P0"/>
    </number:number-style>
    <number:percentage-style style:name="N451P0" style:volatile="true">
      <number:number number:decimal-places="2" number:min-decimal-places="2" number:min-integer-digits="1" number:grouping="true"/>
      <number:text>%</number:text>
    </number:percentage-style>
    <number:percentage-style style:name="N451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451P0"/>
    </number:percentage-style>
    <number:number-style style:name="N452">
      <number:number number:decimal-places="4" number:min-decimal-places="4" number:min-integer-digits="1"/>
    </number:number-style>
    <number:number-style style:name="N453P0" style:volatile="true">
      <number:number number:decimal-places="4" number:min-decimal-places="4" number:min-integer-digits="1"/>
    </number:number-style>
    <number:number-style style:name="N453">
      <style:text-properties fo:color="#ff0000"/>
      <number:text>-</number:text>
      <number:number number:decimal-places="4" number:min-decimal-places="4" number:min-integer-digits="1"/>
      <style:map style:condition="value()&gt;=0" style:apply-style-name="N453P0"/>
    </number:number-style>
    <number:number-style style:name="N454P0" style:volatile="true">
      <number:text>€</number:text>
      <number:number number:decimal-places="2" number:min-decimal-places="2" number:min-integer-digits="1" number:grouping="true"/>
    </number:number-style>
    <number:number-style style:name="N454">
      <number:text>-€</number:text>
      <number:number number:decimal-places="2" number:min-decimal-places="2" number:min-integer-digits="1" number:grouping="true"/>
      <style:map style:condition="value()&gt;=0" style:apply-style-name="N454P0"/>
    </number:number-style>
    <number:number-style style:name="N455">
      <number:number number:decimal-places="2" number:min-decimal-places="2" number:min-integer-digits="1" number:grouping="true"/>
      <number:text>   </number:text>
    </number:number-style>
    <number:currency-style style:name="N457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457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457P0"/>
    </number:currency-style>
    <number:number-style style:name="N458">
      <number:number number:decimal-places="10" number:min-decimal-places="10" number:min-integer-digits="0" number:grouping="true"/>
    </number:number-style>
    <number:date-style style:name="N459">
      <number:day-of-week/>
      <number:text> </number:text>
      <number:day number:style="long"/>
    </number:date-style>
    <number:number-style style:name="N460">
      <number:number number:decimal-places="4" number:min-decimal-places="4" number:min-integer-digits="1" number:grouping="true"/>
    </number:number-style>
    <number:number-style style:name="N461P0" style:volatile="true">
      <number:number number:decimal-places="2" number:min-decimal-places="2" number:min-integer-digits="1" number:grouping="true"/>
      <number:text>   </number:text>
    </number:number-style>
    <number:number-style style:name="N461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461P0"/>
    </number:number-style>
    <number:number-style style:name="N462P0" style:volatile="true">
      <number:number number:decimal-places="4" number:min-decimal-places="4" number:min-integer-digits="1" number:grouping="true"/>
    </number:number-style>
    <number:number-style style:name="N462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462P0"/>
    </number:number-style>
    <number:number-style style:name="N465P0" style:volatile="true">
      <number:number number:decimal-places="2" number:min-decimal-places="2" number:min-integer-digits="1" number:grouping="true"/>
      <number:text> </number:text>
    </number:number-style>
    <number:number-style style:name="N4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465P2" style:volatile="true">
      <number:text>-</number:text>
      <number:number number:decimal-places="0" number:min-decimal-places="0" number:min-integer-digits="0"/>
      <number:text> </number:text>
    </number:number-style>
    <number:text-style style:name="N465">
      <number:text-content/>
      <number:text> </number:text>
      <style:map style:condition="value()&gt;0" style:apply-style-name="N465P0"/>
      <style:map style:condition="value()&lt;0" style:apply-style-name="N465P1"/>
      <style:map style:condition="value()=0" style:apply-style-name="N465P2"/>
    </number:text-style>
    <number:number-style style:name="N466P0" style:volatile="true">
      <number:number number:decimal-places="2" number:min-decimal-places="2" number:min-integer-digits="1" number:grouping="true"/>
      <number:text> DM</number:text>
    </number:number-style>
    <number:number-style style:name="N466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466P0"/>
    </number:number-style>
    <number:time-style style:name="N467" number:truncate-on-overflow="false">
      <number:hours/>
      <number:text>.</number:text>
      <number:minutes number:style="long"/>
      <number:text>.</number:text>
      <number:seconds number:style="long" number:decimal-places="2"/>
    </number:time-style>
    <number:number-style style:name="N468">
      <number:text>€   </number:text>
      <number:number number:decimal-places="3" number:min-decimal-places="0" number:decimal-replacement="" number:min-integer-digits="0"/>
    </number:number-style>
    <number:currency-style style:name="N470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470">
      <style:text-properties fo:color="#ff0000"/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470P0"/>
    </number:currency-style>
    <number:date-style style:name="N471">
      <number:day number:style="long"/>
      <number:text>/</number:text>
      <number:month number:style="long"/>
    </number:date-style>
    <number:number-style style:name="N472">
      <number:text>€</number:text>
      <number:fill-character> </number:fill-character>
      <number:number number:decimal-places="2" number:min-decimal-places="2" number:min-integer-digits="1" number:grouping="true"/>
    </number:number-style>
    <number:time-style style:name="N47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477P0" style:volatile="true">
      <number:number number:decimal-places="0" number:min-decimal-places="0" number:min-integer-digits="1" number:grouping="true"/>
      <number:text>    </number:text>
    </number:number-style>
    <number:number-style style:name="N47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477P2" style:volatile="true">
      <number:text> -    </number:text>
    </number:number-style>
    <number:text-style style:name="N477">
      <number:text-content/>
      <number:text> </number:text>
      <style:map style:condition="value()&gt;0" style:apply-style-name="N477P0"/>
      <style:map style:condition="value()&lt;0" style:apply-style-name="N477P1"/>
      <style:map style:condition="value()=0" style:apply-style-name="N477P2"/>
    </number:text-style>
    <number:number-style style:name="N478">
      <number:number number:decimal-places="11" number:min-decimal-places="11" number:min-integer-digits="1"/>
    </number:number-style>
    <number:number-style style:name="N480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480">
      <style:text-properties fo:color="#ff0000"/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480P0"/>
    </number:number-style>
    <number:number-style style:name="N481P0" style:volatile="true">
      <number:text> €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81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81">
      <number:text> </number:text>
      <number:text-content/>
      <number:text> </number:text>
      <style:map style:condition="value()&gt;0" style:apply-style-name="N481P0"/>
      <style:map style:condition="value()&lt;0" style:apply-style-name="N481P1"/>
      <style:map style:condition="value()=0" style:apply-style-name="N481P2"/>
    </number:text-style>
    <number:currency-style style:name="N48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8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82P0"/>
    </number:currency-style>
    <number:number-style style:name="N483P0" style:volatile="true">
      <number:number number:decimal-places="11" number:min-decimal-places="11" number:min-integer-digits="1"/>
    </number:number-style>
    <number:number-style style:name="N483">
      <style:text-properties fo:color="#ff0000"/>
      <number:text>-</number:text>
      <number:number number:decimal-places="11" number:min-decimal-places="11" number:min-integer-digits="1"/>
      <style:map style:condition="value()&gt;=0" style:apply-style-name="N483P0"/>
    </number:number-style>
    <number:number-style style:name="N485P0" style:volatile="true">
      <number:number number:decimal-places="3" number:min-decimal-places="3" number:min-integer-digits="1"/>
      <number:text> </number:text>
    </number:number-style>
    <number:number-style style:name="N485">
      <style:text-properties fo:color="#ff0000"/>
      <number:text>-</number:text>
      <number:number number:decimal-places="3" number:min-decimal-places="3" number:min-integer-digits="1"/>
      <number:text> </number:text>
      <style:map style:condition="value()&gt;=0" style:apply-style-name="N485P0"/>
    </number:number-style>
    <number:number-style style:name="N489P0" style:volatile="true">
      <number:text> €</number:text>
      <number:number number:decimal-places="0" number:min-decimal-places="0" number:min-integer-digits="1" number:grouping="true"/>
      <number:text> </number:text>
    </number:number-style>
    <number:number-style style:name="N489P1" style:volatile="true">
      <number:text>-€</number:text>
      <number:number number:decimal-places="0" number:min-decimal-places="0" number:min-integer-digits="1" number:grouping="true"/>
      <number:text> </number:text>
    </number:number-style>
    <number:number-style style:name="N489P2" style:volatile="true">
      <number:text> €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time-style style:name="N490">
      <number:minutes number:style="long"/>
      <number:text>,</number:text>
      <number:seconds number:style="long"/>
      <number:text>,</number:text>
    </number:time-style>
    <number:number-style style:name="N491P0" style:volatile="true">
      <number:number number:decimal-places="2" number:min-decimal-places="2" number:min-integer-digits="1" number:grouping="true"/>
      <number:text> </number:text>
    </number:number-style>
    <number:number-style style:name="N49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491P0"/>
    </number:number-style>
    <number:number-style style:name="N492P0" style:volatile="true">
      <number:text> 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1" style:volatile="true">
      <number:text>-L.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92P2" style:volatile="true">
      <number:text> L. </number:text>
      <number:fill-character> </number:fill-character>
      <number:text>-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3P0" style:volatile="true">
      <number:number number:decimal-places="0" number:min-decimal-places="0" number:min-integer-digits="1" number:grouping="true"/>
      <number:text>   </number:text>
    </number:number-style>
    <number:number-style style:name="N49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493P0"/>
    </number:number-style>
    <number:currency-style style:name="N495P0" style:volatile="true">
      <number:currency-symbol number:language="it" number:country="IT">€</number:currency-symbol>
      <number:text> </number:text>
      <number:number number:decimal-places="0" number:min-decimal-places="0" number:min-integer-digits="1" number:grouping="true"/>
    </number:currency-style>
    <number:currency-style style:name="N495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1" number:grouping="true"/>
      <style:map style:condition="value()&gt;=0" style:apply-style-name="N495P0"/>
    </number:currency-style>
    <number:number-style style:name="N496">
      <number:text>L. </number:text>
      <number:number number:decimal-places="3" number:min-decimal-places="3" number:min-integer-digits="1" number:grouping="true"/>
    </number:number-style>
    <number:number-style style:name="N497P0" style:volatile="true">
      <number:text>L. </number:text>
      <number:number number:decimal-places="3" number:min-decimal-places="3" number:min-integer-digits="1" number:grouping="true"/>
    </number:number-style>
    <number:number-style style:name="N497">
      <number:text>-L. </number:text>
      <number:number number:decimal-places="3" number:min-decimal-places="3" number:min-integer-digits="1" number:grouping="true"/>
      <style:map style:condition="value()&gt;=0" style:apply-style-name="N497P0"/>
    </number:number-style>
    <number:currency-style style:name="N50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1" style:volatile="true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01P2" style:volatile="true">
      <number:currency-symbol number:language="it" number:country="IT">€</number:currency-symbol>
      <number:text> -</number:text>
      <number:number number:decimal-places="0" number:min-decimal-places="0" number:min-integer-digits="0"/>
      <number:text> </number:text>
    </number:currency-style>
    <number:text-style style:name="N501">
      <number:text-content/>
      <number:text> </number:text>
      <style:map style:condition="value()&gt;0" style:apply-style-name="N501P0"/>
      <style:map style:condition="value()&lt;0" style:apply-style-name="N501P1"/>
      <style:map style:condition="value()=0" style:apply-style-name="N501P2"/>
    </number:text-style>
    <number:number-style style:name="N503P0" style:volatile="true">
      <number:text>  </number:text>
      <number:number number:decimal-places="2" number:min-decimal-places="2" number:min-integer-digits="1" number:grouping="true"/>
    </number:number-style>
    <number:number-style style:name="N503">
      <number:text> -</number:text>
      <number:number number:decimal-places="2" number:min-decimal-places="2" number:min-integer-digits="1" number:grouping="true"/>
      <style:map style:condition="value()&gt;=0" style:apply-style-name="N503P0"/>
    </number:number-style>
    <number:number-style style:name="N505P0" style:volatile="true">
      <number:number number:decimal-places="2" number:min-decimal-places="2" number:min-integer-digits="1" number:grouping="true"/>
      <number:text> </number:text>
    </number:number-style>
    <number:number-style style:name="N50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05P2" style:volatile="true">
      <number:text> -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7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P1" style:volatile="true">
      <number:text>-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07">
      <number:text>L. -</number:text>
      <number:number number:decimal-places="0" number:min-decimal-places="0" number:min-integer-digits="0"/>
      <style:map style:condition="value()&gt;0" style:apply-style-name="N507P0"/>
      <style:map style:condition="value()&lt;0" style:apply-style-name="N507P1"/>
    </number:number-style>
    <number:number-style style:name="N511P0" style:volatile="true">
      <number:text> . </number:text>
      <number:number number:decimal-places="2" number:min-decimal-places="2" number:min-integer-digits="1" number:grouping="true"/>
      <number:text> </number:text>
    </number:number-style>
    <number:number-style style:name="N511P1" style:volatile="true">
      <number:text>-. </number:text>
      <number:number number:decimal-places="2" number:min-decimal-places="2" number:min-integer-digits="1" number:grouping="true"/>
      <number:text> </number:text>
    </number:number-style>
    <number:number-style style:name="N511P2" style:volatile="true">
      <number:text> . -</number:text>
      <number:number number:decimal-places="0" number:min-decimal-places="0" number:min-integer-digits="0"/>
      <number:text> </number:text>
    </number:number-style>
    <number:text-style style:name="N511">
      <number:text-content/>
      <number:text> </number:text>
      <style:map style:condition="value()&gt;0" style:apply-style-name="N511P0"/>
      <style:map style:condition="value()&lt;0" style:apply-style-name="N511P1"/>
      <style:map style:condition="value()=0" style:apply-style-name="N511P2"/>
    </number:text-style>
    <number:number-style style:name="N515P0" style:volatile="true">
      <number:number number:decimal-places="2" number:min-decimal-places="2" number:min-integer-digits="1" number:grouping="true"/>
      <number:text>        </number:text>
    </number:number-style>
    <number:number-style style:name="N515P1" style:volatile="true">
      <number:text>-</number:text>
      <number:number number:decimal-places="2" number:min-decimal-places="2" number:min-integer-digits="1" number:grouping="true"/>
      <number:text>        </number:text>
    </number:number-style>
    <number:number-style style:name="N515P2" style:volatile="true">
      <number:text>-</number:text>
      <number:number number:decimal-places="0" number:min-decimal-places="0" number:min-integer-digits="0"/>
      <number:text>        </number:text>
    </number:number-style>
    <number:text-style style:name="N515">
      <number:text-content/>
      <number:text> </number:text>
      <style:map style:condition="value()&gt;0" style:apply-style-name="N515P0"/>
      <style:map style:condition="value()&lt;0" style:apply-style-name="N515P1"/>
      <style:map style:condition="value()=0" style:apply-style-name="N515P2"/>
    </number:text-style>
    <number:number-style style:name="N519P0" style:volatile="true">
      <number:fill-character> </number:fill-character>
      <number:number number:decimal-places="0" number:min-decimal-places="0" number:min-integer-digits="1" number:grouping="true"/>
      <number:text> L. </number:text>
    </number:number-style>
    <number:number-style style:name="N519P1" style:volatile="true">
      <number:fill-character> </number:fill-character>
      <number:text>(</number:text>
      <number:number number:decimal-places="0" number:min-decimal-places="0" number:min-integer-digits="1" number:grouping="true"/>
      <number:text>)L. </number:text>
    </number:number-style>
    <number:number-style style:name="N519P2" style:volatile="true">
      <number:fill-character> </number:fill-character>
      <number:text>- L. </number:text>
    </number:number-style>
    <number:text-style style:name="N519">
      <number:text-content/>
      <number:text> </number:text>
      <style:map style:condition="value()&gt;0" style:apply-style-name="N519P0"/>
      <style:map style:condition="value()&lt;0" style:apply-style-name="N519P1"/>
      <style:map style:condition="value()=0" style:apply-style-name="N519P2"/>
    </number:text-style>
    <number:number-style style:name="N520">
      <number:text>L. </number:text>
      <number:number number:decimal-places="3" number:min-decimal-places="0" number:decimal-replacement="" number:min-integer-digits="0"/>
    </number:number-style>
    <number:number-style style:name="N522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522"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522P0"/>
    </number:number-style>
    <number:number-style style:name="N523">
      <number:number number:decimal-places="1" number:min-decimal-places="1" number:min-integer-digits="0" number:grouping="true"/>
    </number:number-style>
    <number:number-style style:name="N524P0" style:volatile="true">
      <number:number number:decimal-places="1" number:min-decimal-places="1" number:min-integer-digits="0" number:grouping="true"/>
    </number:number-style>
    <number:number-style style:name="N524">
      <style:text-properties fo:color="#ff0000"/>
      <number:text>-</number:text>
      <number:number number:decimal-places="1" number:min-decimal-places="1" number:min-integer-digits="0" number:grouping="true"/>
      <style:map style:condition="value()&gt;=0" style:apply-style-name="N524P0"/>
    </number:number-style>
    <number:number-style style:name="N525">
      <number:text>€  </number:text>
      <number:number number:decimal-places="2" number:min-decimal-places="2" number:min-integer-digits="1" number:grouping="true"/>
    </number:number-style>
    <number:currency-style style:name="N526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526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526P0"/>
    </number:currency-style>
    <number:date-style style:name="N527">
      <number:month number:style="long" number:textual="true"/>
      <number:text> </number:text>
      <number:year number:style="long"/>
    </number:date-style>
    <number:currency-style style:name="N528P0" style:volatile="true">
      <number:currency-symbol number:language="it" number:country="IT">L.</number:currency-symbol>
      <number:text> </number:text>
      <number:number number:decimal-places="0" number:min-decimal-places="0" number:min-integer-digits="1" number:grouping="true"/>
    </number:currency-style>
    <number:currency-style style:name="N528">
      <number:text>-</number:text>
      <number:currency-symbol number:language="it" number:country="IT">L.</number:currency-symbol>
      <number:text> </number:text>
      <number:number number:decimal-places="0" number:min-decimal-places="0" number:min-integer-digits="1" number:grouping="true"/>
      <style:map style:condition="value()&gt;=0" style:apply-style-name="N528P0"/>
    </number:currency-style>
    <number:number-style style:name="N529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29">
      <number:text>-L.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529P0"/>
    </number:number-style>
    <number:time-style style:name="N530">
      <number:hours/>
      <number:text>.</number:text>
      <number:minutes number:style="long"/>
    </number:time-style>
    <number:number-style style:name="N532P0" style:volatile="true">
      <number:number number:decimal-places="2" number:min-decimal-places="2" number:min-integer-digits="1" number:grouping="true"/>
      <number:text>       </number:text>
    </number:number-style>
    <number:number-style style:name="N532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532P2" style:volatile="true">
      <number:text>-</number:text>
      <number:number number:decimal-places="0" number:min-decimal-places="0" number:min-integer-digits="0"/>
      <number:text>       </number:text>
    </number:number-style>
    <number:text-style style:name="N532">
      <number:text-content/>
      <number:text> </number:text>
      <style:map style:condition="value()&gt;0" style:apply-style-name="N532P0"/>
      <style:map style:condition="value()&lt;0" style:apply-style-name="N532P1"/>
      <style:map style:condition="value()=0" style:apply-style-name="N532P2"/>
    </number:text-style>
    <number:number-style style:name="N533">
      <number:number number:decimal-places="3" number:min-decimal-places="3" number:min-integer-digits="0" number:grouping="true"/>
    </number:number-style>
    <number:number-style style:name="N536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536P1" style:volatile="true">
      <number:text>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36">
      <number:text>-</number:text>
      <number:number number:decimal-places="0" number:min-decimal-places="0" number:min-integer-digits="0"/>
      <style:map style:condition="value()&gt;0" style:apply-style-name="N536P0"/>
      <style:map style:condition="value()&lt;0" style:apply-style-name="N536P1"/>
    </number:number-style>
    <number:number-style style:name="N537P0" style:volatile="true">
      <number:text> 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1" style:volatile="true">
      <number:text>-</number:text>
      <number:fill-character> </number:fill-character>
      <number:number number:decimal-places="3" number:min-decimal-places="3" number:min-integer-digits="1" number:grouping="true"/>
      <number:text> </number:text>
    </number:number-style>
    <number:number-style style:name="N5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37">
      <number:text> </number:text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8P0" style:volatile="true">
      <number:text>€ </number:text>
      <number:number number:decimal-places="0" number:min-decimal-places="0" number:min-integer-digits="1" number:grouping="true"/>
    </number:number-style>
    <number:number-style style:name="N538">
      <number:text>-€ </number:text>
      <number:number number:decimal-places="0" number:min-decimal-places="0" number:min-integer-digits="1" number:grouping="true"/>
      <style:map style:condition="value()&gt;=0" style:apply-style-name="N538P0"/>
    </number:number-style>
    <number:currency-style style:name="N539">
      <number:currency-symbol>€</number:currency-symbol>
      <number:text> </number:text>
      <number:number number:decimal-places="2" number:min-decimal-places="2" number:min-integer-digits="1" number:grouping="true"/>
    </number:currency-style>
    <number:number-style style:name="N543P0" style:volatile="true">
      <number:number number:decimal-places="2" number:min-decimal-places="2" number:min-integer-digits="1" number:grouping="true"/>
      <number:text>     </number:text>
    </number:number-style>
    <number:number-style style:name="N543P1" style:volatile="true">
      <number:text> (</number:text>
      <number:number number:decimal-places="2" number:min-decimal-places="2" number:min-integer-digits="1" number:grouping="true"/>
      <number:text>)    </number:text>
    </number:number-style>
    <number:number-style style:name="N543P2" style:volatile="true">
      <number:text>-</number:text>
      <number:number number:decimal-places="0" number:min-decimal-places="0" number:min-integer-digits="0"/>
      <number:text>     </number:text>
    </number:number-style>
    <number:text-style style:name="N543">
      <number:text-content/>
      <number:text> </number:text>
      <style:map style:condition="value()&gt;0" style:apply-style-name="N543P0"/>
      <style:map style:condition="value()&lt;0" style:apply-style-name="N543P1"/>
      <style:map style:condition="value()=0" style:apply-style-name="N543P2"/>
    </number:text-style>
    <number:number-style style:name="N544P0" style:volatile="true">
      <number:text>. </number:text>
      <number:number number:decimal-places="0" number:min-decimal-places="0" number:min-integer-digits="1" number:grouping="true"/>
    </number:number-style>
    <number:number-style style:name="N544">
      <style:text-properties fo:color="#ff0000"/>
      <number:text>-. </number:text>
      <number:number number:decimal-places="0" number:min-decimal-places="0" number:min-integer-digits="1" number:grouping="true"/>
      <style:map style:condition="value()&gt;=0" style:apply-style-name="N544P0"/>
    </number:number-style>
    <number:currency-style style:name="N54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54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546P0"/>
    </number:currency-style>
    <number:number-style style:name="N547">
      <number:text>€ </number:text>
      <number:number number:decimal-places="6" number:min-decimal-places="0" number:decimal-replacement="" number:min-integer-digits="0" number:display-factor="1000"/>
    </number:number-style>
    <number:currency-style style:name="N548">
      <number:currency-symbol number:language="en" number:country="GB">£</number:currency-symbol>
      <number:number number:decimal-places="0" number:min-decimal-places="0" number:min-integer-digits="1" number:grouping="true"/>
    </number:currency-style>
    <number:number-style style:name="N550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550"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550P0"/>
    </number:number-style>
    <number:currency-style style:name="N55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551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551P0"/>
    </number:currency-style>
    <number:number-style style:name="N552">
      <number:number number:decimal-places="6" number:min-decimal-places="0" number:decimal-replacement="" number:min-integer-digits="0"/>
    </number:number-style>
    <number:currency-style style:name="N554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55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554P0"/>
    </number:currency-style>
    <number:currency-style style:name="N55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555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555P0"/>
    </number:currency-style>
    <number:number-style style:name="N558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558P1" style:volatile="true">
      <number:text>$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558">
      <number:text>$-</number:text>
      <style:map style:condition="value()&gt;0" style:apply-style-name="N558P0"/>
      <style:map style:condition="value()&lt;0" style:apply-style-name="N558P1"/>
    </number:number-style>
    <number:percentage-style style:name="N559">
      <number:number number:decimal-places="13" number:min-decimal-places="13" number:min-integer-digits="1"/>
      <number:text>%</number:text>
    </number:percentage-style>
    <number:number-style style:name="N560P0" style:volatile="true">
      <number:number number:decimal-places="2" number:min-decimal-places="2" number:min-integer-digits="1" number:grouping="true"/>
      <number:text> </number:text>
    </number:number-style>
    <number:number-style style:name="N560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560P2" style:volatile="true">
      <number:text>-</number:text>
      <number:number number:decimal-places="0" number:min-decimal-places="0" number:min-integer-digits="0"/>
      <number:text>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1">
      <number:number number:decimal-places="0" number:min-decimal-places="0" number:min-integer-digits="3"/>
    </number:number-style>
    <number:number-style style:name="N564P0" style:volatile="true">
      <number:text> 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1" style:volatile="true">
      <number:text>-</number:text>
      <number:fill-character> </number:fill-character>
      <number:number number:decimal-places="6" number:min-decimal-places="6" number:min-integer-digits="0"/>
      <number:text>. </number:text>
    </number:number-style>
    <number:number-style style:name="N564P2" style:volatile="true">
      <number:text> </number:text>
      <number:fill-character> </number:fill-character>
      <number:text>- </number:text>
    </number:number-style>
    <number:text-style style:name="N564">
      <number:text> </number:text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text>. </number:text>
      <number:number number:decimal-places="2" number:min-decimal-places="2" number:min-integer-digits="1" number:grouping="true"/>
    </number:number-style>
    <number:number-style style:name="N565">
      <style:text-properties fo:color="#ff0000"/>
      <number:text>-. </number:text>
      <number:number number:decimal-places="2" number:min-decimal-places="2" number:min-integer-digits="1" number:grouping="true"/>
      <style:map style:condition="value()&gt;=0" style:apply-style-name="N565P0"/>
    </number:number-style>
    <number:number-style style:name="N566P0" style:volatile="true">
      <number:number number:decimal-places="5" number:min-decimal-places="5" number:min-integer-digits="1"/>
    </number:number-style>
    <number:number-style style:name="N566">
      <style:text-properties fo:color="#ff0000"/>
      <number:text>-</number:text>
      <number:number number:decimal-places="5" number:min-decimal-places="5" number:min-integer-digits="1"/>
      <style:map style:condition="value()&gt;=0" style:apply-style-name="N566P0"/>
    </number:number-style>
    <number:number-style style:name="N570P0" style:volatile="true">
      <number:number number:decimal-places="0" number:min-decimal-places="0" number:min-integer-digits="1" number:grouping="true"/>
      <number:text> L. </number:text>
    </number:number-style>
    <number:number-style style:name="N570P1" style:volatile="true">
      <number:text> (</number:text>
      <number:number number:decimal-places="0" number:min-decimal-places="0" number:min-integer-digits="1" number:grouping="true"/>
      <number:text>)L. </number:text>
    </number:number-style>
    <number:number-style style:name="N570P2" style:volatile="true">
      <number:text> - L. </number:text>
    </number:number-style>
    <number:text-style style:name="N570">
      <number:text-content/>
      <number:text> </number:text>
      <style:map style:condition="value()&gt;0" style:apply-style-name="N570P0"/>
      <style:map style:condition="value()&lt;0" style:apply-style-name="N570P1"/>
      <style:map style:condition="value()=0" style:apply-style-name="N570P2"/>
    </number:text-style>
    <number:number-style style:name="N572P0" style:volatile="true">
      <number:text> L. </number:text>
      <number:number number:decimal-places="2" number:min-decimal-places="2" number:min-integer-digits="1" number:grouping="true"/>
      <number:text> </number:text>
    </number:number-style>
    <number:number-style style:name="N572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2P2" style:volatile="true">
      <number:text> L. -</number:text>
      <number:number number:decimal-places="0" number:min-decimal-places="0" number:min-integer-digits="0"/>
      <number:text>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5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573">
      <number:text> </number:text>
      <number:text-content/>
      <number:text> </number:text>
      <style:map style:condition="value()&gt;0" style:apply-style-name="N573P0"/>
      <style:map style:condition="value()&lt;0" style:apply-style-name="N573P1"/>
      <style:map style:condition="value()=0" style:apply-style-name="N573P2"/>
    </number:text-style>
    <number:time-style style:name="N574">
      <number:minutes number:style="long"/>
      <number:text>,</number:text>
      <number:seconds number:style="long" number:decimal-places="1"/>
    </number:time-style>
    <number:number-style style:name="N575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75P1" style:volatile="true">
      <number:text>-L. </number:text>
      <number:number number:decimal-places="2" number:min-decimal-places="2" number:min-integer-digits="1" number:grouping="true"/>
      <number:text> </number:text>
    </number:number-style>
    <number:number-style style:name="N575P2" style:volatile="true">
      <number:text> L. -</number:text>
      <number:number number:decimal-places="0" number:min-decimal-places="0" number:min-integer-digits="0"/>
      <number:text> </number:text>
    </number:number-style>
    <number:text-style style:name="N575">
      <number:text-content/>
      <number:text> </number:text>
      <style:map style:condition="value()&gt;0" style:apply-style-name="N575P0"/>
      <style:map style:condition="value()&lt;0" style:apply-style-name="N575P1"/>
      <style:map style:condition="value()=0" style:apply-style-name="N575P2"/>
    </number:text-style>
    <number:date-style style:name="N576">
      <number:day-of-week/>
    </number:date-style>
    <number:number-style style:name="N577P0" style:volatile="true">
      <number:text>€ </number:text>
      <number:number number:decimal-places="2" number:min-decimal-places="2" number:min-integer-digits="1" number:grouping="true"/>
    </number:number-style>
    <number:number-style style:name="N577">
      <number:text>-€ </number:text>
      <number:number number:decimal-places="2" number:min-decimal-places="2" number:min-integer-digits="1" number:grouping="true"/>
      <style:map style:condition="value()&gt;=0" style:apply-style-name="N577P0"/>
    </number:number-style>
    <number:number-style style:name="N578">
      <number:number number:decimal-places="16" number:min-decimal-places="16" number:min-integer-digits="1"/>
    </number:number-style>
    <number:number-style style:name="N579P0" style:volatile="true">
      <number:number number:decimal-places="16" number:min-decimal-places="16" number:min-integer-digits="1"/>
    </number:number-style>
    <number:number-style style:name="N579">
      <style:text-properties fo:color="#ff0000"/>
      <number:text>-</number:text>
      <number:number number:decimal-places="16" number:min-decimal-places="16" number:min-integer-digits="1"/>
      <style:map style:condition="value()&gt;=0" style:apply-style-name="N579P0"/>
    </number:number-style>
    <number:percentage-style style:name="N581P0" style:volatile="true">
      <style:text-properties fo:color="#0000ff"/>
      <number:number number:decimal-places="2" number:min-decimal-places="2" number:min-integer-digits="1"/>
      <number:text>%</number:text>
    </number:percentage-style>
    <number:percentage-style style:name="N581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581P0"/>
    </number:percentage-style>
    <number:number-style style:name="N583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583P1" style:volatile="true">
      <number:text>$(</number:text>
      <number:number number:decimal-places="2" number:min-decimal-places="2" number:min-integer-digits="1">
        <number:embedded-text number:position="3"> </number:embedded-text>
      </number:number>
      <number:text>)</number:text>
    </number:number-style>
    <number:number-style style:name="N583">
      <number:text>$-</number:text>
      <number:number number:decimal-places="0" number:min-decimal-places="0" number:min-integer-digits="0"/>
      <style:map style:condition="value()&gt;0" style:apply-style-name="N583P0"/>
      <style:map style:condition="value()&lt;0" style:apply-style-name="N583P1"/>
    </number:number-style>
    <number:number-style style:name="N587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587P2" style:volatile="true">
      <number:text> </number:text>
      <number:fill-character> </number:fill-character>
      <number:text>- € </number:text>
    </number:number-style>
    <number:text-style style:name="N587">
      <number:text> </number:text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88">
      <number:number number:decimal-places="1" number:min-decimal-places="1" number:min-integer-digits="1"/>
    </number:number-style>
    <number:number-style style:name="N589P0" style:volatile="true">
      <number:number number:decimal-places="1" number:min-decimal-places="1" number:min-integer-digits="1"/>
    </number:number-style>
    <number:number-style style:name="N589">
      <style:text-properties fo:color="#ff0000"/>
      <number:text>-</number:text>
      <number:number number:decimal-places="1" number:min-decimal-places="1" number:min-integer-digits="1"/>
      <style:map style:condition="value()&gt;=0" style:apply-style-name="N589P0"/>
    </number:number-style>
    <number:number-style style:name="N593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593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593P2" style:volatile="true">
      <number:text> $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number-style style:name="N594P0" style:volatile="true">
      <number:text> € </number:text>
      <number:number number:decimal-places="2" number:min-decimal-places="2" number:min-integer-digits="1" number:grouping="true"/>
      <number:text> </number:text>
    </number:number-style>
    <number:number-style style:name="N594P1" style:volatile="true">
      <number:text> € (</number:text>
      <number:number number:decimal-places="2" number:min-decimal-places="2" number:min-integer-digits="1" number:grouping="true"/>
      <number:text>)</number:text>
    </number:number-style>
    <number:number-style style:name="N594P2" style:volatile="true">
      <number:text> €-</number:text>
      <number:number number:decimal-places="0" number:min-decimal-places="0" number:min-integer-digits="0"/>
      <number:text> </number:text>
    </number:number-style>
    <number:text-style style:name="N594">
      <number:text-content/>
      <number:text> </number:text>
      <style:map style:condition="value()&gt;0" style:apply-style-name="N594P0"/>
      <style:map style:condition="value()&lt;0" style:apply-style-name="N594P1"/>
      <style:map style:condition="value()=0" style:apply-style-name="N594P2"/>
    </number:text-style>
    <number:number-style style:name="N596P0" style:volatile="true">
      <number:number number:decimal-places="0" number:min-decimal-places="0" number:min-integer-digits="1" number:grouping="true"/>
      <number:text> </number:text>
    </number:number-style>
    <number:number-style style:name="N59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596P2" style:volatile="true">
      <number:text> -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decimal-places="0" number:min-integer-digits="1" number:grouping="true"/>
      <number:text> </number:text>
    </number:number-style>
    <number:number-style style:name="N59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598P2" style:volatile="true">
      <number:text>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599">
      <number:text>€  </number:text>
      <number:number number:decimal-places="2" number:min-decimal-places="0" number:decimal-replacement="" number:min-integer-digits="0"/>
    </number:number-style>
    <number:currency-style style:name="N60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60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601P0"/>
    </number:currency-style>
    <number:number-style style:name="N603P0" style:volatile="true">
      <number:text>E </number:text>
      <number:number number:decimal-places="0" number:min-decimal-places="0" number:min-integer-digits="1" number:grouping="true"/>
    </number:number-style>
    <number:number-style style:name="N603">
      <style:text-properties fo:color="#ff0000"/>
      <number:text>-E </number:text>
      <number:number number:decimal-places="0" number:min-decimal-places="0" number:min-integer-digits="1" number:grouping="true"/>
      <style:map style:condition="value()&gt;=0" style:apply-style-name="N603P0"/>
    </number:number-style>
    <number:number-style style:name="N607P0" style:volatile="true">
      <number:text> IR£</number:text>
      <number:number number:decimal-places="2" number:min-decimal-places="2" number:min-integer-digits="1" number:grouping="true"/>
      <number:text> </number:text>
    </number:number-style>
    <number:number-style style:name="N607P1" style:volatile="true">
      <number:text>-IR£</number:text>
      <number:number number:decimal-places="2" number:min-decimal-places="2" number:min-integer-digits="1" number:grouping="true"/>
      <number:text> </number:text>
    </number:number-style>
    <number:number-style style:name="N607P2" style:volatile="true">
      <number:text> IR£-</number:text>
      <number:number number:decimal-places="0" number:min-decimal-places="0" number:min-integer-digits="0"/>
      <number:text> </number:text>
    </number:number-style>
    <number:text-style style:name="N607">
      <number:text-content/>
      <number:text> </number:text>
      <style:map style:condition="value()&gt;0" style:apply-style-name="N607P0"/>
      <style:map style:condition="value()&lt;0" style:apply-style-name="N607P1"/>
      <style:map style:condition="value()=0" style:apply-style-name="N607P2"/>
    </number:text-style>
    <number:number-style style:name="N608">
      <number:text>€ </number:text>
      <number:number number:decimal-places="2" number:min-decimal-places="2" number:min-integer-digits="1"/>
    </number:number-style>
    <number:currency-style style:name="N609">
      <number:number number:decimal-places="2" number:min-decimal-places="2" number:min-integer-digits="1" number:grouping="true"/>
      <number:text> </number:text>
      <number:currency-symbol number:language="it" number:country="IT">€</number:currency-symbol>
    </number:currency-style>
    <number:percentage-style style:name="N610">
      <number:number number:decimal-places="16" number:min-decimal-places="16" number:min-integer-digits="1"/>
      <number:text>%</number:text>
    </number:percentage-style>
    <number:number-style style:name="N611">
      <number:number number:decimal-places="6" number:min-decimal-places="6" number:min-integer-digits="1"/>
    </number:number-style>
    <number:number-style style:name="N613P0" style:volatile="true">
      <number:number number:decimal-places="17" number:min-decimal-places="17" number:min-integer-digits="1"/>
    </number:number-style>
    <number:number-style style:name="N613">
      <style:text-properties fo:color="#ff0000"/>
      <number:text>-</number:text>
      <number:number number:decimal-places="17" number:min-decimal-places="17" number:min-integer-digits="1"/>
      <style:map style:condition="value()&gt;=0" style:apply-style-name="N613P0"/>
    </number:number-style>
    <number:currency-style style:name="N6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6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615P0"/>
    </number:currency-style>
    <number:number-style style:name="N616">
      <number:number number:decimal-places="3" number:min-decimal-places="0" number:decimal-replacement="" number:min-integer-digits="0" number:display-factor="1000"/>
    </number:number-style>
    <number:number-style style:name="N617P0" style:volatile="true">
      <number:number number:decimal-places="6" number:min-decimal-places="6" number:min-integer-digits="1"/>
    </number:number-style>
    <number:number-style style:name="N617">
      <style:text-properties fo:color="#ff0000"/>
      <number:text>-</number:text>
      <number:number number:decimal-places="6" number:min-decimal-places="6" number:min-integer-digits="1"/>
      <style:map style:condition="value()&gt;=0" style:apply-style-name="N617P0"/>
    </number:number-style>
    <number:number-style style:name="N618">
      <number:text>€ </number:text>
      <number:number number:decimal-places="5" number:min-decimal-places="0" number:decimal-replacement="" number:min-integer-digits="0" number:display-factor="1000"/>
    </number:number-style>
    <number:number-style style:name="N620P0" style:volatile="true">
      <number:number number:decimal-places="0" number:min-decimal-places="0" number:min-integer-digits="1"/>
      <number:text> </number:text>
    </number:number-style>
    <number:number-style style:name="N620">
      <style:text-properties fo:color="#ff0000"/>
      <number:text>-</number:text>
      <number:number number:decimal-places="0" number:min-decimal-places="0" number:min-integer-digits="1"/>
      <number:text> </number:text>
      <style:map style:condition="value()&gt;=0" style:apply-style-name="N620P0"/>
    </number:number-style>
    <number:number-style style:name="N621">
      <number:text>L. </number:text>
      <number:number number:decimal-places="5" number:min-decimal-places="0" number:decimal-replacement="" number:min-integer-digits="0"/>
      <number:text>.</number:text>
    </number:number-style>
    <number:number-style style:name="N624P0" style:volatile="true">
      <number:number number:decimal-places="1" number:min-decimal-places="1" number:min-integer-digits="1" number:grouping="true"/>
      <number:text>       </number:text>
    </number:number-style>
    <number:number-style style:name="N624P1" style:volatile="true">
      <number:text>-</number:text>
      <number:number number:decimal-places="1" number:min-decimal-places="1" number:min-integer-digits="1" number:grouping="true"/>
      <number:text>       </number:text>
    </number:number-style>
    <number:number-style style:name="N624P2" style:volatile="true">
      <number:text> -       </number:text>
    </number:number-style>
    <number:text-style style:name="N624">
      <number:text-content/>
      <number:text> </number:text>
      <style:map style:condition="value()&gt;0" style:apply-style-name="N624P0"/>
      <style:map style:condition="value()&lt;0" style:apply-style-name="N624P1"/>
      <style:map style:condition="value()=0" style:apply-style-name="N624P2"/>
    </number:text-style>
    <number:number-style style:name="N625">
      <number:number number:decimal-places="3" number:min-decimal-places="0" number:decimal-replacement="" number:min-integer-digits="0"/>
    </number:number-style>
    <number:currency-style style:name="N626P0" style:volatile="true">
      <number:currency-symbol>€</number:currency-symbol>
      <number:text> </number:text>
      <number:number number:decimal-places="2" number:min-decimal-places="2" number:min-integer-digits="1" number:grouping="true"/>
    </number:currency-style>
    <number:currency-style style:name="N626">
      <style:text-properties fo:color="#ff0000"/>
      <number:text>-</number:text>
      <number:currency-symbol>€</number:currency-symbol>
      <number:text> </number:text>
      <number:number number:decimal-places="2" number:min-decimal-places="2" number:min-integer-digits="1" number:grouping="true"/>
      <style:map style:condition="value()&gt;=0" style:apply-style-name="N626P0"/>
    </number:currency-style>
    <number:number-style style:name="N627P0" style:volatile="true">
      <number:number number:decimal-places="0" number:min-decimal-places="0" number:min-integer-digits="1"/>
    </number:number-style>
    <number:number-style style:name="N627">
      <style:text-properties fo:color="#ff0000"/>
      <number:text>-</number:text>
      <number:number number:decimal-places="0" number:min-decimal-places="0" number:min-integer-digits="1"/>
      <style:map style:condition="value()&gt;=0" style:apply-style-name="N627P0"/>
    </number:number-style>
    <number:number-style style:name="N628P0" style:volatile="true">
      <number:number number:decimal-places="2" number:min-decimal-places="2" number:min-integer-digits="1"/>
    </number:number-style>
    <number:number-style style:name="N628">
      <style:text-properties fo:color="#ff0000"/>
      <number:number number:decimal-places="2" number:min-decimal-places="2" number:min-integer-digits="1"/>
      <style:map style:condition="value()&gt;=0" style:apply-style-name="N628P0"/>
    </number:number-style>
    <number:number-style style:name="N629P0" style:volatile="true">
      <number:number number:decimal-places="2" number:min-decimal-places="2" number:min-integer-digits="1" number:grouping="true"/>
      <number:text> DM</number:text>
    </number:number-style>
    <number:number-style style:name="N629">
      <style:text-properties fo:color="#00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629P0"/>
    </number:number-style>
    <number:date-style style:name="N630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631">
      <number:number number:decimal-places="10" number:min-decimal-places="10" number:min-integer-digits="1"/>
      <number:text>%</number:text>
    </number:percentage-style>
    <number:date-style style:name="N633P0" style:volatile="true">
      <number:month number:style="long" number:textual="true"/>
      <number:text>-</number:text>
      <number:year/>
    </number:date-style>
    <number:text-style style:name="N633">
      <number:text-content/>
      <style:map style:condition="value()&lt;=1.7976931348623157E+308" style:apply-style-name="N633P0"/>
    </number:text-style>
    <number:date-style style:name="N634">
      <number:day number:style="long"/>
      <number:text>.</number:text>
      <number:month number:style="long"/>
      <number:text>.</number:text>
      <number:year/>
    </number:date-style>
    <number:number-style style:name="N63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6">
      <number:text> </number:text>
      <number:text-content/>
      <number:text> </number:text>
      <style:map style:condition="value()&gt;0" style:apply-style-name="N636P0"/>
      <style:map style:condition="value()&lt;0" style:apply-style-name="N636P1"/>
      <style:map style:condition="value()=0" style:apply-style-name="N636P2"/>
    </number:text-style>
    <number:number-style style:name="N6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38">
      <number:text>L. </number:text>
      <number:number number:decimal-places="4" number:min-decimal-places="4" number:min-integer-digits="1" number:grouping="true"/>
    </number:number-style>
    <number:time-style style:name="N639">
      <number:hours/>
      <number:text>,</number:text>
      <number:minutes number:style="long"/>
      <number:text>,</number:text>
      <number:seconds number:style="long"/>
      <number:text> </number:text>
      <number:am-pm/>
    </number:time-style>
    <number:date-style style:name="N640">
      <number:day number:style="long"/>
      <number:text>-</number:text>
      <number:month number:textual="true"/>
    </number:date-style>
    <number:number-style style:name="N641">
      <number:text>L. </number:text>
      <number:number number:decimal-places="1" number:min-decimal-places="1" number:min-integer-digits="1" number:grouping="true"/>
    </number:number-style>
    <number:number-style style:name="N643P0" style:volatile="true">
      <style:text-properties fo:color="#00ff00"/>
      <number:text>-</number:text>
      <number:number number:decimal-places="4" number:min-decimal-places="4" number:min-integer-digits="1" number:grouping="true"/>
    </number:number-style>
    <number:number-style style:name="N643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643P0"/>
    </number:number-style>
    <number:number-style style:name="N644">
      <number:number number:decimal-places="7" number:min-decimal-places="7" number:min-integer-digits="1" number:grouping="true"/>
    </number:number-style>
    <number:percentage-style style:name="N645P0" style:volatile="true">
      <number:number number:decimal-places="2" number:min-decimal-places="2" number:min-integer-digits="1"/>
      <number:text>%</number:text>
    </number:percentage-style>
    <number:percentage-style style:name="N645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645P0"/>
    </number:percentage-style>
    <number:number-style style:name="N648P0" style:volatile="true">
      <number:text> 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1" style:volatile="true">
      <number:text>-</number:text>
      <number:fill-character> </number:fill-character>
      <number:number number:decimal-places="4" number:min-decimal-places="4" number:min-integer-digits="0"/>
      <number:text>. </number:text>
    </number:number-style>
    <number:number-style style:name="N648P2" style:volatile="true">
      <number:text> </number:text>
      <number:fill-character> </number:fill-character>
      <number:text>- </number:text>
    </number:number-style>
    <number:text-style style:name="N648">
      <number:text> </number:text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49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49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49">
      <number:text-content/>
      <number:text> </number:text>
      <style:map style:condition="value()&gt;0" style:apply-style-name="N649P0"/>
      <style:map style:condition="value()&lt;0" style:apply-style-name="N649P1"/>
      <style:map style:condition="value()=0" style:apply-style-name="N649P2"/>
    </number:text-style>
    <number:number-style style:name="N650">
      <number:text>%</number:text>
    </number:number-style>
    <number:date-style style:name="N651">
      <number:day/>
      <number:text>.</number:text>
      <number:month/>
    </number:date-style>
    <number:number-style style:name="N655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655P2" style:volatile="true">
      <number:text> </number:text>
      <number:fill-character> </number:fill-character>
      <number:text>-    </number:text>
    </number:number-style>
    <number:text-style style:name="N655">
      <number:text> </number:text>
      <number:text-content/>
      <number:text> </number:text>
      <style:map style:condition="value()&gt;0" style:apply-style-name="N655P0"/>
      <style:map style:condition="value()&lt;0" style:apply-style-name="N655P1"/>
      <style:map style:condition="value()=0" style:apply-style-name="N655P2"/>
    </number:text-style>
    <number:number-style style:name="N658P0" style:volatile="true">
      <number:number number:decimal-places="0" number:min-decimal-places="0" number:min-integer-digits="1" number:grouping="true"/>
      <number:text>       </number:text>
    </number:number-style>
    <number:number-style style:name="N658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658P2" style:volatile="true">
      <number:text> -       </number:text>
    </number:number-style>
    <number:text-style style:name="N658">
      <number:text-content/>
      <number:text> </number:text>
      <style:map style:condition="value()&gt;0" style:apply-style-name="N658P0"/>
      <style:map style:condition="value()&lt;0" style:apply-style-name="N658P1"/>
      <style:map style:condition="value()=0" style:apply-style-name="N658P2"/>
    </number:text-style>
    <number:number-style style:name="N659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659">
      <style:text-properties fo:color="#ff0000"/>
      <number:text>(€ </number:text>
      <number:number number:decimal-places="2" number:min-decimal-places="2" number:min-integer-digits="1" number:grouping="true"/>
      <number:text>)</number:text>
      <style:map style:condition="value()&gt;=0" style:apply-style-name="N659P0"/>
    </number:number-style>
    <number:percentage-style style:name="N660">
      <number:number number:decimal-places="8" number:min-decimal-places="8" number:min-integer-digits="1"/>
      <number:text>%</number:text>
    </number:percentage-style>
    <number:number-style style:name="N661P0" style:volatile="true">
      <number:text>IR£</number:text>
      <number:number number:decimal-places="2" number:min-decimal-places="2" number:min-integer-digits="1" number:grouping="true"/>
    </number:number-style>
    <number:number-style style:name="N661">
      <number:text>-IR£</number:text>
      <number:number number:decimal-places="2" number:min-decimal-places="2" number:min-integer-digits="1" number:grouping="true"/>
      <style:map style:condition="value()&gt;=0" style:apply-style-name="N661P0"/>
    </number:number-style>
    <number:number-style style:name="N663P0" style:volatile="true">
      <number:text>On</number:text>
    </number:number-style>
    <number:number-style style:name="N663P1" style:volatile="true">
      <number:text>On</number:text>
    </number:number-style>
    <number:number-style style:name="N663">
      <number:text>Off</number:text>
      <style:map style:condition="value()&gt;0" style:apply-style-name="N663P0"/>
      <style:map style:condition="value()&lt;0" style:apply-style-name="N663P1"/>
    </number:number-style>
    <number:number-style style:name="N664">
      <number:text>L. </number:text>
      <number:number number:decimal-places="5" number:min-decimal-places="5" number:min-integer-digits="1" number:grouping="true"/>
    </number:number-style>
    <number:number-style style:name="N665P0" style:volatile="true">
      <number:number number:decimal-places="0" number:min-decimal-places="0" number:min-integer-digits="1" number:grouping="true"/>
    </number:number-style>
    <number:number-style style:name="N665">
      <number:text>-</number:text>
      <number:number number:decimal-places="0" number:min-decimal-places="0" number:min-integer-digits="1" number:grouping="true"/>
      <style:map style:condition="value()&gt;=0" style:apply-style-name="N665P0"/>
    </number:number-style>
    <number:currency-style style:name="N668P0" style:volatile="true">
      <number:currency-symbol>€</number:currency-symbol>
      <number:text> </number:text>
      <number:number number:decimal-places="3" number:min-decimal-places="3" number:min-integer-digits="1" number:grouping="true"/>
      <number:text> </number:text>
    </number:currency-style>
    <number:currency-style style:name="N668P1" style:volatile="true">
      <number:currency-symbol>€</number:currency-symbol>
      <number:text> -</number:text>
      <number:number number:decimal-places="3" number:min-decimal-places="3" number:min-integer-digits="1" number:grouping="true"/>
      <number:text> </number:text>
    </number:currency-style>
    <number:currency-style style:name="N668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68">
      <number:text-content/>
      <number:text> </number:text>
      <style:map style:condition="value()&gt;0" style:apply-style-name="N668P0"/>
      <style:map style:condition="value()&lt;0" style:apply-style-name="N668P1"/>
      <style:map style:condition="value()=0" style:apply-style-name="N668P2"/>
    </number:text-style>
    <number:number-style style:name="N669">
      <number:text>€ </number:text>
      <number:number number:decimal-places="6" number:min-decimal-places="0" number:decimal-replacement="" number:min-integer-digits="0"/>
      <number:text>.</number:text>
    </number:number-style>
    <number:currency-style style:name="N671P0" style:volatile="true">
      <number:currency-symbol number:language="it" number:country="IT">€</number:currency-symbol>
      <number:text> </number:text>
      <number:number number:decimal-places="5" number:min-decimal-places="5" number:min-integer-digits="0"/>
      <number:text> </number:text>
    </number:currency-style>
    <number:currency-style style:name="N671">
      <style:text-properties fo:color="#ff0000"/>
      <number:text>(</number:text>
      <number:currency-symbol number:language="it" number:country="IT">€</number:currency-symbol>
      <number:text> </number:text>
      <number:number number:decimal-places="5" number:min-decimal-places="5" number:min-integer-digits="0"/>
      <number:text>)</number:text>
      <style:map style:condition="value()&gt;=0" style:apply-style-name="N671P0"/>
    </number:currency-style>
    <number:percentage-style style:name="N672">
      <number:number number:decimal-places="9" number:min-decimal-places="9" number:min-integer-digits="1"/>
      <number:text>%</number:text>
    </number:percentage-style>
    <number:currency-style style:name="N674P0" style:volatile="true">
      <number:currency-symbol>€</number:currency-symbol>
      <number:text> </number:text>
      <number:number number:decimal-places="0" number:min-decimal-places="0" number:min-integer-digits="1" number:grouping="true"/>
    </number:currency-style>
    <number:currency-style style:name="N674">
      <style:text-properties fo:color="#ff0000"/>
      <number:text>-</number:text>
      <number:currency-symbol>€</number:currency-symbol>
      <number:text> </number:text>
      <number:number number:decimal-places="0" number:min-decimal-places="0" number:min-integer-digits="1" number:grouping="true"/>
      <style:map style:condition="value()&gt;=0" style:apply-style-name="N674P0"/>
    </number:currency-style>
    <number:number-style style:name="N675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675">
      <number:text>(€ </number:text>
      <number:number number:decimal-places="0" number:min-decimal-places="0" number:min-integer-digits="1" number:grouping="true"/>
      <number:text>)</number:text>
      <style:map style:condition="value()&gt;=0" style:apply-style-name="N675P0"/>
    </number:number-style>
    <number:number-style style:name="N679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679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679P2" style:volatile="true">
      <number:text> $-</number:text>
      <number:number number:decimal-places="0" number:min-decimal-places="0" number:min-integer-digits="0"/>
      <number:text> </number:text>
    </number:number-style>
    <number:text-style style:name="N679">
      <number:text-content/>
      <number:text> </number:text>
      <style:map style:condition="value()&gt;0" style:apply-style-name="N679P0"/>
      <style:map style:condition="value()&lt;0" style:apply-style-name="N679P1"/>
      <style:map style:condition="value()=0" style:apply-style-name="N679P2"/>
    </number:text-style>
    <number:number-style style:name="N680">
      <number:number number:decimal-places="0" number:min-decimal-places="0" number:min-integer-digits="4"/>
    </number:number-style>
    <number:number-style style:name="N682P0" style:volatile="true">
      <number:number number:decimal-places="2" number:min-decimal-places="2" number:min-integer-digits="1"/>
      <number:text> </number:text>
    </number:number-style>
    <number:number-style style:name="N682">
      <style:text-properties fo:color="#ff0000"/>
      <number:text>-</number:text>
      <number:number number:decimal-places="2" number:min-decimal-places="2" number:min-integer-digits="1"/>
      <number:text> </number:text>
      <style:map style:condition="value()&gt;=0" style:apply-style-name="N682P0"/>
    </number:number-style>
    <number:number-style style:name="N683">
      <number:number number:decimal-places="7" number:min-decimal-places="7" number:min-integer-digits="1"/>
    </number:number-style>
    <number:number-style style:name="N684P0" style:volatile="true">
      <number:number number:decimal-places="7" number:min-decimal-places="7" number:min-integer-digits="1"/>
    </number:number-style>
    <number:number-style style:name="N684">
      <style:text-properties fo:color="#ff0000"/>
      <number:text>-</number:text>
      <number:number number:decimal-places="7" number:min-decimal-places="7" number:min-integer-digits="1"/>
      <style:map style:condition="value()&gt;=0" style:apply-style-name="N684P0"/>
    </number:number-style>
    <number:date-style style:name="N68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686P0" style:volatile="true">
      <number:text> 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1" style:volatile="true">
      <number:text>-L.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686P2" style:volatile="true">
      <number:text> L.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686">
      <number:text-content/>
      <number:text> </number:text>
      <style:map style:condition="value()&gt;0" style:apply-style-name="N686P0"/>
      <style:map style:condition="value()&lt;0" style:apply-style-name="N686P1"/>
      <style:map style:condition="value()=0" style:apply-style-name="N686P2"/>
    </number:text-style>
    <number:date-style style:name="N687">
      <number:day number:calendar="jewish"/>
      <number:text> </number:text>
      <number:month number:calendar="jewish" number:style="long" number:textual="true"/>
    </number:date-style>
    <number:currency-style style:name="N689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689P1" style:volatile="true">
      <number:currency-symbol>€</number:currency-symbol>
      <number:text> -</number:text>
      <number:number number:decimal-places="2" number:min-decimal-places="2" number:min-integer-digits="1" number:grouping="true"/>
      <number:text> </number:text>
    </number:currency-style>
    <number:currency-style style:name="N689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689">
      <number:text-content/>
      <number:text> </number:text>
      <style:map style:condition="value()&gt;0" style:apply-style-name="N689P0"/>
      <style:map style:condition="value()&lt;0" style:apply-style-name="N689P1"/>
      <style:map style:condition="value()=0" style:apply-style-name="N689P2"/>
    </number:text-style>
    <number:number-style style:name="N690P0" style:volatile="true">
      <number:number number:decimal-places="0" number:min-decimal-places="0" number:min-integer-digits="1" number:grouping="true"/>
      <number:text> </number:text>
    </number:number-style>
    <number:number-style style:name="N69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690P0"/>
    </number:number-style>
    <number:number-style style:name="N691P0" style:volatile="true">
      <number:number number:decimal-places="3" number:min-decimal-places="3" number:min-integer-digits="0" number:grouping="true"/>
    </number:number-style>
    <number:number-style style:name="N691">
      <style:text-properties fo:color="#ff0000"/>
      <number:text>-</number:text>
      <number:number number:decimal-places="3" number:min-decimal-places="3" number:min-integer-digits="0" number:grouping="true"/>
      <style:map style:condition="value()&gt;=0" style:apply-style-name="N691P0"/>
    </number:number-style>
    <number:number-style style:name="N692">
      <number:text>=</number:text>
    </number:number-style>
    <number:number-style style:name="N695P0" style:volatile="true">
      <number:text> L. </number:text>
      <number:number number:decimal-places="1" number:min-decimal-places="1" number:min-integer-digits="1" number:grouping="true"/>
      <number:text> </number:text>
    </number:number-style>
    <number:number-style style:name="N695P1" style:volatile="true">
      <number:text>-L. </number:text>
      <number:number number:decimal-places="1" number:min-decimal-places="1" number:min-integer-digits="1" number:grouping="true"/>
      <number:text> </number:text>
    </number:number-style>
    <number:number-style style:name="N695P2" style:volatile="true">
      <number:text> L. -</number:text>
      <number:number number:decimal-places="0" number:min-decimal-places="0" number:min-integer-digits="0"/>
      <number:text> </number:text>
    </number:number-style>
    <number:text-style style:name="N695">
      <number:text-content/>
      <number:text> </number:text>
      <style:map style:condition="value()&gt;0" style:apply-style-name="N695P0"/>
      <style:map style:condition="value()&lt;0" style:apply-style-name="N695P1"/>
      <style:map style:condition="value()=0" style:apply-style-name="N695P2"/>
    </number:text-style>
    <number:number-style style:name="N696P0" style:volatile="true">
      <number:number number:decimal-places="6" number:min-decimal-places="0" number:decimal-replacement="" number:min-integer-digits="0"/>
    </number:number-style>
    <number:number-style style:name="N696P1" style:volatile="true">
      <number:text/>
    </number:number-style>
    <number:number-style style:name="N696">
      <number:text/>
      <style:map style:condition="value()&gt;0" style:apply-style-name="N696P0"/>
      <style:map style:condition="value()&lt;0" style:apply-style-name="N696P1"/>
    </number:number-style>
    <number:currency-style style:name="N698P0" style:volatile="true">
      <number:currency-symbol number:language="nn" number:country="NO">kr</number:currency-symbol>
      <number:number number:decimal-places="2" number:min-decimal-places="0" number:decimal-replacement="--" number:min-integer-digits="1" number:grouping="true"/>
    </number:currency-style>
    <number:currency-style style:name="N698">
      <number:currency-symbol number:language="nn" number:country="NO">kr</number:currency-symbol>
      <number:number number:decimal-places="2" number:min-decimal-places="0" number:decimal-replacement="--" number:min-integer-digits="1" number:grouping="true"/>
      <number:text>-</number:text>
      <style:map style:condition="value()&gt;=0" style:apply-style-name="N698P0"/>
    </number:currency-style>
    <number:number-style style:name="N69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699P2" style:volatile="true">
      <number:text> € </number:text>
      <number:fill-character> </number:fill-character>
      <number:text>- </number:text>
    </number:number-style>
    <number:text-style style:name="N699">
      <number:text-content/>
      <number:text> </number:text>
      <style:map style:condition="value()&gt;0" style:apply-style-name="N699P0"/>
      <style:map style:condition="value()&lt;0" style:apply-style-name="N699P1"/>
      <style:map style:condition="value()=0" style:apply-style-name="N699P2"/>
    </number:text-style>
    <number:number-style style:name="N700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700P2" style:volatile="true">
      <number:text> </number:text>
      <number:fill-character> </number:fill-character>
      <number:text>- </number:text>
    </number:number-style>
    <number:text-style style:name="N700">
      <number:text> </number:text>
      <number:text-content/>
      <number:text> </number:text>
      <style:map style:condition="value()&gt;0" style:apply-style-name="N700P0"/>
      <style:map style:condition="value()&lt;0" style:apply-style-name="N700P1"/>
      <style:map style:condition="value()=0" style:apply-style-name="N700P2"/>
    </number:text-style>
    <number:date-style style:name="N701">
      <number:month number:textual="true"/>
      <number:text>-</number:text>
      <number:year number:style="long"/>
    </number:date-style>
    <number:date-style style:name="N702">
      <number:day/>
      <number:text> </number:text>
      <number:day-of-week number:style="long"/>
      <number:text> </number:text>
    </number:date-style>
    <number:number-style style:name="N706P0" style:volatile="true">
      <number:number number:decimal-places="0" number:min-decimal-places="0" number:min-integer-digits="1" number:grouping="true"/>
      <number:text>        </number:text>
    </number:number-style>
    <number:number-style style:name="N706P1" style:volatile="true">
      <number:text>-</number:text>
      <number:number number:decimal-places="0" number:min-decimal-places="0" number:min-integer-digits="1" number:grouping="true"/>
      <number:text>        </number:text>
    </number:number-style>
    <number:number-style style:name="N706P2" style:volatile="true">
      <number:text> -        </number:text>
    </number:number-style>
    <number:text-style style:name="N706">
      <number:text-content/>
      <number:text> </number:text>
      <style:map style:condition="value()&gt;0" style:apply-style-name="N706P0"/>
      <style:map style:condition="value()&lt;0" style:apply-style-name="N706P1"/>
      <style:map style:condition="value()=0" style:apply-style-name="N706P2"/>
    </number:text-style>
    <number:number-style style:name="N707P0" style:volatile="true">
      <number:number number:decimal-places="2" number:min-decimal-places="2" number:min-integer-digits="1" number:grouping="true"/>
    </number:number-style>
    <number:number-style style:name="N707">
      <number:number number:decimal-places="2" number:min-decimal-places="2" number:min-integer-digits="1" number:grouping="true"/>
      <style:map style:condition="value()&gt;=0" style:apply-style-name="N707P0"/>
    </number:number-style>
    <number:number-style style:name="N708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710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710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710P0"/>
    </number:currency-style>
    <number:number-style style:name="N711">
      <number:number number:decimal-places="2" number:min-decimal-places="2" number:min-integer-digits="2" number:grouping="true"/>
    </number:number-style>
    <number:number-style style:name="N71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713">
      <number:text>€ </number:text>
      <number:number number:decimal-places="2" number:min-decimal-places="2" number:min-integer-digits="1">
        <number:embedded-text number:position="3">'</number:embedded-text>
      </number:number>
    </number:number-style>
    <number:number-style style:name="N71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71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714P0"/>
    </number:number-style>
    <number:percentage-style style:name="N715">
      <number:number number:decimal-places="6" number:min-decimal-places="6" number:min-integer-digits="1"/>
      <number:text>%</number:text>
    </number:percentage-style>
    <number:number-style style:name="N7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717P2" style:volatile="true">
      <number:text> </number:text>
      <number:fill-character> </number:fill-character>
      <number:text>- </number:text>
    </number:number-style>
    <number:text-style style:name="N717">
      <number:text> </number:text>
      <number:text-content/>
      <number:text> </number:text>
      <style:map style:condition="value()&gt;0" style:apply-style-name="N717P0"/>
      <style:map style:condition="value()&lt;0" style:apply-style-name="N717P1"/>
      <style:map style:condition="value()=0" style:apply-style-name="N717P2"/>
    </number:text-style>
    <number:number-style style:name="N718">
      <number:text>€ </number:text>
      <number:number number:decimal-places="5" number:min-decimal-places="0" number:decimal-replacement="" number:min-integer-digits="0"/>
    </number:number-style>
    <number:number-style style:name="N719">
      <number:number number:decimal-places="11" number:min-decimal-places="11" number:min-integer-digits="0" number:grouping="true"/>
    </number:number-style>
    <number:number-style style:name="N720P0" style:volatile="true">
      <number:number number:decimal-places="2" number:min-decimal-places="2" number:min-integer-digits="1" number:grouping="true"/>
      <number:text> €</number:text>
    </number:number-style>
    <number:number-style style:name="N720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720P0"/>
    </number:number-style>
    <number:percentage-style style:name="N721">
      <number:number number:decimal-places="18" number:min-decimal-places="18" number:min-integer-digits="1"/>
      <number:text>%</number:text>
    </number:percentage-style>
    <number:number-style style:name="N722">
      <number:number number:decimal-places="7" number:min-decimal-places="7" number:min-integer-digits="0" number:grouping="true"/>
    </number:number-style>
    <number:date-style style:name="N723">
      <number:month number:textual="true"/>
      <number:text>-</number:text>
      <number:year/>
    </number:date-style>
    <number:number-style style:name="N724P0" style:volatile="true">
      <number:text>$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24">
      <number:text>($</number:text>
      <number:number number:decimal-places="2" number:min-decimal-places="2" number:min-integer-digits="1">
        <number:embedded-text number:position="3"> </number:embedded-text>
      </number:number>
      <number:text>)</number:text>
      <style:map style:condition="value()&gt;=0" style:apply-style-name="N724P0"/>
    </number:number-style>
    <number:time-style style:name="N725">
      <number:hours/>
      <number:text>:</number:text>
      <number:minutes number:style="long"/>
      <number:text>:</number:text>
      <number:seconds number:style="long"/>
    </number:time-style>
    <number:currency-style style:name="N726P0" style:volatile="true"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726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  <style:map style:condition="value()&gt;0" style:apply-style-name="N726P0"/>
      <style:map style:condition="value()&lt;0" style:apply-style-name="N726P1"/>
    </number:currency-style>
    <number:currency-style style:name="N728P0" style:volatile="true">
      <number:currency-symbol>€</number:currency-symbol>
      <number:text> </number:text>
      <number:number number:decimal-places="5" number:min-decimal-places="0" number:decimal-replacement="" number:min-integer-digits="0"/>
      <number:text> </number:text>
    </number:currency-style>
    <number:currency-style style:name="N728">
      <style:text-properties fo:color="#ff0000"/>
      <number:text>(</number:text>
      <number:currency-symbol>€</number:currency-symbol>
      <number:text> </number:text>
      <number:number number:decimal-places="5" number:min-decimal-places="0" number:decimal-replacement="" number:min-integer-digits="0"/>
      <number:text>)</number:text>
      <style:map style:condition="value()&gt;=0" style:apply-style-name="N728P0"/>
    </number:currency-style>
    <number:number-style style:name="N73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7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732">
      <number:text> </number:text>
      <number:text-content/>
      <number:text> </number:text>
      <style:map style:condition="value()&gt;0" style:apply-style-name="N732P0"/>
      <style:map style:condition="value()&lt;0" style:apply-style-name="N732P1"/>
      <style:map style:condition="value()=0" style:apply-style-name="N732P2"/>
    </number:text-style>
    <number:date-style style:name="N73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34P0" style:volatile="true">
      <number:number number:decimal-places="0" number:min-decimal-places="0" number:min-integer-digits="1" number:grouping="true"/>
    </number:number-style>
    <number:number-style style:name="N7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734P0"/>
    </number:number-style>
    <number:number-style style:name="N736P0" style:volatile="true">
      <number:text>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P1" style:volatile="true">
      <number:text>-L. 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36">
      <number:text>L. -</number:text>
      <style:map style:condition="value()&gt;0" style:apply-style-name="N736P0"/>
      <style:map style:condition="value()&lt;0" style:apply-style-name="N736P1"/>
    </number:number-style>
    <number:number-style style:name="N737P0" style:volatile="true">
      <number:text>€</number:text>
      <number:number number:decimal-places="0" number:min-decimal-places="0" number:min-integer-digits="1" number:grouping="true"/>
    </number:number-style>
    <number:number-style style:name="N737">
      <style:text-properties fo:color="#ff0000"/>
      <number:text>-€</number:text>
      <number:number number:decimal-places="0" number:min-decimal-places="0" number:min-integer-digits="1" number:grouping="true"/>
      <style:map style:condition="value()&gt;=0" style:apply-style-name="N737P0"/>
    </number:number-style>
    <number:currency-style style:name="N739P0" style:volatile="true">
      <number:currency-symbol number:language="it" number:country="IT">€</number:currency-symbol>
      <number:text> </number:text>
      <number:number number:decimal-places="0" number:min-decimal-places="0" number:min-integer-digits="0" number:grouping="true"/>
    </number:currency-style>
    <number:currency-style style:name="N739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decimal-places="0" number:min-integer-digits="0" number:grouping="true"/>
      <style:map style:condition="value()&gt;=0" style:apply-style-name="N739P0"/>
    </number:currency-style>
    <number:number-style style:name="N742P0" style:volatile="true">
      <number:text> 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1" style:volatile="true">
      <number:text>-</number:text>
      <number:fill-character> </number:fill-character>
      <number:number number:decimal-places="5" number:min-decimal-places="5" number:min-integer-digits="0"/>
      <number:text>. </number:text>
    </number:number-style>
    <number:number-style style:name="N7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42">
      <number:text> </number:text>
      <number:text-content/>
      <number:text> </number:text>
      <style:map style:condition="value()&gt;0" style:apply-style-name="N742P0"/>
      <style:map style:condition="value()&lt;0" style:apply-style-name="N742P1"/>
      <style:map style:condition="value()=0" style:apply-style-name="N742P2"/>
    </number:text-style>
    <number:currency-style style:name="N746P0" style:volatile="true"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1" style:volatile="true">
      <number:text>-</number:text>
      <number:number number:decimal-places="2" number:min-decimal-places="2" number:min-integer-digits="1" number:grouping="true"/>
      <number:text>  </number:text>
      <number:currency-symbol number:language="ar" number:country="EG">€</number:currency-symbol>
      <number:text> </number:text>
    </number:currency-style>
    <number:currency-style style:name="N746P2" style:volatile="true">
      <number:text>-</number:text>
      <number:number number:decimal-places="0" number:min-decimal-places="0" number:min-integer-digits="0"/>
      <number:text>  </number:text>
      <number:currency-symbol number:language="ar" number:country="EG">€</number:currency-symbol>
      <number:text> </number:text>
    </number:currency-style>
    <number:text-style style:name="N746">
      <number:text-content/>
      <number:text> </number:text>
      <style:map style:condition="value()&gt;0" style:apply-style-name="N746P0"/>
      <style:map style:condition="value()&lt;0" style:apply-style-name="N746P1"/>
      <style:map style:condition="value()=0" style:apply-style-name="N746P2"/>
    </number:text-style>
    <number:number-style style:name="N747">
      <number:number number:decimal-places="5" number:min-decimal-places="5" number:min-integer-digits="1" number:grouping="true"/>
    </number:number-style>
    <number:currency-style style:name="N74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748"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748P0"/>
    </number:currency-style>
    <number:number-style style:name="N74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749"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749P0"/>
    </number:number-style>
    <number:time-style style:name="N750">
      <number:minutes number:style="long"/>
      <number:text>:</number:text>
      <number:seconds number:style="long" number:decimal-places="1"/>
    </number:time-style>
    <number:date-style style:name="N751">
      <number:day number:style="long"/>
      <number:text> </number:text>
      <number:day-of-week number:style="long"/>
      <number:text> </number:text>
    </number:date-style>
    <number:time-style style:name="N752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753">
      <number:text>€ </number:text>
      <number:number number:decimal-places="4" number:min-decimal-places="0" number:decimal-replacement="" number:min-integer-digits="0"/>
    </number:number-style>
    <number:number-style style:name="N756P0" style:volatile="true">
      <number:text> € </number:text>
      <number:number number:decimal-places="5" number:min-decimal-places="5" number:min-integer-digits="1" number:grouping="true"/>
      <number:text> </number:text>
    </number:number-style>
    <number:number-style style:name="N756P1" style:volatile="true">
      <number:text>-€ </number:text>
      <number:number number:decimal-places="5" number:min-decimal-places="5" number:min-integer-digits="1" number:grouping="true"/>
      <number:text> </number:text>
    </number:number-style>
    <number:number-style style:name="N756P2" style:volatile="true">
      <number:text> € -</number:text>
      <number:number number:decimal-places="0" number:min-decimal-places="0" number:min-integer-digits="0"/>
      <number:text> </number:text>
    </number:number-style>
    <number:text-style style:name="N756">
      <number:text-content/>
      <number:text> </number:text>
      <style:map style:condition="value()&gt;0" style:apply-style-name="N756P0"/>
      <style:map style:condition="value()&lt;0" style:apply-style-name="N756P1"/>
      <style:map style:condition="value()=0" style:apply-style-name="N756P2"/>
    </number:text-style>
    <number:time-style style:name="N757">
      <number:hours/>
      <number:text>.</number:text>
      <number:minutes number:style="long"/>
      <number:text>.</number:text>
      <number:seconds number:style="long"/>
    </number:time-style>
    <number:number-style style:name="N759P0" style:volatile="true">
      <number:text>L. </number:text>
      <number:number number:decimal-places="2" number:min-decimal-places="2" number:min-integer-digits="1" number:grouping="true"/>
      <number:text> </number:text>
    </number:number-style>
    <number:number-style style:name="N759">
      <number:text>(L. </number:text>
      <number:number number:decimal-places="2" number:min-decimal-places="2" number:min-integer-digits="1" number:grouping="true"/>
      <number:text>)</number:text>
      <style:map style:condition="value()&gt;=0" style:apply-style-name="N759P0"/>
    </number:number-style>
    <number:number-style style:name="N761P0" style:volatile="true">
      <number:text>True</number:text>
    </number:number-style>
    <number:number-style style:name="N761P1" style:volatile="true">
      <number:text>True</number:text>
    </number:number-style>
    <number:number-style style:name="N761">
      <number:text>False</number:text>
      <style:map style:condition="value()&gt;0" style:apply-style-name="N761P0"/>
      <style:map style:condition="value()&lt;0" style:apply-style-name="N761P1"/>
    </number:number-style>
    <number:date-style style:name="N76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764P0" style:volatile="true">
      <number:text>  </number:text>
      <number:number number:decimal-places="0" number:min-decimal-places="0" number:min-integer-digits="1" number:grouping="true"/>
    </number:number-style>
    <number:number-style style:name="N764">
      <number:text> -</number:text>
      <number:number number:decimal-places="0" number:min-decimal-places="0" number:min-integer-digits="1" number:grouping="true"/>
      <style:map style:condition="value()&gt;=0" style:apply-style-name="N764P0"/>
    </number:number-style>
    <number:number-style style:name="N765P0" style:volatile="true">
      <number:number number:decimal-places="9" number:min-decimal-places="9" number:min-integer-digits="1"/>
    </number:number-style>
    <number:number-style style:name="N765">
      <style:text-properties fo:color="#ff0000"/>
      <number:text>-</number:text>
      <number:number number:decimal-places="9" number:min-decimal-places="9" number:min-integer-digits="1"/>
      <style:map style:condition="value()&gt;=0" style:apply-style-name="N765P0"/>
    </number:number-style>
    <number:time-style style:name="N766">
      <number:minutes number:style="long"/>
      <number:text>:</number:text>
      <number:seconds number:style="long"/>
      <number:text>,</number:text>
    </number:time-style>
    <number:currency-style style:name="N768P0" style:volatile="true">
      <number:currency-symbol number:language="nn" number:country="NO">kr</number:currency-symbol>
      <number:number number:decimal-places="0" number:min-decimal-places="0" number:min-integer-digits="1" number:grouping="true"/>
    </number:currency-style>
    <number:currency-style style:name="N768">
      <number:currency-symbol number:language="nn" number:country="NO">kr</number:currency-symbol>
      <number:number number:decimal-places="0" number:min-decimal-places="0" number:min-integer-digits="1" number:grouping="true"/>
      <number:text>-</number:text>
      <style:map style:condition="value()&gt;=0" style:apply-style-name="N768P0"/>
    </number:currency-style>
    <number:date-style style:name="N769">
      <number:day number:style="long"/>
      <number:text>:</number:text>
      <number:month number:style="long"/>
      <number:text>:</number:text>
      <number:year/>
    </number:date-style>
    <number:number-style style:name="N773P0" style:volatile="true">
      <number:number number:decimal-places="0" number:min-decimal-places="0" number:min-integer-digits="1" number:grouping="true"/>
      <number:text> € </number:text>
    </number:number-style>
    <number:number-style style:name="N773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773P2" style:volatile="true">
      <number:text> - € </number:text>
    </number:number-style>
    <number:text-style style:name="N773">
      <number:text-content/>
      <number:text> </number:text>
      <style:map style:condition="value()&gt;0" style:apply-style-name="N773P0"/>
      <style:map style:condition="value()&lt;0" style:apply-style-name="N773P1"/>
      <style:map style:condition="value()=0" style:apply-style-name="N773P2"/>
    </number:text-style>
    <number:date-style style:name="N774">
      <number:day number:style="long"/>
      <number:text>:</number:text>
      <number:month number:style="long"/>
      <number:text>:</number:text>
      <number:year number:style="long"/>
      <number:text> </number:text>
      <number:hours number:style="long"/>
      <number:text>.</number:text>
      <number:minutes number:style="long"/>
    </number:date-style>
    <number:number-style style:name="N775P0" style:volatile="true"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1" style:volatile="true">
      <number:text>-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775P2" style:volatile="true">
      <number:text> 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date-style style:name="N77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number-style style:name="N777P0" style:volatile="true">
      <number:number number:decimal-places="3" number:min-decimal-places="3" number:min-integer-digits="1" number:grouping="true"/>
      <number:text> </number:text>
    </number:number-style>
    <number:number-style style:name="N777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777P0"/>
    </number:number-style>
    <number:currency-style style:name="N778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778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778P0"/>
    </number:currency-style>
    <number:number-style style:name="N780P0" style:volatile="true"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780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780">
      <number:text-content/>
      <number:text> </number:text>
      <style:map style:condition="value()&gt;0" style:apply-style-name="N780P0"/>
      <style:map style:condition="value()&lt;0" style:apply-style-name="N780P1"/>
      <style:map style:condition="value()=0" style:apply-style-name="N780P2"/>
    </number:text-style>
    <number:date-style style:name="N781">
      <number:month number:textual="true"/>
      <number:text> </number:text>
      <number:year/>
    </number:date-style>
    <number:number-style style:name="N782">
      <number:number number:decimal-places="17" number:min-decimal-places="17" number:min-integer-digits="0" number:grouping="true"/>
    </number:number-style>
    <number:number-style style:name="N783P0" style:volatile="true">
      <number:text>Attivo</number:text>
    </number:number-style>
    <number:number-style style:name="N783P1" style:volatile="true">
      <number:text>Attivo</number:text>
    </number:number-style>
    <number:number-style style:name="N783">
      <number:text>Inattivo</number:text>
      <style:map style:condition="value()&gt;0" style:apply-style-name="N783P0"/>
      <style:map style:condition="value()&lt;0" style:apply-style-name="N783P1"/>
    </number:number-style>
    <number:number-style style:name="N784">
      <number:number number:decimal-places="0" number:min-decimal-places="0" number:min-integer-digits="4" number:grouping="true"/>
    </number:number-style>
    <number:number-style style:name="N785">
      <number:text>L. </number:text>
      <number:number number:decimal-places="8" number:min-decimal-places="8" number:min-integer-digits="1" number:grouping="true"/>
    </number:number-style>
    <number:date-style style:name="N786">
      <number:day/>
      <number:text>/</number:text>
      <number:month/>
      <number:text>/</number:text>
      <number:year/>
      <number:text> </number:text>
      <number:hours/>
      <number:text>.</number:text>
      <number:minutes number:style="long"/>
    </number:date-style>
    <number:number-style style:name="N787P0" style:volatile="true">
      <number:number number:decimal-places="2" number:min-decimal-places="2" number:min-integer-digits="1" number:grouping="true"/>
    </number:number-style>
    <number:number-style style:name="N787">
      <style:text-properties fo:color="#ff0000"/>
      <number:number number:decimal-places="2" number:min-decimal-places="2" number:min-integer-digits="1" number:grouping="true"/>
      <style:map style:condition="value()&gt;=0" style:apply-style-name="N787P0"/>
    </number:number-style>
    <number:date-style style:name="N788">
      <number:day/>
      <number:text>-</number:text>
      <number:month number:textual="true"/>
      <number:text>-</number:text>
      <number:year/>
    </number:date-style>
    <number:number-style style:name="N790P0" style:volatile="true">
      <number:number number:decimal-places="2" number:min-decimal-places="2" number:min-integer-digits="1">
        <number:embedded-text number:position="3"> </number:embedded-text>
      </number:number>
    </number:number-style>
    <number:number-style style:name="N790P1" style:volatile="true">
      <number:text>-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790">
      <number:text>-</number:text>
      <number:number number:decimal-places="0" number:min-decimal-places="0" number:min-integer-digits="0"/>
      <style:map style:condition="value()&gt;0" style:apply-style-name="N790P0"/>
      <style:map style:condition="value()&lt;0" style:apply-style-name="N790P1"/>
    </number:number-style>
    <number:number-style style:name="N791P0" style:volatile="true">
      <number:number number:decimal-places="0" number:min-decimal-places="0" number:min-integer-digits="1" number:grouping="true"/>
      <number:text> DM</number:text>
    </number:number-style>
    <number:number-style style:name="N791">
      <style:text-properties fo:color="#00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791P0"/>
    </number:number-style>
    <number:number-style style:name="N792">
      <number:number number:decimal-places="6" number:min-decimal-places="6" number:min-integer-digits="1" number:grouping="true"/>
    </number:number-style>
    <number:number-style style:name="N796P0" style:volatile="true">
      <number:number number:decimal-places="2" number:min-decimal-places="2" number:min-integer-digits="1" number:grouping="true"/>
      <number:text>    </number:text>
    </number:number-style>
    <number:number-style style:name="N796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796P2" style:volatile="true">
      <number:text>-</number:text>
      <number:number number:decimal-places="0" number:min-decimal-places="0" number:min-integer-digits="0"/>
      <number:text>    </number:text>
    </number:number-style>
    <number:text-style style:name="N796">
      <number:text-content/>
      <number:text> </number:text>
      <style:map style:condition="value()&gt;0" style:apply-style-name="N796P0"/>
      <style:map style:condition="value()&lt;0" style:apply-style-name="N796P1"/>
      <style:map style:condition="value()=0" style:apply-style-name="N796P2"/>
    </number:text-style>
    <number:time-style style:name="N797">
      <number:minutes number:style="long"/>
      <number:text>:</number:text>
      <number:seconds number:style="long"/>
    </number:time-style>
    <number:number-style style:name="N799P0" style:volatile="true">
      <number:text> € </number:text>
      <number:number number:decimal-places="0" number:min-decimal-places="0" number:min-integer-digits="1" number:grouping="true"/>
      <number:text> </number:text>
    </number:number-style>
    <number:number-style style:name="N799P1" style:volatile="true">
      <number:text>-€ </number:text>
      <number:number number:decimal-places="0" number:min-decimal-places="0" number:min-integer-digits="1" number:grouping="true"/>
      <number:text> </number:text>
    </number:number-style>
    <number:number-style style:name="N799P2" style:volatile="true">
      <number:text> € - </number:text>
    </number:number-style>
    <number:text-style style:name="N799">
      <number:text-content/>
      <number:text> </number:text>
      <style:map style:condition="value()&gt;0" style:apply-style-name="N799P0"/>
      <style:map style:condition="value()&lt;0" style:apply-style-name="N799P1"/>
      <style:map style:condition="value()=0" style:apply-style-name="N799P2"/>
    </number:text-style>
    <number:number-style style:name="N800P0" style:volatile="true">
      <number:number number:decimal-places="2" number:min-decimal-places="2" number:min-integer-digits="1" number:grouping="true"/>
      <number:text> </number:text>
    </number:number-style>
    <number:number-style style:name="N800">
      <style:text-properties fo:color="#00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00P0"/>
    </number:number-style>
    <number:date-style style:name="N801">
      <number:day number:style="long"/>
      <number:text>:</number:text>
      <number:hours number:style="long"/>
      <number:text>:</number:text>
      <number:minutes number:style="long"/>
      <number:text>:</number:text>
      <number:seconds number:style="long"/>
    </number:date-style>
    <number:date-style style:name="N802">
      <number:day-of-week number:style="long"/>
      <number:text> </number:text>
    </number:date-style>
    <number:number-style style:name="N804P0" style:volatile="true">
      <number:text> €</number:text>
      <number:number number:decimal-places="2" number:min-decimal-places="2" number:min-integer-digits="1" number:grouping="true"/>
      <number:text> </number:text>
    </number:number-style>
    <number:number-style style:name="N804P1" style:volatile="true">
      <number:text> €(</number:text>
      <number:number number:decimal-places="2" number:min-decimal-places="2" number:min-integer-digits="1" number:grouping="true"/>
      <number:text>)</number:text>
    </number:number-style>
    <number:number-style style:name="N804P2" style:volatile="true">
      <number:text> €-</number:text>
      <number:number number:decimal-places="0" number:min-decimal-places="0" number:min-integer-digits="0"/>
      <number:text> </number:text>
    </number:number-style>
    <number:text-style style:name="N804">
      <number:text-content/>
      <number:text> </number:text>
      <style:map style:condition="value()&gt;0" style:apply-style-name="N804P0"/>
      <style:map style:condition="value()&lt;0" style:apply-style-name="N804P1"/>
      <style:map style:condition="value()=0" style:apply-style-name="N804P2"/>
    </number:text-style>
    <number:number-style style:name="N805P0" style:volatile="true">
      <number:text>IR£</number:text>
      <number:number number:decimal-places="0" number:min-decimal-places="0" number:min-integer-digits="1" number:grouping="true"/>
    </number:number-style>
    <number:number-style style:name="N805">
      <style:text-properties fo:color="#ff0000"/>
      <number:text>-IR£</number:text>
      <number:number number:decimal-places="0" number:min-decimal-places="0" number:min-integer-digits="1" number:grouping="true"/>
      <style:map style:condition="value()&gt;=0" style:apply-style-name="N805P0"/>
    </number:number-style>
    <number:date-style style:name="N806">
      <number:day number:style="long"/>
      <number:text>. </number:text>
      <number:month number:textual="true"/>
      <number:text> </number:text>
      <number:year/>
    </number:date-style>
    <number:number-style style:name="N807P0" style:volatile="true">
      <number:number number:decimal-places="2" number:min-decimal-places="2" number:min-integer-digits="1" number:grouping="true"/>
      <number:text>   </number:text>
    </number:number-style>
    <number:number-style style:name="N80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807P0"/>
    </number:number-style>
    <number:number-style style:name="N80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809">
      <number:number number:decimal-places="12" number:min-decimal-places="12" number:min-integer-digits="0" number:grouping="true"/>
    </number:number-style>
    <number:number-style style:name="N811P0" style:volatile="true">
      <style:text-properties fo:color="#0000ff"/>
      <number:text>-</number:text>
      <number:number number:decimal-places="4" number:min-decimal-places="4" number:min-integer-digits="1" number:grouping="true"/>
    </number:number-style>
    <number:number-style style:name="N811">
      <style:text-properties fo:color="#ff0000"/>
      <number:text>-</number:text>
      <number:number number:decimal-places="4" number:min-decimal-places="4" number:min-integer-digits="1" number:grouping="true"/>
      <style:map style:condition="value()&gt;=0" style:apply-style-name="N811P0"/>
    </number:number-style>
    <number:number-style style:name="N815P0" style:volatile="true"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815P1" style:volatile="true">
      <number:fill-character> </number:fill-character>
      <number:text>(</number:text>
      <number:number number:decimal-places="0" number:min-decimal-places="0" number:min-integer-digits="1" number:grouping="true"/>
      <number:text>)    </number:text>
    </number:number-style>
    <number:number-style style:name="N815P2" style:volatile="true">
      <number:fill-character> </number:fill-character>
      <number:text>-     </number:text>
    </number:number-style>
    <number:text-style style:name="N815">
      <number:text-content/>
      <number:text> </number:text>
      <style:map style:condition="value()&gt;0" style:apply-style-name="N815P0"/>
      <style:map style:condition="value()&lt;0" style:apply-style-name="N815P1"/>
      <style:map style:condition="value()=0" style:apply-style-name="N815P2"/>
    </number:text-style>
    <number:number-style style:name="N816">
      <number:text>€  </number:text>
      <number:number number:decimal-places="2" number:min-decimal-places="2" number:min-integer-digits="0" number:grouping="true"/>
    </number:number-style>
    <number:percentage-style style:name="N817">
      <number:number number:decimal-places="4" number:min-decimal-places="4" number:min-integer-digits="1"/>
      <number:text>%</number:text>
    </number:percentage-style>
    <number:number-style style:name="N818">
      <number:number number:decimal-places="4" number:min-decimal-places="4" number:min-integer-digits="0" number:grouping="true"/>
    </number:number-style>
    <number:date-style style:name="N819">
      <number:day/>
      <number:text> </number:text>
      <number:month number:style="long" number:textual="true"/>
    </number:date-style>
    <number:time-style style:name="N820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821">
      <number:month number:calendar="jewish" number:style="long" number:textual="true"/>
      <number:text> </number:text>
      <number:year number:calendar="jewish" number:style="long"/>
    </number:date-style>
    <number:number-style style:name="N822P0" style:volatile="true">
      <number:number number:decimal-places="2" number:min-decimal-places="2" number:min-integer-digits="1" number:grouping="true"/>
      <number:text> </number:text>
    </number:number-style>
    <number:number-style style:name="N822">
      <number:text>-</number:text>
      <number:number number:decimal-places="2" number:min-decimal-places="2" number:min-integer-digits="1" number:grouping="true"/>
      <number:text> </number:text>
      <style:map style:condition="value()&gt;=0" style:apply-style-name="N822P0"/>
    </number:number-style>
    <number:time-style style:name="N823">
      <number:hours/>
      <number:text>.</number:text>
      <number:minutes number:style="long"/>
      <number:text>.</number:text>
      <number:seconds number:style="long"/>
      <number:text> </number:text>
      <number:am-pm/>
    </number:time-style>
    <number:date-style style:name="N824">
      <number:day/>
      <number:text> </number:text>
      <number:month number:style="long" number:textual="true"/>
      <number:text> </number:text>
    </number:date-style>
    <number:currency-style style:name="N826P0" style:volatile="true">
      <number:currency-symbol number:language="it" number:country="IT">€</number:currency-symbol>
      <number:text> </number:text>
      <number:number number:decimal-places="7" number:min-decimal-places="7" number:min-integer-digits="1" number:grouping="true"/>
    </number:currency-style>
    <number:currency-style style:name="N826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decimal-places="7" number:min-integer-digits="1" number:grouping="true"/>
      <style:map style:condition="value()&gt;=0" style:apply-style-name="N826P0"/>
    </number:currency-style>
    <number:number-style style:name="N827P0" style:volatile="true">
      <number:text>L. </number:text>
      <number:number number:decimal-places="0" number:min-decimal-places="0" number:min-integer-digits="3">
        <number:embedded-text number:position="2">.</number:embedded-text>
      </number:number>
    </number:number-style>
    <number:number-style style:name="N827">
      <style:text-properties fo:color="#ff0000"/>
      <number:text>-L. </number:text>
      <number:number number:decimal-places="0" number:min-decimal-places="0" number:min-integer-digits="3">
        <number:embedded-text number:position="2">.</number:embedded-text>
      </number:number>
      <style:map style:condition="value()&gt;=0" style:apply-style-name="N827P0"/>
    </number:number-style>
    <number:time-style style:name="N828">
      <number:hours number:style="long"/>
      <number:text>.</number:text>
      <number:minutes number:style="long"/>
      <number:text>.</number:text>
      <number:seconds number:style="long" number:decimal-places="2"/>
      <number:text> </number:text>
      <number:am-pm/>
    </number:time-style>
    <number:number-style style:name="N829P0" style:volatile="true">
      <number:text>L. </number:text>
      <number:number number:decimal-places="2" number:min-decimal-places="2" number:min-integer-digits="1">
        <number:embedded-text number:position="3"> </number:embedded-text>
      </number:number>
    </number:number-style>
    <number:number-style style:name="N829">
      <number:text>-L. </number:text>
      <number:number number:decimal-places="2" number:min-decimal-places="2" number:min-integer-digits="1">
        <number:embedded-text number:position="3"> </number:embedded-text>
      </number:number>
      <style:map style:condition="value()&gt;=0" style:apply-style-name="N829P0"/>
    </number:number-style>
    <number:number-style style:name="N830">
      <number:text>€ </number:text>
      <number:number number:decimal-places="3" number:min-decimal-places="0" number:decimal-replacement="" number:min-integer-digits="0" number:display-factor="1000"/>
    </number:number-style>
    <number:number-style style:name="N831P0" style:volatile="true">
      <number:text>L. </number:text>
      <number:number number:decimal-places="2" number:min-decimal-places="2" number:min-integer-digits="1" number:grouping="true"/>
    </number:number-style>
    <number:number-style style:name="N831">
      <number:text>-L. </number:text>
      <number:number number:decimal-places="2" number:min-decimal-places="2" number:min-integer-digits="1" number:grouping="true"/>
      <style:map style:condition="value()&gt;=0" style:apply-style-name="N831P0"/>
    </number:number-style>
    <number:time-style style:name="N832">
      <number:hours number:style="long"/>
      <number:text>.</number:text>
      <number:minutes number:style="long"/>
      <number:text>.</number:text>
      <number:seconds number:style="long" number:decimal-places="2"/>
    </number:time-style>
    <number:number-style style:name="N833P0" style:volatile="true">
      <number:number number:decimal-places="0" number:min-decimal-places="0" number:min-integer-digits="1" number:grouping="true"/>
      <number:text> DM</number:text>
    </number:number-style>
    <number:number-style style:name="N833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833P0"/>
    </number:number-style>
    <number:number-style style:name="N834P0" style:volatile="true">
      <number:number number:decimal-places="0" number:min-decimal-places="0" number:min-integer-digits="1">
        <number:embedded-text number:position="3"> </number:embedded-text>
      </number:number>
      <number:text> </number:text>
    </number:number-style>
    <number:number-style style:name="N834">
      <style:text-properties fo:color="#ff0000"/>
      <number:text>-</number:text>
      <number:number number:decimal-places="0" number:min-decimal-places="0" number:min-integer-digits="1">
        <number:embedded-text number:position="3"> </number:embedded-text>
      </number:number>
      <number:text> </number:text>
      <style:map style:condition="value()&gt;=0" style:apply-style-name="N834P0"/>
    </number:number-style>
    <number:number-style style:name="N835">
      <number:number number:decimal-places="14" number:min-decimal-places="14" number:min-integer-digits="0" number:grouping="true"/>
    </number:number-style>
    <number:number-style style:name="N836P0" style:volatile="true">
      <number:number number:decimal-places="2" number:min-decimal-places="2" number:min-integer-digits="1">
        <number:embedded-text number:position="3"> </number:embedded-text>
      </number:number>
      <number:text> </number:text>
    </number:number-style>
    <number:number-style style:name="N836">
      <style:text-properties fo:color="#ff0000"/>
      <number:text>-</number:text>
      <number:number number:decimal-places="2" number:min-decimal-places="2" number:min-integer-digits="1">
        <number:embedded-text number:position="3"> </number:embedded-text>
      </number:number>
      <number:text> </number:text>
      <style:map style:condition="value()&gt;=0" style:apply-style-name="N836P0"/>
    </number:number-style>
    <number:number-style style:name="N837">
      <number:text>€ </number:text>
      <number:number number:decimal-places="2" number:min-decimal-places="0" number:decimal-replacement="" number:min-integer-digits="0"/>
    </number:number-style>
    <number:number-style style:name="N838P0" style:volatile="true">
      <number:number number:decimal-places="2" number:min-decimal-places="2" number:min-integer-digits="1" number:grouping="true"/>
      <number:text> €</number:text>
    </number:number-style>
    <number:number-style style:name="N8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838P0"/>
    </number:number-style>
    <number:currency-style style:name="N841P0" style:volatile="true">
      <number:currency-symbol>€</number:currency-symbol>
      <number:text> </number:text>
      <number:number number:decimal-places="1" number:min-decimal-places="1" number:min-integer-digits="1" number:grouping="true"/>
      <number:text> </number:text>
    </number:currency-style>
    <number:currency-style style:name="N841P1" style:volatile="true">
      <number:currency-symbol>€</number:currency-symbol>
      <number:text> -</number:text>
      <number:number number:decimal-places="1" number:min-decimal-places="1" number:min-integer-digits="1" number:grouping="true"/>
      <number:text> </number:text>
    </number:currency-style>
    <number:currency-style style:name="N841P2" style:volatile="true">
      <number:currency-symbol>€</number:currency-symbol>
      <number:text> -</number:text>
      <number:number number:decimal-places="0" number:min-decimal-places="0" number:min-integer-digits="0"/>
      <number:text> </number:text>
    </number:currency-style>
    <number:text-style style:name="N841">
      <number:text-content/>
      <number:text> </number:text>
      <style:map style:condition="value()&gt;0" style:apply-style-name="N841P0"/>
      <style:map style:condition="value()&lt;0" style:apply-style-name="N841P1"/>
      <style:map style:condition="value()=0" style:apply-style-name="N841P2"/>
    </number:text-style>
    <number:currency-style style:name="N843P0" style:volatile="true">
      <number:currency-symbol number:language="it" number:country="IT">€</number:currency-symbol>
      <number:text> </number:text>
      <number:number number:decimal-places="1" number:min-decimal-places="1" number:min-integer-digits="1" number:grouping="true"/>
    </number:currency-style>
    <number:currency-style style:name="N843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decimal-places="1" number:min-integer-digits="1" number:grouping="true"/>
      <style:map style:condition="value()&gt;=0" style:apply-style-name="N843P0"/>
    </number:currency-style>
    <number:number-style style:name="N847P0" style:volatile="true">
      <number:number number:decimal-places="2" number:min-decimal-places="2" number:min-integer-digits="1" number:grouping="true"/>
      <number:text> SFr. </number:text>
    </number:number-style>
    <number:number-style style:name="N847P1" style:volatile="true">
      <number:text>-</number:text>
      <number:number number:decimal-places="2" number:min-decimal-places="2" number:min-integer-digits="1" number:grouping="true"/>
      <number:text> SFr. </number:text>
    </number:number-style>
    <number:number-style style:name="N847P2" style:volatile="true">
      <number:text>-</number:text>
      <number:number number:decimal-places="0" number:min-decimal-places="0" number:min-integer-digits="0"/>
      <number:text> SFr. </number:text>
    </number:number-style>
    <number:text-style style:name="N847">
      <number:text-content/>
      <number:text> </number:text>
      <style:map style:condition="value()&gt;0" style:apply-style-name="N847P0"/>
      <style:map style:condition="value()&lt;0" style:apply-style-name="N847P1"/>
      <style:map style:condition="value()=0" style:apply-style-name="N847P2"/>
    </number:text-style>
    <number:number-style style:name="N848">
      <number:number number:decimal-places="5" number:min-decimal-places="5" number:min-integer-digits="0" number:grouping="true"/>
    </number:number-style>
    <number:number-style style:name="N850P0" style:volatile="true">
      <number:number number:decimal-places="0" number:min-decimal-places="0" number:min-integer-digits="1">
        <number:embedded-text number:position="3"> </number:embedded-text>
      </number:number>
    </number:number-style>
    <number:number-style style:name="N850P1" style:volatile="true">
      <number:text>(</number:text>
      <number:number number:decimal-places="0" number:min-decimal-places="0" number:min-integer-digits="1">
        <number:embedded-text number:position="3"> </number:embedded-text>
      </number:number>
      <number:text>)</number:text>
    </number:number-style>
    <number:number-style style:name="N850">
      <number:text>-</number:text>
      <style:map style:condition="value()&gt;0" style:apply-style-name="N850P0"/>
      <style:map style:condition="value()&lt;0" style:apply-style-name="N850P1"/>
    </number:number-style>
    <number:number-style style:name="N852P0" style:volatile="true">
      <number:number number:decimal-places="20" number:min-decimal-places="20" number:min-integer-digits="1"/>
    </number:number-style>
    <number:number-style style:name="N852">
      <style:text-properties fo:color="#ff0000"/>
      <number:text>-</number:text>
      <number:number number:decimal-places="20" number:min-decimal-places="20" number:min-integer-digits="1"/>
      <style:map style:condition="value()&gt;=0" style:apply-style-name="N852P0"/>
    </number:number-style>
    <number:time-style style:name="N853">
      <number:minutes number:style="long"/>
      <number:text>.</number:text>
      <number:seconds number:style="long"/>
      <number:text>,</number:text>
    </number:time-style>
    <number:number-style style:name="N854">
      <number:text>€ </number:text>
      <number:number number:decimal-places="3" number:min-decimal-places="0" number:decimal-replacement="" number:min-integer-digits="0"/>
    </number:number-style>
    <number:currency-style style:name="N858P0" style:volatile="true"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1" style:volatile="true">
      <number:text>-</number:text>
      <number:number number:decimal-places="4" number:min-decimal-places="4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58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58">
      <number:text-content/>
      <number:text> </number:text>
      <style:map style:condition="value()&gt;0" style:apply-style-name="N858P0"/>
      <style:map style:condition="value()&lt;0" style:apply-style-name="N858P1"/>
      <style:map style:condition="value()=0" style:apply-style-name="N858P2"/>
    </number:text-style>
    <number:number-style style:name="N859P0" style:volatile="true">
      <number:text> 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1" style:volatile="true">
      <number:text>-</number:text>
      <number:fill-character> </number:fill-character>
      <number:number number:decimal-places="4" number:min-decimal-places="4" number:min-integer-digits="1" number:grouping="true"/>
      <number:text> </number:text>
    </number:number-style>
    <number:number-style style:name="N859P2" style:volatile="true">
      <number:text> </number:text>
      <number:fill-character> </number:fill-character>
      <number:text>- </number:text>
    </number:number-style>
    <number:text-style style:name="N859">
      <number:text> </number:text>
      <number:text-content/>
      <number:text> </number:text>
      <style:map style:condition="value()&gt;0" style:apply-style-name="N859P0"/>
      <style:map style:condition="value()&lt;0" style:apply-style-name="N859P1"/>
      <style:map style:condition="value()=0" style:apply-style-name="N859P2"/>
    </number:text-style>
    <number:number-style style:name="N860P0" style:volatile="true">
      <number:number number:decimal-places="2" number:min-decimal-places="2" number:min-integer-digits="1" number:grouping="true"/>
      <number:text> </number:text>
    </number:number-style>
    <number:number-style style:name="N8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860P0"/>
    </number:number-style>
    <number:time-style style:name="N861P0" style:volatile="true">
      <number:hours/>
      <number:text>.</number:text>
      <number:minutes number:style="long"/>
    </number:time-style>
    <number:text-style style:name="N861">
      <number:text-content/>
      <style:map style:condition="value()&lt;=1.7976931348623157E+308" style:apply-style-name="N861P0"/>
    </number:text-style>
    <number:time-style style:name="N862">
      <number:hours/>
      <number:text>,</number:text>
      <number:minutes number:style="long"/>
      <number:text> </number:text>
      <number:am-pm/>
    </number:time-style>
    <number:currency-style style:name="N86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1" style:volatile="true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865P2" style:volatile="true"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865">
      <number:text-content/>
      <number:text> </number:text>
      <style:map style:condition="value()&gt;0" style:apply-style-name="N865P0"/>
      <style:map style:condition="value()&lt;0" style:apply-style-name="N865P1"/>
      <style:map style:condition="value()=0" style:apply-style-name="N865P2"/>
    </number:text-style>
    <number:number-style style:name="N867P0" style:volatile="true">
      <number:text>Vero</number:text>
    </number:number-style>
    <number:number-style style:name="N867P1" style:volatile="true">
      <number:text>Vero</number:text>
    </number:number-style>
    <number:number-style style:name="N867">
      <number:text>Falso</number:text>
      <style:map style:condition="value()&gt;0" style:apply-style-name="N867P0"/>
      <style:map style:condition="value()&lt;0" style:apply-style-name="N867P1"/>
    </number:number-style>
    <number:currency-style style:name="N869P0" style:volatile="true">
      <number:currency-symbol number:language="en" number:country="GB">£</number:currency-symbol>
      <number:number number:decimal-places="2" number:min-decimal-places="0" number:decimal-replacement="--" number:min-integer-digits="1" number:grouping="true"/>
    </number:currency-style>
    <number:currency-style style:name="N869">
      <number:text>-</number:text>
      <number:currency-symbol number:language="en" number:country="GB">£</number:currency-symbol>
      <number:number number:decimal-places="2" number:min-decimal-places="0" number:decimal-replacement="--" number:min-integer-digits="1" number:grouping="true"/>
      <style:map style:condition="value()&gt;=0" style:apply-style-name="N869P0"/>
    </number:currency-style>
    <number:number-style style:name="N87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87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870P0"/>
    </number:number-style>
    <number:number-style style:name="N874P0" style:volatile="true">
      <number:number number:decimal-places="0" number:min-decimal-places="0" number:min-integer-digits="1" number:grouping="true"/>
      <number:text> SFr. </number:text>
    </number:number-style>
    <number:number-style style:name="N874P1" style:volatile="true">
      <number:text>-</number:text>
      <number:number number:decimal-places="0" number:min-decimal-places="0" number:min-integer-digits="1" number:grouping="true"/>
      <number:text> SFr. </number:text>
    </number:number-style>
    <number:number-style style:name="N874P2" style:volatile="true">
      <number:text> - SFr. </number:text>
    </number:number-style>
    <number:text-style style:name="N874">
      <number:text-content/>
      <number:text> </number:text>
      <style:map style:condition="value()&gt;0" style:apply-style-name="N874P0"/>
      <style:map style:condition="value()&lt;0" style:apply-style-name="N874P1"/>
      <style:map style:condition="value()=0" style:apply-style-name="N874P2"/>
    </number:text-style>
    <number:number-style style:name="N87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87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875">
      <number:text> </number:text>
      <number:text-content/>
      <number:text> </number:text>
      <style:map style:condition="value()&gt;0" style:apply-style-name="N875P0"/>
      <style:map style:condition="value()&lt;0" style:apply-style-name="N875P1"/>
      <style:map style:condition="value()=0" style:apply-style-name="N875P2"/>
    </number:text-style>
    <number:number-style style:name="N878P0" style:volatile="true">
      <number:text> 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1" style:volatile="true">
      <number:text>-L. </number:text>
      <number:number number:decimal-places="0" number:min-decimal-places="0" number:min-integer-digits="3">
        <number:embedded-text number:position="2">.</number:embedded-text>
      </number:number>
      <number:text> </number:text>
    </number:number-style>
    <number:number-style style:name="N878P2" style:volatile="true">
      <number:text> L. -</number:text>
      <number:number number:decimal-places="0" number:min-decimal-places="0" number:min-integer-digits="0"/>
      <number:text> </number:text>
    </number:number-style>
    <number:text-style style:name="N878">
      <number:text-content/>
      <number:text> </number:text>
      <style:map style:condition="value()&gt;0" style:apply-style-name="N878P0"/>
      <style:map style:condition="value()&lt;0" style:apply-style-name="N878P1"/>
      <style:map style:condition="value()=0" style:apply-style-name="N878P2"/>
    </number:text-style>
    <number:number-style style:name="N879P0" style:volatile="true">
      <number:text>$</number:text>
      <number:number number:decimal-places="0" number:min-decimal-places="0" number:min-integer-digits="1">
        <number:embedded-text number:position="3"> </number:embedded-text>
      </number:number>
    </number:number-style>
    <number:number-style style:name="N879">
      <style:text-properties fo:color="#ff0000"/>
      <number:text>($</number:text>
      <number:number number:decimal-places="0" number:min-decimal-places="0" number:min-integer-digits="1">
        <number:embedded-text number:position="3"> </number:embedded-text>
      </number:number>
      <number:text>)</number:text>
      <style:map style:condition="value()&gt;=0" style:apply-style-name="N879P0"/>
    </number:number-style>
    <number:number-style style:name="N880P0" style:volatile="true">
      <number:number number:decimal-places="12" number:min-decimal-places="12" number:min-integer-digits="1"/>
    </number:number-style>
    <number:number-style style:name="N880">
      <style:text-properties fo:color="#ff0000"/>
      <number:text>-</number:text>
      <number:number number:decimal-places="12" number:min-decimal-places="12" number:min-integer-digits="1"/>
      <style:map style:condition="value()&gt;=0" style:apply-style-name="N880P0"/>
    </number:number-style>
    <number:number-style style:name="N881P0" style:volatile="true">
      <number:number number:decimal-places="5" number:min-decimal-places="5" number:min-integer-digits="1" number:grouping="true"/>
    </number:number-style>
    <number:number-style style:name="N881">
      <style:text-properties fo:color="#ff0000"/>
      <number:text>-</number:text>
      <number:number number:decimal-places="5" number:min-decimal-places="5" number:min-integer-digits="1" number:grouping="true"/>
      <style:map style:condition="value()&gt;=0" style:apply-style-name="N881P0"/>
    </number:number-style>
    <number:number-style style:name="N882P0" style:volatile="true">
      <number:text>L. </number:text>
      <number:number number:decimal-places="0" number:min-decimal-places="0" number:min-integer-digits="1" number:grouping="true"/>
    </number:number-style>
    <number:number-style style:name="N882">
      <number:text>-L. </number:text>
      <number:number number:decimal-places="0" number:min-decimal-places="0" number:min-integer-digits="1" number:grouping="true"/>
      <style:map style:condition="value()&gt;=0" style:apply-style-name="N882P0"/>
    </number:number-style>
    <number:number-style style:name="N883">
      <number:number number:decimal-places="6" number:min-decimal-places="6" number:min-integer-digits="0" number:grouping="true"/>
    </number:number-style>
    <number:number-style style:name="N884">
      <number:number number:decimal-places="18" number:min-decimal-places="18" number:min-integer-digits="0" number:grouping="true"/>
    </number:number-style>
    <number:time-style style:name="N885">
      <number:hours/>
      <number:text>.</number:text>
      <number:minutes number:style="long"/>
      <number:text> </number:text>
      <number:am-pm/>
    </number:time-style>
    <number:number-style style:name="N88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888P2" style:volatile="true">
      <number:fill-character> </number:fill-character>
      <number:text>- </number:text>
    </number:number-style>
    <number:text-style style:name="N888">
      <number:text-content/>
      <number:text> </number:text>
      <style:map style:condition="value()&gt;0" style:apply-style-name="N888P0"/>
      <style:map style:condition="value()&lt;0" style:apply-style-name="N888P1"/>
      <style:map style:condition="value()=0" style:apply-style-name="N888P2"/>
    </number:text-style>
    <number:currency-style style:name="N890P0" style:volatile="true"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</number:currency-style>
    <number:currency-style style:name="N890">
      <style:text-properties fo:color="#ff0000"/>
      <number:text>-</number:text>
      <number:currency-symbol>L.</number:currency-symbol>
      <number:text> </number:text>
      <number:number number:decimal-places="0" number:min-decimal-places="0" number:min-integer-digits="1">
        <number:embedded-text number:position="3"> </number:embedded-text>
      </number:number>
      <style:map style:condition="value()&gt;=0" style:apply-style-name="N890P0"/>
    </number:currency-style>
    <number:number-style style:name="N892P0" style:volatile="true">
      <number:number number:decimal-places="19" number:min-decimal-places="19" number:min-integer-digits="1"/>
    </number:number-style>
    <number:number-style style:name="N892">
      <style:text-properties fo:color="#ff0000"/>
      <number:text>-</number:text>
      <number:number number:decimal-places="19" number:min-decimal-places="19" number:min-integer-digits="1"/>
      <style:map style:condition="value()&gt;=0" style:apply-style-name="N892P0"/>
    </number:number-style>
    <number:date-style style:name="N893P0" style:volatile="true">
      <number:day/>
      <number:text>-</number:text>
      <number:month number:textual="true"/>
      <number:text>-</number:text>
      <number:year/>
    </number:date-style>
    <number:text-style style:name="N893">
      <number:text-content/>
      <style:map style:condition="value()&lt;=1.7976931348623157E+308" style:apply-style-name="N893P0"/>
    </number:text-style>
    <number:number-style style:name="N894P0" style:volatile="true">
      <number:number number:decimal-places="0" number:min-decimal-places="0" number:min-integer-digits="1" number:grouping="true"/>
      <number:text> SFr.</number:text>
    </number:number-style>
    <number:number-style style:name="N894">
      <style:text-properties fo:color="#ff0000"/>
      <number:text>-</number:text>
      <number:number number:decimal-places="0" number:min-decimal-places="0" number:min-integer-digits="1" number:grouping="true"/>
      <number:text> SFr.</number:text>
      <style:map style:condition="value()&gt;=0" style:apply-style-name="N894P0"/>
    </number:number-style>
    <number:number-style style:name="N895">
      <number:number number:decimal-places="0" number:min-decimal-places="0" number:min-integer-digits="6"/>
    </number:number-style>
    <number:number-style style:name="N896P0" style:volatile="true">
      <number:number number:decimal-places="6" number:min-decimal-places="0" number:decimal-replacement="" number:min-integer-digits="0"/>
    </number:number-style>
    <number:number-style style:name="N896">
      <number:text/>
      <style:map style:condition="value()&gt;=0" style:apply-style-name="N896P0"/>
    </number:number-style>
    <number:number-style style:name="N900P0" style:volatile="true">
      <number:text> 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1" style:volatile="true">
      <number:text>-</number:text>
      <number:fill-character> </number:fill-character>
      <number:number number:decimal-places="0" number:min-decimal-places="0" number:min-integer-digits="1" number:grouping="true"/>
      <number:text> DM </number:text>
    </number:number-style>
    <number:number-style style:name="N900P2" style:volatile="true">
      <number:text> </number:text>
      <number:fill-character> </number:fill-character>
      <number:text>- DM </number:text>
    </number:number-style>
    <number:text-style style:name="N900">
      <number:text> </number:text>
      <number:text-content/>
      <number:text> </number:text>
      <style:map style:condition="value()&gt;0" style:apply-style-name="N900P0"/>
      <style:map style:condition="value()&lt;0" style:apply-style-name="N900P1"/>
      <style:map style:condition="value()=0" style:apply-style-name="N900P2"/>
    </number:text-style>
    <number:number-style style:name="N904P0" style:volatile="true">
      <number:text> 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1" style:volatile="true">
      <number:text>-</number:text>
      <number:fill-character> </number:fill-character>
      <number:number number:decimal-places="0" number:min-decimal-places="0" number:min-integer-digits="1" number:grouping="true"/>
      <number:text>       </number:text>
    </number:number-style>
    <number:number-style style:name="N904P2" style:volatile="true">
      <number:text> </number:text>
      <number:fill-character> </number:fill-character>
      <number:text>-       </number:text>
    </number:number-style>
    <number:text-style style:name="N904">
      <number:text> </number:text>
      <number:text-content/>
      <number:text> </number:text>
      <style:map style:condition="value()&gt;0" style:apply-style-name="N904P0"/>
      <style:map style:condition="value()&lt;0" style:apply-style-name="N904P1"/>
      <style:map style:condition="value()=0" style:apply-style-name="N904P2"/>
    </number:text-style>
    <number:number-style style:name="N908P0" style:volatile="true">
      <number:text> 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1" style:volatile="true">
      <number:text>-</number:text>
      <number:fill-character> </number:fill-character>
      <number:number number:decimal-places="2" number:min-decimal-places="2" number:min-integer-digits="1" number:grouping="true"/>
      <number:text> DM </number:text>
    </number:number-style>
    <number:number-style style:name="N9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DM </number:text>
    </number:number-style>
    <number:text-style style:name="N908">
      <number:text> </number:text>
      <number:text-content/>
      <number:text> </number:text>
      <style:map style:condition="value()&gt;0" style:apply-style-name="N908P0"/>
      <style:map style:condition="value()&lt;0" style:apply-style-name="N908P1"/>
      <style:map style:condition="value()=0" style:apply-style-name="N908P2"/>
    </number:text-style>
    <number:number-style style:name="N912P0" style:volatile="true">
      <number:text> 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1" style:volatile="true">
      <number:text>-</number:text>
      <number:fill-character> </number:fill-character>
      <number:number number:decimal-places="2" number:min-decimal-places="2" number:min-integer-digits="1" number:grouping="true"/>
      <number:text>       </number:text>
    </number:number-style>
    <number:number-style style:name="N91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 </number:text>
    </number:number-style>
    <number:text-style style:name="N912">
      <number:text> </number:text>
      <number:text-content/>
      <number:text> </number:text>
      <style:map style:condition="value()&gt;0" style:apply-style-name="N912P0"/>
      <style:map style:condition="value()&lt;0" style:apply-style-name="N912P1"/>
      <style:map style:condition="value()=0" style:apply-style-name="N912P2"/>
    </number:text-style>
    <number:number-style style:name="N913">
      <number:text>€ </number:text>
      <number:number number:decimal-places="3" number:min-decimal-places="3" number:min-integer-digits="1"/>
    </number:number-style>
    <number:number-style style:name="N914">
      <number:text>€ </number:text>
      <number:number number:decimal-places="4" number:min-decimal-places="4" number:min-integer-digits="1"/>
    </number:number-style>
    <number:number-style style:name="N915">
      <number:text>€ </number:text>
      <number:number number:decimal-places="5" number:min-decimal-places="5" number:min-integer-digits="1"/>
    </number:number-style>
    <number:number-style style:name="N916">
      <number:text>€ </number:text>
      <number:number number:decimal-places="6" number:min-decimal-places="6" number:min-integer-digits="1"/>
    </number:number-style>
    <number:number-style style:name="N917">
      <number:text>€ </number:text>
      <number:number number:decimal-places="7" number:min-decimal-places="7" number:min-integer-digits="1"/>
    </number:number-style>
    <number:number-style style:name="N918">
      <number:text>€ </number:text>
      <number:number number:decimal-places="8" number:min-decimal-places="8" number:min-integer-digits="1"/>
    </number:number-style>
    <number:number-style style:name="N919">
      <number:text>€ </number:text>
      <number:number number:decimal-places="9" number:min-decimal-places="9" number:min-integer-digits="1"/>
    </number:number-style>
    <number:number-style style:name="N920">
      <number:text>€ </number:text>
      <number:number number:decimal-places="1" number:min-decimal-places="1" number:min-integer-digits="1"/>
    </number:number-style>
    <number:number-style style:name="N921">
      <number:number number:decimal-places="2" number:min-decimal-places="2" number:min-integer-digits="2"/>
    </number:number-style>
    <number:date-style style:name="N922">
      <number:day-of-week number:style="long"/>
      <number:text> </number:text>
      <number:day number:style="long"/>
    </number:date-style>
    <number:number-style style:name="N923">
      <number:number number:decimal-places="1" number:min-decimal-places="1" number:min-integer-digits="0"/>
    </number:number-style>
    <number:number-style style:name="N924">
      <number:number number:decimal-places="2" number:min-decimal-places="2" number:min-integer-digits="0"/>
    </number:number-style>
    <number:currency-style style:name="N927P0" style:volatile="true"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1" style:volatile="true">
      <number:text>-</number:text>
      <number:currency-symbol number:language="it" number:country="IT">€</number:currency-symbol>
      <number:text> </number:text>
      <number:fill-character> </number:fill-character>
      <number:number number:decimal-places="3" number:min-decimal-places="3" number:min-integer-digits="1" number:grouping="true"/>
      <number:text> </number:text>
    </number:currency-style>
    <number:currency-style style:name="N927P2" style:volatile="true">
      <number:currency-symbol number:language="it" number:country="IT"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7">
      <number:text> </number:text>
      <number:text-content/>
      <number:text> </number:text>
      <style:map style:condition="value()&gt;0" style:apply-style-name="N927P0"/>
      <style:map style:condition="value()&lt;0" style:apply-style-name="N927P1"/>
      <style:map style:condition="value()=0" style:apply-style-name="N927P2"/>
    </number:text-style>
    <number:currency-style style:name="N929P0" style:volatile="true"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1" style:volatile="true">
      <number:text>-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929P2" style:volatile="true"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929">
      <number:text-content/>
      <number:text> </number:text>
      <style:map style:condition="value()&gt;0" style:apply-style-name="N929P0"/>
      <style:map style:condition="value()&lt;0" style:apply-style-name="N929P1"/>
      <style:map style:condition="value()=0" style:apply-style-name="N929P2"/>
    </number:text-style>
    <number:number-style style:name="N9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1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1">
      <number:text> </number:text>
      <number:text-content/>
      <number:text> </number:text>
      <style:map style:condition="value()&gt;0" style:apply-style-name="N931P0"/>
      <style:map style:condition="value()&lt;0" style:apply-style-name="N931P1"/>
      <style:map style:condition="value()=0" style:apply-style-name="N931P2"/>
    </number:text-style>
    <number:number-style style:name="N93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933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933">
      <number:text> </number:text>
      <number:text-content/>
      <number:text> </number:text>
      <style:map style:condition="value()&gt;0" style:apply-style-name="N933P0"/>
      <style:map style:condition="value()&lt;0" style:apply-style-name="N933P1"/>
      <style:map style:condition="value()=0" style:apply-style-name="N933P2"/>
    </number:text-style>
    <number:number-style style:name="N10123" number:language="it" number:country="IT">
      <number:number number:decimal-places="2" number:min-decimal-places="2" number:min-integer-digits="2"/>
    </number:number-style>
    <number:number-style style:name="N10124" number:language="it" number:country="IT" number:title="User-defined">
      <number:number number:decimal-places="3" number:min-decimal-places="3" number:min-integer-digits="1" number:grouping="true"/>
    </number:number-style>
    <number:number-style style:name="N10125P0" style:volatile="true" number:language="it" number:country="IT">
      <number:number number:decimal-places="3" number:min-decimal-places="3" number:min-integer-digits="1" number:grouping="true"/>
    </number:number-style>
    <number:number-style style:name="N10125" number:language="it" number:country="IT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0125P0"/>
    </number:number-style>
    <number:currency-style style:name="N10127P0" style:volatile="true" number:language="it" number:country="IT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0127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0127P0"/>
    </number:currency-style>
    <number:date-style style:name="N10128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29" number:language="it" number:country="IT">
      <number:day number:style="long"/>
      <number:text>-</number:text>
      <number:month number:textual="true"/>
    </number:date-style>
    <number:date-style style:name="N10130" number:language="it" number:country="IT">
      <number:month number:textual="true"/>
      <number:text>-</number:text>
      <number:year/>
    </number:date-style>
    <number:time-style style:name="N10131" number:language="it" number:country="IT">
      <number:hours/>
      <number:text>.</number:text>
      <number:minutes number:style="long"/>
      <number:text> </number:text>
      <number:am-pm/>
    </number:time-style>
    <number:time-style style:name="N10132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33" number:language="it" number:country="IT">
      <number:hours/>
      <number:text>.</number:text>
      <number:minutes number:style="long"/>
    </number:time-style>
    <number:time-style style:name="N10134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3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currency-style style:name="N10136P0" style:volatile="true" number:language="it" number:country="IT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136" number:language="it" number:country="IT"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136P0"/>
    </number:currency-style>
    <number:currency-style style:name="N10137" number:language="it" number:country="IT">
      <number:number number:decimal-places="2" number:min-decimal-places="2" number:min-integer-digits="1" number:grouping="true"/>
      <number:text> </number:text>
      <number:currency-symbol>CRC</number:currency-symbol>
    </number:currency-style>
    <number:number-style style:name="N10139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39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39P0"/>
    </number:number-style>
    <number:number-style style:name="N10140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0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40P0"/>
    </number:number-style>
    <number:number-style style:name="N10141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1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41P0"/>
    </number:number-style>
    <number:number-style style:name="N10142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2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42P0"/>
    </number:number-style>
    <number:number-style style:name="N1014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43" number:language="it" number:country="IT">
      <style:text-properties fo:color="#000000"/>
      <number:text>-€ </number:text>
      <number:number number:decimal-places="0" number:min-decimal-places="0" number:min-integer-digits="1" number:grouping="true"/>
      <style:map style:condition="value()&gt;=0" style:apply-style-name="N10143P0"/>
    </number:number-style>
    <number:number-style style:name="N1014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44" number:language="it" number:country="IT">
      <style:text-properties fo:color="#000000"/>
      <number:text>-€ </number:text>
      <number:number number:decimal-places="2" number:min-decimal-places="2" number:min-integer-digits="1" number:grouping="true"/>
      <style:map style:condition="value()&gt;=0" style:apply-style-name="N10144P0"/>
    </number:number-style>
    <number:number-style style:name="N10145" number:language="it" number:country="IT">
      <number:number number:decimal-places="1" number:min-decimal-places="1" number:min-integer-digits="1"/>
    </number:number-style>
    <number:percentage-style style:name="N10146" number:language="it" number:country="IT">
      <number:number number:decimal-places="1" number:min-decimal-places="1" number:min-integer-digits="1"/>
      <number:text>%</number:text>
    </number:percentage-style>
    <number:number-style style:name="N10147" number:language="it" number:country="IT">
      <number:number number:decimal-places="1" number:min-decimal-places="1" number:min-integer-digits="1" number:grouping="true"/>
    </number:number-style>
    <number:currency-style style:name="N10149P0" style:volatile="true" number:language="it" number:country="IT">
      <number:currency-symbol number:language="it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0149" number:language="it" number:country="IT">
      <style:text-properties fo:color="#ff0000"/>
      <number:currency-symbol number:language="it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0149P0"/>
    </number:currency-style>
    <number:date-style style:name="N10150" number:language="it" number:country="IT">
      <number:text>DD-</number:text>
      <number:month number:style="long"/>
      <number:text>-YYYY</number:text>
    </number:date-style>
    <number:date-style style:name="N10151" number:language="it" number:country="IT">
      <number:day number:style="long"/>
      <number:text>-</number:text>
      <number:month number:style="long"/>
      <number:text>-</number:text>
      <number:year number:style="long"/>
    </number:date-style>
    <number:number-style style:name="N10152P0" style:volatile="true" number:language="it" number:country="IT">
      <number:number number:decimal-places="0" number:min-decimal-places="0" number:min-integer-digits="1" number:grouping="true"/>
    </number:number-style>
    <number:number-style style:name="N10152" number:language="it" number:country="IT">
      <number:text>-</number:text>
      <number:number number:decimal-places="0" number:min-decimal-places="0" number:min-integer-digits="1" number:grouping="true"/>
      <style:map style:condition="value()&gt;=0" style:apply-style-name="N10152P0"/>
    </number:number-style>
    <number:number-style style:name="N10153P0" style:volatile="true" number:language="it" number:country="IT">
      <number:number number:decimal-places="0" number:min-decimal-places="0" number:min-integer-digits="1" number:grouping="true"/>
    </number:number-style>
    <number:number-style style:name="N10153" number:language="it" number:country="IT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153P0"/>
    </number:number-style>
    <number:number-style style:name="N10154P0" style:volatile="true" number:language="it" number:country="IT">
      <number:number number:decimal-places="2" number:min-decimal-places="2" number:min-integer-digits="1" number:grouping="true"/>
    </number:number-style>
    <number:number-style style:name="N10154" number:language="it" number:country="IT">
      <number:text>-</number:text>
      <number:number number:decimal-places="2" number:min-decimal-places="2" number:min-integer-digits="1" number:grouping="true"/>
      <style:map style:condition="value()&gt;=0" style:apply-style-name="N10154P0"/>
    </number:number-style>
    <number:number-style style:name="N10158P0" style:volatile="true" number:language="it" number:country="IT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8P2" style:volatile="true" number:language="it" number:country="IT">
      <number:fill-character> </number:fill-character>
      <number:text>- </number:text>
    </number:number-style>
    <number:text-style style:name="N10158" number:language="it" number:country="IT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number:number-style style:name="N10162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62P2" style:volatile="true" number:language="it" number:country="IT">
      <number:text> € </number:text>
      <number:fill-character> </number:fill-character>
      <number:text>- </number:text>
    </number:number-style>
    <number:text-style style:name="N10162" number:language="it" number:country="IT"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number-style style:name="N10166P0" style:volatile="true" number:language="it" number:country="IT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6P2" style:volatile="true" number:language="it" number:country="IT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6" number:language="it" number:country="IT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70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70" number:language="it" number:country="IT"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time-style style:name="N10171" number:language="it" number:country="IT">
      <number:minutes number:style="long"/>
      <number:text>.</number:text>
      <number:seconds number:style="long"/>
    </number:time-style>
    <number:time-style style:name="N10172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173" number:language="it" number:country="IT">
      <number:minutes number:style="long"/>
      <number:text>.</number:text>
      <number:seconds number:style="long" number:decimal-places="1"/>
    </number:time-style>
    <number:number-style style:name="N10174" number:language="it" number:country="IT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0178P0" style:volatile="true" number:language="it" number:country="IT">
      <number:number number:decimal-places="0" number:min-decimal-places="0" number:min-integer-digits="1" number:grouping="true"/>
      <number:text> </number:text>
    </number:number-style>
    <number:number-style style:name="N10178P1" style:volatile="true" number:language="it" number:country="IT">
      <number:text>-</number:text>
      <number:number number:decimal-places="0" number:min-decimal-places="0" number:min-integer-digits="1" number:grouping="true"/>
      <number:text> </number:text>
    </number:number-style>
    <number:number-style style:name="N10178P2" style:volatile="true" number:language="it" number:country="IT">
      <number:text> - </number:text>
    </number:number-style>
    <number:text-style style:name="N10178" number:language="it" number:country="IT"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number:number-style style:name="N10182P0" style:volatile="true" number:language="it" number:country="IT">
      <number:text> € </number:text>
      <number:number number:decimal-places="0" number:min-decimal-places="0" number:min-integer-digits="1" number:grouping="true"/>
      <number:text> </number:text>
    </number:number-style>
    <number:number-style style:name="N10182P1" style:volatile="true" number:language="it" number:country="IT">
      <number:text>-€ </number:text>
      <number:number number:decimal-places="0" number:min-decimal-places="0" number:min-integer-digits="1" number:grouping="true"/>
      <number:text> </number:text>
    </number:number-style>
    <number:number-style style:name="N10182P2" style:volatile="true" number:language="it" number:country="IT">
      <number:text> € - </number:text>
    </number:number-style>
    <number:text-style style:name="N10182" number:language="it" number:country="IT">
      <number:text-content/>
      <number:text> </number:text>
      <style:map style:condition="value()&gt;0" style:apply-style-name="N10182P0"/>
      <style:map style:condition="value()&lt;0" style:apply-style-name="N10182P1"/>
      <style:map style:condition="value()=0" style:apply-style-name="N10182P2"/>
    </number:text-style>
    <number:number-style style:name="N10186P0" style:volatile="true" number:language="it" number:country="IT">
      <number:number number:decimal-places="2" number:min-decimal-places="2" number:min-integer-digits="1" number:grouping="true"/>
      <number:text> </number:text>
    </number:number-style>
    <number:number-style style:name="N10186P1" style:volatile="true" number:language="it" number:country="IT">
      <number:text>-</number:text>
      <number:number number:decimal-places="2" number:min-decimal-places="2" number:min-integer-digits="1" number:grouping="true"/>
      <number:text> </number:text>
    </number:number-style>
    <number:number-style style:name="N10186P2" style:volatile="true" number:language="it" number:country="IT">
      <number:text>-</number:text>
      <number:number number:decimal-places="0" number:min-decimal-places="0" number:min-integer-digits="0"/>
      <number:text> </number:text>
    </number:number-style>
    <number:text-style style:name="N10186" number:language="it" number:country="IT">
      <number:text-content/>
      <number:text> </number:text>
      <style:map style:condition="value()&gt;0" style:apply-style-name="N10186P0"/>
      <style:map style:condition="value()&lt;0" style:apply-style-name="N10186P1"/>
      <style:map style:condition="value()=0" style:apply-style-name="N10186P2"/>
    </number:text-style>
    <number:number-style style:name="N10190P0" style:volatile="true" number:language="it" number:country="IT">
      <number:text> € </number:text>
      <number:number number:decimal-places="2" number:min-decimal-places="2" number:min-integer-digits="1" number:grouping="true"/>
      <number:text> </number:text>
    </number:number-style>
    <number:number-style style:name="N10190P1" style:volatile="true" number:language="it" number:country="IT">
      <number:text>-€ </number:text>
      <number:number number:decimal-places="2" number:min-decimal-places="2" number:min-integer-digits="1" number:grouping="true"/>
      <number:text> </number:text>
    </number:number-style>
    <number:number-style style:name="N10190P2" style:volatile="true" number:language="it" number:country="IT">
      <number:text> € -</number:text>
      <number:number number:decimal-places="0" number:min-decimal-places="0" number:min-integer-digits="0"/>
      <number:text> </number:text>
    </number:number-style>
    <number:text-style style:name="N10190" number:language="it" number:country="IT">
      <number:text-content/>
      <number:text> </number:text>
      <style:map style:condition="value()&gt;0" style:apply-style-name="N10190P0"/>
      <style:map style:condition="value()&lt;0" style:apply-style-name="N10190P1"/>
      <style:map style:condition="value()=0" style:apply-style-name="N10190P2"/>
    </number:text-style>
    <number:date-style style:name="N10191" number:language="it" number:country="IT">
      <number:text>YYYY-</number:text>
      <number:month number:style="long"/>
      <number:text>-DD</number:text>
    </number:date-style>
    <number:time-style style:name="N10192" number:language="it" number:country="IT">
      <number:minutes number:style="long"/>
      <number:text>.</number:text>
      <number:seconds number:style="long"/>
      <number:text>,</number:text>
    </number:time-style>
    <number:number-style style:name="N10195P0" style:volatile="true" number:language="it" number:country="IT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1" style:volatile="true" number:language="it" number:country="IT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5P2" style:volatile="true" number:language="it" number:country="IT">
      <number:text> </number:text>
      <number:fill-character> </number:fill-character>
      <number:text>- </number:text>
    </number:number-style>
    <number:text-style style:name="N10195" number:language="it" number:country="IT">
      <number:text> </number:text>
      <number:text-content/>
      <number:text> </number:text>
      <style:map style:condition="value()&gt;0" style:apply-style-name="N10195P0"/>
      <style:map style:condition="value()&lt;0" style:apply-style-name="N10195P1"/>
      <style:map style:condition="value()=0" style:apply-style-name="N10195P2"/>
    </number:text-style>
    <number:number-style style:name="N10196P0" style:volatile="true" number:language="it" number:country="IT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1" style:volatile="true" number:language="it" number:country="IT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96P2" style:volatile="true" number:language="it" number:country="IT">
      <number:text> € </number:text>
      <number:fill-character> </number:fill-character>
      <number:text>- </number:text>
    </number:number-style>
    <number:text-style style:name="N10196" number:language="it" number:country="IT">
      <number:text> </number:text>
      <number:text-content/>
      <number:text> </number:text>
      <style:map style:condition="value()&gt;0" style:apply-style-name="N10196P0"/>
      <style:map style:condition="value()&lt;0" style:apply-style-name="N10196P1"/>
      <style:map style:condition="value()=0" style:apply-style-name="N10196P2"/>
    </number:text-style>
    <number:number-style style:name="N10197P0" style:volatile="true" number:language="it" number:country="IT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1" style:volatile="true" number:language="it" number:country="IT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97P2" style:volatile="true" number:language="it" number:country="IT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97" number:language="it" number:country="IT">
      <number:text> </number:text>
      <number:text-content/>
      <number:text> </number:text>
      <style:map style:condition="value()&gt;0" style:apply-style-name="N10197P0"/>
      <style:map style:condition="value()&lt;0" style:apply-style-name="N10197P1"/>
      <style:map style:condition="value()=0" style:apply-style-name="N10197P2"/>
    </number:text-style>
    <number:number-style style:name="N10200P0" style:volatile="true" number:language="it" number:country="IT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1" style:volatile="true" number:language="it" number:country="IT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200P2" style:volatile="true" number:language="it" number:country="IT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200" number:language="it" number:country="IT">
      <number:text> </number:text>
      <number:text-content/>
      <number:text> </number:text>
      <style:map style:condition="value()&gt;0" style:apply-style-name="N10200P0"/>
      <style:map style:condition="value()&lt;0" style:apply-style-name="N10200P1"/>
      <style:map style:condition="value()=0" style:apply-style-name="N10200P2"/>
    </number:text-style>
    <number:time-style style:name="N10201" number:language="it" number:country="IT">
      <number:hours/>
      <number:text>:</number:text>
      <number:minutes number:style="long"/>
      <number:text> </number:text>
      <number:am-pm/>
    </number:time-style>
    <number:time-style style:name="N10202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203" number:language="it" number:country="IT">
      <number:hours/>
      <number:text>:</number:text>
      <number:minutes number:style="long"/>
    </number:time-style>
    <number:time-style style:name="N10204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205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206P0" style:volatile="true" number:language="it" number:country="IT">
      <number:number number:decimal-places="1" number:min-decimal-places="1" number:min-integer-digits="1" number:grouping="true"/>
    </number:number-style>
    <number:number-style style:name="N10206" number:language="it" number:country="IT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10206P0"/>
    </number:number-style>
    <number:date-style style:name="N10207" number:language="it" number:country="IT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currency-style style:name="N10211P0" style:volatile="true" number:language="it" number:country="IT"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1" style:volatile="true" number:language="it" number:country="IT">
      <number:text>-</number:text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10211P2" style:volatile="true" number:language="it" number:country="IT">
      <number:text>-</number:text>
      <number:number number:decimal-places="0" number:min-decimal-places="0" number:min-integer-digits="0"/>
      <number:text> </number:text>
      <number:currency-symbol>€</number:currency-symbol>
      <number:text> </number:text>
    </number:currency-style>
    <number:text-style style:name="N10211" number:language="it" number:country="IT">
      <number:text-content/>
      <number:text> </number:text>
      <style:map style:condition="value()&gt;0" style:apply-style-name="N10211P0"/>
      <style:map style:condition="value()&lt;0" style:apply-style-name="N10211P1"/>
      <style:map style:condition="value()=0" style:apply-style-name="N10211P2"/>
    </number:text-style>
    <number:number-style style:name="N10212" number:language="it" number:country="IT">
      <number:number number:decimal-places="4" number:min-decimal-places="4" number:min-integer-digits="1" number:grouping="true"/>
    </number:number-style>
    <number:number-style style:name="N10213" number:language="it" number:country="IT">
      <number:number number:decimal-places="4" number:min-decimal-places="4" number:min-integer-digits="1"/>
    </number:number-style>
    <number:number-style style:name="N10214" number:language="it" number:country="IT">
      <number:number number:decimal-places="5" number:min-decimal-places="5" number:min-integer-digits="1"/>
    </number:number-style>
    <number:number-style style:name="N10215" number:language="it" number:country="IT">
      <number:number number:decimal-places="6" number:min-decimal-places="6" number:min-integer-digits="1"/>
    </number:number-style>
    <number:number-style style:name="N10216" number:language="it" number:country="IT">
      <number:number number:decimal-places="7" number:min-decimal-places="7" number:min-integer-digits="1"/>
    </number:number-style>
    <number:number-style style:name="N10217" number:language="it" number:country="IT">
      <number:number number:decimal-places="8" number:min-decimal-places="8" number:min-integer-digits="1"/>
    </number:number-style>
    <number:number-style style:name="N10218" number:language="it" number:country="IT">
      <number:number number:decimal-places="9" number:min-decimal-places="9" number:min-integer-digits="1"/>
    </number:number-style>
    <number:number-style style:name="N10219" number:language="it" number:country="IT">
      <number:number number:decimal-places="10" number:min-decimal-places="10" number:min-integer-digits="1"/>
    </number:number-style>
    <number:number-style style:name="N10220" number:language="it" number:country="IT">
      <number:number number:decimal-places="11" number:min-decimal-places="11" number:min-integer-digits="1"/>
    </number:number-style>
    <number:number-style style:name="N10221" number:language="it" number:country="IT">
      <number:number number:decimal-places="12" number:min-decimal-places="12" number:min-integer-digits="1"/>
    </number:number-style>
    <number:number-style style:name="N10222" number:language="it" number:country="IT">
      <number:number number:decimal-places="13" number:min-decimal-places="13" number:min-integer-digits="1"/>
    </number:number-style>
    <number:number-style style:name="N10223" number:language="it" number:country="IT">
      <number:number number:decimal-places="14" number:min-decimal-places="14" number:min-integer-digits="1"/>
    </number:number-style>
    <number:number-style style:name="N10224" number:language="it" number:country="IT">
      <number:number number:decimal-places="15" number:min-decimal-places="15" number:min-integer-digits="1"/>
    </number:number-style>
    <number:number-style style:name="N10225" number:language="it" number:country="IT">
      <number:number number:decimal-places="16" number:min-decimal-places="16" number:min-integer-digits="1"/>
    </number:number-style>
    <number:number-style style:name="N10226" number:language="it" number:country="IT">
      <number:number number:decimal-places="17" number:min-decimal-places="17" number:min-integer-digits="1"/>
    </number:number-style>
    <number:number-style style:name="N10227" number:language="it" number:country="IT">
      <number:number number:decimal-places="18" number:min-decimal-places="18" number:min-integer-digits="1"/>
    </number:number-style>
    <number:number-style style:name="N10228" number:language="it" number:country="IT">
      <number:number number:decimal-places="19" number:min-decimal-places="19" number:min-integer-digits="1"/>
    </number:number-style>
    <number:number-style style:name="N10229" number:language="it" number:country="IT">
      <number:number number:decimal-places="20" number:min-decimal-places="20" number:min-integer-digits="1"/>
    </number:number-style>
    <number:number-style style:name="N10230" number:language="it" number:country="IT" number:title="Personalizzato">
      <number:text>=</number:text>
    </number:number-style>
    <number:number-style style:name="N10234P0" style:volatile="true" number:language="it" number:country="IT">
      <number:text> L. </number:text>
      <number:number number:decimal-places="0" number:min-decimal-places="0" number:min-integer-digits="1" number:grouping="true"/>
      <number:text> </number:text>
    </number:number-style>
    <number:number-style style:name="N10234P1" style:volatile="true" number:language="it" number:country="IT">
      <number:text>-L. </number:text>
      <number:number number:decimal-places="0" number:min-decimal-places="0" number:min-integer-digits="1" number:grouping="true"/>
      <number:text> </number:text>
    </number:number-style>
    <number:number-style style:name="N10234P2" style:volatile="true" number:language="it" number:country="IT">
      <number:text> L. - </number:text>
    </number:number-style>
    <number:text-style style:name="N10234" number:language="it" number:country="IT">
      <number:text-content/>
      <number:text> </number:text>
      <style:map style:condition="value()&gt;0" style:apply-style-name="N10234P0"/>
      <style:map style:condition="value()&lt;0" style:apply-style-name="N10234P1"/>
      <style:map style:condition="value()=0" style:apply-style-name="N10234P2"/>
    </number:text-style>
    <number:number-style style:name="N10236P0" style:volatile="true" number:language="it" number:country="IT">
      <number:number number:decimal-places="2" number:min-decimal-places="2" number:min-integer-digits="1" number:grouping="true"/>
    </number:number-style>
    <number:number-style style:name="N10236P1" style:volatile="true" number:language="it" number:country="IT">
      <number:text>-</number:text>
      <number:number number:decimal-places="2" number:min-decimal-places="2" number:min-integer-digits="1" number:grouping="true"/>
    </number:number-style>
    <number:number-style style:name="N10236" number:language="it" number:country="IT">
      <number:number number:decimal-places="0" number:min-decimal-places="0" number:min-integer-digits="0"/>
      <style:map style:condition="value()&gt;0" style:apply-style-name="N10236P0"/>
      <style:map style:condition="value()&lt;0" style:apply-style-name="N10236P1"/>
    </number:number-style>
    <number:number-style style:name="N10237P0" style:volatile="true" number:language="it" number:country="IT">
      <number:number number:decimal-places="2" number:min-decimal-places="2" number:min-integer-digits="0" number:grouping="true"/>
    </number:number-style>
    <number:number-style style:name="N10237" number:language="it" number:country="IT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0237P0"/>
    </number:number-style>
    <number:date-style style:name="N20114" number:language="it" number:country="CH">
      <number:day number:style="long"/>
      <number:text>.</number:text>
      <number:month number:textual="true"/>
      <number:text>.</number:text>
      <number:year/>
    </number:date-style>
    <number:date-style style:name="N20115" number:language="it" number:country="CH">
      <number:month number:textual="true"/>
      <number:text>.</number:text>
      <number:year/>
    </number:date-style>
    <number:time-style style:name="N20116" number:language="it" number:country="CH">
      <number:hours/>
      <number:text>:</number:text>
      <number:minutes number:style="long"/>
      <number:text> </number:text>
      <number:am-pm/>
    </number:time-style>
    <number:time-style style:name="N20117" number:language="it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20119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19" number:language="it" number:country="CH">
      <number:text>SFr. -</number:text>
      <number:number number:decimal-places="0" number:min-decimal-places="0" number:min-integer-digits="1" number:grouping="true"/>
      <style:map style:condition="value()&gt;=0" style:apply-style-name="N20119P0"/>
    </number:number-style>
    <number:number-style style:name="N20120P0" style:volatile="true" number:language="it" number:country="CH">
      <number:text>SFr. </number:text>
      <number:number number:decimal-places="0" number:min-decimal-places="0" number:min-integer-digits="1" number:grouping="true"/>
    </number:number-style>
    <number:number-style style:name="N20120" number:language="it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20120P0"/>
    </number:number-style>
    <number:number-style style:name="N20122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2" number:language="it" number:country="CH">
      <number:text>SFr. -</number:text>
      <number:number number:decimal-places="2" number:min-decimal-places="2" number:min-integer-digits="1" number:grouping="true"/>
      <style:map style:condition="value()&gt;=0" style:apply-style-name="N20122P0"/>
    </number:number-style>
    <number:number-style style:name="N20123P0" style:volatile="true" number:language="it" number:country="CH">
      <number:text>SFr. </number:text>
      <number:number number:decimal-places="2" number:min-decimal-places="2" number:min-integer-digits="1" number:grouping="true"/>
    </number:number-style>
    <number:number-style style:name="N20123" number:language="it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20123P0"/>
    </number:number-style>
    <number:number-style style:name="N20124" number:language="it" number:country="CH" number:title="Definito dall'utente">
      <number:number number:decimal-places="2" number:min-decimal-places="2" number:min-integer-digits="1">
        <number:embedded-text number:position="3"> </number:embedded-text>
      </number:number>
    </number:number-style>
    <number:number-style style:name="N20125" number:language="it" number:country="CH">
      <number:number number:decimal-places="1" number:min-decimal-places="1" number:min-integer-digits="1"/>
    </number:number-style>
    <number:number-style style:name="N20126" number:language="it" number:country="CH">
      <number:number number:decimal-places="3" number:min-decimal-places="3" number:min-integer-digits="1"/>
    </number:number-style>
    <number:percentage-style style:name="N20127" number:language="it" number:country="CH">
      <number:number number:decimal-places="1" number:min-decimal-places="1" number:min-integer-digits="1"/>
      <number:text>%</number:text>
    </number:percentage-style>
    <number:number-style style:name="N20128" number:language="it" number:country="CH" number:title="Definito dall'utente">
      <number:number number:decimal-places="0" number:min-decimal-places="0" number:min-integer-digits="1">
        <number:embedded-text number:position="4">,</number:embedded-text>
      </number:number>
    </number:number-style>
    <number:number-style style:name="N20129" number:language="it" number:country="CH" number:title="Definito dall'utente">
      <number:number number:decimal-places="0" number:min-decimal-places="0" number:min-integer-digits="3">
        <number:embedded-text number:position="2">,</number:embedded-text>
      </number:number>
    </number:number-style>
    <number:number-style style:name="N20130" number:language="it" number:country="CH">
      <number:number number:decimal-places="1" number:min-decimal-places="1" number:min-integer-digits="3"/>
    </number:number-style>
    <number:number-style style:name="N20131" number:language="it" number:country="CH">
      <number:number number:decimal-places="0" number:min-decimal-places="0" number:min-integer-digits="3"/>
    </number:number-style>
    <number:number-style style:name="N20132" number:language="it" number:country="CH">
      <number:number number:decimal-places="4" number:min-decimal-places="4" number:min-integer-digits="1"/>
    </number:number-style>
    <number:number-style style:name="N20133" number:language="it" number:country="CH">
      <number:number number:decimal-places="1" number:min-decimal-places="1" number:min-integer-digits="1" number:grouping="true"/>
    </number:number-style>
    <number:number-style style:name="N20134" number:language="it" number:country="CH">
      <number:number number:decimal-places="3" number:min-decimal-places="3" number:min-integer-digits="1" number:grouping="true"/>
    </number:number-style>
    <number:percentage-style style:name="N20135" number:language="it" number:country="CH">
      <number:number number:decimal-places="3" number:min-decimal-places="3" number:min-integer-digits="1"/>
      <number:text>%</number:text>
    </number:percentage-style>
    <number:number-style style:name="N20136" number:language="it" number:country="CH">
      <number:number number:decimal-places="4" number:min-decimal-places="4" number:min-integer-digits="1" number:grouping="true"/>
    </number:number-style>
    <number:number-style style:name="N20137" number:language="it" number:country="CH">
      <number:number number:decimal-places="5" number:min-decimal-places="5" number:min-integer-digits="1" number:grouping="true"/>
    </number:number-style>
    <number:number-style style:name="N20138" number:language="it" number:country="CH">
      <number:number number:decimal-places="6" number:min-decimal-places="6" number:min-integer-digits="1" number:grouping="true"/>
    </number:number-style>
    <number:number-style style:name="N20139" number:language="it" number:country="CH">
      <number:number number:decimal-places="7" number:min-decimal-places="7" number:min-integer-digits="1" number:grouping="true"/>
    </number:number-style>
    <number:number-style style:name="N20140" number:language="it" number:country="CH">
      <number:number number:decimal-places="8" number:min-decimal-places="8" number:min-integer-digits="1" number:grouping="true"/>
    </number:number-style>
    <number:number-style style:name="N20141" number:language="it" number:country="CH">
      <number:number number:decimal-places="5" number:min-decimal-places="5" number:min-integer-digits="1"/>
    </number:number-style>
    <number:number-style style:name="N20142" number:language="it" number:country="CH">
      <number:number number:decimal-places="6" number:min-decimal-places="6" number:min-integer-digits="1"/>
    </number:number-style>
    <number:currency-style style:name="N3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30120" number:language="en" number:country="IE"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30120P0"/>
    </number:currency-style>
    <number:currency-style style:name="N40122P0" style:volatile="true" number:language="en" number:country="ZA">
      <number:currency-symbol number:language="en" number:country="ZA">R</number:currency-symbol>
      <number:number number:decimal-places="2" number:min-decimal-places="2" number:min-integer-digits="1" number:grouping="true"/>
    </number:currency-style>
    <number:currency-style style:name="N40122" number:language="en" number:country="ZA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40122P0"/>
    </number:currency-style>
    <number:date-style style:name="N50129" number:language="en" number:country="US">
      <number:month/>
      <number:text>/</number:text>
      <number:day/>
      <number:text>/</number:text>
      <number:year number:style="long"/>
    </number:date-style>
    <number:date-style style:name="N50130" number:language="en" number:country="US">
      <number:day/>
      <number:text>-</number:text>
      <number:month number:textual="true"/>
      <number:text>-</number:text>
      <number:year/>
    </number:date-style>
    <number:date-style style:name="N50131" number:language="en" number:country="US">
      <number:day/>
      <number:text>-</number:text>
      <number:month number:textual="true"/>
    </number:date-style>
    <number:date-style style:name="N50132" number:language="en" number:country="US">
      <number:month number:textual="true"/>
      <number:text>-</number:text>
      <number:year/>
    </number:date-style>
    <number:time-style style:name="N50133" number:language="en" number:country="US">
      <number:hours/>
      <number:text>:</number:text>
      <number:minutes number:style="long"/>
      <number:text> </number:text>
      <number:am-pm/>
    </number:time-style>
    <number:time-style style:name="N5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135" number:language="en" number:country="US">
      <number:hours/>
      <number:text>:</number:text>
      <number:minutes number:style="long"/>
    </number:time-style>
    <number:time-style style:name="N5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5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50139P0"/>
    </number:number-style>
    <number:number-style style:name="N5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5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50141P0"/>
    </number:number-style>
    <number:currency-style style:name="N5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3P0"/>
    </number:currency-style>
    <number:currency-style style:name="N5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5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50144P0"/>
    </number:currency-style>
    <number:currency-style style:name="N5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6P0"/>
    </number:currency-style>
    <number:currency-style style:name="N5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5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50147P0"/>
    </number:currency-style>
    <number:date-style style:name="N50148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0148" number:language="en" number:country="US">
      <number:text-content/>
      <style:map style:condition="value()&lt;=1.7976931348623157E+308" style:apply-style-name="N50148P0"/>
    </number:text-style>
    <number:date-style style:name="N60112" number:language="ja" number:country="JP">
      <number:day/>
      <number:text>/</number:text>
      <number:month/>
      <number:text>/</number:text>
      <number:year/>
    </number:date-style>
    <number:time-style style:name="N6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 style:data-style-name="N10000">
      <style:table-cell-properties style:cell-protect="none" style:print-content="true" style:diagonal-bl-tr="none" style:diagonal-tl-br="none" style:text-align-source="value-type" style:repeat-content="false" fo:padding="0cm" style:rotation-align="none" style:vertical-align="automatic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 style:font-name-complex="Arial" style:font-family-complex="Arial"/>
    </style:style>
    <style:style style:name="Heading" style:family="table-cell" style:parent-style-name="Default" style:data-style-name="N10000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 style:data-style-name="N10000">
      <style:table-cell-properties style:rotation-angle="90"/>
    </style:style>
    <style:style style:name="Heading_20_2" style:display-name="Heading 2" style:family="table-cell" style:parent-style-name="Default" style:data-style-name="N10000">
      <style:text-properties fo:color="#000000" fo:font-size="12pt" fo:font-style="normal" fo:font-weight="normal"/>
    </style:style>
    <style:style style:name="Text" style:family="table-cell" style:parent-style-name="Default" style:data-style-name="N10000"/>
    <style:style style:name="Note" style:family="table-cell" style:parent-style-name="Default" style:data-style-name="N10000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 style:data-style-name="N10000">
      <style:text-properties fo:color="#808080" fo:font-size="10pt" fo:font-style="italic" fo:font-weight="normal"/>
    </style:style>
    <style:style style:name="Hyperlink" style:family="table-cell" style:parent-style-name="Default" style:data-style-name="N10000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 style:data-style-name="N10000"/>
    <style:style style:name="Good" style:family="table-cell" style:parent-style-name="Default" style:data-style-name="N10000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 style:data-style-name="N10000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10000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 style:data-style-name="N10000">
      <style:text-properties fo:color="#cc0000" fo:font-size="10pt" fo:font-style="normal" fo:font-weight="normal"/>
    </style:style>
    <style:style style:name="Error" style:family="table-cell" style:parent-style-name="Default" style:data-style-name="N10000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 style:data-style-name="N10000">
      <style:text-properties fo:color="#000000" fo:font-size="10pt" fo:font-style="normal" fo:font-weight="bold"/>
    </style:style>
    <style:style style:name="Accent_20_1" style:display-name="Accent 1" style:family="table-cell" style:parent-style-name="Default" style:data-style-name="N10000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 style:data-style-name="N10000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 style:data-style-name="N10000">
      <style:table-cell-properties fo:background-color="#dddddd"/>
    </style:style>
    <style:style style:name="Result" style:family="table-cell" style:parent-style-name="Default" style:data-style-name="N10000">
      <style:text-properties fo:font-style="italic" style:text-underline-style="solid" style:text-underline-width="auto" style:text-underline-color="font-color" fo:font-weight="bold"/>
    </style:style>
    <style:style style:name="comp_20_Int_5f_colonna" style:display-name="comp Int_colonna" style:family="table-cell" style:parent-style-name="ULTIMUS" style:data-style-name="N10114">
      <style:table-cell-properties fo:border-bottom="0.99pt solid #000000" fo:background-color="#f0fff0" style:text-align-source="fix" style:repeat-content="false" fo:wrap-option="wrap" fo:border-left="0.06pt solid #000000" fo:padding="0cm" fo:border-right="0.06pt solid #000000" style:shrink-to-fit="fals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 fo:hyphenate="false"/>
    </style:style>
    <style:style style:name="EP-a_20_-Top" style:display-name="EP-a -Top" style:family="table-cell" style:parent-style-name="ULTIMUS" style:data-style-name="N10114">
      <style:table-cell-properties style:glyph-orientation-vertical="0" fo:background-color="#eeeeee" style:cell-protect="none" style:print-content="true" style:text-align-source="fix" style:repeat-content="false" fo:wrap-option="wrap" fo:border="0.99pt solid #000000" style:direction="ltr" fo:padding="0.049cm" style:rotation-angle="0" style:rotation-align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Comp-Bianche_20_sopra" style:display-name="Comp-Bianche sopra" style:family="table-cell" style:parent-style-name="ULTIMUS" style:data-style-name="N10114">
      <style:table-cell-properties style:glyph-orientation-vertical="0" fo:border-bottom="none" style:text-align-source="value-type" style:repeat-content="false" fo:background-color="transparent" fo:wrap-option="no-wrap" fo:border-left="0.06pt solid #000000" style:direction="ltr" fo:padding="0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1" fo:font-family="'Liberation Serif'" style:font-style-name="Corsivo" style:font-family-generic="roman" style:font-pitch="variable" fo:font-size="8pt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n-1_5f_sigla" style:display-name="An-1_sigla" style:family="table-cell" style:parent-style-name="ULTIMUS" style:data-style-name="N10100">
      <style:table-cell-properties style:glyph-orientation-vertical="0" fo:background-color="#ffe4ff" style:cell-protect="none" style:print-content="true" style:text-align-source="fix" style:repeat-content="false" fo:wrap-option="wrap" fo:border="0.51pt solid #000000" style:direction="ltr" style:rotation-angle="0" style:rotation-align="none" style:shadow="non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bold"/>
    </style:style>
    <style:style style:name="An-lavoraz-generica" style:family="table-cell" style:parent-style-name="ULTIMUS" style:data-style-name="N10113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-bottom="0.199cm" fo:padding-left="0.101cm" fo:padding-right="0.101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text-shadow="none" style:text-underline-style="none"/>
    </style:style>
    <style:style style:name="An-lavoraz-input" style:family="table-cell" style:parent-style-name="ULTIMUS" style:data-style-name="N10002">
      <style:table-cell-properties style:glyph-orientation-vertical="0" fo:background-color="#ffe4ff" style:cell-protect="none" style:print-content="true" style:text-align-source="value-type" style:repeat-content="false" fo:wrap-option="wrap" fo:border="0.06pt solid #000000" style:direction="ltr" fo:padding-bottom="0.199cm" fo:padding-left="0.085cm" fo:padding-right="0.085cm" fo:padding-top="0.199cm" style:rotation-angle="0" style:rotation-align="none" style:vertical-align="top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text-shadow="none" style:text-underline-style="none"/>
    </style:style>
    <style:style style:name="An-1um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style:shadow="none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1v" style:family="table-cell" style:parent-style-name="ULTIMUS" style:data-style-name="N10113">
      <style:table-cell-properties style:text-align-source="fix" style:repeat-content="false" fo:background-color="transparent" fo:wrap-option="wrap" fo:border="0.06pt solid #000000" style:shadow="none" style:vertical-align="middle"/>
      <style:paragraph-properties fo:text-align="center"/>
      <style:text-properties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text-shadow="none" style:text-underline-style="none" fo:font-weight="bold"/>
    </style:style>
    <style:style style:name="An-lavoraz-Utili" style:family="table-cell" style:parent-style-name="ULTIMUS" style:data-style-name="N10114">
      <style:table-cell-properties style:glyph-orientation-vertical="0" fo:border-bottom="0.06pt solid #000000" style:cell-protect="none" style:print-content="true" style:text-align-source="fix" style:repeat-content="false" fo:background-color="transparent" fo:wrap-option="no-wrap" fo:border-left="none" style:direction="ltr" fo:padding="0.101cm" fo:border-right="none" style:rotation-angle="0" style:rotation-align="none" fo:border-top="none" style:vertical-align="automatic"/>
      <style:paragraph-properties fo:text-align="end" fo:margin-left="0cm" style:writing-mode="page"/>
      <style:text-properties style:text-outline="false" style:text-line-through-style="none" style:text-line-through-type="none" style:font-name="Liberation Sans" fo:font-family="'Liberation Sans'" style:font-style-name="Standard" style:font-family-generic="swiss" style:font-pitch="variable" fo:text-shadow="none" style:text-underline-style="none" fo:hyphenate="false"/>
    </style:style>
    <style:style style:name="An-lavoraz-_25_" style:display-name="An-lavoraz-%" style:family="table-cell" style:parent-style-name="An-lavoraz-input" style:data-style-name="N10011">
      <style:table-cell-properties fo:background-color="#fff0ff"/>
    </style:style>
    <style:style style:name="comp_20_-controolo" style:display-name="comp -controolo" style:family="table-cell" style:parent-style-name="ULTIMUS" style:data-style-name="N10004">
      <style:table-cell-properties fo:background-color="#ccffff" style:text-align-source="value-type" style:repeat-content="false" fo:border="0.51pt solid #000000" fo:padding="0.086cm" style:shadow="none" loext:vertical-justify="auto"/>
      <style:paragraph-properties css3t:text-justify="auto"/>
      <style:text-properties fo:font-size="8pt"/>
    </style:style>
    <style:style style:name="comp_20_sotto_20_Bianche" style:display-name="comp sotto Bianche" style:family="table-cell" style:parent-style-name="ULTIMUS" style:data-style-name="N10100">
      <style:table-cell-properties fo:border-bottom="0.06pt solid #000000" style:diagonal-bl-tr="none" style:diagonal-tl-br="none" style:text-align-source="fix" style:repeat-content="false" fo:background-color="transparent" fo:border-left="0.06pt solid #000000" fo:padding="0.085cm" fo:border-right="0.06pt solid #000000" style:shadow="#808080 0.049cm 0.049cm" fo:border-top="none" style:vertical-align="middle"/>
      <style:paragraph-properties fo:text-align="start"/>
      <style:text-properties style:font-name="Liberation Sans Narrow" fo:font-family="'Liberation Sans Narrow'" style:font-style-name="Normale" style:font-family-generic="swiss" style:font-pitch="variable" fo:font-style="normal"/>
    </style:style>
    <style:style style:name="comp_20_sotto_20_centro" style:display-name="comp sotto centro" style:family="table-cell" style:parent-style-name="comp_20_sotto_20_Bianche" style:data-style-name="N10114">
      <style:table-cell-properties fo:border-bottom="0.06pt solid #000000" style:diagonal-bl-tr="none" style:diagonal-tl-br="none" style:text-align-source="value-type" style:repeat-content="false" fo:background-color="transparent" fo:border-left="none" fo:padding="0.085cm" fo:border-right="none" fo:border-top="0.06pt solid #000000" style:vertical-align="top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" style:display-name="livello2 valuta" style:family="table-cell" style:parent-style-name="livello2_5f_" style:data-style-name="N10113">
      <style:table-cell-properties fo:background-color="#cfe7f5" style:cell-protect="protected" style:print-content="true" style:text-align-source="fix" style:repeat-content="false" fo:wrap-option="no-wrap" fo:border="0.06pt solid #000000" fo:padding-bottom="0.049cm" fo:padding-left="0.049cm" fo:padding-right="0.049cm" fo:padding-top="0.199cm" style:rotation-angle="0" style:vertical-align="top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/>
    </style:style>
    <style:style style:name="compTag" style:family="table-cell" style:parent-style-name="ULTIMUS" style:data-style-name="N10000">
      <style:table-cell-properties fo:border-bottom="0.99pt solid #000000" fo:background-color="#f9e3ff" style:cell-protect="none" style:print-content="false" style:text-align-source="fix" style:repeat-content="false" fo:wrap-option="no-wrap" fo:border-left="0.06pt solid #000000" fo:padding="0.086cm" fo:border-right="0.06pt solid #000000" fo:border-top="0.06pt solid #000000" style:vertical-align="bottom" loext:vertical-justify="auto"/>
      <style:paragraph-properties fo:text-align="center" css3t:text-justify="auto" fo:margin-left="0cm"/>
      <style:text-properties style:use-window-font-color="true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1pt" style:font-style-asian="normal" style:font-weight-asian="bold" style:font-size-complex="11pt" style:font-style-complex="normal" style:font-weight-complex="bold"/>
    </style:style>
    <style:style style:name="Mis-Lib-Note" style:family="table-cell" style:parent-style-name="ULTIMUS" style:data-style-name="N10114">
      <style:table-cell-properties fo:border-bottom="none" style:cell-protect="none" style:print-content="true" fo:background-color="transparent" fo:border-left="0.99pt solid #000000" fo:padding="0.086cm" fo:border-right="0.99pt solid #000000" fo:border-top="none"/>
      <style:text-properties fo:font-size="8pt"/>
    </style:style>
    <style:style style:name="Analisi_5f_Sfondo" style:display-name="Analisi_Sfondo" style:family="table-cell" style:parent-style-name="ULTIMUS" style:data-style-name="N10119">
      <style:table-cell-properties style:glyph-orientation-vertical="0" fo:background-color="#e6e6e6" style:cell-protect="none" style:print-content="true" style:text-align-source="fix" style:repeat-content="false" fo:wrap-option="wrap" fo:border="none" style:direction="ltr" fo:padding="0cm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fo:font-size="8pt" fo:text-shadow="none" style:text-underline-style="none"/>
    </style:style>
    <style:style style:name="An-lavoraz-Utili-num_20_sin" style:display-name="An-lavoraz-Utili-num sin" style:family="table-cell" style:parent-style-name="An-lavoraz-Utili" style:data-style-name="N10113">
      <style:table-cell-properties fo:border-bottom="0.06pt solid #000000" style:text-align-source="value-type" style:repeat-content="false" fo:background-color="transparent" fo:border-left="none" fo:padding="0.086cm" fo:border-right="0.06pt solid #000000" style:shrink-to-fit="false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livello-1-sopra" style:family="table-cell" style:parent-style-name="ULTIMUS" style:data-style-name="N10114">
      <style:table-cell-properties fo:border-bottom="none" style:cell-protect="none" style:print-content="false" style:text-align-source="fix" style:repeat-content="false" fo:background-color="transparent" fo:border-left="none" fo:padding="0cm" fo:border-right="none" fo:border-top="0.99pt solid #000000" loext:vertical-justify="auto"/>
      <style:paragraph-properties fo:text-align="center" css3t:text-justify="auto"/>
      <style:text-properties fo:color="#ffffff" fo:font-size="6pt" fo:font-weight="normal"/>
    </style:style>
    <style:style style:name="comp_20_10_20_s" style:display-name="comp 10 s" style:family="table-cell" style:parent-style-name="ULTIMUS" style:data-style-name="N10114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p_20_End_20_Attributo" style:display-name="Comp End Attributo" style:family="table-cell" style:parent-style-name="comp_20_sotto_20_Bianche" style:data-style-name="N10120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wrap" fo:border-left="0.06pt solid #000000" style:direction="ltr" fo:padding="0.085cm" fo:border-right="0.06pt solid #000000" style:rotation-angle="0" style:rotation-align="none" style:shadow="#808080 0.049cm 0.049cm" style:shrink-to-fit="false" fo:border-top="none" idCella="End_voce_COMPUTO" style:vertical-align="middle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 fo:font-weight="normal"/>
    </style:style>
    <style:style style:name="Comp_20_Start_20_Attributo" style:display-name="Comp Start Attributo" style:family="table-cell" style:parent-style-name="Comp-Bianche_20_sopra" style:data-style-name="N10114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progress" style:display-name="comp progress" style:family="table-cell" style:parent-style-name="ULTIMUS" style:data-style-name="N10000">
      <style:table-cell-properties style:glyph-orientation-vertical="0" fo:border-bottom="none" style:cell-protect="protected" style:print-content="true" style:text-align-source="fix" style:repeat-content="false" fo:background-color="transparent" fo:wrap-option="wrap" fo:border-left="0.06pt solid #000000" style:direction="ltr" fo:padding="0.085cm" fo:border-right="0.06pt solid #000000" style:rotation-angle="0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bianca_20_sopra_20_dx" style:display-name="Comp bianca sopra dx" style:family="table-cell" style:parent-style-name="Comp-Bianche_20_sopra" style:data-style-name="N10114">
      <style:table-cell-properties fo:border-bottom="none" fo:border-left="0.06pt solid #000000" fo:border-right="0.99pt solid #000000" fo:border-top="0.99pt solid #000000"/>
    </style:style>
    <style:style style:name="comp_20_sotto_20_Euro_20_Originale" style:display-name="comp sotto Euro Originale" style:family="table-cell" style:parent-style-name="ULTIMUS" style:data-style-name="N10114">
      <style:table-cell-properties style:glyph-orientation-vertical="0" style:cell-protect="none" style:print-content="true" style:text-align-source="value-type" style:repeat-content="false" fo:background-color="transparent" fo:wrap-option="wrap" fo:border="0.06pt solid #000000" style:direction="ltr" fo:padding="0.049cm" style:rotation-angle="0" style:shadow="#808080 0.049cm 0.049cm" style:shrink-to-fit="false" style:vertical-align="middle"/>
      <style:paragraph-properties fo:margin-left="0cm" style:writing-mode="page"/>
      <style:text-properties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text-shadow="none" style:text-underline-style="none" fo:font-weight="normal"/>
    </style:style>
    <style:style style:name="comp_20_sotto_20_Euro_20_3" style:display-name="comp sotto Euro 3" style:family="table-cell" style:parent-style-name="comp_20_sotto_20_Bianche" style:data-style-name="N10114">
      <style:table-cell-properties style:glyph-orientation-vertical="0" fo:background-color="#c0c0c0" style:cell-protect="none" style:print-content="true" fo:wrap-option="wrap" style:direction="ltr" fo:padding="0.085cm" style:rotation-angle="0" style:shrink-to-fit="false" style:vertical-align="middle"/>
      <style:paragraph-properties fo:margin-left="0cm" style:writing-mode="page"/>
      <style:text-properties style:text-outline="false" style:text-line-through-style="none" style:text-line-through-type="none" fo:font-size="8pt" fo:font-style="normal" fo:text-shadow="none" style:text-underline-style="none" fo:font-weight="normal"/>
    </style:style>
    <style:style style:name="comp_20_sotto_20_Residui" style:display-name="comp sotto Residui" style:family="table-cell" style:parent-style-name="comp_20_sotto_20_Bianche" style:data-style-name="N10114">
      <style:table-cell-properties style:glyph-orientation-vertical="0" fo:border-bottom="0.99pt solid #000000" fo:background-color="#ffff96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rink-to-fit="false" fo:border-top="0.06pt solid #000000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2" fo:font-family="'Liberation Serif'" style:font-style-name="Grassetto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5f_SAL-Valuta_20_sotto" style:display-name="Comp_SAL-Valuta sotto" style:family="table-cell" style:parent-style-name="ULTIMUS" style:data-style-name="N10113">
      <style:table-cell-properties style:glyph-orientation-vertical="0" fo:border-bottom="0.99pt solid #000000" style:cell-protect="none" style:print-content="true" style:text-align-source="value-type" style:repeat-content="false" fo:wrap-option="no-wrap" fo:border-left="0.06pt solid #000000" style:direction="ltr" fo:padding="0.086cm" fo:border-right="0.06pt solid #000000" style:rotation-angle="0" style:shadow="#808080 0.049cm 0.049cm" style:shrink-to-fit="false" fo:border-top="0.06pt solid #000000" style:vertical-align="middle" loext:vertical-justify="auto"/>
      <style:paragraph-properties css3t:text-justify="auto" fo:margin-left="0cm" style:writing-mode="page"/>
      <style:text-properties style:text-outline="false" style:text-line-through-style="none" style:text-line-through-type="none" fo:font-size="8pt" fo:text-shadow="none" style:text-underline-style="none" fo:font-weight="normal"/>
    </style:style>
    <style:style style:name="livello-2-sotto_5f_" style:display-name="livello-2-sotto_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loext:vertical-justify="auto"/>
      <style:paragraph-properties fo:text-align="center" css3t:text-justify="auto"/>
      <style:text-properties fo:color="#ffffff" fo:font-size="6pt" fo:font-weight="normal"/>
    </style:style>
    <style:style style:name="An-sfondo-basso" style:family="table-cell" style:parent-style-name="ULTIMUS" style:data-style-name="N10114">
      <style:table-cell-properties fo:border-bottom="0.99pt solid #000000" fo:background-color="#dde8cb" style:text-align-source="fix" style:repeat-content="false" fo:border-left="none" fo:border-right="none" fo:border-top="none" loext:vertical-justify="auto"/>
      <style:paragraph-properties fo:text-align="end" css3t:text-justify="auto"/>
      <style:text-properties style:font-name="Arial4" fo:font-family="Arial" style:font-style-name="Grassetto" style:font-family-generic="swiss" style:font-pitch="variable" fo:font-weight="bold"/>
    </style:style>
    <style:style style:name="An-sfondo-basso_20_Att_20_End" style:display-name="An-sfondo-basso Att End" style:family="table-cell" style:parent-style-name="ULTIMUS" style:data-style-name="N10114">
      <style:table-cell-properties style:glyph-orientation-vertical="0" fo:border-bottom="0.99pt solid #000000" fo:background-color="#dde8cb" style:cell-protect="none" style:print-content="true" style:text-align-source="fix" style:repeat-content="false" fo:wrap-option="no-wrap" fo:border-left="0.99pt solid #000000" style:direction="ltr" fo:padding="0.085cm" fo:border-right="none" style:rotation-angle="0" style:rotation-align="none" style:shrink-to-fit="false" fo:border-top="none" idCella="End_voce_ANALISI" style:vertical-align="automatic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1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An-sfondo-basso_20_dx" style:display-name="An-sfondo-basso dx" style:family="table-cell" style:parent-style-name="An-sfondo-basso" style:data-style-name="N10114">
      <style:table-cell-properties fo:border-bottom="0.99pt solid #000000" fo:border-left="none" fo:border-right="0.99pt solid #000000" fo:border-top="none"/>
    </style:style>
    <style:style style:name="Menu_5f_sfondo" style:display-name="Menu_sfondo" style:family="table-cell" style:parent-style-name="ULTIMUS" style:data-style-name="N10001">
      <style:table-cell-properties fo:background-color="#dddddd" fo:border="none" fo:padding-bottom="0.035cm" fo:padding-left="0.136cm" fo:padding-right="0.136cm" fo:padding-top="0.035cm" style:vertical-align="middle"/>
      <style:text-properties style:font-name="Liberation Sans Narrow1" fo:font-family="'Liberation Sans Narrow'" style:font-style-name="Standard" style:font-family-generic="swiss" style:font-pitch="variable" fo:font-size="8pt"/>
    </style:style>
    <style:style style:name="EP-sfondo" style:family="table-cell" style:parent-style-name="ULTIMUS" style:data-style-name="N10114">
      <style:table-cell-properties style:diagonal-bl-tr="none" style:diagonal-tl-br="none" fo:background-color="transparent" fo:border="0.06pt solid #000000" fo:padding="0.035cm"/>
      <style:text-properties fo:font-size="12pt"/>
    </style:style>
    <style:style style:name="An.1v-Att_20_Start" style:display-name="An.1v-Att Start" style:family="table-cell" style:parent-style-name="ULTIMUS" style:data-style-name="N10114">
      <style:table-cell-properties fo:background-color="#eeeeee" style:diagonal-bl-tr="none" style:diagonal-tl-br="none" style:text-align-source="fix" style:repeat-content="false" fo:wrap-option="wrap" fo:border="0.06pt solid #000000" fo:padding="0.049cm" style:shrink-to-fit="false" idCella="Start_voce_ANALISI" style:vertical-align="middle"/>
      <style:paragraph-properties fo:text-align="center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EP-a" style:family="table-cell" style:parent-style-name="ULTIMUS" style:data-style-name="N10114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6pt solid #000000" style:direction="ltr" fo:padding="0.136cm" style:rotation-angle="0" style:rotation-align="none" style:vertical-align="top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0pt" style:font-style-asian="normal" style:font-weight-asian="normal" style:font-name-complex="Courier New" style:font-family-complex="'Courier New'" style:font-family-generic-complex="modern" style:font-size-complex="10pt" style:font-style-complex="normal" style:font-weight-complex="normal"/>
    </style:style>
    <style:style style:name="Riga_5f_rossa_5f_Chiudi" style:display-name="Riga_rossa_Chiudi" style:family="table-cell" style:parent-style-name="Default" style:data-style-name="N10000">
      <style:table-cell-properties fo:border-bottom="none" fo:background-color="#ff3333" style:cell-protect="none" style:print-content="false" fo:border-left="none" fo:border-right="none" fo:border-top="0.74pt solid #000000"/>
    </style:style>
    <style:style style:name="EP-aS" style:family="table-cell" style:parent-style-name="EP-a" style:data-style-name="N10100">
      <style:table-cell-properties style:text-align-source="fix" style:repeat-content="false" fo:background-color="transparent" fo:padding-bottom="0.049cm" fo:padding-left="0.049cm" fo:padding-right="0.049cm" fo:padding-top="0.15cm" style:shrink-to-fit="false" loext:vertical-justify="auto"/>
      <style:paragraph-properties fo:text-align="center" css3t:text-justify="auto"/>
      <style:text-properties style:font-name="Liberation Sans Narrow1" fo:font-family="'Liberation Sans Narrow'" style:font-style-name="Standard" style:font-family-generic="swiss" style:font-pitch="variable" fo:font-size="7pt"/>
    </style:style>
    <style:style style:name="comp_20_1-a" style:display-name="comp 1-a" style:family="table-cell" style:parent-style-name="ULTIMUS" style:data-style-name="N10002">
      <style:table-cell-properties fo:border-bottom="none" fo:background-color="#ffe5ff" style:diagonal-bl-tr="none" style:text-align-source="value-type" style:repeat-content="false" fo:wrap-option="wrap" fo:border-left="0.06pt solid #000000" fo:padding="0.035cm" fo:border-right="0.06pt solid #000000" fo:border-top="none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livello2_5f_" style:display-name="livello2_" style:family="table-cell" style:parent-style-name="ULTIMUS" style:data-style-name="N10114">
      <style:table-cell-properties fo:border-bottom="0.06pt solid #000000" fo:background-color="#cfe7f5" style:text-align-source="value-type" style:repeat-content="false" fo:wrap-option="wrap" fo:border-left="none" fo:padding-bottom="0.049cm" fo:padding-left="0.049cm" fo:padding-right="0.049cm" fo:padding-top="0.199cm" fo:border-right="none" fo:border-top="0.06pt solid #000000" loext:vertical-justify="auto"/>
      <style:paragraph-properties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livello-1-sotto_5f_" style:display-name="livello-1-sotto_" style:family="table-cell" style:parent-style-name="ULTIMUS" style:data-style-name="N10114">
      <style:table-cell-properties style:cell-protect="none" style:print-content="false" style:text-align-source="fix" style:repeat-content="false" fo:background-color="transparent" fo:padding="0.049cm" loext:vertical-justify="auto"/>
      <style:paragraph-properties fo:text-align="center" css3t:text-justify="auto"/>
      <style:text-properties fo:color="#ffffff" fo:font-size="6pt" fo:font-weight="normal"/>
    </style:style>
    <style:style style:name="An-1-descr_5f_" style:display-name="An-1-descr_" style:family="table-cell" style:parent-style-name="ULTIMUS" style:data-style-name="N10114">
      <style:table-cell-properties fo:border-bottom="0.06pt solid #000000" fo:background-color="#ffe4ff" style:text-align-source="fix" style:repeat-content="false" fo:wrap-option="wrap" fo:border-left="0.06pt solid #000000" fo:border-right="0.06pt solid #000000" fo:border-top="0.99pt solid #000000" style:vertical-align="top"/>
      <style:paragraph-properties fo:text-align="justify"/>
      <style:text-properties style:font-name="Liberation Serif" fo:font-family="'Liberation Serif'" style:font-style-name="Normale" style:font-family-generic="roman" style:font-pitch="variable" fo:font-size="8pt" fo:font-weight="bold"/>
    </style:style>
    <style:style style:name="An-lavoraz-desc" style:family="table-cell" style:parent-style-name="ULTIMUS" style:data-style-name="N10114">
      <style:table-cell-properties fo:border-bottom="0.06pt solid #000000" style:text-align-source="value-type" style:repeat-content="false" fo:background-color="transparent" fo:border-left="0.99pt solid #000000" fo:padding="0.086cm" fo:border-right="none" fo:border-top="0.06pt solid #000000" loext:vertical-justify="auto"/>
      <style:paragraph-properties css3t:text-justify="auto" fo:margin-left="0cm"/>
      <style:text-properties style:font-name="Arial5" fo:font-family="Arial" style:font-style-name="Normale" style:font-family-generic="swiss" style:font-pitch="variable" fo:hyphenate="true"/>
    </style:style>
    <style:style style:name="An-lavoraz-Utili_20_desc" style:display-name="An-lavoraz-Utili desc" style:family="table-cell" style:parent-style-name="An-lavoraz-Utili-num_20_sin" style:data-style-name="N10113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 loext:vertical-justify="auto"/>
      <style:paragraph-properties fo:text-align="end" css3t:text-justify="auto"/>
      <style:text-properties style:font-name="Liberation Serif5" fo:font-family="'Liberation Serif'" style:font-style-name="Standard" style:font-family-generic="roman" style:font-pitch="variable" fo:font-size="8pt"/>
    </style:style>
    <style:style style:name="An-1v-dx" style:family="table-cell" style:parent-style-name="ULTIMUS" style:data-style-name="N10113">
      <style:table-cell-properties style:text-align-source="fix" style:repeat-content="false" fo:background-color="transparent" fo:border="0.06pt solid #000000" fo:padding="0.101cm" style:vertical-align="middle"/>
      <style:paragraph-properties fo:text-align="center"/>
      <style:text-properties fo:color="#000000" style:font-name="Liberation Serif2" fo:font-family="'Liberation Serif'" style:font-style-name="Grassetto" style:font-family-generic="roman" style:font-pitch="variable" fo:font-size="8pt" fo:font-weight="bold"/>
    </style:style>
    <style:style style:name="An-lavoraz-dx" style:family="table-cell" style:parent-style-name="ULTIMUS" style:data-style-name="N10113">
      <style:table-cell-properties fo:border-bottom="0.06pt solid #000000" style:text-align-source="fix" style:repeat-content="false" fo:background-color="transparent" fo:wrap-option="no-wrap" fo:border-left="none" fo:padding-bottom="0.199cm" fo:padding-left="0.136cm" fo:padding-right="0.3cm" fo:padding-top="0.199cm" fo:border-right="0.06pt solid #000000" fo:border-top="0.06pt solid #000000" style:vertical-align="bottom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Livello-1-scritta" style:family="table-cell" style:parent-style-name="ULTIMUS" style:data-style-name="N10003">
      <style:table-cell-properties fo:background-color="#90c8f2" style:text-align-source="fix" style:repeat-content="false" fo:wrap-option="no-wrap" fo:border="0.51pt solid #000000" fo:padding-bottom="0.049cm" fo:padding-left="0.049cm" fo:padding-right="0.049cm" fo:padding-top="0.199cm" style:shrink-to-fit="false" style:vertical-align="bottom" loext:vertical-justify="auto"/>
      <style:paragraph-properties fo:text-align="end"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Comp-SAL_20_num_5f_sotto" style:display-name="Comp-SAL num_sotto" style:family="table-cell" style:parent-style-name="ULTIMUS" style:data-style-name="N10004">
      <style:table-cell-properties fo:border-bottom="0.99pt solid #000000" style:text-align-source="value-type" style:repeat-content="false" fo:border-left="0.06pt solid #000000" fo:padding="0.086cm" fo:border-right="0.06pt solid #000000" style:shadow="#808080 0.049cm 0.049cm" fo:border-top="0.06pt solid #000000" style:vertical-align="automatic" loext:vertical-justify="auto"/>
      <style:paragraph-properties css3t:text-justify="auto"/>
      <style:text-properties fo:font-weight="normal"/>
    </style:style>
    <style:style style:name="Comp-Sal-Valuta_20_sotto" style:display-name="Comp-Sal-Valuta sotto" style:family="table-cell" style:parent-style-name="ULTIMUS" style:data-style-name="N10113">
      <style:table-cell-properties style:text-align-source="value-type" style:repeat-content="false" fo:padding="0.086cm" style:shadow="#808080 0.049cm 0.049cm"/>
      <style:text-properties fo:font-size="8pt" fo:font-weight="normal"/>
    </style:style>
    <style:style style:name="Comp-SAL_20_n_20_valuta_5f_sotto" style:display-name="Comp-SAL n valuta_sotto" style:family="table-cell" style:parent-style-name="ULTIMUS" style:data-style-name="N10114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entro_5f_corsivo" style:display-name="centro_corsivo" style:family="table-cell" style:parent-style-name="ULTIMUS" style:data-style-name="N10114">
      <style:table-cell-properties style:glyph-orientation-vertical="0" style:cell-protect="protected" style:print-content="true" style:text-align-source="fix" style:repeat-content="false" fo:background-color="transparent" fo:wrap-option="wrap" fo:border="none" style:direction="ltr" fo:padding="0.049cm" style:rotation-angle="0" style:shrink-to-fit="false" style:vertical-align="middle" loext:vertical-justify="auto"/>
      <style:paragraph-properties fo:text-align="center" css3t:text-justify="auto" fo:margin-left="0cm" style:writing-mode="page"/>
      <style:text-properties style:text-outline="false" style:text-line-through-style="none" style:text-line-through-type="none" style:font-name="Liberation Serif3" fo:font-family="'Liberation Serif'" style:font-style-name="Regular" style:font-family-generic="roman" style:font-pitch="variable" fo:font-size="8pt" fo:font-style="italic" fo:text-shadow="none" style:text-underline-style="none"/>
    </style:style>
    <style:style style:name="Comp-Variante_20_num_20_sotto" style:display-name="Comp-Variante num sotto" style:family="table-cell" style:parent-style-name="ULTIMUS" style:data-style-name="N10114">
      <style:table-cell-properties fo:background-color="transparent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Unitario" style:display-name="comp sotto Unitario" style:family="table-cell" style:parent-style-name="ULTIMUS" style:data-style-name="N10114">
      <style:table-cell-properties style:text-align-source="value-type" style:repeat-content="false" fo:background-color="transparent" fo:wrap-option="no-wrap" fo:border="0.06pt solid #000000" fo:padding="0.049cm" style:shadow="#808080 0.049cm 0.049cm" style:vertical-align="middle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-Bianche_20_in_20_mezzo" style:display-name="Comp-Bianche in mezzo" style:family="table-cell" style:parent-style-name="ULTIMUS" style:data-style-name="N10114">
      <style:table-cell-properties fo:border-bottom="none" style:text-align-source="fix" style:repeat-content="false" fo:background-color="transparent" fo:border-left="0.06pt solid #000000" fo:padding="0.051cm" fo:border-right="0.06pt solid #111111" fo:border-top="non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Comp-Bianche_20_in_20_mezzo_20_Descr" style:display-name="Comp-Bianche in mezzo Descr" style:family="table-cell" style:parent-style-name="Comp-Bianche_20_in_20_mezzo" style:data-style-name="N10114">
      <style:table-cell-properties fo:border-bottom="0.06pt solid #000000" style:cell-protect="none" style:print-content="true" style:text-align-source="fix" style:repeat-content="false" fo:wrap-option="wrap" fo:border-left="0.06pt solid #000000" fo:padding="0.085cm" fo:border-right="0.06pt solid #000000" fo:border-top="none" style:vertical-align="top" loext:vertical-justify="auto"/>
      <style:paragraph-properties fo:text-align="justify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/>
    </style:style>
    <style:style style:name="EP-mezzo" style:family="table-cell" style:parent-style-name="EP-a" style:data-style-name="N10002">
      <style:table-cell-properties style:text-align-source="fix" style:repeat-content="false" fo:background-color="transparent" fo:padding="0.049cm" loext:vertical-justify="auto"/>
      <style:paragraph-properties fo:text-align="center" css3t:text-justify="auto"/>
    </style:style>
    <style:style style:name="Mis-Lib-Note-sotto" style:family="table-cell" style:parent-style-name="Mis-Lib-Note" style:data-style-name="N10114">
      <style:table-cell-properties fo:border-bottom="0.99pt solid #000000" style:cell-protect="none" style:print-content="true" fo:background-color="transparent" fo:border-left="0.99pt solid #000000" fo:border-right="0.99pt solid #000000" style:shadow="#808080 0.049cm 0.049cm" fo:border-top="none"/>
      <style:text-properties style:text-outline="false" style:text-line-through-style="none" style:text-line-through-type="none" fo:font-size="10.5pt" fo:text-shadow="none" style:text-underline-style="none" style:font-size-asian="11pt" style:font-style-asian="normal" style:font-weight-asian="bold" style:font-size-complex="11pt" style:font-style-complex="normal" style:font-weight-complex="bold"/>
    </style:style>
    <style:style style:name="M1_20_scritte" style:display-name="M1 scritte" style:family="table-cell" style:parent-style-name="Menu_5f_sfondo" style:data-style-name="N10001">
      <style:table-cell-properties fo:background-color="#33a3a3" style:cell-protect="protected" style:print-content="true"/>
    </style:style>
    <style:style style:name="M1_20_scritte_20_noP" style:display-name="M1 scritte noP" style:family="table-cell" style:parent-style-name="M1_20_scritte" style:data-style-name="N10001">
      <style:table-cell-properties fo:background-color="#dddddd" style:cell-protect="none" style:print-content="true" style:text-align-source="fix" style:repeat-content="false" fo:padding-bottom="0.035cm" fo:padding-left="0.136cm" fo:padding-right="0.136cm" fo:padding-top="0.035cm" style:vertical-align="middle" loext:vertical-justify="auto"/>
      <style:paragraph-properties fo:text-align="start" css3t:text-justify="auto"/>
      <style:text-properties fo:color="#800000" style:font-name="Arial Narrow1" fo:font-family="'Arial Narrow'" style:font-style-name="Grassetto" style:font-family-generic="swiss" style:font-pitch="variable" fo:font-size="13pt" fo:font-weight="bold"/>
    </style:style>
    <style:style style:name="An-1v_25_" style:display-name="An-1v%" style:family="table-cell" style:parent-style-name="ULTIMUS" style:data-style-name="N10011">
      <style:table-cell-properties fo:background-color="#daffd7" style:text-align-source="fix" style:repeat-content="false" fo:padding-bottom="0.085cm" fo:padding-left="0.035cm" fo:padding-right="0.15cm" fo:padding-top="0.085cm" style:vertical-align="middle"/>
      <style:paragraph-properties fo:text-align="center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An-lavoraz-dx_25_" style:display-name="An-lavoraz-dx%" style:family="table-cell" style:parent-style-name="ULTIMUS" style:data-style-name="N10011">
      <style:table-cell-properties fo:border-bottom="0.06pt solid #000000" style:diagonal-bl-tr="none" style:diagonal-tl-br="none" style:text-align-source="fix" style:repeat-content="false" fo:background-color="transparent" fo:border-left="0.06pt solid #000000" fo:padding-bottom="0.199cm" fo:padding-left="0.136cm" fo:padding-right="0.15cm" fo:padding-top="0.199cm" fo:border-right="0.99pt solid #000000" fo:border-top="0.06pt solid #000000" style:vertical-align="top" loext:vertical-justify="auto"/>
      <style:paragraph-properties fo:text-align="end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-mezzo_20__25_" style:display-name="EP-mezzo %" style:family="table-cell" style:parent-style-name="EP-a" style:data-style-name="N10116">
      <style:table-cell-properties style:diagonal-bl-tr="none" style:diagonal-tl-br="none" style:text-align-source="value-type" style:repeat-content="false" fo:background-color="transparent" fo:padding="0.049cm" style:vertical-align="top" loext:vertical-justify="auto"/>
      <style:paragraph-properties css3t:text-justify="auto"/>
    </style:style>
    <style:style style:name="Comp-sotto_20__25_" style:display-name="Comp-sotto %" style:family="table-cell" style:parent-style-name="comp_20_sotto_20_Unitario" style:data-style-name="N10116">
      <style:table-cell-properties fo:background-color="#e6e64c"/>
      <style:text-properties fo:font-size="8pt"/>
    </style:style>
    <style:style style:name="Descriz" style:family="table-cell" style:parent-style-name="Menu_5f_sfondo" style:data-style-name="N10001">
      <style:table-cell-properties fo:border-bottom="0.06pt solid #000000" fo:background-color="#cccccc" style:cell-protect="none" style:print-content="true" style:text-align-source="value-type" style:repeat-content="false" fo:wrap-option="wrap" fo:border-left="none" fo:padding-bottom="0.051cm" fo:padding-left="0.101cm" fo:padding-right="0.199cm" fo:padding-top="0.101cm" fo:border-right="none" fo:border-top="0.06pt solid #000000" style:vertical-align="top" loext:vertical-justify="auto"/>
      <style:paragraph-properties css3t:text-justify="auto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Dati" style:family="table-cell" style:parent-style-name="Menu_5f_sfondo" style:data-style-name="N10001">
      <style:table-cell-properties style:glyph-orientation-vertical="0" fo:background-color="#ffe4ff" style:cell-protect="none" style:print-content="true" style:text-align-source="fix" style:repeat-content="false" fo:wrap-option="wrap" fo:border="0.06pt solid #000000" style:direction="ltr" fo:padding="0.049cm" style:rotation-angle="0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family="'Liberation Serif'" style:font-style-name="Normale" style:font-family-generic="roman" style:font-pitch="variabl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Menu_5f_sfondo_20__5f_gras" style:display-name="Menu_sfondo _gras" style:family="table-cell" style:parent-style-name="Menu_5f_sfondo" style:data-style-name="N10001">
      <style:table-cell-properties fo:background-color="#cccccc" style:text-align-source="fix" style:repeat-content="false" fo:border="0.99pt solid #000000"/>
      <style:paragraph-properties fo:text-align="start" fo:margin-left="0cm"/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Menu_5f_sfondo_20__5f_gras_20_centro" style:display-name="Menu_sfondo _gras centro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center"/>
      <style:text-properties fo:font-weight="bold"/>
    </style:style>
    <style:style style:name="Menu_5f_sfondo_20__5f_gras_20_centro_20_big" style:display-name="Menu_sfondo _gras centro big" style:family="table-cell" style:parent-style-name="Menu_5f_sfondo_20__5f_gras_20_centro" style:data-style-name="N10001">
      <style:table-cell-properties fo:wrap-option="wrap" fo:border="2.49pt solid #000000" fo:padding="0.236cm"/>
      <style:text-properties fo:font-size="13pt"/>
    </style:style>
    <style:style style:name="Menu_5f_sfondo_20_corsivo" style:display-name="Menu_sfondo corsivo" style:family="table-cell" style:parent-style-name="Menu_5f_sfondo" style:data-style-name="N10001">
      <style:table-cell-properties fo:background-color="#cccccc" style:cell-protect="protected" style:print-content="true" style:text-align-source="fix" style:repeat-content="false" loext:vertical-justify="auto"/>
      <style:paragraph-properties fo:text-align="center" css3t:text-justify="auto" fo:margin-left="0cm"/>
      <style:text-properties fo:color="#333333" fo:font-size="9pt" fo:font-style="italic"/>
    </style:style>
    <style:style style:name="Menu_5f_sfondo_20_TITOLO" style:display-name="Menu_sfondo TITOLO" style:family="table-cell" style:parent-style-name="Menu_5f_sfondo" style:data-style-name="N10001">
      <style:table-cell-properties fo:border-bottom="2.49pt solid #000000" fo:background-color="#999999" style:cell-protect="protected" style:print-content="true" fo:wrap-option="no-wrap" fo:border-left="none" fo:border-right="none" fo:border-top="none" loext:vertical-justify="auto"/>
      <style:paragraph-properties css3t:text-justify="auto"/>
      <style:text-properties fo:color="#ffffff" fo:font-size="18pt" fo:font-weight="bold"/>
    </style:style>
    <style:style style:name="M1_20_scritte_20_noP_20_centro" style:display-name="M1 scritte noP centro" style:family="table-cell" style:parent-style-name="M1_20_scritte_20_noP" style:data-style-name="N10030">
      <style:table-cell-properties fo:background-color="#e5d2dd" style:cell-protect="none" style:print-content="true" style:text-align-source="fix" style:repeat-content="false" fo:border="2.49pt solid #000000"/>
      <style:paragraph-properties fo:text-align="center" fo:margin-left="0cm"/>
      <style:text-properties fo:color="#800000" fo:font-size="10pt" fo:font-weight="bold"/>
    </style:style>
    <style:style style:name="livello2_20_sopra" style:display-name="livello2 sopra" style:family="table-cell" style:parent-style-name="livello2_5f_" style:data-style-name="N10114">
      <style:table-cell-properties style:cell-protect="none" style:print-content="false" style:text-align-source="fix" style:repeat-content="false" fo:background-color="transparent" fo:padding="0cm" style:shrink-to-fit="false" idCella="SottoCapitolo" loext:vertical-justify="auto"/>
      <style:paragraph-properties fo:text-align="center" css3t:text-justify="auto"/>
      <style:text-properties fo:color="#ffffff" fo:font-size="6pt" fo:font-weight="normal"/>
    </style:style>
    <style:style style:name="Livello-1-scritta_20_mini" style:display-name="Livello-1-scritta mini" style:family="table-cell" style:parent-style-name="Livello-1-scritta" style:data-style-name="N10003">
      <style:table-cell-properties fo:border-bottom="0.51pt solid #000000" fo:background-color="#90c8f2" style:cell-protect="none" style:print-content="true" style:text-align-source="value-type" style:repeat-content="false" fo:wrap-option="wrap" fo:border-left="none" fo:padding="0.086cm" fo:border-right="none" fo:border-top="0.51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Livello-1-scritta_20_mini_20_val" style:display-name="Livello-1-scritta mini val" style:family="table-cell" style:parent-style-name="Livello-1-scritta_20_mini" style:data-style-name="N10114">
      <style:table-cell-properties fo:background-color="#90c8f2" style:text-align-source="value-type" style:repeat-content="false" fo:border="0.51pt solid #000000" fo:padding="0.049c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bold"/>
    </style:style>
    <style:style style:name="Setvar_20_b" style:display-name="Setvar b" style:family="table-cell" style:parent-style-name="Default" style:data-style-name="N10000">
      <style:table-cell-properties fo:border-bottom="0.06pt solid #000000" fo:wrap-option="wrap" fo:border-left="none" fo:border-right="none" fo:border-top="0.06pt solid #000000"/>
    </style:style>
    <style:style style:name="Setvar_20_C" style:display-name="Setvar C" style:family="table-cell" style:parent-style-name="Default" style:data-style-name="N10000">
      <style:table-cell-properties fo:background-color="#ffe4ff" style:cell-protect="none" style:print-content="true" style:text-align-source="fix" style:repeat-content="false" fo:border="0.06pt solid #000000" fo:padding-bottom="0.049cm" fo:padding-left="0.136cm" fo:padding-right="0.136cm" fo:padding-top="0.049cm"/>
      <style:paragraph-properties fo:text-align="center"/>
      <style:text-properties style:use-window-font-color="true" fo:font-size="11pt" fo:font-weight="bold"/>
    </style:style>
    <style:style style:name="Setvar_20_D" style:display-name="Setvar D" style:family="table-cell" style:parent-style-name="Default" style:data-style-name="N10000">
      <style:table-cell-properties fo:border-bottom="0.06pt solid #000000" style:cell-protect="none" style:print-content="true" style:text-align-source="fix" style:repeat-content="false" fo:border-left="none" fo:padding-bottom="0.035cm" fo:padding-left="0.199cm" fo:padding-right="0.035cm" fo:padding-top="0.035cm" fo:border-right="none" fo:border-top="0.06pt solid #000000" style:vertical-align="middle"/>
      <style:paragraph-properties fo:text-align="start"/>
      <style:text-properties fo:color="#000000" style:font-name="Liberation Serif5" fo:font-family="'Liberation Serif'" style:font-style-name="Standard" style:font-family-generic="roman" style:font-pitch="variable" fo:font-size="10pt" fo:font-weight="normal"/>
    </style:style>
    <style:style style:name="ShortC_20_sep_20_dx" style:display-name="ShortC sep dx" style:family="table-cell" style:parent-style-name="Default" style:data-style-name="N10000">
      <style:table-cell-properties fo:padding-bottom="0.035cm" fo:padding-left="0.136cm" fo:padding-right="0.035cm" fo:padding-top="0.085cm" style:vertical-align="middle"/>
    </style:style>
    <style:style style:name="ShortC_20_std_20_sin" style:display-name="ShortC std sin" style:family="table-cell" style:parent-style-name="Default" style:data-style-name="N10000">
      <style:table-cell-properties fo:background-color="#f0f8ff" style:text-align-source="fix" style:repeat-content="false" fo:padding-bottom="0.085cm" fo:padding-left="0.136cm" fo:padding-right="0.035cm" fo:padding-top="0.085cm" style:vertical-align="middle"/>
      <style:paragraph-properties fo:text-align="center" fo:margin-left="0cm"/>
    </style:style>
    <style:style style:name="ShortC_20_std_20_dx" style:display-name="ShortC std dx" style:family="table-cell" style:parent-style-name="Default" style:data-style-name="N10000">
      <style:table-cell-properties fo:background-color="#f0f8ff" fo:wrap-option="wrap" fo:padding-bottom="0.085cm" fo:padding-left="0.136cm" fo:padding-right="0.035cm" fo:padding-top="0.085cm" style:vertical-align="middle"/>
    </style:style>
    <style:style style:name="Comp-sotto_20_euri" style:display-name="Comp-sotto euri" style:family="table-cell" style:parent-style-name="Comp-sotto_20__25_" style:data-style-name="N10114">
      <style:table-cell-properties fo:background-color="#e6e64c"/>
      <style:text-properties fo:font-size="8pt"/>
    </style:style>
    <style:style style:name="An-lavoraz-no_20_righe_20_dx" style:display-name="An-lavoraz-no righe dx" style:family="table-cell" style:parent-style-name="An-lavoraz-dx" style:data-style-name="N10113">
      <style:table-cell-properties fo:border-bottom="0.06pt solid #000000" fo:background-color="transparent" fo:border-left="0.06pt solid #000000" fo:border-right="none" fo:border-top="0.06pt solid #000000"/>
    </style:style>
    <style:style style:name="Setvar_20_Cr" style:display-name="Setvar Cr" style:family="table-cell" style:parent-style-name="Default" style:data-style-name="N10001">
      <style:table-cell-properties style:cell-protect="protected" style:print-content="true" style:text-align-source="fix" style:repeat-content="false" fo:background-color="transparent" fo:border="0.06pt solid #000000" loext:vertical-justify="auto"/>
      <style:paragraph-properties fo:text-align="center" css3t:text-justify="auto"/>
      <style:text-properties fo:color="#b80047" fo:font-size="10.5pt" fo:font-weight="bold"/>
    </style:style>
    <style:style style:name="M1_20_scritte_20_noP_20_note" style:display-name="M1 scritte noP note" style:family="table-cell" style:parent-style-name="M1_20_scritte_20_noP" style:data-style-name="N10001">
      <style:table-cell-properties fo:background-color="#e5d2dd" fo:wrap-option="wrap" fo:border="0.06pt solid #000000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Setvar_20_C_5f_3" style:display-name="Setvar C_3" style:family="table-cell" style:parent-style-name="Setvar_20_C" style:data-style-name="N10011"/>
    <style:style style:name="Comp-SAL5-Valuta_20_sotto" style:display-name="Comp-SAL5-Valuta sotto" style:family="table-cell" style:parent-style-name="ULTIMUS" style:data-style-name="N10113">
      <style:table-cell-properties style:text-align-source="value-type" style:repeat-content="false" fo:wrap-option="no-wrap" fo:padding="0.086cm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4_20_Valuta_20_sotto" style:display-name="Comp-SAL 4 Valuta sotto" style:family="table-cell" style:parent-style-name="ULTIMUS" style:data-style-name="N10113">
      <style:table-cell-properties fo:background-color="#ed9cb8"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Comp-SAL_20_2-Valuta_5f_sotto" style:display-name="Comp-SAL 2-Valuta_sotto" style:family="table-cell" style:parent-style-name="ULTIMUS" style:data-style-name="N10113">
      <style:table-cell-properties style:text-align-source="value-type" style:repeat-content="false" fo:wrap-option="no-wrap" style:shadow="#808080 0.049cm 0.049cm" style:vertical-align="automatic" loext:vertical-justify="auto"/>
      <style:paragraph-properties css3t:text-justify="auto"/>
      <style:text-properties fo:font-size="8pt" fo:font-weight="normal"/>
    </style:style>
    <style:style style:name="M1_20_scritte_20_noP_20_noteG" style:display-name="M1 scritte noP noteG" style:family="table-cell" style:parent-style-name="M1_20_scritte_20_noP_20_note" style:data-style-name="N10001">
      <style:text-properties style:use-window-font-color="true" fo:font-weight="normal"/>
    </style:style>
    <style:style style:name="Menu_5f_sfondo_5f_sc_5f_noToc" style:display-name="Menu_sfondo_sc_noToc" style:family="table-cell" style:parent-style-name="Menu_5f_sfondo" style:data-style-name="N10001">
      <style:table-cell-properties style:cell-protect="protected" style:print-content="true"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 Narrow" fo:font-family="'Arial Narrow'" style:font-style-name="Normale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Blu" style:family="table-cell" style:parent-style-name="ULTIMUS" style:data-style-name="N10114">
      <style:table-cell-properties fo:border-bottom="none" style:cell-protect="none" style:print-content="true" fo:background-color="transparent" fo:border-left="0.06pt solid #000000" fo:padding="0.049cm" fo:border-right="0.06pt solid #000000" fo:border-top="none" style:vertical-align="bottom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Setvar_20_Txt_20_red" style:display-name="Setvar Txt red" style:family="table-cell" style:parent-style-name="Setvar_20_D" style:data-style-name="N10000">
      <style:table-cell-properties style:cell-protect="none" style:print-content="true"/>
      <style:text-properties fo:color="#dc2300" fo:font-size="10.5pt"/>
    </style:style>
    <style:style style:name="livello2_20_valuta_20_mini" style:display-name="livello2 valuta mini" style:family="table-cell" style:parent-style-name="livello2_20_valuta" style:data-style-name="N10114">
      <style:table-cell-properties fo:background-color="#cfe7f5" style:cell-protect="none" style:print-content="true" fo:padding="0.086cm" style:vertical-align="top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EP_20_statistiche" style:display-name="EP statistiche" style:family="table-cell" style:parent-style-name="EP-sfondo" style:data-style-name="N10114">
      <style:table-cell-properties fo:background-color="#cccccc" fo:wrap-option="wrap" fo:border="0.06pt solid #000000" fo:padding-bottom="0.035cm" fo:padding-left="0.035cm" fo:padding-right="0.136cm" fo:padding-top="0.136cm" style:vertical-align="top" loext:vertical-justify="auto"/>
      <style:paragraph-properties css3t:text-justify="auto"/>
      <style:text-properties style:use-window-font-color="true" style:font-name="Liberation Serif" fo:font-family="'Liberation Serif'" style:font-style-name="Normale" style:font-family-generic="roman" style:font-pitch="variable" fo:font-size="8pt"/>
    </style:style>
    <style:style style:name="compTagRiservato" style:family="table-cell" style:parent-style-name="compTag" style:data-style-name="N10000">
      <style:table-cell-properties fo:background-color="#e6e6e6" style:text-align-source="fix" style:repeat-content="false" fo:padding="0.086cm" style:vertical-align="automatic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weight="normal"/>
    </style:style>
    <style:style style:name="comp_20_sotto_20_BiancheS" style:display-name="comp sotto BiancheS" style:family="table-cell" style:parent-style-name="comp_20_sotto_20_Bianche" style:data-style-name="N10114">
      <style:table-cell-properties fo:border-bottom="0.06pt solid #000000" style:cell-protect="none" style:print-content="true" style:text-align-source="fix" style:repeat-content="false" fo:background-color="transparent" fo:wrap-option="no-wrap" fo:border-left="none" fo:padding="0.085cm" fo:border-right="none" fo:border-top="0.06pt solid #000000" style:vertical-align="middle"/>
      <style:paragraph-properties fo:text-align="end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Comp_20_No_20_print" style:display-name="Comp No print" style:family="table-cell" style:parent-style-name="ULTIMUS" style:data-style-name="N10001">
      <style:table-cell-properties fo:background-color="#e6e6e6" style:cell-protect="protected" style:print-content="false" style:text-align-source="value-type" style:repeat-content="false" fo:wrap-option="no-wrap" fo:border="none" fo:padding="0cm" style:vertical-align="automatic" loext:vertical-justify="auto"/>
      <style:paragraph-properties css3t:text-justify="auto" fo:margin-left="0cm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In_20_testa" style:display-name="comp In testa" style:family="table-cell" style:parent-style-name="Reg_5f_prog" style:data-style-name="N10113">
      <style:table-cell-properties fo:border-bottom="none" fo:background-color="#e6e6e6" style:text-align-source="fix" style:repeat-content="false" fo:border-left="none" fo:padding="0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Comp_20_TOTALI" style:display-name="Comp TOTALI" style:family="table-cell" style:parent-style-name="ULTIMUS" style:data-style-name="N10114">
      <style:table-cell-properties fo:border-bottom="0.99pt solid #000000" fo:background-color="#dddddd" style:diagonal-bl-tr="none" style:diagonal-tl-br="none" style:text-align-source="fix" style:repeat-content="false" fo:wrap-option="no-wrap" fo:border-left="none" fo:padding="0.049cm" fo:border-right="none" fo:border-top="0.99pt solid #000000" style:vertical-align="bottom"/>
      <style:paragraph-properties fo:text-align="end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Reg_5f_prog" style:display-name="Reg_prog" style:family="table-cell" style:parent-style-name="ULTIMUS" style:data-style-name="N10117">
      <style:table-cell-properties fo:border-bottom="0.06pt solid #000000" fo:background-color="#ccccff" style:cell-protect="none" style:print-content="false" style:text-align-source="fix" style:repeat-content="false" fo:wrap-option="no-wrap" fo:border-left="none" fo:padding-bottom="0.049cm" fo:padding-left="0.049cm" fo:padding-right="0.086cm" fo:padding-top="0.049cm" fo:border-right="none" fo:border-top="0.06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Data_5f_bianca" style:display-name="Data_bianca" style:family="table-cell" style:parent-style-name="Reg_5f_prog" style:data-style-name="N10036">
      <style:table-cell-properties style:glyph-orientation-vertical="0" fo:background-color="#fff0ff" style:cell-protect="none" style:print-content="true" style:diagonal-bl-tr="none" style:diagonal-tl-br="none" style:text-align-source="fix" style:repeat-content="false" fo:border="none" style:direction="ltr" fo:padding="0.049cm" style:rotation-angle="0" style:shadow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num_20_centro" style:display-name="num centro" style:family="table-cell" style:parent-style-name="Reg_5f_prog" style:data-style-name="N10001">
      <style:table-cell-properties style:glyph-orientation-vertical="0" fo:border-bottom="none" fo:background-color="#e6eed5" style:cell-protect="none" style:print-content="true" style:text-align-source="fix" style:repeat-content="false" fo:border-left="0.06pt solid #000000" style:direction="ltr" fo:padding="0.085cm" fo:border-right="0.06pt solid #000000" style:rotation-angle="0" style:shadow="none" style:shrink-to-fit="false" fo:border-top="none" style:vertical-align="top" loext:vertical-justify="auto"/>
      <style:paragraph-properties fo:text-align="center" css3t:text-justify="auto" fo:margin-left="0cm"/>
      <style:text-properties style:text-outline="false" style:text-line-through-style="none" style:text-line-through-type="none" fo:font-size="8pt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tart_20_Attributo_5f_R" style:display-name="Comp Start Attributo_R" style:family="table-cell" style:parent-style-name="Comp-Bianche_20_sopra_5f_R" style:data-style-name="N10117">
      <style:table-cell-properties style:glyph-orientation-vertical="0" fo:border-bottom="none" style:text-align-source="fix" style:repeat-content="false" fo:wrap-option="wrap" fo:border-left="0.06pt solid #000000" style:direction="ltr" fo:padding="0cm" fo:border-right="0.06pt solid #000000" style:rotation-angle="0" style:shrink-to-fit="false" fo:border-top="0.06pt solid #000000" idCella="Start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-Bianche_20_sopra_5f_R" style:display-name="Comp-Bianche sopra_R" style:family="table-cell" style:parent-style-name="Reg_5f_prog" style:data-style-name="N10117">
      <style:table-cell-properties style:glyph-orientation-vertical="0" fo:border-bottom="none" style:text-align-source="fix" style:repeat-content="false" fo:background-color="transparent" fo:wrap-option="wrap" fo:border-left="0.06pt solid #000000" style:direction="ltr" fo:padding="0cm" fo:border-right="0.06pt solid #000000" style:rotation-angle="0" style:shrink-to-fit="false" fo:border-top="0.06pt solid #000000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fo:font-style="italic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p_20_10_20_s_5f_R" style:display-name="comp 10 s_R" style:family="table-cell" style:parent-style-name="Reg_5f_prog" style:data-style-name="N10120">
      <style:table-cell-properties fo:border-bottom="none" style:cell-protect="none" style:print-content="true" style:text-align-source="fix" style:repeat-content="false" fo:background-color="transparent" fo:border-left="0.06pt solid #000000" fo:padding="0.086cm" fo:border-right="0.06pt solid #000000" fo:border-top="none" style:vertical-align="top" loext:vertical-justify="auto"/>
      <style:paragraph-properties fo:text-align="start" css3t:text-justify="auto"/>
      <style:text-properties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fo:font-weight="normal"/>
    </style:style>
    <style:style style:name="Comp_20_End_20_Attributo_5f_R" style:display-name="Comp End Attributo_R" style:family="table-cell" style:parent-style-name="comp_20_sotto_20_Bianche_5f_R" style:data-style-name="N10120">
      <style:table-cell-properties style:glyph-orientation-vertical="0" fo:border-bottom="0.06pt solid #000000" style:cell-protect="none" style:print-content="true" style:text-align-source="fix" style:repeat-content="false" fo:background-color="transparent" fo:wrap-option="wrap" fo:border-left="0.06pt solid #000000" style:direction="ltr" fo:border-right="0.06pt solid #000000" style:rotation-angle="0" style:rotation-align="none" style:shadow="#808080 0.049cm 0.049cm" style:shrink-to-fit="false" fo:border-top="none" idCella="End_voce_COMPUTO" style:vertical-align="top"/>
      <style:paragraph-properties fo:text-align="center" fo:margin-left="0cm" style:writing-mode="page"/>
      <style:text-properties fo:color="#000000" style:text-outline="false" style:text-line-through-style="none" style:text-line-through-type="none" style:font-name="Liberation Sans Narrow" fo:font-family="'Liberation Sans Narrow'" style:font-style-name="Normale" style:font-family-generic="swiss" style:font-pitch="variable" fo:font-size="8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comp_20_sotto_20_Bianche_5f_R" style:display-name="comp sotto Bianche_R" style:family="table-cell" style:parent-style-name="Reg_5f_prog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="0.086cm" fo:border-right="0.06pt solid #000000" style:shadow="#808080 0.049cm 0.049cm" fo:border-top="none" style:vertical-align="middle"/>
      <style:paragraph-properties fo:text-align="end"/>
      <style:text-properties style:font-name="Liberation Sans Narrow" fo:font-family="'Liberation Sans Narrow'" style:font-style-name="Normale" style:font-family-generic="swiss" style:font-pitch="variable"/>
    </style:style>
    <style:style style:name="comp_20_Art-EP_5f_R" style:display-name="comp Art-EP_R" style:family="table-cell" style:parent-style-name="Reg_5f_prog" style:data-style-name="N10100">
      <style:table-cell-properties style:glyph-orientation-vertical="0" fo:border-bottom="none" fo:background-color="#ffe4ff" style:cell-protect="protected" style:print-content="true" style:text-align-source="value-type" style:repeat-content="false" fo:wrap-option="wrap" fo:border-left="0.06pt solid #000000" style:direction="ltr" fo:padding="0.086cm" fo:border-right="0.06pt solid #000000" style:rotation-angle="0" style:shrink-to-fit="false" fo:border-top="none" idCella="Cod_Prezzo_scelta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 Narrow1" fo:font-family="'Liberation Sans Narrow'" style:font-style-name="Standard" style:font-family-generic="swiss" style:font-pitch="variable" fo:font-size="8pt" fo:text-shadow="none" style:text-underline-style="none" style:font-size-asian="10pt" style:font-style-asian="normal" style:font-weight-asian="normal" style:font-size-complex="10pt" style:font-style-complex="normal" style:font-weight-complex="normal" fo:hyphenate="true"/>
    </style:style>
    <style:style style:name="Comp-Bianche_20_in_20_mezzo_5f_R" style:display-name="Comp-Bianche in mezzo_R" style:family="table-cell" style:parent-style-name="Reg_5f_prog" style:data-style-name="N10117">
      <style:table-cell-properties fo:border-bottom="none" style:text-align-source="fix" style:repeat-content="false" fo:background-color="transparent" fo:border-left="0.06pt solid #000000" fo:padding-bottom="0.136cm" fo:padding-left="0.035cm" fo:padding-right="0.185cm" fo:padding-top="0.035cm" fo:border-right="0.06pt solid #000000" fo:border-top="none" style:vertical-align="bottom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Descr_5f_R" style:display-name="Comp-Bianche in mezzo Descr_R" style:family="table-cell" style:parent-style-name="Comp-Bianche_20_in_20_mezzo_5f_R" style:data-style-name="N10117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101cm" fo:padding-left="0.085cm" fo:padding-right="0.085cm" fo:padding-top="0.085cm" fo:border-right="0.06pt solid #000000" fo:border-top="none" style:vertical-align="top" loext:vertical-justify="auto"/>
      <style:paragraph-properties fo:text-align="justify" css3t:text-justify="auto"/>
      <style:text-properties style:font-name="Liberation Serif5" fo:font-family="'Liberation Serif'" style:font-style-name="Standard" style:font-family-generic="roman" style:font-pitch="variable" fo:font-size="8pt" fo:font-weight="normal"/>
    </style:style>
    <style:style style:name="comp_20_sotto_20_BiancheS_5f_R" style:display-name="comp sotto BiancheS_R" style:family="table-cell" style:parent-style-name="comp_20_sotto_20_Bianche_5f_R" style:data-style-name="N10117">
      <style:table-cell-properties fo:border-bottom="0.06pt solid #000000" style:cell-protect="none" style:print-content="true" fo:background-color="transparent" fo:wrap-option="no-wrap" fo:border-left="none" fo:border-right="none" style:shadow="#808080 0.049cm 0.049cm" fo:border-top="0.06pt solid #00000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in_20_mezzo_20_bordate_5f_R" style:display-name="Comp-Bianche in mezzo bordate_R" style:family="table-cell" style:parent-style-name="Comp-Bianche_20_in_20_mezzo_5f_R" style:data-style-name="N10114">
      <style:table-cell-properties style:glyph-orientation-vertical="0" fo:border-bottom="none" style:text-align-source="value-type" style:repeat-content="false" fo:border-left="0.06pt solid #000000" style:direction="ltr" fo:padding="0.035cm" fo:border-right="0.06pt solid #000000" style:rotation-angle="0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text-shadow="none" style:text-underline-style="none" style:font-size-asian="10pt" style:font-style-asian="normal" style:font-weight-asian="normal" style:font-size-complex="10pt" style:font-style-complex="normal" style:font-weight-complex="normal"/>
    </style:style>
    <style:style style:name="comp_20_sotto_20_centro_5f_R" style:display-name="comp sotto centro_R" style:family="table-cell" style:parent-style-name="comp_20_sotto_20_Bianche_5f_R" style:data-style-name="N10117">
      <style:table-cell-properties fo:border-bottom="0.06pt solid #000000" style:cell-protect="none" style:print-content="true" style:diagonal-bl-tr="none" style:diagonal-tl-br="none" style:text-align-source="value-type" style:repeat-content="false" fo:background-color="transparent" fo:wrap-option="wrap" fo:border-left="none" fo:padding="0.086cm" fo:border-right="none" style:shadow="#808080 0.049cm 0.049cm" fo:border-top="0.06pt solid #000000" style:vertical-align="top"/>
      <style:text-properties style:font-name="Liberation Serif" fo:font-family="'Liberation Serif'" style:font-style-name="Normale" style:font-family-generic="roman" style:font-pitch="variable" fo:font-size="8pt"/>
    </style:style>
    <style:style style:name="comp_20_sotto_20_Euro_20_3_5f_R" style:display-name="comp sotto Euro 3_R" style:family="table-cell" style:parent-style-name="comp_20_sotto_20_Bianche_5f_R" style:data-style-name="N10114">
      <style:table-cell-properties style:glyph-orientation-vertical="0" fo:background-color="#fff0ff" style:cell-protect="none" style:print-content="true" fo:wrap-option="wrap" fo:border="0.06pt solid #000000" style:direction="ltr" fo:padding="0.086cm" style:rotation-angle="0" style:shadow="none" style:shrink-to-fit="false" style:vertical-align="bottom" loext:vertical-justify="auto"/>
      <style:paragraph-properties css3t:text-justify="auto" fo:margin-left="0cm" style:writing-mode="page"/>
      <style:text-properties style:text-outline="false" style:text-line-through-style="none" style:text-line-through-type="none" style:font-name="Liberation Serif5" fo:font-family="'Liberation Serif'" style:font-style-name="Standard" style:font-family-generic="roman" style:font-pitch="variable" fo:font-size="8pt" fo:text-shadow="none" style:text-underline-style="none" fo:font-weight="normal"/>
    </style:style>
    <style:style style:name="Copertina_5f_nomi_20_centro_20_piccolo" style:display-name="Copertina_nomi centro piccolo" style:family="table-cell" style:parent-style-name="Copertina_5f_nomi" style:data-style-name="N10000">
      <style:table-cell-properties style:text-align-source="fix" style:repeat-content="false" fo:wrap-option="no-wrap" loext:vertical-justify="auto"/>
      <style:paragraph-properties fo:text-align="center" css3t:text-justify="auto" fo:margin-left="0cm"/>
      <style:text-properties fo:font-size="10pt" fo:font-weight="normal" style:font-size-asian="6.80000019073486pt" style:font-size-complex="5.5pt"/>
    </style:style>
    <style:style style:name="Copertina_5f_nomi" style:display-name="Copertina_nomi" style:family="table-cell" style:parent-style-name="Default" style:data-style-name="N10000">
      <style:table-cell-properties style:text-align-source="fix" style:repeat-content="false" fo:background-color="transparent" fo:wrap-option="wrap" fo:padding-bottom="0.035cm" fo:padding-left="0.235cm" fo:padding-right="0.035cm" fo:padding-top="0.035cm" loext:vertical-justify="auto"/>
      <style:paragraph-properties fo:text-align="start" css3t:text-justify="auto" fo:margin-left="0cm"/>
      <style:text-properties style:use-window-font-color="true" style:text-outline="false" style:text-line-through-style="none" style:text-line-through-type="none" style:font-name="Liberation Sans" fo:font-family="'Liberation Sans'" style:font-style-name="Standard" style:font-family-generic="swiss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6.80000019073486pt" style:language-asian="zxx" style:country-asian="none" style:font-style-asian="normal" style:font-weight-asian="normal" style:font-name-complex="Arial2" style:font-family-complex="Arial" style:font-family-generic-complex="swiss" style:font-pitch-complex="variable" style:font-size-complex="5.5pt" style:language-complex="en" style:country-complex="US" style:font-style-complex="normal" style:font-weight-complex="bold" style:text-emphasize="none" style:font-relief="none"/>
    </style:style>
    <style:style style:name="Copertina_5f_Titolo" style:display-name="Copertina_Titolo" style:family="table-cell" style:parent-style-name="Default" style:data-style-name="N10000">
      <style:table-cell-properties style:text-align-source="fix" style:repeat-content="false" fo:wrap-option="wrap"/>
      <style:paragraph-properties fo:text-align="center" fo:margin-left="0cm"/>
      <style:text-properties style:font-name="Liberation Serif2" fo:font-family="'Liberation Serif'" style:font-style-name="Grassetto" style:font-family-generic="roman" style:font-pitch="variable" fo:font-size="12pt" fo:font-weight="bold"/>
    </style:style>
    <style:style style:name="Copertina_5f_nomi-2" style:display-name="Copertina_nomi-2" style:family="table-cell" style:parent-style-name="Copertina_5f_nomi" style:data-style-name="N10000">
      <style:table-cell-properties style:text-align-source="fix" style:repeat-content="false" fo:wrap-option="no-wrap" fo:padding="0.049cm" style:vertical-align="top" loext:vertical-justify="auto"/>
      <style:paragraph-properties fo:text-align="end" css3t:text-justify="auto"/>
      <style:text-properties style:font-name="Liberation Sans" fo:font-family="'Liberation Sans'" style:font-style-name="Standard" style:font-family-generic="swiss" style:font-pitch="variable" fo:font-size="10pt" style:font-size-asian="6.80000019073486pt" style:font-size-complex="5.5pt"/>
    </style:style>
    <style:style style:name="Copertina_5f_Titolo_20_2" style:display-name="Copertina_Titolo 2" style:family="table-cell" style:parent-style-name="Copertina_5f_Titolo" style:data-style-name="N10000">
      <style:table-cell-properties fo:background-color="#e6e6e6" fo:border="0.51pt solid #000000" fo:padding="0.236cm" style:vertical-align="middle"/>
      <style:text-properties style:font-name="Liberation Sans1" fo:font-family="'Liberation Sans'" style:font-style-name="Grassetto" style:font-family-generic="swiss" style:font-pitch="variable" fo:font-size="16pt" fo:font-weight="bold"/>
    </style:style>
    <style:style style:name="nomi_20_sin_20_medio" style:display-name="nomi sin medio" style:family="table-cell" style:parent-style-name="Copertina_5f_nomi" style:data-style-name="N10000">
      <style:text-properties fo:font-size="12pt" style:font-size-asian="6.80000019073486pt" style:font-size-complex="5.5pt"/>
    </style:style>
    <style:style style:name="C_5f_3" style:display-name="C_3" style:family="table-cell" style:parent-style-name="C_5f_BAS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4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6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6pt" style:language-complex="it" style:country-complex="IT" style:font-style-complex="normal" style:font-weight-complex="normal" style:text-emphasize="none" style:font-relief="none"/>
    </style:style>
    <style:style style:name="C_5f_BASE" style:display-name="C_BASE" style:family="table-cell" style:parent-style-name="Default" style:data-style-name="N10000">
      <style:table-cell-properties fo:wrap-option="no-wrap" style:vertical-align="top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Verb_5f_Grassetto_20__2b_" style:display-name="Verb_Grassetto +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="0.085cm" style:rotation-angle="0" style:rotation-align="none" style:shrink-to-fit="false" style:vertical-align="top"/>
      <style:paragraph-properties fo:text-align="center" fo:margin-left="0cm" style:writing-mode="page"/>
      <style:text-properties style:text-outline="false" style:text-line-through-style="none" style:text-line-through-type="none" fo:font-size="13pt" fo:text-shadow="none" style:text-underline-style="none" fo:font-weight="bold"/>
    </style:style>
    <style:style style:name="Verbale" style:family="table-cell" style:parent-style-name="Default" style:data-style-name="N10000">
      <style:table-cell-properties fo:background-color="transparent"/>
      <style:text-properties style:font-name="Arial3" fo:font-family="Arial" style:font-style-name="Standard" style:font-family-generic="swiss" style:font-pitch="variable" fo:font-size="11pt"/>
    </style:style>
    <style:style style:name="Verb_5f_a_20_capo" style:display-name="Verb_a capo" style:family="table-cell" style:parent-style-name="Verb_5f_Normale_20_Sin" style:data-style-name="N10000">
      <style:table-cell-properties style:cell-protect="protected" style:print-content="true" fo:wrap-option="wrap"/>
      <style:text-properties style:text-outline="false" style:text-line-through-style="none" style:text-line-through-type="none" fo:text-shadow="none" style:text-underline-style="none" style:font-size-asian="6.80000019073486pt" style:font-size-complex="6.80000019073486pt"/>
    </style:style>
    <style:style style:name="Verb_5f_Normale_20_Sin" style:display-name="Verb_Normale Sin" style:family="table-cell" style:parent-style-name="Verbale" style:data-style-name="N1000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SIN" style:family="table-cell" style:parent-style-name="C_5f_BASE" style:data-style-name="N10000"/>
    <style:style style:name="C_5f_scorre" style:display-name="C_scorre" style:family="table-cell" style:parent-style-name="C_5f_BASE" style:data-style-name="N10000">
      <style:table-cell-properties style:text-align-source="fix" style:repeat-content="false" fo:wrap-option="wrap"/>
      <style:paragraph-properties fo:text-align="justify"/>
    </style:style>
    <style:style style:name="Dx" style:family="table-cell" style:parent-style-name="C_5f_BASE" style:data-style-name="N10000">
      <style:table-cell-properties style:text-align-source="fix" style:repeat-content="false" fo:padding-bottom="0.035cm" fo:padding-left="0.035cm" fo:padding-right="0.185cm" fo:padding-top="0.035cm" style:vertical-align="top"/>
      <style:paragraph-properties fo:text-align="end"/>
    </style:style>
    <style:style style:name="C_5f_euro" style:display-name="C_euro" style:family="table-cell" style:parent-style-name="C_5f_BASE" style:data-style-name="N10113">
      <style:table-cell-properties style:text-align-source="fix" style:repeat-content="false" fo:border="0.06pt solid #000000" style:vertical-align="bottom"/>
      <style:paragraph-properties fo:text-align="end"/>
      <style:text-properties style:use-window-font-color="true" style:text-outline="false" style:text-line-through-style="none" style:text-line-through-type="none" style:font-name="Arial2" fo:font-family="Arial" style:font-family-generic="swiss" style:font-pitch="variabl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2" style:font-family-asian="Arial" style:font-family-generic-asian="swiss" style:font-pitch-asian="variable" style:font-size-asian="10pt" style:language-asian="it" style:country-asian="IT" style:font-style-asian="normal" style:font-weight-asian="normal" style:font-name-complex="Arial2" style:font-family-complex="Arial" style:font-family-generic-complex="swiss" style:font-pitch-complex="variable" style:font-size-complex="10pt" style:language-complex="it" style:country-complex="IT" style:font-style-complex="normal" style:font-weight-complex="normal" style:text-emphasize="none" style:font-relief="none"/>
    </style:style>
    <style:style style:name="Normale_20_giust" style:display-name="Normale giust" style:family="table-cell" style:parent-style-name="Normale_20_Sin" style:data-style-name="N10000">
      <style:table-cell-properties style:text-align-source="fix" style:repeat-content="false" fo:wrap-option="wrap"/>
      <style:paragraph-properties fo:text-align="justify"/>
    </style:style>
    <style:style style:name="Normale_20_Sin" style:display-name="Normale Sin" style:family="table-cell" style:parent-style-name="Normale" style:data-style-name="N10000">
      <style:table-cell-properties style:text-align-source="fix" style:repeat-content="false" fo:wrap-option="no-wrap" fo:padding-bottom="0.035cm" fo:padding-left="0.136cm" fo:padding-right="0.136cm" fo:padding-top="0.035cm" style:vertical-align="top"/>
      <style:paragraph-properties fo:text-align="start"/>
    </style:style>
    <style:style style:name="Normale" style:family="table-cell" style:parent-style-name="Default" style:data-style-name="N10000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Verdana" fo:font-family="Verdana" style:font-style-name="Standard" style:font-family-generic="swiss" style:font-pitch="variable" fo:font-size="12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erif6" style:font-family-asian="'Liberation Serif'" style:font-family-generic-asian="roman" style:font-pitch-asian="variable" style:font-size-asian="6.80000019073486pt" style:language-asian="en" style:country-asian="US" style:font-style-asian="normal" style:font-weight-asian="normal" style:font-name-complex="Liberation Serif6" style:font-family-complex="'Liberation Serif'" style:font-family-generic-complex="roman" style:font-pitch-complex="variable" style:font-size-complex="6.80000019073486pt" style:language-complex="en" style:country-complex="US" style:font-style-complex="normal" style:font-weight-complex="normal" style:text-emphasize="none" style:font-relief="none"/>
    </style:style>
    <style:style style:name="Verb_5f_Normale_20_dx" style:display-name="Verb_Normale dx" style:family="table-cell" style:parent-style-name="Verbale" style:data-style-name="N10000">
      <style:table-cell-properties style:glyph-orientation-vertical="0" style:text-align-source="fix" style:repeat-content="false" fo:background-color="transparent" fo:wrap-option="wrap" style:direction="ltr" fo:padding-bottom="0.035cm" fo:padding-left="0.185cm" fo:padding-right="0.185cm" fo:padding-top="0.035cm" style:rotation-angle="0" style:rotation-align="none" style:shrink-to-fit="false" style:vertical-align="top"/>
      <style:paragraph-properties fo:text-align="end" fo:margin-left="0cm" style:writing-mode="page"/>
      <style:text-properties style:text-outline="false" style:text-line-through-style="none" style:text-line-through-type="none" fo:text-shadow="none" style:text-underline-style="none"/>
    </style:style>
    <style:style style:name="Verb_5f_unite_20_sin" style:display-name="Verb_unite sin" style:family="table-cell" style:parent-style-name="Verbale" style:data-style-name="N10000">
      <style:table-cell-properties style:text-align-source="fix" style:repeat-content="false"/>
      <style:paragraph-properties fo:text-align="justify" fo:margin-left="0cm"/>
    </style:style>
    <style:style style:name="Verb_5f_Sin_5f_cor" style:display-name="Verb_Sin_cor" style:family="table-cell" style:parent-style-name="Verb_5f_Normale_20_Sin" style:data-style-name="N10000">
      <style:text-properties fo:font-style="italic" style:font-style-asian="italic" style:font-style-complex="italic"/>
    </style:style>
    <style:style style:name="Grassetto_20__2b_" style:display-name="Grassetto +" style:family="table-cell" style:parent-style-name="Normale_20_giust" style:data-style-name="N10000">
      <style:table-cell-properties style:text-align-source="fix" style:repeat-content="false"/>
      <style:paragraph-properties fo:text-align="center" fo:margin-left="0cm"/>
      <style:text-properties fo:font-size="13pt" fo:font-weight="bold" style:font-size-asian="6.80000019073486pt" style:font-size-complex="6.80000019073486pt"/>
    </style:style>
    <style:style style:name="Normale_20_dx" style:display-name="Normale dx" style:family="table-cell" style:parent-style-name="Normale" style:data-style-name="N10000">
      <style:table-cell-properties style:text-align-source="fix" style:repeat-content="false" fo:wrap-option="no-wrap" style:vertical-align="top"/>
      <style:paragraph-properties fo:text-align="end"/>
      <style:text-properties style:font-size-asian="6.80000019073486pt" style:font-size-complex="6.80000019073486pt"/>
    </style:style>
    <style:style style:name="Verb_5f_grassetto" style:display-name="Verb_grassetto" style:family="table-cell" style:parent-style-name="Verbale" style:data-style-name="N10000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0.5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Andale Sans UI1" style:font-family-asian="'Andale Sans UI', 'Arial Unicode MS'" style:font-family-generic-asian="swiss" style:font-pitch-asian="variable" style:font-size-asian="10.5pt" style:language-asian="zxx" style:country-asian="none" style:font-style-asian="normal" style:font-weight-asian="normal" style:font-size-complex="10.5pt" style:language-complex="en" style:country-complex="US" style:font-style-complex="normal" style:font-weight-complex="bold" style:text-emphasize="none" style:font-relief="none"/>
    </style:style>
    <style:style style:name="Numero" style:family="table-cell" style:parent-style-name="Verb_5f_Normale_20_Sin" style:data-style-name="N10117"/>
    <style:style style:name="Verb_5f_sin_20__25_" style:display-name="Verb_sin %" style:family="table-cell" style:parent-style-name="Verb_5f_Normale_20_Sin" style:data-style-name="N10116">
      <style:table-cell-properties style:cell-protect="protected" style:print-content="true"/>
      <style:text-properties style:text-outline="false" style:text-line-through-style="none" style:text-line-through-type="none" fo:text-shadow="none" style:text-underline-style="none"/>
    </style:style>
    <style:style style:name="Cati-_25_" style:display-name="Cati-%" style:family="table-cell" style:parent-style-name="Dati" style:data-style-name="N10011"/>
    <style:style style:name="Dati-data" style:family="table-cell" style:parent-style-name="Dati" style:data-style-name="N10036"/>
    <style:style style:name="SPath" style:family="table-cell" style:parent-style-name="Default" style:data-style-name="N10000">
      <style:table-cell-properties fo:background-color="transparent" fo:border="0.06pt solid #000000" fo:padding-bottom="0.085cm" fo:padding-left="0.136cm" fo:padding-right="0.035cm" fo:padding-top="0.085cm" style:vertical-align="middle"/>
    </style:style>
    <style:style style:name="Dati_5f_valuta" style:display-name="Dati_valuta" style:family="table-cell" style:parent-style-name="Dati" style:data-style-name="N10113">
      <style:table-cell-properties style:glyph-orientation-vertical="0" fo:background-color="#ffe4ff" style:text-align-source="fix" style:repeat-content="false" fo:wrap-option="no-wrap" fo:border="0.06pt solid #000000" style:direction="ltr" style:rotation-angle="0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text-line-through-type="none" fo:font-size="8pt" fo:font-style="normal" fo:text-shadow="none" style:text-underline-style="none" fo:font-weight="normal" style:font-size-asian="12pt" style:font-style-asian="normal" style:font-weight-asian="bold" style:font-size-complex="12pt" style:font-style-complex="normal" style:font-weight-complex="bold"/>
    </style:style>
    <style:style style:name="Dati_20__25__20_dx" style:display-name="Dati % dx" style:family="table-cell" style:parent-style-name="Dati" style:data-style-name="N10116">
      <style:table-cell-properties style:text-align-source="value-type" style:repeat-content="false"/>
    </style:style>
    <style:style style:name="ULTIMUS" style:family="table-cell" style:parent-style-name="Default" style:data-style-name="N10114">
      <style:table-cell-properties fo:border-bottom="none" fo:background-color="transparent" fo:wrap-option="wrap" fo:border-left="0.06pt solid #000000" fo:padding="0.049cm" fo:border-right="0.06pt solid #000000" fo:border-top="none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tyle="normal" fo:font-weight="normal"/>
    </style:style>
    <style:style style:name="comp_20_Int_5f_Sommario_5f_" style:display-name="comp Int_Sommario_" style:family="table-cell" style:parent-style-name="comp_20_Int_5f_colonna" style:data-style-name="N10001">
      <style:table-cell-properties fo:border-bottom="3pt double #000000" style:border-line-width-bottom="0.035cm 0.035cm 0.035cm" style:cell-protect="none" style:print-content="true" style:text-align-source="fix" style:repeat-content="false" fo:background-color="transparent" fo:wrap-option="no-wrap" fo:border-left="none" fo:padding-bottom="0.101cm" fo:padding-left="0.386cm" fo:padding-right="0.136cm" fo:padding-top="0.15cm" fo:border-right="none" fo:border-top="0.99pt solid #000000"/>
      <style:paragraph-properties fo:text-align="start"/>
    </style:style>
    <style:style style:name="Comp-Sal-Valuta_20_sotto_5f_p" style:display-name="Comp-Sal-Valuta sotto_p" style:family="table-cell" style:parent-style-name="Comp-Sal-Valuta_20_sotto" style:data-style-name="N10113">
      <style:table-cell-properties style:glyph-orientation-vertical="0" style:direction="ltr" style:rotation-angle="0" style:shrink-to-fit="false"/>
      <style:paragraph-properties fo:margin-left="0cm" style:writing-mode="page"/>
      <style:text-properties style:text-outline="false" style:text-line-through-style="none" style:text-line-through-type="none" fo:font-size="10.5pt" fo:text-shadow="none" style:text-underline-style="none" fo:font-weight="bold"/>
    </style:style>
    <style:style style:name="comp_20_Int_5f_colonna_5f_R" style:display-name="comp Int_colonna_R" style:family="table-cell" style:parent-style-name="ULTIMUS" style:data-style-name="N10114">
      <style:table-cell-properties fo:border-bottom="0.99pt solid #000000" fo:background-color="#f8f8ff" style:text-align-source="fix" style:repeat-content="false" fo:border-left="0.06pt solid #000000" fo:padding="0.049cm" fo:border-right="0.06pt solid #000000" fo:border-top="0.99pt solid #000000" style:vertical-align="middle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 fo:font-weight="normal" fo:hyphenate="false"/>
    </style:style>
    <style:style style:name="Sal" style:family="table-cell" style:parent-style-name="Reg_5f_prog" style:data-style-name="N10000">
      <style:table-cell-properties fo:background-color="#e6eed5" fo:padding="0.085cm" style:vertical-align="top" loext:vertical-justify="auto"/>
      <style:paragraph-properties css3t:text-justify="auto"/>
      <style:text-properties style:font-name="Liberation Serif4" fo:font-family="'Liberation Serif'" style:font-style-name="Grassetto Corsivo" style:font-family-generic="roman" style:font-pitch="variable" fo:font-size="8pt" fo:font-style="normal" fo:font-weight="normal"/>
    </style:style>
    <style:style style:name="Comp_20_TOTALI_20__25_" style:display-name="Comp TOTALI %" style:family="table-cell" style:parent-style-name="Comp_20_TOTALI" style:data-style-name="N10116">
      <style:table-cell-properties fo:padding="0.049cm"/>
      <style:text-properties style:font-name="Liberation Serif" fo:font-family="'Liberation Serif'" style:font-style-name="Normale" style:font-family-generic="roman" style:font-pitch="variable"/>
    </style:style>
    <style:style style:name="comp_20_In_20_testa_20__25_" style:display-name="comp In testa %" style:family="table-cell" style:parent-style-name="Comp_20_No_20_print" style:data-style-name="N10116"/>
    <style:style style:name="livello2_20_scritta_20_mini" style:display-name="livello2 scritta mini" style:family="table-cell" style:parent-style-name="livello2_20_valuta_20_mini" style:data-style-name="N10114">
      <style:table-cell-properties fo:background-color="#cfe7f5" style:text-align-source="fix" style:repeat-content="false" fo:border="0.06pt solid #000000" fo:padding="0.049cm" style:vertical-align="bottom" loext:vertical-justify="auto"/>
      <style:paragraph-properties fo:text-align="end" css3t:text-justify="auto"/>
      <style:text-properties style:font-name="Liberation Serif4" fo:font-family="'Liberation Serif'" style:font-style-name="Grassetto Corsivo" style:font-family-generic="roman" style:font-pitch="variable" fo:font-size="8pt" fo:font-style="normal" fo:font-weight="bold"/>
    </style:style>
    <style:style style:name="comp_20_Int_5f_colonna_5f_R_5f_prima" style:display-name="comp Int_colonna_R_prima" style:family="table-cell" style:parent-style-name="comp_20_Int_5f_colonna_5f_R" style:data-style-name="N10114">
      <style:table-cell-properties fo:background-color="#f8f8ff" fo:border="0.99pt solid #000000" style:direction="ltr" fo:padding="0.086cm" style:rotation-angle="0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mp-Bianche_20_sopraS" style:display-name="Comp-Bianche sopraS" style:family="table-cell" style:parent-style-name="Comp-Bianche_20_sopra" style:data-style-name="N10114">
      <style:table-cell-properties fo:padding="0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/>
    </style:style>
    <style:style style:name="vuote2" style:family="table-cell" style:parent-style-name="Comp-Bianche_20_in_20_mezzo" style:data-style-name="N10114">
      <style:table-cell-properties fo:border-bottom="none" fo:background-color="transparent" fo:border-left="0.06pt solid #000000" fo:border-right="0.06pt solid #000000" fo:border-top="none" style:vertical-align="middle" loext:vertical-justify="auto"/>
      <style:paragraph-properties css3t:text-justify="auto"/>
      <style:text-properties fo:color="#ffffff"/>
    </style:style>
    <style:style style:name="EP_20_statistiche_5f_q" style:display-name="EP statistiche_q" style:family="table-cell" style:parent-style-name="EP_20_statistiche" style:data-style-name="N10118">
      <style:table-cell-properties fo:background-color="#eeeeee" fo:padding="0.161cm"/>
    </style:style>
    <style:style style:name="EP_20_statistiche_5f_Contab_5f_q" style:display-name="EP statistiche_Contab_q" style:family="table-cell" style:parent-style-name="EP_20_statistiche_5f_Contab" style:data-style-name="N10005">
      <style:table-cell-properties fo:background-color="#eeeeee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EP_20_statistiche_5f_Contab" style:display-name="EP statistiche_Contab" style:family="table-cell" style:parent-style-name="EP-sfondo" style:data-style-name="N10114">
      <style:table-cell-properties fo:background-color="#dddddd" fo:border="0.06pt solid #000000" fo:padding-bottom="0.035cm" fo:padding-left="0.035cm" fo:padding-right="0.161cm" fo:padding-top="0.136cm" style:vertical-align="top" loext:vertical-justify="auto"/>
      <style:paragraph-properties css3t:text-justify="auto"/>
      <style:text-properties style:font-name="Liberation Serif" fo:font-family="'Liberation Serif'" style:font-style-name="Normale" style:font-family-generic="roman" style:font-pitch="variable" fo:font-size="8pt"/>
    </style:style>
    <style:style style:name="COnt_5f_noP" style:display-name="COnt_noP" style:family="table-cell" style:parent-style-name="comp_20_Int_5f_colonna_5f_R" style:data-style-name="N10114">
      <style:table-cell-properties fo:border-bottom="0.99pt solid #000000" style:cell-protect="none" style:print-content="false" fo:wrap-option="no-wrap" fo:border-left="0.06pt solid #000000" fo:border-right="0.06pt solid #000000" style:rotation-angle="0" style:shrink-to-fit="true" fo:border-top="0.99pt solid #000000"/>
    </style:style>
    <style:style style:name="avvertenza" style:family="table-cell" style:parent-style-name="Default" style:data-style-name="N10000">
      <style:table-cell-properties fo:background-color="#b5e675"/>
    </style:style>
    <style:style style:name="Ultimus_5f_centro" style:display-name="Ultimus_centro" style:family="table-cell" style:parent-style-name="ULTIMUS" style:data-style-name="N10114">
      <style:table-cell-properties fo:border-bottom="none" style:text-align-source="fix" style:repeat-content="false" fo:background-color="transparent" fo:wrap-option="no-wrap" fo:border-left="0.06pt solid #000000" fo:padding="0.049cm" fo:border-right="0.06pt solid #000000" fo:border-top="none" style:vertical-align="middle" loext:vertical-justify="auto"/>
      <style:paragraph-properties fo:text-align="center" css3t:text-justify="auto"/>
      <style:text-properties fo:font-size="8pt" fo:font-weight="normal"/>
    </style:style>
    <style:style style:name="An-lavoraz-desc-CEN" style:family="table-cell" style:parent-style-name="An-lavoraz-desc" style:data-style-name="N10114">
      <style:table-cell-properties fo:border-bottom="0.06pt solid #000000" style:text-align-source="fix" style:repeat-content="false" fo:background-color="transparent" fo:border-left="0.99pt solid #000000" fo:border-right="0.06pt solid #000000" fo:border-top="0.06pt solid #000000" loext:vertical-justify="auto"/>
      <style:paragraph-properties fo:text-align="center" css3t:text-justify="auto"/>
      <style:text-properties style:font-name="Liberation Serif2" fo:font-family="'Liberation Serif'" style:font-style-name="Grassetto" style:font-family-generic="roman" style:font-pitch="variable" fo:font-size="8pt" fo:font-weight="bold"/>
    </style:style>
    <style:style style:name="An-lavoraz-Cod-sx" style:family="table-cell" style:parent-style-name="An-lavoraz-input" style:data-style-name="N10002">
      <style:table-cell-properties fo:border-bottom="0.06pt solid #000000" fo:background-color="#ffe4ff" style:text-align-source="fix" style:repeat-content="false" fo:border-left="0.99pt solid #000000" fo:padding-bottom="0.199cm" fo:padding-left="0.085cm" fo:padding-right="0.085cm" fo:padding-top="0.199cm" fo:border-right="0.06pt solid #000000" fo:border-top="0.06pt solid #000000" style:vertical-align="top" loext:vertical-justify="auto"/>
      <style:paragraph-properties fo:text-align="center" css3t:text-justify="auto"/>
      <style:text-properties style:font-name="Liberation Serif" fo:font-family="'Liberation Serif'" style:font-style-name="Normale" style:font-family-generic="roman" style:font-pitch="variable" fo:font-size="8pt" fo:font-style="normal"/>
    </style:style>
    <style:style style:name="An-lavoraz-dx-senza-bordi" style:family="table-cell" style:parent-style-name="An-lavoraz-dx" style:data-style-name="N10113">
      <style:table-cell-properties fo:border-bottom="0.06pt solid #000000" fo:background-color="transparent" fo:border-left="none" fo:border-right="none" fo:border-top="0.06pt solid #000000" loext:vertical-justify="auto"/>
      <style:paragraph-properties css3t:text-justify="auto"/>
      <style:text-properties fo:font-size="8pt"/>
    </style:style>
    <style:style style:name="An-senza" style:family="table-cell" style:parent-style-name="An-lavoraz-dx" style:data-style-name="N10113">
      <style:table-cell-properties fo:background-color="transparent"/>
    </style:style>
    <style:style style:name="An-valuta-dx" style:family="table-cell" style:parent-style-name="An-lavoraz-dx" style:data-style-name="N10113">
      <style:table-cell-properties fo:border-bottom="0.06pt solid #000000" fo:background-color="transparent" fo:border-left="none" fo:padding-bottom="0.199cm" fo:padding-left="0.101cm" fo:padding-right="0.101cm" fo:padding-top="0.199cm" fo:border-right="0.06pt solid #000000" fo:border-top="0.06pt solid #000000"/>
      <style:text-properties fo:font-weight="normal"/>
    </style:style>
    <style:style style:name="An-DX-Bold" style:family="table-cell" style:parent-style-name="An-lavoraz-dx" style:data-style-name="N10113">
      <style:table-cell-properties fo:border-bottom="0.06pt solid #000000" fo:background-color="transparent" fo:border-left="none" fo:border-right="0.99pt solid #000000" fo:border-top="0.06pt solid #000000"/>
    </style:style>
    <style:style style:name="An-senza-DX" style:family="table-cell" style:parent-style-name="An-senza" style:data-style-name="N10113">
      <style:table-cell-properties fo:border-bottom="none" fo:border-left="none" fo:border-right="0.99pt solid #000000" fo:border-top="none"/>
    </style:style>
    <style:style style:name="Livello-1-scritta_20_mini_20__25_" style:display-name="Livello-1-scritta mini %" style:family="table-cell" style:parent-style-name="Livello-1-scritta_20_mini" style:data-style-name="N10116">
      <style:table-cell-properties fo:background-color="#90c8f2" fo:wrap-option="no-wrap" fo:padding="0.049cm" loext:vertical-justify="auto"/>
      <style:paragraph-properties css3t:text-justify="auto"/>
      <style:text-properties style:font-name="Liberation Serif1" fo:font-family="'Liberation Serif'" style:font-style-name="Corsivo" style:font-family-generic="roman" style:font-pitch="variable" fo:font-size="8pt" fo:font-style="normal"/>
    </style:style>
    <style:style style:name="livello2_20_valuta_20_mini_20__25_" style:display-name="livello2 valuta mini %" style:family="table-cell" style:parent-style-name="livello2_20_valuta_20_mini" style:data-style-name="N10121">
      <style:table-cell-properties fo:background-color="#cfe7f5" fo:padding="0.086cm"/>
      <style:text-properties style:font-name="Liberation Serif1" fo:font-family="'Liberation Serif'" style:font-style-name="Corsivo" style:font-family-generic="roman" style:font-pitch="variable" fo:font-size="8pt"/>
    </style:style>
    <style:style style:name="Ultimus_5f_destra" style:display-name="Ultimus_destra" style:family="table-cell" style:parent-style-name="Ultimus_5f_centro" style:data-style-name="N10000">
      <style:table-cell-properties fo:border-bottom="none" fo:background-color="#eeeeee" style:diagonal-bl-tr="none" style:diagonal-tl-br="none" style:text-align-source="fix" style:repeat-content="false" fo:wrap-option="wrap" fo:border-left="0.06pt solid #000000" fo:padding-bottom="0.049cm" fo:padding-left="0.499cm" fo:padding-right="0.049cm" fo:padding-top="0.049cm" fo:border-right="0.06pt solid #000000" fo:border-top="none" style:vertical-align="top" loext:vertical-justify="auto"/>
      <style:paragraph-properties fo:text-align="start" css3t:text-justify="auto"/>
      <style:text-properties fo:font-weight="normal"/>
    </style:style>
    <style:style style:name="Ultimus_5f_Bordo_5f_sotto" style:display-name="Ultimus_Bordo_sotto" style:family="table-cell" style:parent-style-name="ULTIMUS" style:data-style-name="N10114">
      <style:table-cell-properties fo:border-bottom="1.56pt double #000000" style:border-line-width-bottom="0.026cm 0.026cm 0.002cm" style:text-align-source="fix" style:repeat-content="false" fo:background-color="transparent" fo:border-left="0.06pt solid #000000" fo:border-right="0.06pt solid #000000" fo:border-top="0.06pt solid #000000" style:vertical-align="top" loext:vertical-justify="auto"/>
      <style:paragraph-properties fo:text-align="end" css3t:text-justify="auto"/>
      <style:text-properties fo:font-weight="bold"/>
    </style:style>
    <style:style style:name="Ultimus_20__25_" style:display-name="Ultimus %" style:family="table-cell" style:parent-style-name="ULTIMUS" style:data-style-name="N10122">
      <style:table-cell-properties fo:background-color="#eeeeee" style:text-align-source="fix" style:repeat-content="false" style:vertical-align="top" loext:vertical-justify="auto"/>
      <style:paragraph-properties fo:text-align="end" css3t:text-justify="auto"/>
    </style:style>
    <style:style style:name="Ultimus_5f_bordo" style:display-name="Ultimus_bordo" style:family="table-cell" style:parent-style-name="Ultimus_5f_Bordo_5f_sotto" style:data-style-name="N10114">
      <style:table-cell-properties fo:border-bottom="none" fo:background-color="#eeeeee" style:diagonal-bl-tr="none" style:diagonal-tl-br="none" fo:border-left="0.06pt solid #000000" fo:padding-bottom="0.049cm" fo:padding-left="0.049cm" fo:padding-right="0.175cm" fo:padding-top="0.049cm" fo:border-right="0.06pt solid #000000" fo:border-top="none" style:vertical-align="top" loext:vertical-justify="auto"/>
      <style:paragraph-properties css3t:text-justify="auto"/>
      <style:text-properties fo:font-weight="normal"/>
    </style:style>
    <style:style style:name="comp_20_1-a_20_peso" style:display-name="comp 1-a peso" style:family="table-cell" style:parent-style-name="comp_20_1-a" style:data-style-name="N10115"/>
    <style:style style:name="incidenze" style:family="table-cell" style:parent-style-name="Dati" style:data-style-name="N10001">
      <style:table-cell-properties style:text-align-source="fix" style:repeat-content="false" loext:vertical-justify="auto"/>
      <style:paragraph-properties fo:text-align="end" css3t:text-justify="auto"/>
    </style:style>
    <style:style style:name="Livello-0-scritta" style:family="table-cell" style:parent-style-name="Livello-1-scritta" style:data-style-name="N10003">
      <style:table-cell-properties fo:background-color="#729fcf"/>
    </style:style>
    <style:style style:name="Livello-0-scritta_20_mini" style:display-name="Livello-0-scritta mini" style:family="table-cell" style:parent-style-name="Livello-1-scritta_20_mini" style:data-style-name="N10003">
      <style:table-cell-properties fo:background-color="#729fcf"/>
    </style:style>
    <style:style style:name="Livello-0-scritta_20_mini_20_val" style:display-name="Livello-0-scritta mini val" style:family="table-cell" style:parent-style-name="Livello-1-scritta_20_mini_20_val" style:data-style-name="N10114">
      <style:table-cell-properties fo:background-color="#729fcf"/>
    </style:style>
    <style:style style:name="Livello-0-scritta_20_mini_20__25_" style:display-name="Livello-0-scritta mini %" style:family="table-cell" style:parent-style-name="Livello-1-scritta_20_mini_20__25_" style:data-style-name="N10116">
      <style:table-cell-properties fo:background-color="#729fcf"/>
    </style:style>
    <style:style style:name="Ultimus_5f_destra_5f_1" style:display-name="Ultimus_destra_1" style:family="table-cell" style:parent-style-name="Ultimus_5f_destra" style:data-style-name="N10000">
      <style:table-cell-properties fo:background-color="transparent"/>
      <style:text-properties fo:font-weight="bold"/>
    </style:style>
    <style:style style:name="ULTIMUS_5f_1" style:display-name="ULTIMUS_1" style:family="table-cell" style:parent-style-name="ULTIMUS" style:data-style-name="N10114">
      <style:table-cell-properties style:vertical-align="top" loext:vertical-justify="auto"/>
      <style:paragraph-properties css3t:text-justify="auto"/>
      <style:text-properties fo:font-weight="bold"/>
    </style:style>
    <style:style style:name="Ultimus_20__25__5f_1" style:display-name="Ultimus %_1" style:family="table-cell" style:parent-style-name="Ultimus_20__25_" style:data-style-name="N10002">
      <style:table-cell-properties fo:background-color="#ffffff" style:vertical-align="top" loext:vertical-justify="auto"/>
      <style:paragraph-properties css3t:text-justify="auto"/>
      <style:text-properties fo:font-weight="bold"/>
    </style:style>
    <style:style style:name="Ultimus_5f_totali_5f_1" style:display-name="Ultimus_totali_1" style:family="table-cell" style:parent-style-name="ULTIMUS" style:data-style-name="N10114">
      <style:table-cell-properties fo:border-bottom="0.74pt solid #000000" style:diagonal-bl-tr="none" style:diagonal-tl-br="none" fo:border-left="0.06pt solid #000000" fo:border-right="0.06pt solid #000000" fo:border-top="0.06pt solid #000000" style:vertical-align="top" loext:vertical-justify="auto"/>
      <style:paragraph-properties css3t:text-justify="auto"/>
      <style:text-properties fo:font-weight="bold"/>
    </style:style>
    <style:style style:name="ULTIMUS_5f_2" style:display-name="ULTIMUS_2" style:family="table-cell" style:parent-style-name="ULTIMUS" style:data-style-name="N10114">
      <style:table-cell-properties fo:border-bottom="none" fo:background-color="#eeeeee" style:diagonal-bl-tr="none" style:diagonal-tl-br="none" fo:border-left="0.06pt solid #000000" fo:padding-bottom="0.049cm" fo:padding-left="0.15cm" fo:padding-right="0.18cm" fo:padding-top="0.049cm" fo:border-right="0.06pt solid #000000" fo:border-top="none" style:vertical-align="top" loext:vertical-justify="auto"/>
      <style:paragraph-properties css3t:text-justify="auto"/>
    </style:style>
    <style:style style:name="Ultimus_5f_destra_5f_3" style:display-name="Ultimus_destra_3" style:family="table-cell" style:parent-style-name="Ultimus_5f_destra" style:data-style-name="N10000">
      <style:table-cell-properties fo:background-color="transparent"/>
      <style:text-properties fo:font-style="italic"/>
    </style:style>
    <style:style style:name="ULTIMUS_5f_3" style:display-name="ULTIMUS_3" style:family="table-cell" style:parent-style-name="ULTIMUS_5f_2" style:data-style-name="N10114">
      <style:table-cell-properties fo:border-bottom="none" fo:background-color="#ffffff" style:diagonal-bl-tr="none" style:diagonal-tl-br="none" fo:border-left="0.06pt solid #000000" fo:padding-bottom="0.049cm" fo:padding-left="0.3cm" fo:padding-right="0.3cm" fo:padding-top="0.049cm" fo:border-right="0.06pt solid #000000" fo:border-top="none"/>
      <style:text-properties fo:font-style="italic"/>
    </style:style>
    <style:style style:name="Ultimus_20__25__5f_3" style:display-name="Ultimus %_3" style:family="table-cell" style:parent-style-name="Ultimus_20__25_" style:data-style-name="N10122">
      <style:table-cell-properties fo:border-bottom="none" fo:background-color="#ffffff" style:diagonal-bl-tr="none" style:diagonal-tl-br="none" fo:border-left="0.06pt solid #000000" fo:padding-bottom="0.049cm" fo:padding-left="0.049cm" fo:padding-right="0.3cm" fo:padding-top="0.049cm" fo:border-right="0.06pt solid #000000" fo:border-top="none" style:vertical-align="top" loext:vertical-justify="auto"/>
      <style:paragraph-properties css3t:text-justify="auto"/>
      <style:text-properties fo:font-style="italic"/>
    </style:style>
    <style:style style:name="comp_20_1-a_20_PU" style:display-name="comp 1-a PU" style:family="table-cell" style:parent-style-name="comp_20_1-a" style:data-style-name="N10002"/>
    <style:style style:name="comp_20_1-a_20_LUNG" style:display-name="comp 1-a LUNG" style:family="table-cell" style:parent-style-name="comp_20_1-a" style:data-style-name="N10002"/>
    <style:style style:name="comp_20_1-a_20_LARG" style:display-name="comp 1-a LARG" style:family="table-cell" style:parent-style-name="comp_20_1-a" style:data-style-name="N10111"/>
    <style:style style:name="comp_20_1-a_20_PU_20_ROSSO" style:display-name="comp 1-a PU ROSSO" style:family="table-cell" style:parent-style-name="comp_20_1-a" style:data-style-name="N10002">
      <style:text-properties fo:color="#ff0000"/>
    </style:style>
    <style:style style:name="comp_20_1-a_20_LUNG_20_ROSSO" style:display-name="comp 1-a LUNG ROSSO" style:family="table-cell" style:parent-style-name="comp_20_1-a" style:data-style-name="N10002">
      <style:text-properties fo:color="#ff0000"/>
    </style:style>
    <style:style style:name="comp_20_1-a_20_LARG_20_ROSSO" style:display-name="comp 1-a LARG ROSSO" style:family="table-cell" style:parent-style-name="comp_20_1-a" style:data-style-name="N10111">
      <style:text-properties fo:color="#ff0000"/>
    </style:style>
    <style:style style:name="comp_20_1-a_20_peso_20_ROSSO" style:display-name="comp 1-a peso ROSSO" style:family="table-cell" style:parent-style-name="comp_20_1-a" style:data-style-name="N10111">
      <style:text-properties fo:color="#ff0000"/>
    </style:style>
    <style:style style:name="comp_20_1-a_20_ROSSO" style:display-name="comp 1-a ROSSO" style:family="table-cell" style:parent-style-name="comp_20_1-a" style:data-style-name="N10002">
      <style:text-properties fo:color="#ff0000"/>
    </style:style>
    <style:style style:name="Blu_20_ROSSO" style:display-name="Blu ROSSO" style:family="table-cell" style:parent-style-name="comp_20_1-a" style:data-style-name="N10002">
      <style:table-cell-properties fo:background-color="transparent"/>
      <style:text-properties fo:color="#ff0000"/>
    </style:style>
    <style:style style:name="Comp-Variante_20_num_20_sotto_20_ROSSO" style:display-name="Comp-Variante num sotto ROSSO" style:family="table-cell" style:parent-style-name="comp_20_1-a" style:data-style-name="N10002">
      <style:table-cell-properties fo:background-color="transparent"/>
      <style:text-properties fo:color="#ff0000"/>
    </style:style>
    <style:style style:name="ok" style:family="table-cell" style:parent-style-name="Default" style:data-style-name="N10000">
      <style:table-cell-properties fo:background-color="#eeeeee" style:text-align-source="fix" style:repeat-content="false" style:vertical-align="middle" loext:vertical-justify="auto"/>
      <style:paragraph-properties fo:text-align="center" css3t:text-justify="auto"/>
      <style:text-properties style:font-name="Liberation Sans Narrow" fo:font-family="'Liberation Sans Narrow'" style:font-style-name="Normale" style:font-family-generic="swiss" style:font-pitch="variable" fo:font-weight="normal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.349cm" fo:margin-left="1cm" fo:margin-right="1cm" fo:border="0.06pt solid #000000" fo:padding="0cm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2">
      <style:page-layout-properties fo:margin-top="1cm" fo:margin-bottom="1.349cm" fo:margin-left="1cm" fo:margin-right="1cm" style:scale-to-X="1" style:table-centering="horizontal" style:writing-mode="lr-tb"/>
      <style:header-style>
        <style:header-footer-properties fo:min-height="0.75cm" fo:margin-left="0cm" fo:margin-right="0cm" fo:margin-bottom="0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print-page-order="ltr" style:first-page-number="1" style:scale-to-X="1" style:table-centering="horizontal" style:writing-mode="lr-tb">
        <style:background-image/>
      </style:page-layout-properties>
      <style:header-style>
        <style:header-footer-properties fo:min-height="0.76cm" fo:margin-left="0cm" fo:margin-right="0cm" fo:margin-bottom="0cm"/>
      </style:header-style>
      <style:footer-style>
        <style:header-footer-properties fo:min-height="1.02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.349cm" fo:margin-left="1cm" fo:margin-right="1cm" fo:border="none" fo:padding="0cm" style:shadow="none" fo:background-color="transparent" style:scale-to-X="1" style:table-centering="horizontal" style:writing-mode="lr-tb">
        <style:background-image/>
      </style:page-layout-properties>
      <style:header-style>
        <style:header-footer-properties fo:min-height="0.63cm" fo:margin-left="0cm" fo:margin-right="0cm" fo:margin-bottom="0cm"/>
      </style:header-style>
      <style:footer-style>
        <style:header-footer-properties fo:min-height="0.45cm" fo:margin-left="0cm" fo:margin-right="0cm" fo:margin-top="0cm" fo:border-top="0.06pt solid #000000" fo:border-bottom="none" fo:border-left="none" fo:border-right="none" fo:padding="0cm" style:shadow="none"/>
      </style:footer-style>
    </style:page-layout>
    <style:page-layout style:name="Mpm5">
      <style:page-layout-properties fo:margin-top="1cm" fo:margin-bottom="1.349cm" fo:margin-left="1cm" fo:margin-right="1cm" fo:border-top="0.06pt solid #000000" fo:border-bottom="0.06pt solid #000000" fo:border-left="none" fo:border-right="none" fo:padding="0cm" style:shadow="none" fo:background-color="transparent" style:first-page-number="continue" style:scale-to-X="1" style:table-centering="horizontal" style:writing-mode="lr-tb" style:print="charts drawings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41cm" fo:margin-left="0cm" fo:margin-right="0cm" fo:margin-top="0cm"/>
      </style:footer-style>
    </style:page-layout>
    <style:page-layout style:name="Mpm6">
      <style:page-layout-properties fo:margin-top="1cm" fo:margin-bottom="1.349cm" fo:margin-left="1cm" fo:margin-right="1cm" fo:border-top="none" fo:border-bottom="0.06pt solid #000000" fo:border-left="none" fo:border-right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cm" fo:margin-bottom="1.349cm" fo:margin-left="1cm" fo:margin-right="1cm" fo:border="0.06pt solid #000000" fo:padding="0cm" style:scale-to-X="1" style:table-centering="horizontal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3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Liberation Sans Narrow2" fo:font-size="8pt"/>
    </style:style>
    <style:style style:name="MT3" style:family="text">
      <style:text-properties fo:color="#000000" loext:opacity="100%" style:text-outline="false" style:text-line-through-style="none" style:text-line-through-type="none" style:font-name="Liberation Sans Narrow" fo:font-size="4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it" style:country-asian="IT" style:font-style-asian="normal" style:font-weight-asian="normal" style:font-name-complex="Tahoma" style:font-size-complex="10pt" style:language-complex="it" style:country-complex="I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style:font-name="Liberation Sans Narrow3" fo:font-size="8pt"/>
    </style:style>
    <style:style style:name="MT5" style:family="text">
      <style:text-properties style:use-window-font-color="true" loext:opacity="0%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6" style:family="text">
      <style:text-properties fo:font-size="8pt"/>
    </style:style>
  </office:automatic-styles>
  <office:master-styles>
    <style:master-page style:name="Default" style:page-layout-name="Mpm1">
      <style:header/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Report" style:page-layout-name="Mpm2">
      <style:header/>
      <style:header-left style:display="false"/>
      <style:header-first style:display="false"/>
      <style:footer>
        <style:region-left>
          <text:p><text:span text:style-name="MT1">realizzato con LeenO.org</text:span></text:p>
          <text:p><text:span text:style-name="MT1">Computo_LeenO.ods</text:span></text:p>
        </style:region-left>
      </style:footer>
      <style:footer-left style:display="false"/>
      <style:footer-first style:display="false"/>
    </style:master-page>
    <style:master-page style:name="PageStyle_5f_Elenco_20_Prezzi" style:display-name="PageStyle_Elenco Prezzi" style:page-layout-name="Mpm3">
      <style:header>
        <style:region-left>
          <text:p><text:span text:style-name="MT2">Committente: Comune di Matera</text:span></text:p>
        </style:region-left>
        <style:region-right>
          <text:p><text:span text:style-name="MT2"/></text:p>
          <text:p><text:span text:style-name="MT2">Elenco Prezzi</text:span></text:p>
        </style:region-right>
      </style:header>
      <style:header-left style:display="false"/>
      <style:header-first style:display="false"/>
      <style:footer>
        <style:region-left>
          <text:p><text:span text:style-name="MT3"/></text:p>
          <text:p><text:span text:style-name="MT3">realizzato con LeenO: Computo_LeenO.ods</text:span></text:p>
        </style:region-left>
        <style:region-right>
          <text:p><text:span text:style-name="MT4"><text:page-number>1</text:page-number></text:span><text:span text:style-name="MT4">/</text:span><text:span text:style-name="MT4"><text:page-count>99</text:page-count></text:span></text:p>
        </style:region-right>
      </style:footer>
      <style:footer-left style:display="false">
        <style:region-left>
          <text:p><text:span text:style-name="MT5"><text:s text:c="4"/></text:span><text:span text:style-name="MT5">ELENCO PREZZI</text:span></text:p>
        </style:region-left>
        <style:region-center>
          <text:p><text:span text:style-name="MT5">Aggiornamento Dicembre 2004</text:span></text:p>
        </style:region-center>
        <style:region-right>
          <text:p><text:span text:style-name="MT5">Pg. </text:span><text:span text:style-name="MT5"><text:page-number>1</text:page-number></text:span><text:span text:style-name="MT5"><text:s/>di (</text:span><text:span text:style-name="MT5"><text:page-count>99</text:page-count></text:span><text:span text:style-name="MT5">)</text:span></text:p>
        </style:region-right>
      </style:footer-left>
      <style:footer-first style:display="false">
        <style:region-left>
          <text:p><text:span text:style-name="MT5"><text:s text:c="4"/></text:span><text:span text:style-name="MT5">ELENCO PREZZI</text:span></text:p>
        </style:region-left>
        <style:region-center>
          <text:p><text:span text:style-name="MT5">Aggiornamento Dicembre 2004</text:span></text:p>
        </style:region-center>
        <style:region-right>
          <text:p><text:span text:style-name="MT5">Pg. </text:span><text:span text:style-name="MT5"><text:page-number>1</text:page-number></text:span><text:span text:style-name="MT5"><text:s/>di (</text:span><text:span text:style-name="MT5"><text:page-count>99</text:page-count></text:span><text:span text:style-name="MT5">)</text:span></text:p>
        </style:region-right>
      </style:footer-first>
    </style:master-page>
    <style:master-page style:name="PageStyle_5f_COMPUTO_5f_A4" style:display-name="PageStyle_COMPUTO_A4" style:page-layout-name="Mpm4">
      <style:header>
        <style:region-left>
          <text:p><text:span text:style-name="MT4">Committente: Comune di Matera</text:span></text:p>
        </style:region-left>
        <style:region-right>
          <text:p><text:span text:style-name="MT2"/></text:p>
          <text:p><text:span text:style-name="MT2">Elenco Prezzi</text:span></text:p>
        </style:region-right>
      </style:header>
      <style:header-left style:display="false"/>
      <style:header-first style:display="false"/>
      <style:footer>
        <style:region-left>
          <text:p><text:span text:style-name="MT3"/></text:p>
          <text:p><text:span text:style-name="MT3">realizzato con LeenO: Computo_LeenO.ods</text:span></text:p>
        </style:region-left>
        <style:region-right>
          <text:p><text:span text:style-name="MT4">Pg. </text:span><text:span text:style-name="MT4"><text:page-number>1</text:page-number></text:span><text:span text:style-name="MT4"><text:s/>(di </text:span><text:span text:style-name="MT4"><text:page-count>99</text:page-count></text:span><text:span text:style-name="MT4">)</text:span></text:p>
        </style:region-right>
      </style:footer>
      <style:footer-left style:display="false"/>
      <style:footer-first style:display="false"/>
    </style:master-page>
    <style:master-page style:name="Page_5f_Style_5f_COPERTINE" style:display-name="Page_Style_COPERTINE" style:page-layout-name="Mpm5">
      <style:header style:display="false">
        <style:region-left>
          <text:p>Committente: Sig. E. Taponazzi</text:p>
        </style:region-left>
        <style:region-center>
          <text:p>Lavori di manutenzione straordinaria dei fabbricati rurali</text:p>
          <text:p>siti in località Frescone.</text:p>
        </style:region-center>
        <style:region-right>
          <text:p>emissione del 06/01/14</text:p>
        </style:region-right>
      </style:header>
      <style:header-left style:display="false">
        <style:region-left>
          <text:p>linker text</text:p>
        </style:region-left>
        <style:region-center>
          <text:p>mitte</text:p>
        </style:region-center>
        <style:region-right>
          <text:p>rechter text</text:p>
        </style:region-right>
      </style:header-left>
      <style:header-first style:display="false"/>
      <style:footer style:display="false">
        <style:region-left>
          <text:p><text:span text:style-name="MT6">realizzato con LeenO.org</text:span></text:p>
          <text:p><text:span text:style-name="MT6">Computo_LeenO.ods</text:span></text:p>
        </style:region-left>
        <style:region-right>
          <text:p><text:span text:style-name="MT6">Studio tecnico – Via da Qui, 20 – 00000 DL FJLBJ (XX) – tel.123456789 – fax 123456791</text:span></text:p>
        </style:region-right>
      </style:footer>
      <style:footer-left style:display="false"/>
      <style:footer-first style:display="false"/>
    </style:master-page>
    <style:master-page style:name="Page_5f_Style_5f_Libretto_5f_Misure2" style:display-name="Page_Style_Libretto_Misure2" style:page-layout-name="Mpm6">
      <style:header>
        <style:region-left>
          <text:p>Committente: </text:p>
          <text:p>Libretto delle misure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  <style:region-center>
          <text:p>L'IMPRESA<text:tab/><text:tab/><text:tab/><text:tab/><text:tab/><text:tab/>IL DIRETTORE DEI LAVORI</text:p>
          <text:p/>
          <text:p/>
          <text:p/>
          <text:p/>
        </style:region-center>
      </style:footer>
      <style:footer-left style:display="false"/>
      <style:footer-first style:display="false"/>
    </style:master-page>
    <style:master-page style:name="PageStyle_5f_REGISTRO_5f_A4" style:display-name="PageStyle_REGISTRO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/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  <style:master-page style:name="LISTA_5f_A3" style:display-name="LISTA_A3" style:page-layout-name="Mpm7">
      <style:header>
        <style:region-left>
          <text:p>Committente: </text:p>
          <text:p>Registro di contabilità n.</text:p>
        </style:region-left>
      </style:header>
      <style:header-left style:display="false"/>
      <style:header-first>
        <style:region-left>
          <text:p/>
          <text:p>Committente: COMUNE DI MATERA</text:p>
        </style:region-left>
        <style:region-center>
          <text:p>TITOLO</text:p>
          <text:p/>
        </style:region-center>
        <style:region-right>
          <text:p>Lavori in Economia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>
        <style:region-left>
          <text:p><text:span text:style-name="MT1">realizzato con LeenO.org</text:span></text:p>
          <text:p><text:span text:style-name="MT1"><text:file-name text:display="name-and-extension">???</text:file-name></text:span></text:p>
        </style:region-left>
      </style:footer-first>
    </style:master-page>
    <style:master-page style:name="PageStyle_5f_SAL_5f_A4" style:display-name="PageStyle_SAL_A4" style:page-layout-name="Mpm6">
      <style:header>
        <style:region-left>
          <text:p>Committente: </text:p>
          <text:p>Registro di contabilità n.</text:p>
        </style:region-left>
      </style:header>
      <style:header-left style:display="false"/>
      <style:header-first style:display="false">
        <style:region-left>
          <text:p>Committente:</text:p>
          <text:p>Stato di Avanzamento Lavori n.</text:p>
        </style:region-left>
        <style:region-center>
          <text:p>TITOLO</text:p>
        </style:region-center>
        <style:region-right>
          <text:p>pag. <text:page-number>1</text:page-number></text:p>
        </style:region-right>
      </style:header-first>
      <style:footer>
        <style:region-left>
          <text:p>realizzato con LeenO.org</text:p>
          <text:p>Computo_LeenO.ods</text:p>
        </style:region-lef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4.2$Windows_X86_64 LibreOffice_project/bb3cfa12c7b1bf994ecc5649a80400d06cd71002</meta:generator>
    <dc:description>N.B.: Si consiglia di archiviare sempre (insieme al computo) una copia della libreria oxt usata per creare il computo.
Vecchi archivi su leeno.org.</dc:description>
    <meta:creation-date>2023-09-27T23:28:45.123000000</meta:creation-date>
    <meta:editing-cycles>1</meta:editing-cycles>
    <meta:editing-duration>P0D</meta:editing-duration>
    <dc:title>Computo_LeenO</dc:title>
    <meta:document-statistic meta:table-count="16" meta:cell-count="2184" meta:object-count="0"/>
    <meta:user-defined meta:name="Nome_file">Computo_LeenO.ots</meta:user-defined>
    <meta:user-defined meta:name="Versione" meta:value-type="float">217</meta:user-defined>
    <meta:user-defined meta:name="Versione_LeenO">3.24.x</meta:user-defined>
    <meta:template xlink:type="simple" xlink:actuate="onRequest" xlink:title="Computo_LeenO" xlink:href="file:///C:/Users/giuserpe/AppData/Roaming/LibreOffice/4/user/uno_packages/cache/uno_packages/lu80361tqpp.tmp_/LeenO.oxt/template/leeno/Computo_LeenO.ots" meta:date="2023-09-27T23:28:44.631000000"/>
  </office:meta>
</office:document-meta>
</file>

<file path=Basic/Standard/Controllo.xml><?xml version="1.0" encoding="utf-8"?>
<!DOCTYPE module  PUBLIC '-//OpenOffice.org//DTD OfficeDocument 1.0//EN'  'module.dtd'>
<script:module xmlns:script="http://openoffice.org/2000/script" script:name="Controllo" script:language="StarBasic">REM  *****  BASIC  *****
' LeenO - Computo Metrico
' Template assistito per la compilazione di Computi Metrici Estimativi 				
'..._ Copyright (C) Bartolomeo Aimar - Giuseppe Vizziello - supporto@leeno.org
' Licenza LGPL  2.1 https://www.gnu.org/licenses/old-licenses/lgpl-2.1.html					
' Il codice contenuto in questo modulo è parte integrante dell'estensione LeenO 
' Vi sarò grato se vorrete segnalarmi i malfunzionamenti (veri o presunti)
' Sono inoltre graditi suggerimenti in merito alle gestione della Contabilità Lavori e 
' per l'ottimizzazione del codice.
'+++++++++++++++++++++++++++++++++++++++++++++++++++++++++++++++++++++++++++++++++++++++

Sub Controlla_Esistenza_LibUltimus
	ThisComponent.CalcAsShown = true
	Dim oLibCont As Object
	oLibCont = createUnoService("com.sun.star.script.ApplicationScriptLibraryContainer")
	If oLibCont.hasByName("UltimusFree2") Then
		GlobalScope.Basiclibraries.LoadLibrary("UltimusFree2")
		ScriptPy("pyleeno.py","autoexec")
		For Each el In array ("S1", "S2", "S3", "S4", "S5", "M1", "Scorciatoie", "copyright_LeenO")
			If thisComponent.Sheets.hasByName(el) then
		    	oSheet = ThisComponent.Sheets.getByName(el)
		    	oSheet.isVisible = False
		    End If
		Next
	Else
		Msgbox "LeenO non risulta installato!"&amp; CHR$(10) &amp; CHR$(10) _
		&amp; "Il documento è comunque editabile e stampabile"&amp; CHR$(10) _
		&amp; "con i normali comandi di Calc!"&amp;  CHR$(10) &amp;  CHR$(10)_
		&amp; "Puoi prendere LeenO da http://leeno.org/"&amp; CHR$(10) &amp;  CHR$(10)_
		&amp; "Esegui l'installazione con un"&amp; CHR$(10) _
		&amp; "doppio click sul pacchetto LeenO.oxt.", 32, "ATTENZIONE!"
	EndIf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trollo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